
<file path=META-INF/manifest.xml><?xml version="1.0" encoding="utf-8"?>
<manifest:manifest xmlns:manifest="urn:oasis:names:tc:opendocument:xmlns:manifest:1.0">
  <manifest:file-entry manifest:media-type="application/vnd.oasis.opendocument.tex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svg="urn:oasis:names:tc:opendocument:xmlns:svg-compatible:1.0" xmlns:fo="urn:oasis:names:tc:opendocument:xmlns:xsl-fo-compatible:1.0" xmlns:xlink="http://www.w3.org/1999/xlink" xmlns:table="urn:oasis:names:tc:opendocument:xmlns:table:1.0" xmlns:draw="urn:oasis:names:tc:opendocument:xmlns:drawing:1.0">
  <office:automatic-styles>
    <style:style style:family="text" style:name="T1" style:display-name="T1" style:parent-style-name="CharStyle3">
      <style:text-properties fo:color="#000000"/>
    </style:style>
    <style:style style:family="text" style:name="T2" style:display-name="T2" style:parent-style-name="CharStyle5">
      <style:text-properties fo:color="#000000"/>
    </style:style>
    <style:style style:family="text" style:name="T3" style:display-name="T3" style:parent-style-name="CharStyle8">
      <style:text-properties fo:color="#000000"/>
    </style:style>
    <style:style style:family="text" style:name="T4" style:display-name="T4" style:parent-style-name="CharStyle7">
      <style:text-properties fo:color="#000000"/>
    </style:style>
    <style:style style:family="text" style:name="T5" style:display-name="T5" style:parent-style-name="CharStyle10">
      <style:text-properties fo:color="#000000"/>
    </style:style>
    <style:style style:family="text" style:name="T6" style:display-name="T6" style:parent-style-name="CharStyle11">
      <style:text-properties fo:color="#000000"/>
    </style:style>
    <style:style style:family="text" style:name="T7" style:display-name="T7" style:parent-style-name="CharStyle12">
      <style:text-properties fo:color="#000000"/>
    </style:style>
    <style:style style:family="text" style:name="T8" style:display-name="T8" style:parent-style-name="CharStyle13">
      <style:text-properties fo:color="#000000"/>
    </style:style>
    <style:style style:family="text" style:name="T9" style:display-name="T9" style:parent-style-name="CharStyle14">
      <style:text-properties fo:color="#000000"/>
    </style:style>
    <style:style style:family="text" style:name="T10" style:display-name="T10" style:parent-style-name="CharStyle16">
      <style:text-properties fo:color="#000000"/>
    </style:style>
    <style:style style:family="text" style:name="T11" style:display-name="T11" style:parent-style-name="CharStyle18">
      <style:text-properties fo:color="#000000"/>
    </style:style>
    <style:style style:family="text" style:name="T12" style:display-name="T12" style:parent-style-name="CharStyle20">
      <style:text-properties fo:color="#000000"/>
    </style:style>
    <style:style style:family="text" style:name="T13" style:display-name="T13" style:parent-style-name="CharStyle21">
      <style:text-properties fo:color="#000000"/>
    </style:style>
    <style:style style:family="text" style:name="T14" style:display-name="T14" style:parent-style-name="CharStyle23">
      <style:text-properties fo:color="#000000"/>
    </style:style>
    <style:style style:family="text" style:name="T15" style:display-name="T15" style:parent-style-name="CharStyle25">
      <style:text-properties fo:color="#000000"/>
    </style:style>
    <style:style style:family="text" style:name="T16" style:display-name="T16" style:parent-style-name="CharStyle26">
      <style:text-properties fo:color="#000000"/>
    </style:style>
    <style:style style:family="text" style:name="T17" style:display-name="T17" style:parent-style-name="CharStyle28">
      <style:text-properties fo:color="#000000"/>
    </style:style>
    <style:style style:family="text" style:name="T18" style:display-name="T18" style:parent-style-name="CharStyle29">
      <style:text-properties fo:color="#000000"/>
    </style:style>
    <style:style style:family="text" style:name="T19" style:display-name="T19" style:parent-style-name="CharStyle31">
      <style:text-properties fo:color="#000000"/>
    </style:style>
    <style:style style:family="text" style:name="T20" style:display-name="T20" style:parent-style-name="CharStyle33">
      <style:text-properties fo:color="#000000"/>
    </style:style>
    <style:style style:family="text" style:name="T21" style:display-name="T21" style:parent-style-name="CharStyle35">
      <style:text-properties fo:color="#000000"/>
    </style:style>
    <style:style style:family="text" style:name="T24" style:display-name="T24" style:parent-style-name="CharStyle41">
      <style:text-properties fo:color="#000000"/>
    </style:style>
    <style:style style:family="text" style:name="T25" style:display-name="T25" style:parent-style-name="CharStyle42">
      <style:text-properties fo:color="#000000"/>
    </style:style>
    <style:style style:family="text" style:name="T26" style:display-name="T26" style:parent-style-name="CharStyle44">
      <style:text-properties fo:color="#000000"/>
    </style:style>
    <style:style style:family="text" style:name="T27" style:display-name="T27" style:parent-style-name="CharStyle46">
      <style:text-properties fo:color="#000000"/>
    </style:style>
    <style:style style:family="text" style:name="T28" style:display-name="T28" style:parent-style-name="CharStyle47">
      <style:text-properties fo:color="#000000"/>
    </style:style>
    <style:style style:family="text" style:name="T29" style:display-name="T29" style:parent-style-name="CharStyle49">
      <style:text-properties fo:color="#000000"/>
    </style:style>
    <style:style style:family="text" style:name="T31" style:display-name="T31" style:parent-style-name="CharStyle52">
      <style:text-properties fo:color="#000000"/>
    </style:style>
    <style:style style:family="text" style:name="T32" style:display-name="T32" style:parent-style-name="CharStyle53">
      <style:text-properties fo:color="#000000"/>
    </style:style>
    <style:style style:family="text" style:name="T33" style:display-name="T33" style:parent-style-name="CharStyle55">
      <style:text-properties fo:color="#000000"/>
    </style:style>
    <style:style style:family="text" style:name="T34" style:display-name="T34" style:parent-style-name="CharStyle57">
      <style:text-properties fo:color="#000000"/>
    </style:style>
    <style:style style:family="text" style:name="T35" style:display-name="T35" style:parent-style-name="CharStyle58">
      <style:text-properties fo:color="#000000"/>
    </style:style>
    <style:style style:family="text" style:name="T36" style:display-name="T36" style:parent-style-name="CharStyle59">
      <style:text-properties fo:color="#000000"/>
    </style:style>
    <style:style style:family="text" style:name="T37" style:display-name="T37" style:parent-style-name="CharStyle60">
      <style:text-properties fo:color="#000000"/>
    </style:style>
    <style:style style:family="text" style:name="T38" style:display-name="T38" style:parent-style-name="CharStyle62">
      <style:text-properties fo:color="#000000"/>
    </style:style>
    <style:style style:family="text" style:name="T39" style:display-name="T39" style:parent-style-name="CharStyle63">
      <style:text-properties fo:color="#000000"/>
    </style:style>
    <style:style style:family="text" style:name="T40" style:display-name="T40" style:parent-style-name="CharStyle65">
      <style:text-properties fo:color="#000000"/>
    </style:style>
    <style:style style:family="text" style:name="T41" style:display-name="T41" style:parent-style-name="CharStyle67">
      <style:text-properties fo:color="#000000"/>
    </style:style>
    <style:style style:family="text" style:name="T42" style:display-name="T42" style:parent-style-name="CharStyle68">
      <style:text-properties fo:color="#000000"/>
    </style:style>
    <style:style style:family="text" style:name="T43" style:display-name="T43" style:parent-style-name="CharStyle70">
      <style:text-properties fo:color="#000000"/>
    </style:style>
    <style:style style:family="text" style:name="T44" style:display-name="T44" style:parent-style-name="CharStyle72">
      <style:text-properties fo:color="#000000"/>
    </style:style>
    <style:style style:family="text" style:name="T45" style:display-name="T45" style:parent-style-name="CharStyle73">
      <style:text-properties fo:color="#000000"/>
    </style:style>
    <style:style style:family="text" style:name="T46" style:display-name="T46" style:parent-style-name="CharStyle74">
      <style:text-properties fo:color="#000000"/>
    </style:style>
    <style:style style:family="text" style:name="T47" style:display-name="T47" style:parent-style-name="CharStyle76">
      <style:text-properties fo:color="#000000"/>
    </style:style>
    <style:style style:family="text" style:name="T48" style:display-name="T48" style:parent-style-name="CharStyle78">
      <style:text-properties fo:color="#000000"/>
    </style:style>
    <style:style style:family="text" style:name="T49" style:display-name="T49" style:parent-style-name="CharStyle79">
      <style:text-properties fo:color="#000000"/>
    </style:style>
    <style:style style:family="text" style:name="T50" style:display-name="T50" style:parent-style-name="CharStyle81">
      <style:text-properties fo:color="#000000"/>
    </style:style>
    <style:style style:family="text" style:name="T51" style:display-name="T51" style:parent-style-name="CharStyle82">
      <style:text-properties fo:color="#000000"/>
    </style:style>
    <style:style style:family="text" style:name="T52" style:display-name="T52" style:parent-style-name="CharStyle83">
      <style:text-properties fo:color="#000000"/>
    </style:style>
    <style:style style:family="text" style:name="T53" style:display-name="T53" style:parent-style-name="CharStyle85">
      <style:text-properties fo:color="#000000"/>
    </style:style>
    <style:style style:family="text" style:name="T54" style:display-name="T54" style:parent-style-name="CharStyle87">
      <style:text-properties fo:color="#000000"/>
    </style:style>
    <style:style style:family="text" style:name="T55" style:display-name="T55" style:parent-style-name="CharStyle89">
      <style:text-properties fo:color="#000000"/>
    </style:style>
    <style:style style:family="text" style:name="T56" style:display-name="T56" style:parent-style-name="CharStyle90">
      <style:text-properties fo:color="#000000"/>
    </style:style>
    <style:style style:family="text" style:name="T57" style:display-name="T57" style:parent-style-name="CharStyle91">
      <style:text-properties fo:color="#000000"/>
    </style:style>
    <style:style style:family="text" style:name="T58" style:display-name="T58" style:parent-style-name="CharStyle92">
      <style:text-properties fo:color="#000000"/>
    </style:style>
    <style:style style:family="text" style:name="T59" style:display-name="T59" style:parent-style-name="CharStyle93">
      <style:text-properties fo:color="#000000"/>
    </style:style>
    <style:style style:family="text" style:name="T60" style:display-name="T60" style:parent-style-name="CharStyle95">
      <style:text-properties fo:color="#000000"/>
    </style:style>
    <style:style style:family="paragraph" style:name="P1">
      <style:paragraph-properties fo:line-height="0.635cm" style:page-number="auto"/>
      <style:text-properties/>
    </style:style>
    <style:style style:family="paragraph" style:name="P3">
      <style:paragraph-properties fo:line-height="0.635cm" style:page-number="auto"/>
      <style:text-properties/>
    </style:style>
    <style:style style:family="paragraph" style:name="P4">
      <style:paragraph-properties fo:line-height="0.635cm" style:page-number="auto"/>
      <style:text-properties/>
    </style:style>
    <style:style style:family="paragraph" style:name="P5">
      <style:paragraph-properties fo:line-height="0.635cm" style:page-number="auto"/>
      <style:text-properties/>
    </style:style>
    <style:style style:family="paragraph" style:name="P6">
      <style:paragraph-properties fo:line-height="0.635cm" style:page-number="auto"/>
      <style:text-properties/>
    </style:style>
    <style:style style:family="paragraph" style:name="P7">
      <style:paragraph-properties fo:line-height="0.635cm" style:page-number="auto"/>
      <style:text-properties/>
    </style:style>
    <style:style style:family="paragraph" style:name="P8">
      <style:paragraph-properties fo:line-height="0.635cm" style:page-number="auto"/>
      <style:text-properties/>
    </style:style>
    <style:style style:family="paragraph" style:name="P9">
      <style:paragraph-properties fo:line-height="0.635cm" style:page-number="auto"/>
      <style:text-properties/>
    </style:style>
    <style:style style:family="paragraph" style:name="P10">
      <style:paragraph-properties fo:line-height="0.635cm" style:page-number="auto"/>
      <style:text-properties/>
    </style:style>
    <style:style style:family="paragraph" style:name="P11">
      <style:paragraph-properties fo:line-height="0.635cm" style:page-number="auto"/>
      <style:text-properties/>
    </style:style>
    <style:style style:family="paragraph" style:name="P12">
      <style:paragraph-properties fo:line-height="0.635cm" style:page-number="auto"/>
      <style:text-properties/>
    </style:style>
    <style:style style:family="paragraph" style:name="P13">
      <style:paragraph-properties fo:line-height="0.635cm" style:page-number="auto"/>
      <style:text-properties/>
    </style:style>
    <style:style style:family="paragraph" style:name="P14">
      <style:paragraph-properties fo:line-height="0.635cm" style:page-number="auto"/>
      <style:text-properties/>
    </style:style>
    <style:style style:family="paragraph" style:name="P15">
      <style:paragraph-properties fo:line-height="0.635cm" style:page-number="auto"/>
      <style:text-properties/>
    </style:style>
    <style:style style:family="paragraph" style:name="P16">
      <style:paragraph-properties fo:line-height="0.635cm" style:page-number="auto"/>
      <style:text-properties/>
    </style:style>
    <style:style style:family="paragraph" style:name="P17">
      <style:paragraph-properties fo:line-height="0.635cm" style:page-number="auto"/>
      <style:text-properties/>
    </style:style>
    <style:style style:family="paragraph" style:name="P18">
      <style:paragraph-properties fo:line-height="0.635cm" style:page-number="auto"/>
      <style:text-properties/>
    </style:style>
    <style:style style:family="paragraph" style:name="P19">
      <style:paragraph-properties fo:line-height="0.635cm" style:page-number="auto"/>
      <style:text-properties/>
    </style:style>
    <style:style style:family="paragraph" style:name="P20">
      <style:paragraph-properties fo:line-height="0.635cm" style:page-number="auto"/>
      <style:text-properties/>
    </style:style>
    <style:style style:family="paragraph" style:name="P21">
      <style:paragraph-properties fo:line-height="0.635cm" style:page-number="auto"/>
      <style:text-properties/>
    </style:style>
    <style:style style:family="paragraph" style:name="P22">
      <style:paragraph-properties fo:line-height="0.635cm" style:page-number="auto"/>
      <style:text-properties/>
    </style:style>
    <style:style style:family="paragraph" style:name="P23">
      <style:paragraph-properties fo:line-height="0.635cm" style:page-number="auto"/>
      <style:text-properties/>
    </style:style>
    <style:style style:family="paragraph" style:name="P24">
      <style:paragraph-properties fo:line-height="0.635cm" style:page-number="auto"/>
      <style:text-properties/>
    </style:style>
    <style:style style:family="paragraph" style:name="P25">
      <style:paragraph-properties fo:line-height="0.635cm" style:page-number="auto"/>
      <style:text-properties/>
    </style:style>
    <style:style style:family="paragraph" style:name="P26">
      <style:paragraph-properties fo:line-height="0.635cm" style:page-number="auto"/>
      <style:text-properties/>
    </style:style>
    <style:style style:family="paragraph" style:name="P27">
      <style:paragraph-properties fo:line-height="0.635cm" style:page-number="auto"/>
      <style:text-properties/>
    </style:style>
    <style:style style:family="paragraph" style:name="P28">
      <style:paragraph-properties fo:line-height="0.635cm" style:page-number="auto"/>
      <style:text-properties/>
    </style:style>
    <style:style style:family="paragraph" style:name="P29">
      <style:paragraph-properties fo:line-height="0.635cm" style:page-number="auto"/>
      <style:text-properties/>
    </style:style>
    <style:style style:family="paragraph" style:name="P30">
      <style:paragraph-properties fo:line-height="0.635cm" style:page-number="auto"/>
      <style:text-properties/>
    </style:style>
    <style:style style:family="paragraph" style:name="P31">
      <style:paragraph-properties fo:line-height="0.635cm" style:page-number="auto"/>
      <style:text-properties/>
    </style:style>
    <style:style style:family="paragraph" style:name="P32">
      <style:paragraph-properties fo:line-height="0.635cm" style:page-number="auto"/>
      <style:text-properties/>
    </style:style>
    <style:style style:family="paragraph" style:name="P33">
      <style:paragraph-properties fo:line-height="0.635cm" style:page-number="auto"/>
      <style:text-properties/>
    </style:style>
    <style:style style:family="paragraph" style:name="P34">
      <style:paragraph-properties fo:line-height="0.635cm" style:page-number="auto"/>
      <style:text-properties/>
    </style:style>
    <style:style style:family="paragraph" style:name="P35">
      <style:paragraph-properties fo:line-height="0.635cm" style:page-number="auto"/>
      <style:text-properties/>
    </style:style>
    <style:style style:family="paragraph" style:name="P36">
      <style:paragraph-properties fo:line-height="0.635cm" style:page-number="auto"/>
      <style:text-properties/>
    </style:style>
    <style:style style:family="paragraph" style:name="P37">
      <style:paragraph-properties fo:line-height="0.635cm" style:page-number="auto"/>
      <style:text-properties/>
    </style:style>
    <style:style style:family="paragraph" style:name="P38">
      <style:paragraph-properties fo:line-height="0.635cm" style:page-number="auto"/>
      <style:text-properties/>
    </style:style>
    <style:style style:family="paragraph" style:name="P39">
      <style:paragraph-properties fo:line-height="0.635cm" style:page-number="auto"/>
      <style:text-properties/>
    </style:style>
    <style:style style:family="paragraph" style:name="P40">
      <style:paragraph-properties fo:line-height="0.635cm" style:page-number="auto"/>
      <style:text-properties/>
    </style:style>
    <style:style style:family="paragraph" style:name="P41">
      <style:paragraph-properties fo:line-height="0.851cm" style:page-number="auto"/>
      <style:text-properties/>
    </style:style>
    <style:style style:family="paragraph" style:name="P42">
      <style:paragraph-properties style:page-number="auto"/>
      <style:text-properties fo:font-size="1pt" style:font-size-asian="1pt" style:font-size-complex="1pt"/>
    </style:style>
    <style:style style:family="paragraph" style:name="P43">
      <style:paragraph-properties style:page-number="auto"/>
      <style:text-properties fo:font-size="1pt" style:font-size-asian="1pt" style:font-size-complex="1pt"/>
    </style:style>
    <style:style style:family="paragraph" style:name="P44">
      <style:paragraph-properties fo:line-height="0.635cm" style:page-number="auto"/>
      <style:text-properties/>
    </style:style>
    <style:style style:family="paragraph" style:name="P46">
      <style:paragraph-properties fo:line-height="0.635cm" style:page-number="auto"/>
      <style:text-properties/>
    </style:style>
    <style:style style:family="paragraph" style:name="P47">
      <style:paragraph-properties fo:line-height="0.635cm" style:page-number="auto"/>
      <style:text-properties/>
    </style:style>
    <style:style style:family="paragraph" style:name="P48">
      <style:paragraph-properties fo:line-height="0.635cm" style:page-number="auto"/>
      <style:text-properties/>
    </style:style>
    <style:style style:family="paragraph" style:name="P49">
      <style:paragraph-properties fo:line-height="0.635cm" style:page-number="auto"/>
      <style:text-properties/>
    </style:style>
    <style:style style:family="paragraph" style:name="P50">
      <style:paragraph-properties fo:line-height="0.635cm" style:page-number="auto"/>
      <style:text-properties/>
    </style:style>
    <style:style style:family="paragraph" style:name="P51">
      <style:paragraph-properties fo:line-height="0.635cm" style:page-number="auto"/>
      <style:text-properties/>
    </style:style>
    <style:style style:family="paragraph" style:name="P52">
      <style:paragraph-properties fo:line-height="0.635cm" style:page-number="auto"/>
      <style:text-properties/>
    </style:style>
    <style:style style:family="paragraph" style:name="P53">
      <style:paragraph-properties fo:line-height="0.635cm" style:page-number="auto"/>
      <style:text-properties/>
    </style:style>
    <style:style style:family="paragraph" style:name="P54">
      <style:paragraph-properties fo:line-height="0.635cm" style:page-number="auto"/>
      <style:text-properties/>
    </style:style>
    <style:style style:family="paragraph" style:name="P55">
      <style:paragraph-properties fo:line-height="0.635cm" style:page-number="auto"/>
      <style:text-properties/>
    </style:style>
    <style:style style:family="paragraph" style:name="P56">
      <style:paragraph-properties fo:line-height="0.635cm" style:page-number="auto"/>
      <style:text-properties/>
    </style:style>
    <style:style style:family="paragraph" style:name="P57">
      <style:paragraph-properties fo:line-height="0.635cm" style:page-number="auto"/>
      <style:text-properties/>
    </style:style>
    <style:style style:family="paragraph" style:name="P58">
      <style:paragraph-properties fo:line-height="0.635cm" style:page-number="auto"/>
      <style:text-properties/>
    </style:style>
    <style:style style:family="paragraph" style:name="P59">
      <style:paragraph-properties fo:line-height="0.635cm" style:page-number="auto"/>
      <style:text-properties/>
    </style:style>
    <style:style style:family="paragraph" style:name="P60">
      <style:paragraph-properties fo:line-height="0.635cm" style:page-number="auto"/>
      <style:text-properties/>
    </style:style>
    <style:style style:family="paragraph" style:name="P61">
      <style:paragraph-properties fo:line-height="0.635cm" style:page-number="auto"/>
      <style:text-properties/>
    </style:style>
    <style:style style:family="paragraph" style:name="P62">
      <style:paragraph-properties fo:line-height="0.635cm" style:page-number="auto"/>
      <style:text-properties/>
    </style:style>
    <style:style style:family="paragraph" style:name="P63">
      <style:paragraph-properties fo:line-height="0.635cm" style:page-number="auto"/>
      <style:text-properties/>
    </style:style>
    <style:style style:family="paragraph" style:name="P64">
      <style:paragraph-properties fo:line-height="0.635cm" style:page-number="auto"/>
      <style:text-properties/>
    </style:style>
    <style:style style:family="paragraph" style:name="P65">
      <style:paragraph-properties fo:line-height="0.635cm" style:page-number="auto"/>
      <style:text-properties/>
    </style:style>
    <style:style style:family="paragraph" style:name="P66">
      <style:paragraph-properties fo:line-height="0.635cm" style:page-number="auto"/>
      <style:text-properties/>
    </style:style>
    <style:style style:family="paragraph" style:name="P67">
      <style:paragraph-properties fo:line-height="0.635cm" style:page-number="auto"/>
      <style:text-properties/>
    </style:style>
    <style:style style:family="paragraph" style:name="P68">
      <style:paragraph-properties fo:line-height="0.635cm" style:page-number="auto"/>
      <style:text-properties/>
    </style:style>
    <style:style style:family="paragraph" style:name="P69">
      <style:paragraph-properties fo:line-height="0.635cm" style:page-number="auto"/>
      <style:text-properties/>
    </style:style>
    <style:style style:family="paragraph" style:name="P70">
      <style:paragraph-properties fo:line-height="0.635cm" style:page-number="auto"/>
      <style:text-properties/>
    </style:style>
    <style:style style:family="paragraph" style:name="P71">
      <style:paragraph-properties fo:line-height="0.635cm" style:page-number="auto"/>
      <style:text-properties/>
    </style:style>
    <style:style style:family="paragraph" style:name="P72">
      <style:paragraph-properties fo:line-height="0.635cm" style:page-number="auto"/>
      <style:text-properties/>
    </style:style>
    <style:style style:family="paragraph" style:name="P73">
      <style:paragraph-properties fo:line-height="0.635cm" style:page-number="auto"/>
      <style:text-properties/>
    </style:style>
    <style:style style:family="paragraph" style:name="P74">
      <style:paragraph-properties fo:line-height="0.635cm" style:page-number="auto"/>
      <style:text-properties/>
    </style:style>
    <style:style style:family="paragraph" style:name="P75">
      <style:paragraph-properties fo:line-height="0.635cm" style:page-number="auto"/>
      <style:text-properties/>
    </style:style>
    <style:style style:family="paragraph" style:name="P76">
      <style:paragraph-properties fo:line-height="0.635cm" style:page-number="auto"/>
      <style:text-properties/>
    </style:style>
    <style:style style:family="paragraph" style:name="P77">
      <style:paragraph-properties fo:line-height="0.635cm" style:page-number="auto"/>
      <style:text-properties/>
    </style:style>
    <style:style style:family="paragraph" style:name="P78">
      <style:paragraph-properties fo:line-height="0.635cm" style:page-number="auto"/>
      <style:text-properties/>
    </style:style>
    <style:style style:family="paragraph" style:name="P79">
      <style:paragraph-properties fo:line-height="0.635cm" style:page-number="auto"/>
      <style:text-properties/>
    </style:style>
    <style:style style:family="paragraph" style:name="P80">
      <style:paragraph-properties fo:line-height="0.635cm" style:page-number="auto"/>
      <style:text-properties/>
    </style:style>
    <style:style style:family="paragraph" style:name="P81">
      <style:paragraph-properties fo:line-height="0.635cm" style:page-number="auto"/>
      <style:text-properties/>
    </style:style>
    <style:style style:family="paragraph" style:name="P82">
      <style:paragraph-properties fo:line-height="0.635cm" style:page-number="auto"/>
      <style:text-properties/>
    </style:style>
    <style:style style:family="paragraph" style:name="P83">
      <style:paragraph-properties fo:line-height="0.635cm" style:page-number="auto"/>
      <style:text-properties/>
    </style:style>
    <style:style style:family="paragraph" style:name="P84">
      <style:paragraph-properties fo:line-height="0.775cm" style:page-number="auto"/>
      <style:text-properties/>
    </style:style>
    <style:style style:family="paragraph" style:name="P85">
      <style:paragraph-properties style:page-number="auto"/>
      <style:text-properties fo:font-size="1pt" style:font-size-asian="1pt" style:font-size-complex="1pt"/>
    </style:style>
    <style:style style:family="paragraph" style:name="P87">
      <style:paragraph-properties fo:line-height="0.635cm" style:page-number="auto"/>
      <style:text-properties/>
    </style:style>
    <style:style style:family="paragraph" style:name="P89">
      <style:paragraph-properties fo:line-height="0.635cm" style:page-number="auto"/>
      <style:text-properties/>
    </style:style>
    <style:style style:family="paragraph" style:name="P90">
      <style:paragraph-properties fo:line-height="0.635cm" style:page-number="auto"/>
      <style:text-properties/>
    </style:style>
    <style:style style:family="paragraph" style:name="P91">
      <style:paragraph-properties fo:line-height="0.635cm" style:page-number="auto"/>
      <style:text-properties/>
    </style:style>
    <style:style style:family="paragraph" style:name="P92">
      <style:paragraph-properties fo:line-height="0.635cm" style:page-number="auto"/>
      <style:text-properties/>
    </style:style>
    <style:style style:family="paragraph" style:name="P93">
      <style:paragraph-properties fo:line-height="0.635cm" style:page-number="auto"/>
      <style:text-properties/>
    </style:style>
    <style:style style:family="paragraph" style:name="P94">
      <style:paragraph-properties fo:line-height="0.635cm" style:page-number="auto"/>
      <style:text-properties/>
    </style:style>
    <style:style style:family="paragraph" style:name="P95">
      <style:paragraph-properties fo:line-height="0.635cm" style:page-number="auto"/>
      <style:text-properties/>
    </style:style>
    <style:style style:family="paragraph" style:name="P96">
      <style:paragraph-properties fo:line-height="0.635cm" style:page-number="auto"/>
      <style:text-properties/>
    </style:style>
    <style:style style:family="paragraph" style:name="P97">
      <style:paragraph-properties fo:line-height="0.635cm" style:page-number="auto"/>
      <style:text-properties/>
    </style:style>
    <style:style style:family="paragraph" style:name="P98">
      <style:paragraph-properties fo:line-height="0.635cm" style:page-number="auto"/>
      <style:text-properties/>
    </style:style>
    <style:style style:family="paragraph" style:name="P99">
      <style:paragraph-properties fo:line-height="0.635cm" style:page-number="auto"/>
      <style:text-properties/>
    </style:style>
    <style:style style:family="paragraph" style:name="P100">
      <style:paragraph-properties fo:line-height="0.635cm" style:page-number="auto"/>
      <style:text-properties/>
    </style:style>
    <style:style style:family="paragraph" style:name="P101">
      <style:paragraph-properties fo:line-height="0.635cm" style:page-number="auto"/>
      <style:text-properties/>
    </style:style>
    <style:style style:family="paragraph" style:name="P102">
      <style:paragraph-properties fo:line-height="0.635cm" style:page-number="auto"/>
      <style:text-properties/>
    </style:style>
    <style:style style:family="paragraph" style:name="P103">
      <style:paragraph-properties fo:line-height="0.635cm" style:page-number="auto"/>
      <style:text-properties/>
    </style:style>
    <style:style style:family="paragraph" style:name="P104">
      <style:paragraph-properties fo:line-height="0.635cm" style:page-number="auto"/>
      <style:text-properties/>
    </style:style>
    <style:style style:family="paragraph" style:name="P105">
      <style:paragraph-properties fo:line-height="0.635cm" style:page-number="auto"/>
      <style:text-properties/>
    </style:style>
    <style:style style:family="paragraph" style:name="P106">
      <style:paragraph-properties fo:line-height="0.635cm" style:page-number="auto"/>
      <style:text-properties/>
    </style:style>
    <style:style style:family="paragraph" style:name="P107">
      <style:paragraph-properties fo:line-height="0.635cm" style:page-number="auto"/>
      <style:text-properties/>
    </style:style>
    <style:style style:family="paragraph" style:name="P108">
      <style:paragraph-properties fo:line-height="0.635cm" style:page-number="auto"/>
      <style:text-properties/>
    </style:style>
    <style:style style:family="paragraph" style:name="P109">
      <style:paragraph-properties fo:line-height="0.635cm" style:page-number="auto"/>
      <style:text-properties/>
    </style:style>
    <style:style style:family="paragraph" style:name="P110">
      <style:paragraph-properties fo:line-height="0.635cm" style:page-number="auto"/>
      <style:text-properties/>
    </style:style>
    <style:style style:family="paragraph" style:name="P111">
      <style:paragraph-properties fo:line-height="0.635cm" style:page-number="auto"/>
      <style:text-properties/>
    </style:style>
    <style:style style:family="paragraph" style:name="P112">
      <style:paragraph-properties fo:line-height="0.635cm" style:page-number="auto"/>
      <style:text-properties/>
    </style:style>
    <style:style style:family="paragraph" style:name="P113">
      <style:paragraph-properties fo:line-height="0.635cm" style:page-number="auto"/>
      <style:text-properties/>
    </style:style>
    <style:style style:family="paragraph" style:name="P114">
      <style:paragraph-properties fo:line-height="0.635cm" style:page-number="auto"/>
      <style:text-properties/>
    </style:style>
    <style:style style:family="paragraph" style:name="P115">
      <style:paragraph-properties fo:line-height="0.635cm" style:page-number="auto"/>
      <style:text-properties/>
    </style:style>
    <style:style style:family="paragraph" style:name="P116">
      <style:paragraph-properties fo:line-height="0.635cm" style:page-number="auto"/>
      <style:text-properties/>
    </style:style>
    <style:style style:family="paragraph" style:name="P117">
      <style:paragraph-properties fo:line-height="0.635cm" style:page-number="auto"/>
      <style:text-properties/>
    </style:style>
    <style:style style:family="paragraph" style:name="P118">
      <style:paragraph-properties fo:line-height="0.635cm" style:page-number="auto"/>
      <style:text-properties/>
    </style:style>
    <style:style style:family="paragraph" style:name="P119">
      <style:paragraph-properties fo:line-height="0.635cm" style:page-number="auto"/>
      <style:text-properties/>
    </style:style>
    <style:style style:family="paragraph" style:name="P120">
      <style:paragraph-properties fo:line-height="0.635cm" style:page-number="auto"/>
      <style:text-properties/>
    </style:style>
    <style:style style:family="paragraph" style:name="P121">
      <style:paragraph-properties fo:line-height="0.635cm" style:page-number="auto"/>
      <style:text-properties/>
    </style:style>
    <style:style style:family="paragraph" style:name="P122">
      <style:paragraph-properties fo:line-height="0.635cm" style:page-number="auto"/>
      <style:text-properties/>
    </style:style>
    <style:style style:family="paragraph" style:name="P123">
      <style:paragraph-properties fo:line-height="0.635cm" style:page-number="auto"/>
      <style:text-properties/>
    </style:style>
    <style:style style:family="paragraph" style:name="P124">
      <style:paragraph-properties fo:line-height="0.635cm" style:page-number="auto"/>
      <style:text-properties/>
    </style:style>
    <style:style style:family="paragraph" style:name="P125">
      <style:paragraph-properties fo:line-height="0.635cm" style:page-number="auto"/>
      <style:text-properties/>
    </style:style>
    <style:style style:family="paragraph" style:name="P126">
      <style:paragraph-properties fo:line-height="0.635cm" style:page-number="auto"/>
      <style:text-properties/>
    </style:style>
    <style:style style:family="paragraph" style:name="P127">
      <style:paragraph-properties fo:line-height="0.851cm" style:page-number="auto"/>
      <style:text-properties/>
    </style:style>
    <style:style style:family="paragraph" style:name="P128">
      <style:paragraph-properties style:page-number="auto"/>
      <style:text-properties fo:font-size="1pt" style:font-size-asian="1pt" style:font-size-complex="1pt"/>
    </style:style>
    <style:style style:family="paragraph" style:name="P129">
      <style:paragraph-properties fo:line-height="0.635cm" style:page-number="auto"/>
      <style:text-properties/>
    </style:style>
    <style:style style:family="paragraph" style:name="P131">
      <style:paragraph-properties fo:line-height="0.635cm" style:page-number="auto"/>
      <style:text-properties/>
    </style:style>
    <style:style style:family="paragraph" style:name="P132">
      <style:paragraph-properties fo:line-height="0.635cm" style:page-number="auto"/>
      <style:text-properties/>
    </style:style>
    <style:style style:family="paragraph" style:name="P133">
      <style:paragraph-properties fo:line-height="0.635cm" style:page-number="auto"/>
      <style:text-properties/>
    </style:style>
    <style:style style:family="paragraph" style:name="P134">
      <style:paragraph-properties fo:line-height="0.635cm" style:page-number="auto"/>
      <style:text-properties/>
    </style:style>
    <style:style style:family="paragraph" style:name="P135">
      <style:paragraph-properties fo:line-height="0.635cm" style:page-number="auto"/>
      <style:text-properties/>
    </style:style>
    <style:style style:family="paragraph" style:name="P136">
      <style:paragraph-properties fo:line-height="0.635cm" style:page-number="auto"/>
      <style:text-properties/>
    </style:style>
    <style:style style:family="paragraph" style:name="P137">
      <style:paragraph-properties fo:line-height="0.635cm" style:page-number="auto"/>
      <style:text-properties/>
    </style:style>
    <style:style style:family="paragraph" style:name="P138">
      <style:paragraph-properties fo:line-height="0.635cm" style:page-number="auto"/>
      <style:text-properties/>
    </style:style>
    <style:style style:family="paragraph" style:name="P139">
      <style:paragraph-properties fo:line-height="0.635cm" style:page-number="auto"/>
      <style:text-properties/>
    </style:style>
    <style:style style:family="paragraph" style:name="P140">
      <style:paragraph-properties fo:line-height="0.635cm" style:page-number="auto"/>
      <style:text-properties/>
    </style:style>
    <style:style style:family="paragraph" style:name="P141">
      <style:paragraph-properties fo:line-height="0.635cm" style:page-number="auto"/>
      <style:text-properties/>
    </style:style>
    <style:style style:family="paragraph" style:name="P142">
      <style:paragraph-properties fo:line-height="0.635cm" style:page-number="auto"/>
      <style:text-properties/>
    </style:style>
    <style:style style:family="paragraph" style:name="P143">
      <style:paragraph-properties fo:line-height="0.635cm" style:page-number="auto"/>
      <style:text-properties/>
    </style:style>
    <style:style style:family="paragraph" style:name="P144">
      <style:paragraph-properties fo:line-height="0.635cm" style:page-number="auto"/>
      <style:text-properties/>
    </style:style>
    <style:style style:family="paragraph" style:name="P145">
      <style:paragraph-properties fo:line-height="0.635cm" style:page-number="auto"/>
      <style:text-properties/>
    </style:style>
    <style:style style:family="paragraph" style:name="P146">
      <style:paragraph-properties fo:line-height="0.635cm" style:page-number="auto"/>
      <style:text-properties/>
    </style:style>
    <style:style style:family="paragraph" style:name="P147">
      <style:paragraph-properties fo:line-height="0.635cm" style:page-number="auto"/>
      <style:text-properties/>
    </style:style>
    <style:style style:family="paragraph" style:name="P148">
      <style:paragraph-properties fo:line-height="0.635cm" style:page-number="auto"/>
      <style:text-properties/>
    </style:style>
    <style:style style:family="paragraph" style:name="P149">
      <style:paragraph-properties fo:line-height="0.635cm" style:page-number="auto"/>
      <style:text-properties/>
    </style:style>
    <style:style style:family="paragraph" style:name="P150">
      <style:paragraph-properties fo:line-height="0.635cm" style:page-number="auto"/>
      <style:text-properties/>
    </style:style>
    <style:style style:family="paragraph" style:name="P151">
      <style:paragraph-properties fo:line-height="0.635cm" style:page-number="auto"/>
      <style:text-properties/>
    </style:style>
    <style:style style:family="paragraph" style:name="P152">
      <style:paragraph-properties fo:line-height="0.635cm" style:page-number="auto"/>
      <style:text-properties/>
    </style:style>
    <style:style style:family="paragraph" style:name="P153">
      <style:paragraph-properties fo:line-height="0.635cm" style:page-number="auto"/>
      <style:text-properties/>
    </style:style>
    <style:style style:family="paragraph" style:name="P154">
      <style:paragraph-properties fo:line-height="0.635cm" style:page-number="auto"/>
      <style:text-properties/>
    </style:style>
    <style:style style:family="paragraph" style:name="P155">
      <style:paragraph-properties fo:line-height="0.635cm" style:page-number="auto"/>
      <style:text-properties/>
    </style:style>
    <style:style style:family="paragraph" style:name="P156">
      <style:paragraph-properties fo:line-height="0.635cm" style:page-number="auto"/>
      <style:text-properties/>
    </style:style>
    <style:style style:family="paragraph" style:name="P157">
      <style:paragraph-properties fo:line-height="0.635cm" style:page-number="auto"/>
      <style:text-properties/>
    </style:style>
    <style:style style:family="paragraph" style:name="P158">
      <style:paragraph-properties fo:line-height="0.635cm" style:page-number="auto"/>
      <style:text-properties/>
    </style:style>
    <style:style style:family="paragraph" style:name="P159">
      <style:paragraph-properties fo:line-height="0.635cm" style:page-number="auto"/>
      <style:text-properties/>
    </style:style>
    <style:style style:family="paragraph" style:name="P160">
      <style:paragraph-properties fo:line-height="0.635cm" style:page-number="auto"/>
      <style:text-properties/>
    </style:style>
    <style:style style:family="paragraph" style:name="P161">
      <style:paragraph-properties fo:line-height="0.635cm" style:page-number="auto"/>
      <style:text-properties/>
    </style:style>
    <style:style style:family="paragraph" style:name="P162">
      <style:paragraph-properties fo:line-height="0.635cm" style:page-number="auto"/>
      <style:text-properties/>
    </style:style>
    <style:style style:family="paragraph" style:name="P163">
      <style:paragraph-properties fo:line-height="0.635cm" style:page-number="auto"/>
      <style:text-properties/>
    </style:style>
    <style:style style:family="paragraph" style:name="P164">
      <style:paragraph-properties fo:line-height="0.635cm" style:page-number="auto"/>
      <style:text-properties/>
    </style:style>
    <style:style style:family="paragraph" style:name="P165">
      <style:paragraph-properties fo:line-height="0.635cm" style:page-number="auto"/>
      <style:text-properties/>
    </style:style>
    <style:style style:family="paragraph" style:name="P166">
      <style:paragraph-properties fo:line-height="0.635cm" style:page-number="auto"/>
      <style:text-properties/>
    </style:style>
    <style:style style:family="paragraph" style:name="P167">
      <style:paragraph-properties fo:line-height="0.635cm" style:page-number="auto"/>
      <style:text-properties/>
    </style:style>
    <style:style style:family="paragraph" style:name="P168">
      <style:paragraph-properties fo:line-height="0.635cm" style:page-number="auto"/>
      <style:text-properties/>
    </style:style>
    <style:style style:family="paragraph" style:name="P169">
      <style:paragraph-properties fo:line-height="0.851cm" style:page-number="auto"/>
      <style:text-properties/>
    </style:style>
    <style:style style:family="paragraph" style:name="P170">
      <style:paragraph-properties style:page-number="auto"/>
      <style:text-properties fo:font-size="1pt" style:font-size-asian="1pt" style:font-size-complex="1pt"/>
    </style:style>
    <style:style style:family="paragraph" style:name="P172">
      <style:paragraph-properties fo:line-height="0.635cm" style:page-number="auto"/>
      <style:text-properties/>
    </style:style>
    <style:style style:family="paragraph" style:name="P174">
      <style:paragraph-properties fo:line-height="0.635cm" style:page-number="auto"/>
      <style:text-properties/>
    </style:style>
    <style:style style:family="paragraph" style:name="P175">
      <style:paragraph-properties fo:line-height="0.635cm" style:page-number="auto"/>
      <style:text-properties/>
    </style:style>
    <style:style style:family="paragraph" style:name="P176">
      <style:paragraph-properties fo:line-height="0.635cm" style:page-number="auto"/>
      <style:text-properties/>
    </style:style>
    <style:style style:family="paragraph" style:name="P177">
      <style:paragraph-properties fo:line-height="0.635cm" style:page-number="auto"/>
      <style:text-properties/>
    </style:style>
    <style:style style:family="paragraph" style:name="P178">
      <style:paragraph-properties fo:line-height="0.635cm" style:page-number="auto"/>
      <style:text-properties/>
    </style:style>
    <style:style style:family="paragraph" style:name="P179">
      <style:paragraph-properties fo:line-height="0.635cm" style:page-number="auto"/>
      <style:text-properties/>
    </style:style>
    <style:style style:family="paragraph" style:name="P180">
      <style:paragraph-properties fo:line-height="0.635cm" style:page-number="auto"/>
      <style:text-properties/>
    </style:style>
    <style:style style:family="paragraph" style:name="P181">
      <style:paragraph-properties fo:line-height="0.635cm" style:page-number="auto"/>
      <style:text-properties/>
    </style:style>
    <style:style style:family="paragraph" style:name="P182">
      <style:paragraph-properties fo:line-height="0.635cm" style:page-number="auto"/>
      <style:text-properties/>
    </style:style>
    <style:style style:family="paragraph" style:name="P183">
      <style:paragraph-properties fo:line-height="0.635cm" style:page-number="auto"/>
      <style:text-properties/>
    </style:style>
    <style:style style:family="paragraph" style:name="P184">
      <style:paragraph-properties fo:line-height="0.635cm" style:page-number="auto"/>
      <style:text-properties/>
    </style:style>
    <style:style style:family="paragraph" style:name="P185">
      <style:paragraph-properties fo:line-height="0.635cm" style:page-number="auto"/>
      <style:text-properties/>
    </style:style>
    <style:style style:family="paragraph" style:name="P186">
      <style:paragraph-properties fo:line-height="0.635cm" style:page-number="auto"/>
      <style:text-properties/>
    </style:style>
    <style:style style:family="paragraph" style:name="P187">
      <style:paragraph-properties fo:line-height="0.635cm" style:page-number="auto"/>
      <style:text-properties/>
    </style:style>
    <style:style style:family="paragraph" style:name="P188">
      <style:paragraph-properties fo:line-height="0.635cm" style:page-number="auto"/>
      <style:text-properties/>
    </style:style>
    <style:style style:family="paragraph" style:name="P189">
      <style:paragraph-properties fo:line-height="0.635cm" style:page-number="auto"/>
      <style:text-properties/>
    </style:style>
    <style:style style:family="paragraph" style:name="P190">
      <style:paragraph-properties fo:line-height="0.635cm" style:page-number="auto"/>
      <style:text-properties/>
    </style:style>
    <style:style style:family="paragraph" style:name="P191">
      <style:paragraph-properties fo:line-height="0.635cm" style:page-number="auto"/>
      <style:text-properties/>
    </style:style>
    <style:style style:family="paragraph" style:name="P192">
      <style:paragraph-properties fo:line-height="0.635cm" style:page-number="auto"/>
      <style:text-properties/>
    </style:style>
    <style:style style:family="paragraph" style:name="P193">
      <style:paragraph-properties fo:line-height="0.635cm" style:page-number="auto"/>
      <style:text-properties/>
    </style:style>
    <style:style style:family="paragraph" style:name="P194">
      <style:paragraph-properties fo:line-height="0.635cm" style:page-number="auto"/>
      <style:text-properties/>
    </style:style>
    <style:style style:family="paragraph" style:name="P195">
      <style:paragraph-properties fo:line-height="0.635cm" style:page-number="auto"/>
      <style:text-properties/>
    </style:style>
    <style:style style:family="paragraph" style:name="P196">
      <style:paragraph-properties fo:line-height="0.635cm" style:page-number="auto"/>
      <style:text-properties/>
    </style:style>
    <style:style style:family="paragraph" style:name="P197">
      <style:paragraph-properties fo:line-height="0.635cm" style:page-number="auto"/>
      <style:text-properties/>
    </style:style>
    <style:style style:family="paragraph" style:name="P198">
      <style:paragraph-properties fo:line-height="0.635cm" style:page-number="auto"/>
      <style:text-properties/>
    </style:style>
    <style:style style:family="paragraph" style:name="P199">
      <style:paragraph-properties fo:line-height="0.635cm" style:page-number="auto"/>
      <style:text-properties/>
    </style:style>
    <style:style style:family="paragraph" style:name="P200">
      <style:paragraph-properties fo:line-height="0.635cm" style:page-number="auto"/>
      <style:text-properties/>
    </style:style>
    <style:style style:family="paragraph" style:name="P201">
      <style:paragraph-properties fo:line-height="0.635cm" style:page-number="auto"/>
      <style:text-properties/>
    </style:style>
    <style:style style:family="paragraph" style:name="P202">
      <style:paragraph-properties fo:line-height="0.635cm" style:page-number="auto"/>
      <style:text-properties/>
    </style:style>
    <style:style style:family="paragraph" style:name="P203">
      <style:paragraph-properties fo:line-height="0.635cm" style:page-number="auto"/>
      <style:text-properties/>
    </style:style>
    <style:style style:family="paragraph" style:name="P204">
      <style:paragraph-properties fo:line-height="0.635cm" style:page-number="auto"/>
      <style:text-properties/>
    </style:style>
    <style:style style:family="paragraph" style:name="P205">
      <style:paragraph-properties fo:line-height="0.635cm" style:page-number="auto"/>
      <style:text-properties/>
    </style:style>
    <style:style style:family="paragraph" style:name="P206">
      <style:paragraph-properties fo:line-height="0.635cm" style:page-number="auto"/>
      <style:text-properties/>
    </style:style>
    <style:style style:family="paragraph" style:name="P207">
      <style:paragraph-properties fo:line-height="0.635cm" style:page-number="auto"/>
      <style:text-properties/>
    </style:style>
    <style:style style:family="paragraph" style:name="P208">
      <style:paragraph-properties fo:line-height="0.635cm" style:page-number="auto"/>
      <style:text-properties/>
    </style:style>
    <style:style style:family="paragraph" style:name="P209">
      <style:paragraph-properties fo:line-height="0.635cm" style:page-number="auto"/>
      <style:text-properties/>
    </style:style>
    <style:style style:family="paragraph" style:name="P210">
      <style:paragraph-properties fo:line-height="0.635cm" style:page-number="auto"/>
      <style:text-properties/>
    </style:style>
    <style:style style:family="paragraph" style:name="P211">
      <style:paragraph-properties fo:line-height="0.635cm" style:page-number="auto"/>
      <style:text-properties/>
    </style:style>
    <style:style style:family="paragraph" style:name="P212">
      <style:paragraph-properties fo:line-height="0.851cm" style:page-number="auto"/>
      <style:text-properties/>
    </style:style>
    <style:style style:family="paragraph" style:name="P213">
      <style:paragraph-properties style:page-number="auto"/>
      <style:text-properties fo:font-size="1pt" style:font-size-asian="1pt" style:font-size-complex="1pt"/>
    </style:style>
    <style:style style:family="paragraph" style:name="P214">
      <style:paragraph-properties fo:line-height="0.635cm" style:page-number="auto"/>
      <style:text-properties/>
    </style:style>
    <style:style style:family="paragraph" style:name="P216">
      <style:paragraph-properties fo:line-height="0.635cm" style:page-number="auto"/>
      <style:text-properties/>
    </style:style>
    <style:style style:family="paragraph" style:name="P217">
      <style:paragraph-properties fo:line-height="0.635cm" style:page-number="auto"/>
      <style:text-properties/>
    </style:style>
    <style:style style:family="paragraph" style:name="P218">
      <style:paragraph-properties fo:line-height="0.635cm" style:page-number="auto"/>
      <style:text-properties/>
    </style:style>
    <style:style style:family="paragraph" style:name="P219">
      <style:paragraph-properties fo:line-height="0.635cm" style:page-number="auto"/>
      <style:text-properties/>
    </style:style>
    <style:style style:family="paragraph" style:name="P220">
      <style:paragraph-properties fo:line-height="0.635cm" style:page-number="auto"/>
      <style:text-properties/>
    </style:style>
    <style:style style:family="paragraph" style:name="P221">
      <style:paragraph-properties fo:line-height="0.635cm" style:page-number="auto"/>
      <style:text-properties/>
    </style:style>
    <style:style style:family="paragraph" style:name="P222">
      <style:paragraph-properties fo:line-height="0.635cm" style:page-number="auto"/>
      <style:text-properties/>
    </style:style>
    <style:style style:family="paragraph" style:name="P223">
      <style:paragraph-properties fo:line-height="0.635cm" style:page-number="auto"/>
      <style:text-properties/>
    </style:style>
    <style:style style:family="paragraph" style:name="P224">
      <style:paragraph-properties fo:line-height="0.635cm" style:page-number="auto"/>
      <style:text-properties/>
    </style:style>
    <style:style style:family="paragraph" style:name="P225">
      <style:paragraph-properties fo:line-height="0.635cm" style:page-number="auto"/>
      <style:text-properties/>
    </style:style>
    <style:style style:family="paragraph" style:name="P226">
      <style:paragraph-properties fo:line-height="0.635cm" style:page-number="auto"/>
      <style:text-properties/>
    </style:style>
    <style:style style:family="paragraph" style:name="P227">
      <style:paragraph-properties fo:line-height="0.635cm" style:page-number="auto"/>
      <style:text-properties/>
    </style:style>
    <style:style style:family="paragraph" style:name="P228">
      <style:paragraph-properties fo:line-height="0.635cm" style:page-number="auto"/>
      <style:text-properties/>
    </style:style>
    <style:style style:family="paragraph" style:name="P229">
      <style:paragraph-properties fo:line-height="0.635cm" style:page-number="auto"/>
      <style:text-properties/>
    </style:style>
    <style:style style:family="paragraph" style:name="P230">
      <style:paragraph-properties fo:line-height="0.635cm" style:page-number="auto"/>
      <style:text-properties/>
    </style:style>
    <style:style style:family="paragraph" style:name="P231">
      <style:paragraph-properties fo:line-height="0.635cm" style:page-number="auto"/>
      <style:text-properties/>
    </style:style>
    <style:style style:family="paragraph" style:name="P232">
      <style:paragraph-properties fo:line-height="0.635cm" style:page-number="auto"/>
      <style:text-properties/>
    </style:style>
    <style:style style:family="paragraph" style:name="P233">
      <style:paragraph-properties fo:line-height="0.635cm" style:page-number="auto"/>
      <style:text-properties/>
    </style:style>
    <style:style style:family="paragraph" style:name="P234">
      <style:paragraph-properties fo:line-height="0.635cm" style:page-number="auto"/>
      <style:text-properties/>
    </style:style>
    <style:style style:family="paragraph" style:name="P235">
      <style:paragraph-properties fo:line-height="0.635cm" style:page-number="auto"/>
      <style:text-properties/>
    </style:style>
    <style:style style:family="paragraph" style:name="P236">
      <style:paragraph-properties fo:line-height="0.635cm" style:page-number="auto"/>
      <style:text-properties/>
    </style:style>
    <style:style style:family="paragraph" style:name="P237">
      <style:paragraph-properties fo:line-height="0.635cm" style:page-number="auto"/>
      <style:text-properties/>
    </style:style>
    <style:style style:family="paragraph" style:name="P238">
      <style:paragraph-properties fo:line-height="0.635cm" style:page-number="auto"/>
      <style:text-properties/>
    </style:style>
    <style:style style:family="paragraph" style:name="P239">
      <style:paragraph-properties fo:line-height="0.635cm" style:page-number="auto"/>
      <style:text-properties/>
    </style:style>
    <style:style style:family="paragraph" style:name="P240">
      <style:paragraph-properties fo:line-height="0.635cm" style:page-number="auto"/>
      <style:text-properties/>
    </style:style>
    <style:style style:family="paragraph" style:name="P241">
      <style:paragraph-properties fo:line-height="0.635cm" style:page-number="auto"/>
      <style:text-properties/>
    </style:style>
    <style:style style:family="paragraph" style:name="P242">
      <style:paragraph-properties fo:line-height="0.635cm" style:page-number="auto"/>
      <style:text-properties/>
    </style:style>
    <style:style style:family="paragraph" style:name="P243">
      <style:paragraph-properties fo:line-height="0.635cm" style:page-number="auto"/>
      <style:text-properties/>
    </style:style>
    <style:style style:family="paragraph" style:name="P244">
      <style:paragraph-properties fo:line-height="0.635cm" style:page-number="auto"/>
      <style:text-properties/>
    </style:style>
    <style:style style:family="paragraph" style:name="P245">
      <style:paragraph-properties fo:line-height="0.635cm" style:page-number="auto"/>
      <style:text-properties/>
    </style:style>
    <style:style style:family="paragraph" style:name="P246">
      <style:paragraph-properties fo:line-height="0.635cm" style:page-number="auto"/>
      <style:text-properties/>
    </style:style>
    <style:style style:family="paragraph" style:name="P247">
      <style:paragraph-properties fo:line-height="0.635cm" style:page-number="auto"/>
      <style:text-properties/>
    </style:style>
    <style:style style:family="paragraph" style:name="P248">
      <style:paragraph-properties fo:line-height="0.635cm" style:page-number="auto"/>
      <style:text-properties/>
    </style:style>
    <style:style style:family="paragraph" style:name="P249">
      <style:paragraph-properties fo:line-height="0.635cm" style:page-number="auto"/>
      <style:text-properties/>
    </style:style>
    <style:style style:family="paragraph" style:name="P250">
      <style:paragraph-properties fo:line-height="0.635cm" style:page-number="auto"/>
      <style:text-properties/>
    </style:style>
    <style:style style:family="paragraph" style:name="P251">
      <style:paragraph-properties fo:line-height="0.635cm" style:page-number="auto"/>
      <style:text-properties/>
    </style:style>
    <style:style style:family="paragraph" style:name="P252">
      <style:paragraph-properties fo:line-height="0.635cm" style:page-number="auto"/>
      <style:text-properties/>
    </style:style>
    <style:style style:family="paragraph" style:name="P253">
      <style:paragraph-properties fo:line-height="0.635cm" style:page-number="auto"/>
      <style:text-properties/>
    </style:style>
    <style:style style:family="paragraph" style:name="P254">
      <style:paragraph-properties fo:line-height="0.851cm" style:page-number="auto"/>
      <style:text-properties/>
    </style:style>
    <style:style style:family="paragraph" style:name="P255">
      <style:paragraph-properties style:page-number="auto"/>
      <style:text-properties fo:font-size="1pt" style:font-size-asian="1pt" style:font-size-complex="1pt"/>
    </style:style>
    <style:style style:family="paragraph" style:name="P256">
      <style:paragraph-properties style:page-number="auto"/>
      <style:text-properties fo:font-size="1pt" style:font-size-asian="1pt" style:font-size-complex="1pt"/>
    </style:style>
    <style:style style:family="paragraph" style:name="P257">
      <style:paragraph-properties fo:line-height="0.635cm" style:page-number="auto"/>
      <style:text-properties/>
    </style:style>
    <style:style style:family="paragraph" style:name="P259">
      <style:paragraph-properties fo:line-height="0.635cm" style:page-number="auto"/>
      <style:text-properties/>
    </style:style>
    <style:style style:family="paragraph" style:name="P260">
      <style:paragraph-properties fo:line-height="0.635cm" style:page-number="auto"/>
      <style:text-properties/>
    </style:style>
    <style:style style:family="paragraph" style:name="P261">
      <style:paragraph-properties fo:line-height="0.635cm" style:page-number="auto"/>
      <style:text-properties/>
    </style:style>
    <style:style style:family="paragraph" style:name="P262">
      <style:paragraph-properties fo:line-height="0.635cm" style:page-number="auto"/>
      <style:text-properties/>
    </style:style>
    <style:style style:family="paragraph" style:name="P263">
      <style:paragraph-properties fo:line-height="0.635cm" style:page-number="auto"/>
      <style:text-properties/>
    </style:style>
    <style:style style:family="paragraph" style:name="P264">
      <style:paragraph-properties fo:line-height="0.635cm" style:page-number="auto"/>
      <style:text-properties/>
    </style:style>
    <style:style style:family="paragraph" style:name="P265">
      <style:paragraph-properties fo:line-height="0.635cm" style:page-number="auto"/>
      <style:text-properties/>
    </style:style>
    <style:style style:family="paragraph" style:name="P266">
      <style:paragraph-properties fo:line-height="0.635cm" style:page-number="auto"/>
      <style:text-properties/>
    </style:style>
    <style:style style:family="paragraph" style:name="P267">
      <style:paragraph-properties fo:line-height="0.635cm" style:page-number="auto"/>
      <style:text-properties/>
    </style:style>
    <style:style style:family="paragraph" style:name="P268">
      <style:paragraph-properties fo:line-height="0.635cm" style:page-number="auto"/>
      <style:text-properties/>
    </style:style>
    <style:style style:family="paragraph" style:name="P269">
      <style:paragraph-properties fo:line-height="0.635cm" style:page-number="auto"/>
      <style:text-properties/>
    </style:style>
    <style:style style:family="paragraph" style:name="P270">
      <style:paragraph-properties fo:line-height="0.635cm" style:page-number="auto"/>
      <style:text-properties/>
    </style:style>
    <style:style style:family="paragraph" style:name="P271">
      <style:paragraph-properties fo:line-height="0.635cm" style:page-number="auto"/>
      <style:text-properties/>
    </style:style>
    <style:style style:family="paragraph" style:name="P272">
      <style:paragraph-properties fo:line-height="0.635cm" style:page-number="auto"/>
      <style:text-properties/>
    </style:style>
    <style:style style:family="paragraph" style:name="P273">
      <style:paragraph-properties fo:line-height="0.635cm" style:page-number="auto"/>
      <style:text-properties/>
    </style:style>
    <style:style style:family="paragraph" style:name="P274">
      <style:paragraph-properties fo:line-height="0.635cm" style:page-number="auto"/>
      <style:text-properties/>
    </style:style>
    <style:style style:family="paragraph" style:name="P275">
      <style:paragraph-properties fo:line-height="0.635cm" style:page-number="auto"/>
      <style:text-properties/>
    </style:style>
    <style:style style:family="paragraph" style:name="P276">
      <style:paragraph-properties fo:line-height="0.635cm" style:page-number="auto"/>
      <style:text-properties/>
    </style:style>
    <style:style style:family="paragraph" style:name="P277">
      <style:paragraph-properties fo:line-height="0.635cm" style:page-number="auto"/>
      <style:text-properties/>
    </style:style>
    <style:style style:family="paragraph" style:name="P278">
      <style:paragraph-properties fo:line-height="0.635cm" style:page-number="auto"/>
      <style:text-properties/>
    </style:style>
    <style:style style:family="paragraph" style:name="P279">
      <style:paragraph-properties fo:line-height="0.635cm" style:page-number="auto"/>
      <style:text-properties/>
    </style:style>
    <style:style style:family="paragraph" style:name="P280">
      <style:paragraph-properties fo:line-height="0.635cm" style:page-number="auto"/>
      <style:text-properties/>
    </style:style>
    <style:style style:family="paragraph" style:name="P281">
      <style:paragraph-properties fo:line-height="0.635cm" style:page-number="auto"/>
      <style:text-properties/>
    </style:style>
    <style:style style:family="paragraph" style:name="P282">
      <style:paragraph-properties fo:line-height="0.635cm" style:page-number="auto"/>
      <style:text-properties/>
    </style:style>
    <style:style style:family="paragraph" style:name="P283">
      <style:paragraph-properties fo:line-height="0.635cm" style:page-number="auto"/>
      <style:text-properties/>
    </style:style>
    <style:style style:family="paragraph" style:name="P284">
      <style:paragraph-properties fo:line-height="0.635cm" style:page-number="auto"/>
      <style:text-properties/>
    </style:style>
    <style:style style:family="paragraph" style:name="P285">
      <style:paragraph-properties fo:line-height="0.635cm" style:page-number="auto"/>
      <style:text-properties/>
    </style:style>
    <style:style style:family="paragraph" style:name="P286">
      <style:paragraph-properties fo:line-height="0.635cm" style:page-number="auto"/>
      <style:text-properties/>
    </style:style>
    <style:style style:family="paragraph" style:name="P287">
      <style:paragraph-properties fo:line-height="0.635cm" style:page-number="auto"/>
      <style:text-properties/>
    </style:style>
    <style:style style:family="paragraph" style:name="P288">
      <style:paragraph-properties fo:line-height="0.635cm" style:page-number="auto"/>
      <style:text-properties/>
    </style:style>
    <style:style style:family="paragraph" style:name="P289">
      <style:paragraph-properties fo:line-height="0.635cm" style:page-number="auto"/>
      <style:text-properties/>
    </style:style>
    <style:style style:family="paragraph" style:name="P290">
      <style:paragraph-properties fo:line-height="0.635cm" style:page-number="auto"/>
      <style:text-properties/>
    </style:style>
    <style:style style:family="paragraph" style:name="P291">
      <style:paragraph-properties fo:line-height="0.635cm" style:page-number="auto"/>
      <style:text-properties/>
    </style:style>
    <style:style style:family="paragraph" style:name="P292">
      <style:paragraph-properties fo:line-height="0.635cm" style:page-number="auto"/>
      <style:text-properties/>
    </style:style>
    <style:style style:family="paragraph" style:name="P293">
      <style:paragraph-properties fo:line-height="0.635cm" style:page-number="auto"/>
      <style:text-properties/>
    </style:style>
    <style:style style:family="paragraph" style:name="P294">
      <style:paragraph-properties fo:line-height="0.635cm" style:page-number="auto"/>
      <style:text-properties/>
    </style:style>
    <style:style style:family="paragraph" style:name="P295">
      <style:paragraph-properties fo:line-height="0.635cm" style:page-number="auto"/>
      <style:text-properties/>
    </style:style>
    <style:style style:family="paragraph" style:name="P296">
      <style:paragraph-properties fo:line-height="0.635cm" style:page-number="auto"/>
      <style:text-properties/>
    </style:style>
    <style:style style:family="paragraph" style:name="P297">
      <style:paragraph-properties fo:line-height="0.851cm" style:page-number="auto"/>
      <style:text-properties/>
    </style:style>
    <style:style style:family="paragraph" style:name="P298">
      <style:paragraph-properties style:page-number="auto"/>
      <style:text-properties fo:font-size="1pt" style:font-size-asian="1pt" style:font-size-complex="1pt"/>
    </style:style>
    <style:style style:family="paragraph" style:name="P299">
      <style:paragraph-properties fo:line-height="0.635cm" style:page-number="auto"/>
      <style:text-properties/>
    </style:style>
    <style:style style:family="paragraph" style:name="P300">
      <style:paragraph-properties fo:line-height="0.635cm" style:page-number="auto"/>
      <style:text-properties/>
    </style:style>
    <style:style style:family="paragraph" style:name="P301">
      <style:paragraph-properties fo:line-height="0.635cm" style:page-number="auto"/>
      <style:text-properties/>
    </style:style>
    <style:style style:family="paragraph" style:name="P302">
      <style:paragraph-properties fo:line-height="0.635cm" style:page-number="auto"/>
      <style:text-properties/>
    </style:style>
    <style:style style:family="paragraph" style:name="P303">
      <style:paragraph-properties fo:line-height="0.635cm" style:page-number="auto"/>
      <style:text-properties/>
    </style:style>
    <style:style style:family="paragraph" style:name="P304">
      <style:paragraph-properties fo:line-height="0.635cm" style:page-number="auto"/>
      <style:text-properties/>
    </style:style>
    <style:style style:family="paragraph" style:name="P305">
      <style:paragraph-properties fo:line-height="0.635cm" style:page-number="auto"/>
      <style:text-properties/>
    </style:style>
    <style:style style:family="paragraph" style:name="P306">
      <style:paragraph-properties fo:line-height="0.635cm" style:page-number="auto"/>
      <style:text-properties/>
    </style:style>
    <style:style style:family="paragraph" style:name="P307">
      <style:paragraph-properties fo:line-height="0.635cm" style:page-number="auto"/>
      <style:text-properties/>
    </style:style>
    <style:style style:family="paragraph" style:name="P308">
      <style:paragraph-properties fo:line-height="0.635cm" style:page-number="auto"/>
      <style:text-properties/>
    </style:style>
    <style:style style:family="paragraph" style:name="P309">
      <style:paragraph-properties fo:line-height="0.635cm" style:page-number="auto"/>
      <style:text-properties/>
    </style:style>
    <style:style style:family="paragraph" style:name="P310">
      <style:paragraph-properties fo:line-height="0.635cm" style:page-number="auto"/>
      <style:text-properties/>
    </style:style>
    <style:style style:family="paragraph" style:name="P311">
      <style:paragraph-properties fo:line-height="0.635cm" style:page-number="auto"/>
      <style:text-properties/>
    </style:style>
    <style:style style:family="paragraph" style:name="P312">
      <style:paragraph-properties fo:line-height="0.635cm" style:page-number="auto"/>
      <style:text-properties/>
    </style:style>
    <style:style style:family="paragraph" style:name="P313">
      <style:paragraph-properties fo:line-height="0.635cm" style:page-number="auto"/>
      <style:text-properties/>
    </style:style>
    <style:style style:family="paragraph" style:name="P314">
      <style:paragraph-properties fo:line-height="0.635cm" style:page-number="auto"/>
      <style:text-properties/>
    </style:style>
    <style:style style:family="paragraph" style:name="P315">
      <style:paragraph-properties fo:line-height="0.635cm" style:page-number="auto"/>
      <style:text-properties/>
    </style:style>
    <style:style style:family="paragraph" style:name="P316">
      <style:paragraph-properties fo:line-height="0.635cm" style:page-number="auto"/>
      <style:text-properties/>
    </style:style>
    <style:style style:family="paragraph" style:name="P317">
      <style:paragraph-properties fo:line-height="0.635cm" style:page-number="auto"/>
      <style:text-properties/>
    </style:style>
    <style:style style:family="paragraph" style:name="P318">
      <style:paragraph-properties fo:line-height="0.635cm" style:page-number="auto"/>
      <style:text-properties/>
    </style:style>
    <style:style style:family="paragraph" style:name="P319">
      <style:paragraph-properties fo:line-height="0.635cm" style:page-number="auto"/>
      <style:text-properties/>
    </style:style>
    <style:style style:family="paragraph" style:name="P320">
      <style:paragraph-properties fo:line-height="0.635cm" style:page-number="auto"/>
      <style:text-properties/>
    </style:style>
    <style:style style:family="paragraph" style:name="P321">
      <style:paragraph-properties fo:line-height="0.635cm" style:page-number="auto"/>
      <style:text-properties/>
    </style:style>
    <style:style style:family="paragraph" style:name="P322">
      <style:paragraph-properties fo:line-height="0.635cm" style:page-number="auto"/>
      <style:text-properties/>
    </style:style>
    <style:style style:family="paragraph" style:name="P323">
      <style:paragraph-properties fo:line-height="0.635cm" style:page-number="auto"/>
      <style:text-properties/>
    </style:style>
    <style:style style:family="paragraph" style:name="P324">
      <style:paragraph-properties fo:line-height="0.635cm" style:page-number="auto"/>
      <style:text-properties/>
    </style:style>
    <style:style style:family="paragraph" style:name="P325">
      <style:paragraph-properties fo:line-height="0.635cm" style:page-number="auto"/>
      <style:text-properties/>
    </style:style>
    <style:style style:family="paragraph" style:name="P326">
      <style:paragraph-properties fo:line-height="0.635cm" style:page-number="auto"/>
      <style:text-properties/>
    </style:style>
    <style:style style:family="paragraph" style:name="P327">
      <style:paragraph-properties fo:line-height="0.635cm" style:page-number="auto"/>
      <style:text-properties/>
    </style:style>
    <style:style style:family="paragraph" style:name="P328">
      <style:paragraph-properties fo:line-height="0.635cm" style:page-number="auto"/>
      <style:text-properties/>
    </style:style>
    <style:style style:family="paragraph" style:name="P329">
      <style:paragraph-properties fo:line-height="0.635cm" style:page-number="auto"/>
      <style:text-properties/>
    </style:style>
    <style:style style:family="paragraph" style:name="P330">
      <style:paragraph-properties fo:line-height="0.635cm" style:page-number="auto"/>
      <style:text-properties/>
    </style:style>
    <style:style style:family="paragraph" style:name="P331">
      <style:paragraph-properties fo:line-height="0.635cm" style:page-number="auto"/>
      <style:text-properties/>
    </style:style>
    <style:style style:family="paragraph" style:name="P332">
      <style:paragraph-properties fo:line-height="0.635cm" style:page-number="auto"/>
      <style:text-properties/>
    </style:style>
    <style:style style:family="paragraph" style:name="P333">
      <style:paragraph-properties fo:line-height="0.635cm" style:page-number="auto"/>
      <style:text-properties/>
    </style:style>
    <style:style style:family="paragraph" style:name="P334">
      <style:paragraph-properties fo:line-height="0.635cm" style:page-number="auto"/>
      <style:text-properties/>
    </style:style>
    <style:style style:family="paragraph" style:name="P335">
      <style:paragraph-properties fo:line-height="0.635cm" style:page-number="auto"/>
      <style:text-properties/>
    </style:style>
    <style:style style:family="paragraph" style:name="P336">
      <style:paragraph-properties fo:line-height="0.635cm" style:page-number="auto"/>
      <style:text-properties/>
    </style:style>
    <style:style style:family="paragraph" style:name="P337">
      <style:paragraph-properties fo:line-height="0.635cm" style:page-number="auto"/>
      <style:text-properties/>
    </style:style>
    <style:style style:family="paragraph" style:name="P338">
      <style:paragraph-properties fo:line-height="0.635cm" style:page-number="auto"/>
      <style:text-properties/>
    </style:style>
    <style:style style:family="paragraph" style:name="P339">
      <style:paragraph-properties fo:line-height="0.635cm" style:page-number="auto"/>
      <style:text-properties/>
    </style:style>
    <style:style style:family="paragraph" style:name="P340">
      <style:paragraph-properties fo:line-height="0.672cm" style:page-number="auto"/>
      <style:text-properties/>
    </style:style>
    <style:style style:family="paragraph" style:name="P341">
      <style:paragraph-properties style:page-number="auto"/>
      <style:text-properties fo:font-size="1pt" style:font-size-asian="1pt" style:font-size-complex="1pt"/>
    </style:style>
    <style:style style:family="paragraph" style:name="P343">
      <style:paragraph-properties fo:line-height="0.635cm" style:page-number="auto"/>
      <style:text-properties/>
    </style:style>
    <style:style style:family="paragraph" style:name="P345">
      <style:paragraph-properties fo:line-height="0.635cm" style:page-number="auto"/>
      <style:text-properties/>
    </style:style>
    <style:style style:family="paragraph" style:name="P346">
      <style:paragraph-properties fo:line-height="0.635cm" style:page-number="auto"/>
      <style:text-properties/>
    </style:style>
    <style:style style:family="paragraph" style:name="P347">
      <style:paragraph-properties fo:line-height="0.635cm" style:page-number="auto"/>
      <style:text-properties/>
    </style:style>
    <style:style style:family="paragraph" style:name="P348">
      <style:paragraph-properties fo:line-height="0.635cm" style:page-number="auto"/>
      <style:text-properties/>
    </style:style>
    <style:style style:family="paragraph" style:name="P349">
      <style:paragraph-properties fo:line-height="0.635cm" style:page-number="auto"/>
      <style:text-properties/>
    </style:style>
    <style:style style:family="paragraph" style:name="P350">
      <style:paragraph-properties fo:line-height="0.635cm" style:page-number="auto"/>
      <style:text-properties/>
    </style:style>
    <style:style style:family="paragraph" style:name="P351">
      <style:paragraph-properties fo:line-height="0.635cm" style:page-number="auto"/>
      <style:text-properties/>
    </style:style>
    <style:style style:family="paragraph" style:name="P352">
      <style:paragraph-properties fo:line-height="0.635cm" style:page-number="auto"/>
      <style:text-properties/>
    </style:style>
    <style:style style:family="paragraph" style:name="P353">
      <style:paragraph-properties fo:line-height="0.635cm" style:page-number="auto"/>
      <style:text-properties/>
    </style:style>
    <style:style style:family="paragraph" style:name="P354">
      <style:paragraph-properties fo:line-height="0.635cm" style:page-number="auto"/>
      <style:text-properties/>
    </style:style>
    <style:style style:family="paragraph" style:name="P355">
      <style:paragraph-properties fo:line-height="0.635cm" style:page-number="auto"/>
      <style:text-properties/>
    </style:style>
    <style:style style:family="paragraph" style:name="P356">
      <style:paragraph-properties fo:line-height="0.635cm" style:page-number="auto"/>
      <style:text-properties/>
    </style:style>
    <style:style style:family="paragraph" style:name="P357">
      <style:paragraph-properties fo:line-height="0.635cm" style:page-number="auto"/>
      <style:text-properties/>
    </style:style>
    <style:style style:family="paragraph" style:name="P358">
      <style:paragraph-properties fo:line-height="0.635cm" style:page-number="auto"/>
      <style:text-properties/>
    </style:style>
    <style:style style:family="paragraph" style:name="P359">
      <style:paragraph-properties fo:line-height="0.635cm" style:page-number="auto"/>
      <style:text-properties/>
    </style:style>
    <style:style style:family="paragraph" style:name="P360">
      <style:paragraph-properties fo:line-height="0.635cm" style:page-number="auto"/>
      <style:text-properties/>
    </style:style>
    <style:style style:family="paragraph" style:name="P361">
      <style:paragraph-properties fo:line-height="0.635cm" style:page-number="auto"/>
      <style:text-properties/>
    </style:style>
    <style:style style:family="paragraph" style:name="P362">
      <style:paragraph-properties fo:line-height="0.635cm" style:page-number="auto"/>
      <style:text-properties/>
    </style:style>
    <style:style style:family="paragraph" style:name="P363">
      <style:paragraph-properties fo:line-height="0.635cm" style:page-number="auto"/>
      <style:text-properties/>
    </style:style>
    <style:style style:family="paragraph" style:name="P364">
      <style:paragraph-properties fo:line-height="0.635cm" style:page-number="auto"/>
      <style:text-properties/>
    </style:style>
    <style:style style:family="paragraph" style:name="P365">
      <style:paragraph-properties fo:line-height="0.635cm" style:page-number="auto"/>
      <style:text-properties/>
    </style:style>
    <style:style style:family="paragraph" style:name="P366">
      <style:paragraph-properties fo:line-height="0.635cm" style:page-number="auto"/>
      <style:text-properties/>
    </style:style>
    <style:style style:family="paragraph" style:name="P367">
      <style:paragraph-properties fo:line-height="0.635cm" style:page-number="auto"/>
      <style:text-properties/>
    </style:style>
    <style:style style:family="paragraph" style:name="P368">
      <style:paragraph-properties fo:line-height="0.635cm" style:page-number="auto"/>
      <style:text-properties/>
    </style:style>
    <style:style style:family="paragraph" style:name="P369">
      <style:paragraph-properties fo:line-height="0.635cm" style:page-number="auto"/>
      <style:text-properties/>
    </style:style>
    <style:style style:family="paragraph" style:name="P370">
      <style:paragraph-properties fo:line-height="0.635cm" style:page-number="auto"/>
      <style:text-properties/>
    </style:style>
    <style:style style:family="paragraph" style:name="P371">
      <style:paragraph-properties fo:line-height="0.635cm" style:page-number="auto"/>
      <style:text-properties/>
    </style:style>
    <style:style style:family="paragraph" style:name="P372">
      <style:paragraph-properties fo:line-height="0.635cm" style:page-number="auto"/>
      <style:text-properties/>
    </style:style>
    <style:style style:family="paragraph" style:name="P373">
      <style:paragraph-properties fo:line-height="0.635cm" style:page-number="auto"/>
      <style:text-properties/>
    </style:style>
    <style:style style:family="paragraph" style:name="P374">
      <style:paragraph-properties fo:line-height="0.635cm" style:page-number="auto"/>
      <style:text-properties/>
    </style:style>
    <style:style style:family="paragraph" style:name="P375">
      <style:paragraph-properties fo:line-height="0.635cm" style:page-number="auto"/>
      <style:text-properties/>
    </style:style>
    <style:style style:family="paragraph" style:name="P376">
      <style:paragraph-properties fo:line-height="0.635cm" style:page-number="auto"/>
      <style:text-properties/>
    </style:style>
    <style:style style:family="paragraph" style:name="P377">
      <style:paragraph-properties fo:line-height="0.635cm" style:page-number="auto"/>
      <style:text-properties/>
    </style:style>
    <style:style style:family="paragraph" style:name="P378">
      <style:paragraph-properties fo:line-height="0.635cm" style:page-number="auto"/>
      <style:text-properties/>
    </style:style>
    <style:style style:family="paragraph" style:name="P379">
      <style:paragraph-properties fo:line-height="0.635cm" style:page-number="auto"/>
      <style:text-properties/>
    </style:style>
    <style:style style:family="paragraph" style:name="P380">
      <style:paragraph-properties fo:line-height="0.635cm" style:page-number="auto"/>
      <style:text-properties/>
    </style:style>
    <style:style style:family="paragraph" style:name="P381">
      <style:paragraph-properties fo:line-height="0.635cm" style:page-number="auto"/>
      <style:text-properties/>
    </style:style>
    <style:style style:family="paragraph" style:name="P382">
      <style:paragraph-properties fo:line-height="0.635cm" style:page-number="auto"/>
      <style:text-properties/>
    </style:style>
    <style:style style:family="paragraph" style:name="P383">
      <style:paragraph-properties fo:line-height="0.851cm" style:page-number="auto"/>
      <style:text-properties/>
    </style:style>
    <style:style style:family="paragraph" style:name="P384">
      <style:paragraph-properties style:page-number="auto"/>
      <style:text-properties fo:font-size="1pt" style:font-size-asian="1pt" style:font-size-complex="1pt"/>
    </style:style>
    <style:style style:family="paragraph" style:name="P385">
      <style:paragraph-properties style:page-number="auto"/>
      <style:text-properties fo:font-size="1pt" style:font-size-asian="1pt" style:font-size-complex="1pt"/>
    </style:style>
    <style:style style:family="paragraph" style:name="P386">
      <style:paragraph-properties style:page-number="auto"/>
      <style:text-properties fo:font-size="1pt" style:font-size-asian="1pt" style:font-size-complex="1pt"/>
    </style:style>
    <style:style style:family="paragraph" style:name="P387">
      <style:paragraph-properties style:page-number="auto"/>
      <style:text-properties fo:font-size="1pt" style:font-size-asian="1pt" style:font-size-complex="1pt"/>
    </style:style>
    <style:style style:family="paragraph" style:name="P389">
      <style:paragraph-properties style:page-number="auto"/>
      <style:text-properties fo:font-size="1pt" style:font-size-asian="1pt" style:font-size-complex="1pt"/>
    </style:style>
    <style:style style:family="paragraph" style:name="P390">
      <style:paragraph-properties fo:line-height="0.635cm" style:page-number="auto"/>
      <style:text-properties/>
    </style:style>
    <style:style style:family="paragraph" style:name="P391">
      <style:paragraph-properties fo:line-height="0.635cm" style:page-number="auto"/>
      <style:text-properties/>
    </style:style>
    <style:style style:family="paragraph" style:name="P392">
      <style:paragraph-properties fo:line-height="0.635cm" style:page-number="auto"/>
      <style:text-properties/>
    </style:style>
    <style:style style:family="paragraph" style:name="P393">
      <style:paragraph-properties fo:line-height="0.635cm" style:page-number="auto"/>
      <style:text-properties/>
    </style:style>
    <style:style style:family="paragraph" style:name="P394">
      <style:paragraph-properties fo:line-height="0.635cm" style:page-number="auto"/>
      <style:text-properties/>
    </style:style>
    <style:style style:family="paragraph" style:name="P395">
      <style:paragraph-properties fo:line-height="0.635cm" style:page-number="auto"/>
      <style:text-properties/>
    </style:style>
    <style:style style:family="paragraph" style:name="P396">
      <style:paragraph-properties fo:line-height="0.635cm" style:page-number="auto"/>
      <style:text-properties/>
    </style:style>
    <style:style style:family="paragraph" style:name="P397">
      <style:paragraph-properties fo:line-height="0.635cm" style:page-number="auto"/>
      <style:text-properties/>
    </style:style>
    <style:style style:family="paragraph" style:name="P398">
      <style:paragraph-properties fo:line-height="0.635cm" style:page-number="auto"/>
      <style:text-properties/>
    </style:style>
    <style:style style:family="paragraph" style:name="P399">
      <style:paragraph-properties fo:line-height="0.635cm" style:page-number="auto"/>
      <style:text-properties/>
    </style:style>
    <style:style style:family="paragraph" style:name="P400">
      <style:paragraph-properties fo:line-height="0.635cm" style:page-number="auto"/>
      <style:text-properties/>
    </style:style>
    <style:style style:family="paragraph" style:name="P401">
      <style:paragraph-properties fo:line-height="0.635cm" style:page-number="auto"/>
      <style:text-properties/>
    </style:style>
    <style:style style:family="paragraph" style:name="P402">
      <style:paragraph-properties fo:line-height="0.635cm" style:page-number="auto"/>
      <style:text-properties/>
    </style:style>
    <style:style style:family="paragraph" style:name="P403">
      <style:paragraph-properties fo:line-height="0.635cm" style:page-number="auto"/>
      <style:text-properties/>
    </style:style>
    <style:style style:family="paragraph" style:name="P404">
      <style:paragraph-properties fo:line-height="0.635cm" style:page-number="auto"/>
      <style:text-properties/>
    </style:style>
    <style:style style:family="paragraph" style:name="P405">
      <style:paragraph-properties fo:line-height="0.635cm" style:page-number="auto"/>
      <style:text-properties/>
    </style:style>
    <style:style style:family="paragraph" style:name="P406">
      <style:paragraph-properties fo:line-height="0.635cm" style:page-number="auto"/>
      <style:text-properties/>
    </style:style>
    <style:style style:family="paragraph" style:name="P407">
      <style:paragraph-properties fo:line-height="0.635cm" style:page-number="auto"/>
      <style:text-properties/>
    </style:style>
    <style:style style:family="paragraph" style:name="P408">
      <style:paragraph-properties fo:line-height="0.635cm" style:page-number="auto"/>
      <style:text-properties/>
    </style:style>
    <style:style style:family="paragraph" style:name="P409">
      <style:paragraph-properties fo:line-height="0.635cm" style:page-number="auto"/>
      <style:text-properties/>
    </style:style>
    <style:style style:family="paragraph" style:name="P410">
      <style:paragraph-properties fo:line-height="0.635cm" style:page-number="auto"/>
      <style:text-properties/>
    </style:style>
    <style:style style:family="paragraph" style:name="P411">
      <style:paragraph-properties fo:line-height="0.635cm" style:page-number="auto"/>
      <style:text-properties/>
    </style:style>
    <style:style style:family="paragraph" style:name="P412">
      <style:paragraph-properties fo:line-height="0.635cm" style:page-number="auto"/>
      <style:text-properties/>
    </style:style>
    <style:style style:family="paragraph" style:name="P413">
      <style:paragraph-properties fo:line-height="0.635cm" style:page-number="auto"/>
      <style:text-properties/>
    </style:style>
    <style:style style:family="paragraph" style:name="P414">
      <style:paragraph-properties fo:line-height="0.635cm" style:page-number="auto"/>
      <style:text-properties/>
    </style:style>
    <style:style style:family="paragraph" style:name="P415">
      <style:paragraph-properties fo:line-height="0.635cm" style:page-number="auto"/>
      <style:text-properties/>
    </style:style>
    <style:style style:family="paragraph" style:name="P416">
      <style:paragraph-properties fo:line-height="0.635cm" style:page-number="auto"/>
      <style:text-properties/>
    </style:style>
    <style:style style:family="paragraph" style:name="P417">
      <style:paragraph-properties fo:line-height="0.635cm" style:page-number="auto"/>
      <style:text-properties/>
    </style:style>
    <style:style style:family="paragraph" style:name="P418">
      <style:paragraph-properties fo:line-height="0.635cm" style:page-number="auto"/>
      <style:text-properties/>
    </style:style>
    <style:style style:family="paragraph" style:name="P419">
      <style:paragraph-properties fo:line-height="0.635cm" style:page-number="auto"/>
      <style:text-properties/>
    </style:style>
    <style:style style:family="paragraph" style:name="P420">
      <style:paragraph-properties fo:line-height="0.635cm" style:page-number="auto"/>
      <style:text-properties/>
    </style:style>
    <style:style style:family="paragraph" style:name="P421">
      <style:paragraph-properties fo:line-height="0.635cm" style:page-number="auto"/>
      <style:text-properties/>
    </style:style>
    <style:style style:family="paragraph" style:name="P422">
      <style:paragraph-properties fo:line-height="0.635cm" style:page-number="auto"/>
      <style:text-properties/>
    </style:style>
    <style:style style:family="paragraph" style:name="P423">
      <style:paragraph-properties fo:line-height="0.635cm" style:page-number="auto"/>
      <style:text-properties/>
    </style:style>
    <style:style style:family="paragraph" style:name="P424">
      <style:paragraph-properties fo:line-height="0.635cm" style:page-number="auto"/>
      <style:text-properties/>
    </style:style>
    <style:style style:family="paragraph" style:name="P425">
      <style:paragraph-properties fo:line-height="0.635cm" style:page-number="auto"/>
      <style:text-properties/>
    </style:style>
    <style:style style:family="paragraph" style:name="P426">
      <style:paragraph-properties fo:line-height="0.635cm" style:page-number="auto"/>
      <style:text-properties/>
    </style:style>
    <style:style style:family="paragraph" style:name="P427">
      <style:paragraph-properties fo:line-height="0.635cm" style:page-number="auto"/>
      <style:text-properties/>
    </style:style>
    <style:style style:family="paragraph" style:name="P428">
      <style:paragraph-properties fo:line-height="0.635cm" style:page-number="auto"/>
      <style:text-properties/>
    </style:style>
    <style:style style:family="paragraph" style:name="P429">
      <style:paragraph-properties fo:line-height="0.635cm" style:page-number="auto"/>
      <style:text-properties/>
    </style:style>
    <style:style style:family="paragraph" style:name="P430">
      <style:paragraph-properties fo:line-height="1.243cm" style:page-number="auto"/>
      <style:text-properties/>
    </style:style>
    <style:style style:family="paragraph" style:name="P431">
      <style:paragraph-properties style:page-number="auto"/>
      <style:text-properties fo:font-size="1pt" style:font-size-asian="1pt" style:font-size-complex="1pt"/>
    </style:style>
    <style:style style:family="paragraph" style:name="P43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3" style:parent-style-name="Body text (2)">
      <style:paragraph-properties fo:background-color="transparent" fo:margin-top="0.318cm" fo:margin-bottom="0.000cm" fo:line-height="0.423cm" fo:margin-left="0.000cm" fo:margin-right="0.000cm" fo:text-indent="0.000cm" style:page-number="auto"/>
      <style:text-properties/>
    </style:style>
    <style:style style:family="paragraph" style:name="P4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6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437" style:parent-style-name="Body text (2)">
      <style:paragraph-properties fo:background-color="transparent" fo:margin-top="0.000cm" fo:margin-bottom="0.635cm" fo:line-height="0.745cm" fo:margin-left="0.000cm" fo:margin-right="0.000cm" fo:text-indent="0.066cm" fo:text-align="justify" style:page-number="auto"/>
      <style:text-properties/>
    </style:style>
    <style:style style:family="paragraph" style:name="P4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9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40" style:parent-style-name="Body text (2)">
      <style:paragraph-properties fo:background-color="transparent" fo:margin-top="0.000cm" fo:margin-bottom="0.318cm" fo:line-height="0.423cm" fo:margin-left="0.000cm" fo:margin-right="0.000cm" fo:text-indent="0.000cm" style:page-number="auto"/>
      <style:text-properties/>
    </style:style>
    <style:style style:family="paragraph" style:name="P441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4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4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445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446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447" style:parent-style-name="Body text (2)">
      <style:paragraph-properties fo:background-color="transparent" fo:margin-top="0.000cm" fo:margin-bottom="0.000cm" fo:line-height="0.388cm" fo:margin-left="0.000cm" fo:margin-right="0.000cm" fo:text-indent="0.000cm" fo:text-align="right" style:page-number="auto"/>
      <style:text-properties/>
    </style:style>
    <style:style style:family="paragraph" style:name="P44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49" style:parent-style-name="Body text (7)">
      <style:paragraph-properties fo:background-color="transparent" fo:margin-top="0.000cm" fo:margin-bottom="0.530cm" fo:line-height="0.567cm" fo:margin-left="0.035cm" fo:margin-right="0.000cm" fo:text-indent="0.000cm" style:page-number="auto"/>
      <style:text-properties/>
    </style:style>
    <style:style style:family="paragraph" style:name="P450" style:parent-style-name="Body text (2)">
      <style:paragraph-properties fo:background-color="transparent" fo:margin-top="0.000cm" fo:margin-bottom="0.000cm" fo:line-height="0.388cm" fo:margin-left="0.282cm" fo:margin-right="0.000cm" fo:text-indent="-0.007cm" fo:text-align="left" style:page-number="auto"/>
      <style:text-properties/>
    </style:style>
    <style:style style:family="paragraph" style:name="P4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52" style:parent-style-name="Body text (2)">
      <style:paragraph-properties fo:background-color="transparent" fo:margin-top="0.318cm" fo:margin-bottom="0.000cm" fo:line-height="0.423cm" fo:margin-left="0.000cm" fo:margin-right="0.000cm" fo:text-indent="0.000cm" style:page-number="auto"/>
      <style:text-properties/>
    </style:style>
    <style:style style:family="paragraph" style:name="P453" style:parent-style-name="Body text (2)">
      <style:paragraph-properties fo:background-color="transparent" fo:margin-top="0.000cm" fo:margin-bottom="0.000cm" fo:line-height="0.483cm" fo:margin-left="0.000cm" fo:margin-right="0.000cm" fo:text-indent="0.060cm" fo:text-align="justify" style:page-number="auto"/>
      <style:text-properties/>
    </style:style>
    <style:style style:family="paragraph" style:name="P454" style:parent-style-name="Body text (2)">
      <style:paragraph-properties fo:background-color="transparent" fo:margin-top="0.000cm" fo:margin-bottom="0.000cm" fo:margin-left="0.000cm" fo:margin-right="0.000cm" fo:text-indent="0.161cm" fo:text-align="justify" style:page-number="auto">
        <style:tab-stops>
          <style:tab-stop style:position="4.258cm" style:type="right"/>
          <style:tab-stop style:position="4.620cm" style:type="left"/>
        </style:tab-stops>
      </style:paragraph-properties>
      <style:text-properties/>
    </style:style>
    <style:style style:family="paragraph" style:name="P455" style:parent-style-name="Body text (2)">
      <style:paragraph-properties fo:background-color="transparent" fo:margin-top="0.000cm" fo:margin-bottom="0.318cm" fo:margin-left="0.000cm" fo:margin-right="0.000cm" fo:text-indent="-0.005cm" fo:text-align="justify" style:page-number="auto"/>
      <style:text-properties/>
    </style:style>
    <style:style style:family="paragraph" style:name="P456" style:parent-style-name="Body text (7)">
      <style:paragraph-properties fo:background-color="transparent" fo:margin-top="0.000cm" fo:margin-bottom="0.687cm" fo:line-height="0.567cm" fo:margin-left="0.000cm" fo:margin-right="0.035cm" fo:text-indent="0.000cm" style:page-number="auto"/>
      <style:text-properties/>
    </style:style>
    <style:style style:family="paragraph" style:name="P457" style:parent-style-name="Body text (2)">
      <style:paragraph-properties fo:background-color="transparent" fo:margin-top="0.000cm" fo:margin-bottom="0.000cm" fo:line-height="0.999cm" fo:margin-left="1.164cm" fo:margin-right="0.000cm" fo:text-indent="-0.005cm" fo:text-align="left" style:page-number="auto"/>
      <style:text-properties/>
    </style:style>
    <style:style style:family="paragraph" style:name="P4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59" style:parent-style-name="Body text (2)">
      <style:paragraph-properties fo:background-color="transparent" fo:margin-top="0.000cm" fo:margin-bottom="0.000cm" fo:line-height="0.999cm" fo:margin-left="1.164cm" fo:margin-right="0.000cm" fo:text-indent="-0.005cm" fo:text-align="left" style:page-number="auto"/>
      <style:text-properties/>
    </style:style>
    <style:style style:family="paragraph" style:name="P4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61" style:parent-style-name="Body text (2)">
      <style:paragraph-properties fo:background-color="transparent" fo:margin-top="0.000cm" fo:margin-bottom="0.530cm" fo:margin-left="0.000cm" fo:margin-right="0.000cm" fo:text-indent="0.000cm" style:page-number="auto"/>
      <style:text-properties/>
    </style:style>
    <style:style style:family="paragraph" style:name="P462" style:parent-style-name="Body text (9)">
      <style:paragraph-properties fo:background-color="transparent" fo:margin-top="0.000cm" fo:margin-bottom="0.000cm" fo:line-height="0.914cm" fo:margin-left="0.917cm" fo:margin-right="0.000cm" fo:text-indent="-0.009cm" style:page-number="auto">
        <style:tab-stops>
          <style:tab-stop style:position="8.874cm" style:type="left"/>
        </style:tab-stops>
      </style:paragraph-properties>
      <style:text-properties/>
    </style:style>
    <style:style style:family="paragraph" style:name="P463" style:parent-style-name="Body text (2)">
      <style:paragraph-properties fo:background-color="transparent" fo:margin-top="0.000cm" fo:margin-bottom="0.000cm" fo:line-height="0.423cm" fo:margin-left="3.986cm" fo:margin-right="0.000cm" fo:text-indent="-0.007cm" fo:text-align="left" style:page-number="auto"/>
      <style:text-properties/>
    </style:style>
    <style:style style:family="paragraph" style:name="P46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66" style:parent-style-name="Body text (2)">
      <style:paragraph-properties fo:background-color="transparent" fo:margin-top="0.000cm" fo:margin-bottom="1.759cm" fo:margin-left="2.611cm" fo:margin-right="2.681cm" fo:text-indent="0.006cm" fo:text-align="left" style:page-number="auto"/>
      <style:text-properties/>
    </style:style>
    <style:style style:family="paragraph" style:name="P467" style:parent-style-name="Body text (2)">
      <style:paragraph-properties fo:background-color="transparent" fo:margin-top="0.000cm" fo:margin-bottom="0.000cm" fo:line-height="0.423cm" fo:margin-left="5.362cm" fo:margin-right="0.000cm" fo:text-indent="0.014cm" fo:text-align="left" style:page-number="auto"/>
      <style:text-properties/>
    </style:style>
    <style:style style:family="paragraph" style:name="P4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69" style:parent-style-name="Body text (7)">
      <style:paragraph-properties fo:background-color="transparent" fo:margin-top="0.000cm" fo:margin-bottom="0.512cm" fo:line-height="1.143cm" fo:margin-left="0.071cm" fo:margin-right="0.000cm" fo:text-indent="0.000cm" style:page-number="auto"/>
      <style:text-properties/>
    </style:style>
    <style:style style:family="paragraph" style:name="P470" style:parent-style-name="Body text (2)">
      <style:paragraph-properties fo:background-color="transparent" fo:margin-top="0.000cm" fo:margin-bottom="0.000cm" fo:line-height="0.388cm" fo:margin-left="0.000cm" fo:margin-right="0.000cm" fo:text-indent="0.000cm" fo:text-align="right" style:page-number="auto"/>
      <style:text-properties/>
    </style:style>
    <style:style style:family="paragraph" style:name="P471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47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74" style:parent-style-name="Body text (2)">
      <style:paragraph-properties fo:background-color="transparent" fo:margin-top="0.000cm" fo:margin-bottom="0.046cm" fo:line-height="0.423cm" fo:margin-left="1.305cm" fo:margin-right="0.000cm" fo:text-indent="-0.001cm" fo:text-align="justify" style:page-number="auto">
        <style:tab-stops>
          <style:tab-stop style:position="1.260cm" style:type="left"/>
        </style:tab-stops>
      </style:paragraph-properties>
      <style:text-properties/>
    </style:style>
    <style:style style:family="paragraph" style:name="P47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76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4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78" style:parent-style-name="Body text (2)">
      <style:paragraph-properties fo:background-color="transparent" fo:margin-top="0.000cm" fo:margin-bottom="0.318cm" fo:line-height="0.423cm" fo:margin-left="0.000cm" fo:margin-right="0.000cm" fo:text-indent="0.000cm" style:page-number="auto"/>
      <style:text-properties/>
    </style:style>
    <style:style style:family="paragraph" style:name="P479" style:parent-style-name="Body text (9)">
      <style:paragraph-properties fo:background-color="transparent" fo:margin-top="0.000cm" fo:margin-bottom="14.092cm" fo:line-height="0.576cm" fo:margin-left="0.000cm" fo:margin-right="0.000cm" fo:text-indent="0.071cm" style:page-number="auto"/>
      <style:text-properties/>
    </style:style>
    <style:style style:family="paragraph" style:name="P480" style:parent-style-name="Body text (2)">
      <style:paragraph-properties fo:background-color="transparent" fo:margin-top="0.000cm" fo:margin-bottom="0.000cm" fo:line-height="0.388cm" fo:margin-left="0.000cm" fo:margin-right="0.000cm" fo:text-indent="0.000cm" fo:text-align="right" style:page-number="auto"/>
      <style:text-properties/>
    </style:style>
    <style:style style:family="paragraph" style:name="P48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84" style:parent-style-name="Body text (2)">
      <style:paragraph-properties fo:background-color="transparent" fo:margin-top="0.000cm" fo:margin-bottom="0.000cm" fo:line-height="0.745cm" fo:margin-left="0.247cm" fo:margin-right="0.000cm" fo:text-indent="0.000cm" style:page-number="auto"/>
      <style:text-properties/>
    </style:style>
    <style:style style:family="paragraph" style:name="P485" style:parent-style-name="Body text (2)">
      <style:paragraph-properties fo:background-color="transparent" fo:margin-top="0.000cm" fo:margin-bottom="0.000cm" fo:line-height="0.388cm" fo:margin-left="0.000cm" fo:margin-right="0.000cm" fo:text-indent="0.000cm" fo:text-align="right" style:page-number="auto"/>
      <style:text-properties/>
    </style:style>
    <style:style style:family="paragraph" style:name="P486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4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88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48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90" style:parent-style-name="Body text (9)">
      <style:paragraph-properties fo:background-color="transparent" fo:margin-top="0.000cm" fo:margin-bottom="6.628cm" fo:margin-left="0.000cm" fo:margin-right="0.000cm" fo:text-indent="0.161cm" style:page-number="auto"/>
      <style:text-properties/>
    </style:style>
    <style:style style:family="paragraph" style:name="P491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4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94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495" style:parent-style-name="Body text (2)">
      <style:paragraph-properties fo:background-color="transparent" fo:margin-top="0.000cm" fo:margin-bottom="0.000cm" fo:line-height="0.388cm" fo:margin-left="0.282cm" fo:margin-right="0.000cm" fo:text-indent="-0.007cm" fo:text-align="left" style:page-number="auto"/>
      <style:text-properties/>
    </style:style>
    <style:style style:family="paragraph" style:name="P49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9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99" style:parent-style-name="Body text (2)">
      <style:paragraph-properties fo:background-color="transparent" fo:margin-top="0.000cm" fo:margin-bottom="0.000cm" fo:line-height="0.388cm" fo:margin-left="0.282cm" fo:margin-right="0.000cm" fo:text-indent="-0.007cm" fo:text-align="left" style:page-number="auto"/>
      <style:text-properties/>
    </style:style>
    <style:style style:family="paragraph" style:name="P500" style:parent-style-name="Table caption (4)">
      <style:paragraph-properties fo:background-color="transparent" fo:margin-top="0.000cm" fo:margin-bottom="0.000cm" fo:line-height="0.423cm" fo:margin-left="0.000cm" fo:margin-right="0.000cm" fo:text-indent="0.000cm" style:page-number="auto">
        <style:tab-stops>
          <style:tab-stop style:position="6.409cm" style:type="right"/>
        </style:tab-stops>
      </style:paragraph-properties>
      <style:text-properties/>
    </style:style>
    <style:style style:family="paragraph" style:name="P501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502" style:parent-style-name="Body text (2)">
      <style:paragraph-properties fo:background-color="transparent" fo:margin-top="0.000cm" fo:margin-bottom="0.000cm" fo:line-height="0.423cm" fo:margin-left="1.552cm" fo:margin-right="0.000cm" fo:text-indent="-0.003cm" fo:text-align="left" style:page-number="auto"/>
      <style:text-properties/>
    </style:style>
    <style:style style:family="paragraph" style:name="P50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504" style:parent-style-name="Body text (9)">
      <style:paragraph-properties fo:background-color="transparent" fo:margin-top="0.000cm" fo:margin-bottom="0.000cm" fo:line-height="0.728cm" fo:margin-left="0.564cm" fo:margin-right="0.000cm" fo:text-indent="0.011cm" style:page-number="auto">
        <style:tab-stops>
          <style:tab-stop style:position="7.792cm" style:type="right"/>
          <style:tab-stop style:position="8.153cm" style:type="left"/>
          <style:tab-stop style:position="15.552cm" style:type="right"/>
          <style:tab-stop style:position="15.841cm" style:type="right"/>
        </style:tab-stops>
      </style:paragraph-properties>
      <style:text-properties/>
    </style:style>
    <style:style style:family="paragraph" style:name="P5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08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>
        <style:tab-stops>
          <style:tab-stop style:position="16.117cm" style:type="right"/>
        </style:tab-stops>
      </style:paragraph-properties>
      <style:text-properties/>
    </style:style>
    <style:style style:family="paragraph" style:name="P5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11" style:parent-style-name="Body text (2)">
      <style:paragraph-properties fo:background-color="transparent" fo:margin-top="0.000cm" fo:margin-bottom="0.000cm" fo:line-height="0.423cm" fo:margin-left="1.552cm" fo:margin-right="0.000cm" fo:text-indent="0.014cm" fo:text-align="left" style:page-number="auto"/>
      <style:text-properties/>
    </style:style>
    <style:style style:family="paragraph" style:name="P512" style:parent-style-name="Body text (2)">
      <style:paragraph-properties fo:background-color="transparent" fo:margin-top="0.318cm" fo:margin-bottom="0.000cm" fo:line-height="0.423cm" fo:margin-left="0.000cm" fo:margin-right="0.000cm" fo:text-indent="0.000cm" style:page-number="auto"/>
      <style:text-properties/>
    </style:style>
    <style:style style:family="paragraph" style:name="P513" style:parent-style-name="Body text (2)">
      <style:paragraph-properties fo:background-color="transparent" fo:margin-top="0.000cm" fo:margin-bottom="0.000cm" fo:line-height="0.745cm" fo:margin-left="0.247cm" fo:margin-right="0.000cm" fo:text-indent="0.007cm" fo:text-align="justify" style:page-number="auto">
        <style:tab-stops>
          <style:tab-stop style:position="6.780cm" style:type="left"/>
        </style:tab-stops>
      </style:paragraph-properties>
      <style:text-properties/>
    </style:style>
    <style:style style:family="paragraph" style:name="P514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515" style:parent-style-name="Body text (9)">
      <style:paragraph-properties fo:background-color="transparent" fo:margin-top="0.000cm" fo:margin-bottom="0.000cm" fo:line-height="1.101cm" fo:margin-left="0.000cm" fo:margin-right="0.000cm" fo:text-indent="0.000cm" fo:text-align="right" style:page-number="auto"/>
      <style:text-properties/>
    </style:style>
    <style:style style:family="paragraph" style:name="P516" style:parent-style-name="Body text (2)">
      <style:paragraph-properties fo:background-color="transparent" fo:margin-top="0.000cm" fo:margin-bottom="1.492cm" fo:line-height="1.109cm" fo:margin-left="0.000cm" fo:margin-right="0.000cm" fo:text-indent="0.000cm" fo:text-align="right" style:page-number="auto"/>
      <style:text-properties/>
    </style:style>
    <style:style style:family="paragraph" style:name="P517" style:parent-style-name="Body text (2)">
      <style:paragraph-properties fo:background-color="transparent" fo:margin-top="0.000cm" fo:margin-bottom="0.000cm" fo:line-height="0.423cm" fo:margin-left="0.706cm" fo:margin-right="0.000cm" fo:text-indent="0.014cm" fo:text-align="left" style:page-number="auto"/>
      <style:text-properties/>
    </style:style>
    <style:style style:family="paragraph" style:name="P51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519" style:parent-style-name="Body text (2)">
      <style:paragraph-properties fo:background-color="transparent" fo:margin-top="0.000cm" fo:margin-bottom="0.635cm" fo:line-height="0.745cm" fo:margin-left="2.540cm" fo:margin-right="0.000cm" fo:text-indent="-1.228cm" fo:text-align="justify" style:page-number="auto">
        <style:tab-stops>
          <style:tab-stop style:position="0.008cm" style:type="left"/>
        </style:tab-stops>
      </style:paragraph-properties>
      <style:text-properties/>
    </style:style>
    <style:style style:family="paragraph" style:name="P52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2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24" style:parent-style-name="Body text (9)">
      <style:paragraph-properties fo:background-color="transparent" fo:margin-top="0.000cm" fo:margin-bottom="0.000cm" fo:margin-left="0.000cm" fo:margin-right="0.000cm" fo:text-indent="0.161cm" style:page-number="auto"/>
      <style:text-properties/>
    </style:style>
    <style:style style:family="paragraph" style:name="P525" style:parent-style-name="Body text (2)">
      <style:paragraph-properties fo:background-color="transparent" fo:margin-top="0.318cm" fo:margin-bottom="0.000cm" fo:line-height="0.999cm" fo:margin-left="1.164cm" fo:margin-right="0.000cm" fo:text-indent="-0.005cm" fo:text-align="left" style:page-number="auto"/>
      <style:text-properties/>
    </style:style>
    <style:style style:family="paragraph" style:name="P5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28" style:parent-style-name="Body text (2)">
      <style:paragraph-properties fo:background-color="transparent" fo:margin-top="0.000cm" fo:margin-bottom="1.039cm" fo:line-height="0.423cm" fo:margin-left="7.091cm" fo:margin-right="0.000cm" fo:text-indent="-0.017cm" fo:text-align="left" style:page-number="auto"/>
      <style:text-properties/>
    </style:style>
    <style:style style:family="paragraph" style:name="P529" style:parent-style-name="Body text (6)">
      <style:paragraph-properties fo:background-color="transparent" fo:margin-top="0.000cm" fo:margin-bottom="0.000cm" fo:line-height="0.353cm" fo:margin-left="7.655cm" fo:margin-right="0.000cm" fo:text-indent="0.007cm" fo:text-align="left" style:page-number="auto"/>
      <style:text-properties/>
    </style:style>
    <style:style style:family="paragraph" style:name="P530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531" style:parent-style-name="Body text (2)">
      <style:paragraph-properties fo:background-color="transparent" fo:margin-top="0.000cm" fo:margin-bottom="0.000cm" fo:line-height="0.572cm" fo:margin-left="0.000cm" fo:margin-right="0.000cm" fo:text-indent="0.000cm" style:page-number="auto"/>
      <style:text-properties/>
    </style:style>
    <style:style style:family="paragraph" style:name="P53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33" style:parent-style-name="Body text (2)">
      <style:paragraph-properties fo:background-color="transparent" fo:margin-top="0.000cm" fo:margin-bottom="0.000cm" fo:line-height="0.737cm" fo:margin-left="2.646cm" fo:margin-right="0.000cm" fo:text-indent="-1.342cm" fo:text-align="left" style:page-number="auto">
        <style:tab-stops>
          <style:tab-stop style:position="-0.080cm" style:type="left"/>
        </style:tab-stops>
      </style:paragraph-properties>
      <style:text-properties/>
    </style:style>
    <style:style style:family="paragraph" style:name="P5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3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536" style:parent-style-name="Body text (2)">
      <style:paragraph-properties fo:background-color="transparent" fo:margin-top="0.000cm" fo:margin-bottom="0.000cm" fo:margin-left="0.000cm" fo:margin-right="0.000cm" fo:text-indent="0.073cm" fo:text-align="justify" style:page-number="auto"/>
      <style:text-properties/>
    </style:style>
    <style:style style:family="paragraph" style:name="P537" style:parent-style-name="Body text (2)">
      <style:paragraph-properties fo:background-color="transparent" fo:margin-top="0.000cm" fo:margin-bottom="0.453cm" fo:line-height="0.745cm" fo:margin-left="0.000cm" fo:margin-right="0.000cm" fo:text-indent="0.000cm" style:page-number="auto"/>
      <style:text-properties/>
    </style:style>
    <style:style style:family="paragraph" style:name="P5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39" style:parent-style-name="Body text (2)">
      <style:paragraph-properties fo:background-color="transparent" fo:margin-top="0.000cm" fo:margin-bottom="0.000cm" fo:line-height="0.370cm" fo:margin-left="0.000cm" fo:margin-right="0.000cm" fo:text-indent="0.000cm" fo:text-align="right" style:page-number="auto"/>
      <style:text-properties/>
    </style:style>
    <style:style style:family="paragraph" style:name="P540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541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5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45" style:parent-style-name="Body text (2)">
      <style:paragraph-properties fo:break-after="page" fo:background-color="transparent" fo:margin-top="0.000cm" fo:margin-bottom="0.000cm" fo:line-height="0.423cm" fo:margin-left="7.938cm" fo:margin-right="0.000cm" fo:text-indent="-0.004cm" fo:text-align="left" style:page-number="auto"/>
      <style:text-properties/>
    </style:style>
    <style:style style:family="paragraph" style:name="P5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48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549" style:parent-style-name="Body text (2)">
      <style:paragraph-properties fo:background-color="transparent" fo:margin-top="0.000cm" fo:margin-bottom="0.811cm" fo:margin-left="0.000cm" fo:margin-right="0.000cm" fo:text-indent="0.000cm" style:page-number="auto"/>
      <style:text-properties/>
    </style:style>
    <style:style style:family="paragraph" style:name="P550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5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5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54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555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55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557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55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560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56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562" style:parent-style-name="Contents 1">
      <style:paragraph-properties fo:background-color="transparent" fo:margin-top="0.000cm" fo:margin-bottom="0.000cm" fo:margin-left="1.976cm" fo:margin-right="0.000cm" fo:text-indent="0.014cm" style:page-number="auto">
        <style:tab-stops>
          <style:tab-stop style:position="6.500cm" style:type="center"/>
          <style:tab-stop style:position="12.524cm" style:type="right"/>
        </style:tab-stops>
      </style:paragraph-properties>
      <style:text-properties/>
    </style:style>
    <style:style style:family="paragraph" style:name="P5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64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5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66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56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568" style:parent-style-name="Body text (6)">
      <style:paragraph-properties fo:break-after="page" fo:background-color="transparent" fo:margin-top="0.000cm" fo:margin-bottom="0.000cm" fo:line-height="0.353cm" fo:margin-left="7.938cm" fo:margin-right="0.000cm" fo:text-indent="-0.013cm" fo:text-align="left" style:page-number="auto"/>
      <style:text-properties/>
    </style:style>
    <style:style style:family="paragraph" style:name="P5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71" style:parent-style-name="Heading #1 (2)">
      <style:paragraph-properties fo:keep-with-next="always" fo:keep-together="always" fo:background-color="transparent" fo:margin-top="0.000cm" fo:margin-bottom="0.000cm" fo:line-height="0.423cm" fo:margin-left="6.738cm" fo:margin-right="0.000cm" fo:text-indent="0.001cm" fo:text-align="left" style:page-number="auto"/>
      <style:text-properties/>
    </style:style>
    <style:style style:family="paragraph" style:name="P572" style:parent-style-name="Body text (9)">
      <style:paragraph-properties fo:background-color="transparent" fo:margin-top="0.000cm" fo:margin-bottom="0.354cm" fo:line-height="0.745cm" fo:margin-left="0.600cm" fo:margin-right="0.000cm" fo:text-indent="0.001cm" style:page-number="auto">
        <style:tab-stops>
          <style:tab-stop style:position="6.563cm" style:type="left"/>
        </style:tab-stops>
      </style:paragraph-properties>
      <style:text-properties/>
    </style:style>
    <style:style style:family="paragraph" style:name="P573" style:parent-style-name="Body text (2)">
      <style:paragraph-properties fo:background-color="transparent" fo:margin-top="0.000cm" fo:margin-bottom="0.000cm" fo:line-height="0.388cm" fo:margin-left="0.282cm" fo:margin-right="0.000cm" fo:text-indent="-0.007cm" fo:text-align="left" style:page-number="auto"/>
      <style:text-properties/>
    </style:style>
    <style:style style:family="paragraph" style:name="P57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575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576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577" style:parent-style-name="Body text (2)">
      <style:paragraph-properties fo:background-color="transparent" fo:margin-top="0.000cm" fo:margin-bottom="0.000cm" fo:line-height="0.423cm" fo:margin-left="0.706cm" fo:margin-right="0.000cm" fo:text-indent="0.014cm" fo:text-align="left" style:page-number="auto"/>
      <style:text-properties/>
    </style:style>
    <style:style style:family="paragraph" style:name="P578" style:parent-style-name="Body text (2)">
      <style:paragraph-properties fo:background-color="transparent" fo:margin-top="0.000cm" fo:margin-bottom="0.000cm" fo:margin-left="0.000cm" fo:margin-right="0.000cm" fo:text-indent="0.161cm" fo:text-align="justify" style:page-number="auto"/>
      <style:text-properties/>
    </style:style>
    <style:style style:family="paragraph" style:name="P579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580" style:parent-style-name="Body text (2)">
      <style:paragraph-properties fo:background-color="transparent" fo:margin-top="0.000cm" fo:margin-bottom="0.318cm" fo:line-height="0.423cm" fo:margin-left="0.000cm" fo:margin-right="0.000cm" fo:text-indent="0.000cm" style:page-number="auto"/>
      <style:text-properties/>
    </style:style>
    <style:style style:family="paragraph" style:name="P58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582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583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584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58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586" style:parent-style-name="Body text (2)">
      <style:paragraph-properties fo:background-color="transparent" fo:margin-top="0.000cm" fo:margin-bottom="0.000cm" fo:line-height="0.388cm" fo:margin-left="0.000cm" fo:margin-right="0.000cm" fo:text-indent="0.000cm" fo:text-align="right" style:page-number="auto"/>
      <style:text-properties/>
    </style:style>
    <style:style style:family="paragraph" style:name="P587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588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589" style:parent-style-name="Heading #1 (3)">
      <style:paragraph-properties fo:keep-with-next="always" fo:keep-together="always" fo:background-color="transparent" fo:margin-top="0.000cm" fo:margin-bottom="0.000cm" fo:line-height="0.406cm" fo:margin-left="0.000cm" fo:margin-right="0.000cm" fo:text-indent="0.000cm" style:page-number="auto"/>
      <style:text-properties/>
    </style:style>
    <style:style style:family="paragraph" style:name="P591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592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593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594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595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596" style:parent-style-name="Body text (2)">
      <style:paragraph-properties fo:background-color="transparent" fo:margin-top="0.000cm" fo:margin-bottom="0.629cm" fo:line-height="0.737cm" fo:margin-left="0.000cm" fo:margin-right="0.000cm" fo:text-indent="0.065cm" fo:text-align="justify" style:page-number="auto">
        <style:tab-stops>
          <style:tab-stop style:position="1.281cm" style:type="left"/>
        </style:tab-stops>
      </style:paragraph-properties>
      <style:text-properties/>
    </style:style>
    <style:style style:family="paragraph" style:name="P597" style:parent-style-name="Body text (2)">
      <style:paragraph-properties fo:background-color="transparent" fo:margin-top="0.000cm" fo:margin-bottom="0.000cm" fo:line-height="0.388cm" fo:margin-left="0.000cm" fo:margin-right="0.000cm" fo:text-indent="0.000cm" style:page-number="auto"/>
      <style:text-properties/>
    </style:style>
    <style:style style:family="paragraph" style:name="P598" style:parent-style-name="Body text (2)">
      <style:paragraph-properties fo:background-color="transparent" fo:margin-top="0.000cm" fo:margin-bottom="1.386cm" fo:line-height="1.109cm" fo:margin-left="0.000cm" fo:margin-right="0.000cm" fo:text-indent="0.000cm" fo:text-align="right" style:page-number="auto"/>
      <style:text-properties/>
    </style:style>
    <style:style style:family="paragraph" style:name="P599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600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601" style:parent-style-name="Body text (2)">
      <style:paragraph-properties fo:background-color="transparent" fo:margin-top="0.000cm" fo:margin-bottom="0.000cm" fo:line-height="0.423cm" fo:margin-left="2.011cm" fo:margin-right="0.000cm" fo:text-indent="0.004cm" fo:text-align="left" style:page-number="auto"/>
      <style:text-properties/>
    </style:style>
    <style:style style:family="paragraph" style:name="P602" style:parent-style-name="Body text (2)">
      <style:paragraph-properties fo:background-color="transparent" fo:margin-top="0.000cm" fo:margin-bottom="0.000cm" fo:line-height="0.423cm" fo:margin-left="1.305cm" fo:margin-right="0.000cm" fo:text-indent="-0.010cm" fo:text-align="left" style:page-number="auto"/>
      <style:text-properties/>
    </style:style>
    <style:style style:family="paragraph" style:name="P603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604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605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606" style:parent-style-name="Body text (2)">
      <style:paragraph-properties fo:background-color="transparent" fo:margin-top="0.000cm" fo:margin-bottom="0.000cm" fo:line-height="0.745cm" fo:margin-left="1.658cm" fo:margin-right="0.000cm" fo:text-indent="0.001cm" fo:text-align="left" style:page-number="auto"/>
      <style:text-properties/>
    </style:style>
    <style:style style:family="paragraph" style:name="P607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608" style:parent-style-name="Body text (9)">
      <style:paragraph-properties fo:background-color="transparent" fo:margin-top="0.000cm" fo:margin-bottom="13.083cm" fo:margin-left="0.000cm" fo:margin-right="6.350cm" fo:text-indent="0.070cm" fo:text-align="left" style:page-number="auto"/>
      <style:text-properties/>
    </style:style>
    <style:style style:family="paragraph" style:name="P609" style:parent-style-name="Body text (2)">
      <style:paragraph-properties fo:background-color="transparent" fo:margin-top="0.000cm" fo:margin-bottom="0.000cm" fo:margin-left="0.000cm" fo:margin-right="0.000cm" fo:text-indent="0.071cm" fo:text-align="justify" style:page-number="auto">
        <style:tab-stops>
          <style:tab-stop style:position="16.132cm" style:type="right"/>
        </style:tab-stops>
      </style:paragraph-properties>
      <style:text-properties/>
    </style:style>
    <style:style style:family="paragraph" style:name="P6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11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612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61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614" style:parent-style-name="Contents 1">
      <style:paragraph-properties fo:background-color="transparent" fo:margin-top="0.000cm" fo:margin-bottom="0.000cm" fo:line-height="1.084cm" fo:margin-left="5.644cm" fo:margin-right="0.000cm" fo:text-indent="-0.006cm" style:page-number="auto">
        <style:tab-stops>
          <style:tab-stop style:position="0.838cm" style:type="left"/>
          <style:tab-stop style:position="10.424cm" style:type="right"/>
        </style:tab-stops>
      </style:paragraph-properties>
      <style:text-properties/>
    </style:style>
    <style:style style:family="paragraph" style:name="P6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16" style:parent-style-name="Body text (2)">
      <style:paragraph-properties fo:background-color="transparent" fo:margin-top="0.000cm" fo:margin-bottom="0.000cm" fo:line-height="0.677cm" fo:margin-left="0.811cm" fo:margin-right="0.000cm" fo:text-indent="-0.748cm" fo:text-align="left" style:page-number="auto"/>
      <style:text-properties/>
    </style:style>
    <style:style style:family="paragraph" style:name="P6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18" style:parent-style-name="Body text (2)">
      <style:paragraph-properties fo:background-color="transparent" fo:margin-top="0.000cm" fo:margin-bottom="0.635cm" fo:line-height="0.745cm" fo:margin-left="0.000cm" fo:margin-right="0.000cm" fo:text-indent="0.066cm" fo:text-align="justify" style:page-number="auto">
        <style:tab-stops>
          <style:tab-stop style:position="1.273cm" style:type="left"/>
        </style:tab-stops>
      </style:paragraph-properties>
      <style:text-properties/>
    </style:style>
    <style:style style:family="paragraph" style:name="P619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620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62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622" style:parent-style-name="Body text (2)">
      <style:paragraph-properties fo:background-color="transparent" fo:margin-top="0.000cm" fo:margin-bottom="0.517cm" fo:line-height="0.423cm" fo:margin-left="0.000cm" fo:margin-right="0.000cm" fo:text-indent="0.060cm" fo:text-align="justify" style:page-number="auto">
        <style:tab-stops>
          <style:tab-stop style:position="6.937cm" style:type="left"/>
        </style:tab-stops>
      </style:paragraph-properties>
      <style:text-properties/>
    </style:style>
    <style:style style:family="paragraph" style:name="P623" style:parent-style-name="Body text (2)">
      <style:paragraph-properties fo:background-color="transparent" fo:margin-top="0.000cm" fo:margin-bottom="0.000cm" fo:line-height="0.576cm" fo:margin-left="0.000cm" fo:margin-right="0.000cm" fo:text-indent="0.000cm" style:page-number="auto"/>
      <style:text-properties/>
    </style:style>
    <style:style style:family="paragraph" style:name="P624" style:parent-style-name="Body text (2)">
      <style:paragraph-properties fo:background-color="transparent" fo:margin-top="0.000cm" fo:margin-bottom="0.453cm" fo:line-height="0.745cm" fo:margin-left="0.000cm" fo:margin-right="0.000cm" fo:text-indent="0.000cm" style:page-number="auto"/>
      <style:text-properties/>
    </style:style>
    <style:style style:family="paragraph" style:name="P625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6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28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629" style:parent-style-name="Body text (7)">
      <style:paragraph-properties fo:background-color="transparent" fo:margin-top="0.000cm" fo:margin-bottom="0.501cm" fo:line-height="0.370cm" fo:margin-left="0.035cm" fo:margin-right="0.000cm" fo:text-indent="0.000cm" style:page-number="auto"/>
      <style:text-properties/>
    </style:style>
    <style:style style:family="paragraph" style:name="P630" style:parent-style-name="Body text (2)">
      <style:paragraph-properties fo:background-color="transparent" fo:margin-top="0.000cm" fo:margin-bottom="0.000cm" fo:line-height="0.388cm" fo:margin-left="0.000cm" fo:margin-right="0.000cm" fo:text-indent="0.000cm" fo:text-align="right" style:page-number="auto"/>
      <style:text-properties/>
    </style:style>
    <style:style style:family="paragraph" style:name="P631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632" style:parent-style-name="Body text (2)">
      <style:paragraph-properties fo:background-color="transparent" fo:margin-top="0.000cm" fo:margin-bottom="0.318cm" fo:line-height="0.423cm" fo:margin-left="2.434cm" fo:margin-right="0.000cm" fo:text-indent="-0.013cm" fo:text-align="left" style:page-number="auto"/>
      <style:text-properties/>
    </style:style>
    <style:style style:family="paragraph" style:name="P633" style:parent-style-name="Heading #1 (6)">
      <style:paragraph-properties fo:keep-with-next="always" fo:keep-together="always" fo:background-color="transparent" fo:margin-top="0.000cm" fo:margin-bottom="0.000cm" fo:line-height="0.423cm" fo:margin-left="1.976cm" fo:margin-right="0.000cm" fo:text-indent="0.014cm" fo:text-align="left" style:page-number="auto"/>
      <style:text-properties/>
    </style:style>
    <style:style style:family="paragraph" style:name="P6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35" style:parent-style-name="Body text (14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636" style:parent-style-name="Body text (2)">
      <style:paragraph-properties fo:background-color="transparent" fo:margin-top="0.000cm" fo:margin-bottom="0.453cm" fo:line-height="0.745cm" fo:margin-left="0.000cm" fo:margin-right="0.000cm" fo:text-indent="0.000cm" style:page-number="auto"/>
      <style:text-properties/>
    </style:style>
    <style:style style:family="paragraph" style:name="P63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638" style:parent-style-name="Body text (8)">
      <style:paragraph-properties fo:background-color="transparent" fo:margin-top="0.000cm" fo:margin-bottom="0.129cm" fo:line-height="0.370cm" fo:margin-left="0.000cm" fo:margin-right="0.035cm" fo:text-indent="0.000cm" style:page-number="auto"/>
      <style:text-properties/>
    </style:style>
    <style:style style:family="paragraph" style:name="P63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640" style:parent-style-name="Body text (2)">
      <style:paragraph-properties fo:background-color="transparent" fo:margin-top="0.000cm" fo:margin-bottom="0.000cm" fo:line-height="0.423cm" fo:margin-left="2.081cm" fo:margin-right="0.000cm" fo:text-indent="0.001cm" fo:text-align="left" style:page-number="auto"/>
      <style:text-properties/>
    </style:style>
    <style:style style:family="paragraph" style:name="P641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6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43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644" style:parent-style-name="Contents 1">
      <style:paragraph-properties fo:background-color="transparent" fo:margin-top="0.000cm" fo:margin-bottom="0.000cm" fo:margin-left="0.247cm" fo:margin-right="0.000cm" fo:text-indent="0.007cm" style:page-number="auto">
        <style:tab-stops>
          <style:tab-stop style:position="8.033cm" style:type="right"/>
          <style:tab-stop style:position="8.285cm" style:type="left"/>
          <style:tab-stop style:position="14.252cm" style:type="right"/>
          <style:tab-stop style:position="15.858cm" style:type="right"/>
        </style:tab-stops>
      </style:paragraph-properties>
      <style:text-properties/>
    </style:style>
    <style:style style:family="paragraph" style:name="P645" style:parent-style-name="Body text (11)">
      <style:paragraph-properties fo:background-color="transparent" fo:margin-top="0.000cm" fo:margin-bottom="0.000cm" fo:line-height="0.353cm" fo:margin-left="7.655cm" fo:margin-right="0.000cm" fo:text-indent="0.007cm" fo:text-align="left" style:page-number="auto"/>
      <style:text-properties/>
    </style:style>
    <style:style style:family="paragraph" style:name="P6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47" style:parent-style-name="Body text (2)">
      <style:paragraph-properties fo:background-color="transparent" fo:margin-top="0.000cm" fo:margin-bottom="0.000cm" fo:line-height="0.495cm" fo:margin-left="0.000cm" fo:margin-right="0.000cm" fo:text-indent="0.060cm" fo:text-align="justify" style:page-number="auto"/>
      <style:text-properties/>
    </style:style>
    <style:style style:family="paragraph" style:name="P6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4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52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653" style:parent-style-name="Body text (2)">
      <style:paragraph-properties fo:background-color="transparent" fo:margin-top="0.000cm" fo:margin-bottom="0.933cm" fo:line-height="0.423cm" fo:margin-left="7.056cm" fo:margin-right="0.000cm" fo:text-indent="0.012cm" fo:text-align="left" style:page-number="auto"/>
      <style:text-properties/>
    </style:style>
    <style:style style:family="paragraph" style:name="P6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55" style:parent-style-name="Body text (2)">
      <style:paragraph-properties fo:background-color="transparent" fo:margin-top="0.000cm" fo:margin-bottom="0.000cm" fo:line-height="0.423cm" fo:margin-left="0.811cm" fo:margin-right="0.000cm" fo:text-indent="-0.748cm" fo:text-align="left" style:page-number="auto"/>
      <style:text-properties/>
    </style:style>
    <style:style style:family="paragraph" style:name="P656" style:parent-style-name="Body text (2)">
      <style:paragraph-properties fo:background-color="transparent" fo:margin-top="0.000cm" fo:margin-bottom="0.000cm" fo:line-height="0.423cm" fo:margin-left="0.811cm" fo:margin-right="0.000cm" fo:text-indent="-0.748cm" fo:text-align="left" style:page-number="auto"/>
      <style:text-properties/>
    </style:style>
    <style:style style:family="paragraph" style:name="P6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58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659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660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6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63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664" style:parent-style-name="Body text (2)">
      <style:paragraph-properties fo:background-color="transparent" fo:margin-top="0.000cm" fo:margin-bottom="0.000cm" fo:margin-left="0.000cm" fo:margin-right="0.000cm" fo:text-indent="0.073cm" fo:text-align="justify" style:page-number="auto"/>
      <style:text-properties/>
    </style:style>
    <style:style style:family="paragraph" style:name="P665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666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66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669" style:parent-style-name="Body text (2)">
      <style:paragraph-properties fo:background-color="transparent" fo:margin-top="0.000cm" fo:margin-bottom="0.000cm" fo:line-height="0.576cm" fo:margin-left="0.000cm" fo:margin-right="0.000cm" fo:text-indent="0.000cm" style:page-number="auto"/>
      <style:text-properties/>
    </style:style>
    <style:style style:family="paragraph" style:name="P670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671" style:parent-style-name="Heading #1 (4)">
      <style:paragraph-properties fo:keep-with-next="always" fo:keep-together="always" fo:background-color="transparent" fo:margin-top="0.000cm" fo:margin-bottom="0.000cm" fo:line-height="0.406cm" fo:margin-left="0.000cm" fo:margin-right="0.000cm" fo:text-indent="0.000cm" style:page-number="auto"/>
      <style:text-properties/>
    </style:style>
    <style:style style:family="paragraph" style:name="P672" style:parent-style-name="Heading #1 (7)">
      <style:paragraph-properties fo:keep-with-next="always" fo:keep-together="always"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6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7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675" style:parent-style-name="Body text (2)">
      <style:paragraph-properties fo:background-color="transparent" fo:margin-top="0.000cm" fo:margin-bottom="0.000cm" fo:line-height="0.423cm" fo:margin-left="0.706cm" fo:margin-right="0.000cm" fo:text-indent="0.014cm" fo:text-align="left" style:page-number="auto"/>
      <style:text-properties/>
    </style:style>
    <style:style style:family="paragraph" style:name="P676" style:parent-style-name="Contents 1">
      <style:paragraph-properties fo:background-color="transparent" fo:margin-top="0.000cm" fo:margin-bottom="0.000cm" fo:line-height="1.101cm" fo:margin-left="5.644cm" fo:margin-right="0.000cm" fo:text-indent="-0.006cm" style:page-number="auto">
        <style:tab-stops>
          <style:tab-stop style:position="0.804cm" style:type="left"/>
          <style:tab-stop style:position="10.461cm" style:type="right"/>
        </style:tab-stops>
      </style:paragraph-properties>
      <style:text-properties/>
    </style:style>
    <style:style style:family="paragraph" style:name="P6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78" style:parent-style-name="Body text (2)">
      <style:paragraph-properties fo:background-color="transparent" fo:margin-top="0.000cm" fo:margin-bottom="0.000cm" fo:line-height="0.423cm" fo:margin-left="0.811cm" fo:margin-right="0.000cm" fo:text-indent="-0.748cm" fo:text-align="left" style:page-number="auto"/>
      <style:text-properties/>
    </style:style>
    <style:style style:family="paragraph" style:name="P6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82" style:parent-style-name="Body text (2)">
      <style:paragraph-properties fo:background-color="transparent" fo:margin-top="0.000cm" fo:margin-bottom="0.453cm" fo:line-height="0.745cm" fo:margin-left="0.000cm" fo:margin-right="0.000cm" fo:text-indent="0.000cm" style:page-number="auto"/>
      <style:text-properties/>
    </style:style>
    <style:style style:family="paragraph" style:name="P6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85" style:parent-style-name="Table caption (7)">
      <style:paragraph-properties fo:background-color="transparent" fo:margin-top="0.000cm" fo:margin-bottom="0.000cm" fo:line-height="0.353cm" fo:margin-left="0.000cm" fo:margin-right="0.000cm" fo:text-indent="0.000cm" fo:text-align="left" style:page-number="auto"/>
      <style:text-properties/>
    </style:style>
    <style:style style:family="paragraph" style:name="P6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87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6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89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690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6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94" style:parent-style-name="Body text (2)">
      <style:paragraph-properties fo:background-color="transparent" fo:margin-top="0.000cm" fo:margin-bottom="0.000cm" fo:line-height="0.576cm" fo:margin-left="0.035cm" fo:margin-right="0.000cm" fo:text-indent="0.000cm" style:page-number="auto"/>
      <style:text-properties/>
    </style:style>
    <style:style style:family="paragraph" style:name="P695" style:parent-style-name="Body text (9)">
      <style:paragraph-properties fo:background-color="transparent" fo:margin-top="0.000cm" fo:margin-bottom="0.000cm" fo:margin-left="0.000cm" fo:margin-right="0.000cm" fo:text-indent="0.161cm" style:page-number="auto"/>
      <style:text-properties/>
    </style:style>
    <style:style style:family="paragraph" style:name="P696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6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98" style:parent-style-name="Body text (2)">
      <style:paragraph-properties fo:background-color="transparent" fo:margin-top="0.000cm" fo:margin-bottom="0.000cm" fo:line-height="0.423cm" fo:margin-left="0.811cm" fo:margin-right="0.000cm" fo:text-indent="-0.748cm" fo:text-align="left" style:page-number="auto"/>
      <style:text-properties/>
    </style:style>
    <style:style style:family="paragraph" style:name="P699" style:parent-style-name="Body text (2)">
      <style:paragraph-properties fo:background-color="transparent" fo:margin-top="0.000cm" fo:margin-bottom="0.000cm" fo:line-height="0.388cm" fo:margin-left="2.117cm" fo:margin-right="0.000cm" fo:text-indent="0.000cm" fo:text-align="left" style:page-number="auto"/>
      <style:text-properties/>
    </style:style>
    <style:style style:family="paragraph" style:name="P700" style:parent-style-name="Body text (2)">
      <style:paragraph-properties fo:background-color="transparent" fo:margin-top="0.000cm" fo:margin-bottom="0.635cm" fo:line-height="0.737cm" fo:margin-left="0.000cm" fo:margin-right="0.000cm" fo:text-indent="0.060cm" fo:text-align="justify" style:page-number="auto">
        <style:tab-stops>
          <style:tab-stop style:position="1.266cm" style:type="left"/>
        </style:tab-stops>
      </style:paragraph-properties>
      <style:text-properties/>
    </style:style>
    <style:style style:family="paragraph" style:name="P701" style:parent-style-name="Body text (2)">
      <style:paragraph-properties fo:background-color="transparent" fo:margin-top="0.000cm" fo:margin-bottom="0.000cm" fo:line-height="0.388cm" fo:margin-left="0.000cm" fo:margin-right="0.000cm" fo:text-indent="0.000cm" fo:text-align="right" style:page-number="auto"/>
      <style:text-properties/>
    </style:style>
    <style:style style:family="paragraph" style:name="P702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703" style:parent-style-name="Body text (9)">
      <style:paragraph-properties fo:background-color="transparent" fo:margin-top="0.000cm" fo:margin-bottom="0.460cm" fo:line-height="0.745cm" fo:margin-left="0.600cm" fo:margin-right="0.000cm" fo:text-indent="0.001cm" style:page-number="auto">
        <style:tab-stops>
          <style:tab-stop style:position="6.428cm" style:type="left"/>
        </style:tab-stops>
      </style:paragraph-properties>
      <style:text-properties/>
    </style:style>
    <style:style style:family="paragraph" style:name="P704" style:parent-style-name="Table caption (5)">
      <style:paragraph-properties fo:background-color="transparent" fo:margin-top="0.000cm" fo:margin-bottom="0.000cm" fo:line-height="0.370cm" fo:margin-left="0.000cm" fo:margin-right="0.000cm" fo:text-indent="0.000cm" fo:text-align="left" style:page-number="auto"/>
      <style:text-properties/>
    </style:style>
    <style:style style:family="paragraph" style:name="P705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706" style:parent-style-name="Body text (6)">
      <style:paragraph-properties fo:background-color="transparent" fo:margin-top="0.000cm" fo:margin-bottom="0.000cm" fo:line-height="0.353cm" fo:margin-left="7.655cm" fo:margin-right="0.000cm" fo:text-indent="-0.001cm" fo:text-align="left" style:page-number="auto"/>
      <style:text-properties/>
    </style:style>
    <style:style style:family="paragraph" style:name="P707" style:parent-style-name="Body text (2)">
      <style:paragraph-properties fo:background-color="transparent" fo:margin-top="0.000cm" fo:margin-bottom="0.000cm" fo:margin-left="0.000cm" fo:margin-right="0.000cm" fo:text-indent="0.071cm" fo:text-align="justify" style:page-number="auto"/>
      <style:text-properties/>
    </style:style>
    <style:style style:family="paragraph" style:name="P708" style:parent-style-name="Body text (2)">
      <style:paragraph-properties fo:background-color="transparent" fo:margin-top="0.318cm" fo:margin-bottom="0.000cm" fo:line-height="0.423cm" fo:margin-left="1.270cm" fo:margin-right="0.000cm" fo:text-indent="0.008cm" fo:text-align="left" style:page-number="auto"/>
      <style:text-properties/>
    </style:style>
    <style:style style:family="paragraph" style:name="P7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10" style:parent-style-name="Body text (9)">
      <style:paragraph-properties fo:background-color="transparent" fo:margin-top="0.000cm" fo:margin-bottom="0.000cm" fo:line-height="0.728cm" fo:margin-left="0.600cm" fo:margin-right="0.000cm" fo:text-indent="0.001cm" style:page-number="auto">
        <style:tab-stops>
          <style:tab-stop style:position="7.791cm" style:type="right"/>
          <style:tab-stop style:position="8.152cm" style:type="left"/>
          <style:tab-stop style:position="13.523cm" style:type="right"/>
          <style:tab-stop style:position="14.014cm" style:type="right"/>
          <style:tab-stop style:position="15.532cm" style:type="right"/>
        </style:tab-stops>
      </style:paragraph-properties>
      <style:text-properties/>
    </style:style>
    <style:style style:family="paragraph" style:name="P7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12" style:parent-style-name="Body text (9)">
      <style:paragraph-properties fo:background-color="transparent" fo:margin-top="0.000cm" fo:margin-bottom="0.530cm" fo:margin-left="0.000cm" fo:margin-right="0.000cm" fo:text-indent="0.161cm" style:page-number="auto"/>
      <style:text-properties/>
    </style:style>
    <style:style style:family="paragraph" style:name="P71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14" style:parent-style-name="Body text (2)">
      <style:paragraph-properties fo:background-color="transparent" fo:margin-top="0.000cm" fo:margin-bottom="2.712cm" fo:margin-left="2.646cm" fo:margin-right="2.681cm" fo:text-indent="-0.010cm" fo:text-align="left" style:page-number="auto"/>
      <style:text-properties/>
    </style:style>
    <style:style style:family="paragraph" style:name="P7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17" style:parent-style-name="Body text (2)">
      <style:paragraph-properties fo:background-color="transparent" fo:margin-top="0.000cm" fo:margin-bottom="0.000cm" fo:margin-left="0.000cm" fo:margin-right="0.000cm" fo:text-indent="0.093cm" fo:text-align="justify" style:page-number="auto">
        <style:tab-stops>
          <style:tab-stop style:position="16.069cm" style:type="right"/>
        </style:tab-stops>
      </style:paragraph-properties>
      <style:text-properties/>
    </style:style>
    <style:style style:family="paragraph" style:name="P718" style:parent-style-name="Body text (2)">
      <style:paragraph-properties fo:background-color="transparent" fo:margin-top="0.000cm" fo:margin-bottom="0.000cm" fo:line-height="0.521cm" fo:margin-left="0.000cm" fo:margin-right="0.106cm" fo:text-indent="0.000cm" style:page-number="auto"/>
      <style:text-properties/>
    </style:style>
    <style:style style:family="paragraph" style:name="P7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2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7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23" style:parent-style-name="Body text (9)">
      <style:paragraph-properties fo:background-color="transparent" fo:margin-top="0.000cm" fo:margin-bottom="0.325cm" fo:line-height="0.576cm" fo:margin-left="0.000cm" fo:margin-right="0.000cm" fo:text-indent="0.161cm" style:page-number="auto">
        <style:tab-stops>
          <style:tab-stop style:position="6.460cm" style:type="right"/>
          <style:tab-stop style:position="7.440cm" style:type="right"/>
          <style:tab-stop style:position="7.583cm" style:type="right"/>
        </style:tab-stops>
      </style:paragraph-properties>
      <style:text-properties/>
    </style:style>
    <style:style style:family="paragraph" style:name="P7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25" style:parent-style-name="Body text (2)">
      <style:paragraph-properties fo:background-color="transparent" fo:margin-top="0.000cm" fo:margin-bottom="0.000cm" fo:line-height="0.999cm" fo:margin-left="1.164cm" fo:margin-right="0.000cm" fo:text-indent="-0.005cm" fo:text-align="left" style:page-number="auto"/>
      <style:text-properties/>
    </style:style>
    <style:style style:family="paragraph" style:name="P726" style:parent-style-name="Body text (2)">
      <style:paragraph-properties fo:background-color="transparent" fo:margin-top="0.000cm" fo:margin-bottom="0.000cm" fo:line-height="0.423cm" fo:margin-left="1.058cm" fo:margin-right="0.000cm" fo:text-indent="-0.008cm" fo:text-align="left" style:page-number="auto"/>
      <style:text-properties/>
    </style:style>
    <style:style style:family="paragraph" style:name="P7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28" style:parent-style-name="Body text (2)">
      <style:paragraph-properties fo:background-color="transparent" fo:margin-top="0.000cm" fo:margin-bottom="0.000cm" fo:line-height="0.423cm" fo:margin-left="1.305cm" fo:margin-right="0.000cm" fo:text-indent="0.016cm" fo:text-align="left" style:page-number="auto"/>
      <style:text-properties/>
    </style:style>
    <style:style style:family="paragraph" style:name="P729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7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31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73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33" style:parent-style-name="Body text (2)">
      <style:paragraph-properties fo:background-color="transparent" fo:margin-top="0.000cm" fo:margin-bottom="0.530cm" fo:line-height="0.745cm" fo:margin-left="2.540cm" fo:margin-right="0.000cm" fo:text-indent="-1.228cm" fo:text-align="justify" style:page-number="auto">
        <style:tab-stops>
          <style:tab-stop style:position="0.008cm" style:type="left"/>
        </style:tab-stops>
      </style:paragraph-properties>
      <style:text-properties/>
    </style:style>
    <style:style style:family="paragraph" style:name="P7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3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736" style:parent-style-name="Body text (2)">
      <style:paragraph-properties fo:background-color="transparent" fo:margin-top="0.000cm" fo:margin-bottom="0.000cm" fo:line-height="0.388cm" fo:margin-left="0.000cm" fo:margin-right="0.000cm" fo:text-indent="0.000cm" fo:text-align="right" style:page-number="auto"/>
      <style:text-properties/>
    </style:style>
    <style:style style:family="paragraph" style:name="P737" style:parent-style-name="Body text (2)">
      <style:paragraph-properties fo:background-color="transparent" fo:margin-top="8.585cm" fo:margin-bottom="0.000cm" fo:line-height="0.423cm" fo:margin-left="7.655cm" fo:margin-right="0.000cm" fo:text-indent="0.007cm" fo:text-align="left" style:page-number="auto"/>
      <style:text-properties/>
    </style:style>
    <style:style style:family="paragraph" style:name="P7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39" style:parent-style-name="Body text (2)">
      <style:paragraph-properties fo:background-color="transparent" fo:margin-top="0.000cm" fo:margin-bottom="0.000cm" fo:line-height="0.388cm" fo:margin-left="0.000cm" fo:margin-right="0.000cm" fo:text-indent="0.000cm" fo:text-align="right" style:page-number="auto"/>
      <style:text-properties/>
    </style:style>
    <style:style style:family="paragraph" style:name="P7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41" style:parent-style-name="Body text (2)">
      <style:paragraph-properties fo:background-color="transparent" fo:margin-top="0.000cm" fo:margin-bottom="0.642cm" fo:line-height="0.745cm" fo:margin-left="0.000cm" fo:margin-right="0.000cm" fo:text-indent="0.066cm" fo:text-align="justify" style:page-number="auto">
        <style:tab-stops>
          <style:tab-stop style:position="1.273cm" style:type="left"/>
        </style:tab-stops>
      </style:paragraph-properties>
      <style:text-properties/>
    </style:style>
    <style:style style:family="paragraph" style:name="P7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43" style:parent-style-name="Body text (6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744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74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746" style:parent-style-name="Body text (2)">
      <style:paragraph-properties fo:background-color="transparent" fo:margin-top="0.000cm" fo:margin-bottom="0.000cm" fo:line-height="0.728cm" fo:margin-left="1.623cm" fo:margin-right="0.000cm" fo:text-indent="0.011cm" fo:text-align="left" style:page-number="auto"/>
      <style:text-properties/>
    </style:style>
    <style:style style:family="paragraph" style:name="P7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48" style:parent-style-name="Table caption (2)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749" style:parent-style-name="Body text (2)">
      <style:paragraph-properties fo:background-color="transparent" fo:margin-top="0.000cm" fo:margin-bottom="0.510cm" fo:line-height="0.423cm" fo:margin-left="0.000cm" fo:margin-right="0.000cm" fo:text-indent="0.057cm" fo:text-align="justify" style:page-number="auto">
        <style:tab-stops>
          <style:tab-stop style:position="8.261cm" style:type="right"/>
          <style:tab-stop style:position="10.166cm" style:type="right"/>
          <style:tab-stop style:position="11.367cm" style:type="right"/>
          <style:tab-stop style:position="12.160cm" style:type="center"/>
          <style:tab-stop style:position="14.402cm" style:type="right"/>
        </style:tab-stops>
      </style:paragraph-properties>
      <style:text-properties/>
    </style:style>
    <style:style style:family="paragraph" style:name="P7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51" style:parent-style-name="Body text (2)">
      <style:paragraph-properties fo:background-color="transparent" fo:margin-top="0.000cm" fo:margin-bottom="0.000cm" fo:line-height="0.423cm" fo:margin-left="7.091cm" fo:margin-right="0.000cm" fo:text-indent="-0.017cm" fo:text-align="left" style:page-number="auto"/>
      <style:text-properties/>
    </style:style>
    <style:style style:family="paragraph" style:name="P75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753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754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755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756" style:parent-style-name="Body text (2)">
      <style:paragraph-properties fo:background-color="transparent" fo:margin-top="0.000cm" fo:margin-bottom="0.000cm" fo:line-height="0.388cm" fo:margin-left="0.000cm" fo:margin-right="0.000cm" fo:text-indent="0.000cm" fo:text-align="right" style:page-number="auto"/>
      <style:text-properties/>
    </style:style>
    <style:style style:family="paragraph" style:name="P757" style:parent-style-name="Body text (2)">
      <style:paragraph-properties fo:background-color="transparent" fo:margin-top="0.000cm" fo:margin-bottom="0.000cm" fo:line-height="0.423cm" fo:margin-left="0.776cm" fo:margin-right="0.000cm" fo:text-indent="0.003cm" fo:text-align="left" style:page-number="auto"/>
      <style:text-properties/>
    </style:style>
    <style:style style:family="paragraph" style:name="P758" style:parent-style-name="Contents 1">
      <style:paragraph-properties fo:background-color="transparent" fo:margin-top="0.000cm" fo:margin-bottom="0.000cm" fo:margin-left="1.658cm" fo:margin-right="0.000cm" fo:text-indent="0.001cm" fo:text-align="left" style:page-number="auto"/>
      <style:text-properties/>
    </style:style>
    <style:style style:family="paragraph" style:name="P759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760" style:parent-style-name="Body text (2)">
      <style:paragraph-properties fo:background-color="transparent" fo:margin-top="0.000cm" fo:margin-bottom="0.000cm" fo:line-height="0.388cm" fo:margin-left="0.282cm" fo:margin-right="0.000cm" fo:text-indent="-0.007cm" fo:text-align="left" style:page-number="auto"/>
      <style:text-properties/>
    </style:style>
    <style:style style:family="paragraph" style:name="P7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62" style:parent-style-name="Table caption (8)">
      <style:paragraph-properties fo:background-color="transparent" fo:margin-top="0.000cm" fo:margin-bottom="0.000cm" fo:line-height="0.353cm" fo:margin-left="0.000cm" fo:margin-right="0.000cm" fo:text-indent="0.000cm" fo:text-align="left" style:page-number="auto"/>
      <style:text-properties/>
    </style:style>
    <style:style style:family="paragraph" style:name="P763" style:parent-style-name="Body text (13)">
      <style:paragraph-properties fo:background-color="transparent" fo:margin-top="0.000cm" fo:margin-bottom="0.000cm" fo:line-height="0.335cm" fo:margin-left="0.000cm" fo:margin-right="0.000cm" fo:text-indent="0.051cm" fo:text-align="left" style:page-number="auto"/>
      <style:text-properties/>
    </style:style>
    <style:style style:family="paragraph" style:name="P764" style:parent-style-name="Body text (2)">
      <style:paragraph-properties fo:background-color="transparent" fo:margin-top="0.000cm" fo:margin-bottom="0.000cm" fo:line-height="0.370cm" fo:margin-left="2.540cm" fo:margin-right="0.000cm" fo:text-indent="0.000cm" fo:text-align="left" style:page-number="auto"/>
      <style:text-properties/>
    </style:style>
    <style:style style:family="paragraph" style:name="P766" style:parent-style-name="Contents 1">
      <style:paragraph-properties fo:background-color="transparent" fo:margin-top="0.000cm" fo:margin-bottom="0.000cm" fo:line-height="1.084cm" fo:margin-left="5.644cm" fo:margin-right="0.000cm" fo:text-indent="-0.006cm" style:page-number="auto">
        <style:tab-stops>
          <style:tab-stop style:position="0.838cm" style:type="left"/>
          <style:tab-stop style:position="10.424cm" style:type="right"/>
        </style:tab-stops>
      </style:paragraph-properties>
      <style:text-properties/>
    </style:style>
    <style:style style:family="paragraph" style:name="P76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768" style:parent-style-name="Body text (2)">
      <style:paragraph-properties fo:background-color="transparent" fo:margin-top="0.000cm" fo:margin-bottom="0.000cm" fo:line-height="0.388cm" fo:margin-left="0.000cm" fo:margin-right="0.000cm" fo:text-indent="0.000cm" fo:text-align="right" style:page-number="auto"/>
      <style:text-properties/>
    </style:style>
    <style:style style:family="paragraph" style:name="P769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770" style:parent-style-name="Body text (2)">
      <style:paragraph-properties fo:background-color="transparent" fo:margin-top="0.318cm" fo:margin-bottom="0.000cm" fo:line-height="0.423cm" fo:margin-left="0.000cm" fo:margin-right="0.000cm" fo:text-indent="0.000cm" style:page-number="auto"/>
      <style:text-properties/>
    </style:style>
    <style:style style:family="paragraph" style:name="P7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72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7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77" style:parent-style-name="Body text (9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77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779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78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781" style:parent-style-name="Body text (2)">
      <style:paragraph-properties fo:background-color="transparent" fo:margin-top="0.000cm" fo:margin-bottom="0.000cm" fo:margin-left="0.000cm" fo:margin-right="0.000cm" fo:text-indent="0.161cm" fo:text-align="justify" style:page-number="auto"/>
      <style:text-properties/>
    </style:style>
    <style:style style:family="paragraph" style:name="P7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85" style:parent-style-name="Body text (5)">
      <style:paragraph-properties fo:break-after="page" fo:background-color="transparent" fo:margin-top="0.000cm" fo:margin-bottom="0.000cm" fo:line-height="0.353cm" fo:margin-left="7.938cm" fo:margin-right="0.000cm" fo:text-indent="-0.013cm" fo:text-align="left" style:page-number="auto"/>
      <style:text-properties/>
    </style:style>
    <style:style style:family="paragraph" style:name="P786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787" style:parent-style-name="Body text (2)">
      <style:paragraph-properties fo:background-color="transparent" fo:margin-top="0.318cm" fo:margin-bottom="0.000cm" fo:line-height="0.423cm" fo:margin-left="0.000cm" fo:margin-right="0.000cm" fo:text-indent="0.000cm" style:page-number="auto"/>
      <style:text-properties/>
    </style:style>
    <style:style style:family="paragraph" style:name="P7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89" style:parent-style-name="Body text (7)">
      <style:paragraph-properties fo:background-color="transparent" fo:margin-top="0.000cm" fo:margin-bottom="0.651cm" fo:line-height="0.576cm" fo:margin-left="0.000cm" fo:margin-right="0.035cm" fo:text-indent="0.000cm" style:page-number="auto"/>
      <style:text-properties/>
    </style:style>
    <style:style style:family="paragraph" style:name="P79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91" style:parent-style-name="Body text (9)">
      <style:paragraph-properties fo:background-color="transparent" fo:margin-top="0.000cm" fo:margin-bottom="15.306cm" fo:margin-left="0.000cm" fo:margin-right="6.350cm" fo:text-indent="0.070cm" fo:text-align="left" style:page-number="auto"/>
      <style:text-properties/>
    </style:style>
    <style:style style:family="paragraph" style:name="P793" style:parent-style-name="Body text (2)">
      <style:paragraph-properties fo:background-color="transparent" fo:margin-top="0.000cm" fo:margin-bottom="0.453cm" fo:line-height="0.745cm" fo:margin-left="0.000cm" fo:margin-right="0.000cm" fo:text-indent="0.000cm" style:page-number="auto"/>
      <style:text-properties/>
    </style:style>
    <style:style style:family="paragraph" style:name="P794" style:parent-style-name="Body text (2)">
      <style:paragraph-properties fo:background-color="transparent" fo:margin-top="0.000cm" fo:margin-bottom="0.000cm" fo:margin-left="4.939cm" fo:margin-right="0.000cm" fo:text-indent="-0.007cm" fo:text-align="justify" style:page-number="auto">
        <style:tab-stops>
          <style:tab-stop style:position="7.145cm" style:type="right"/>
          <style:tab-stop style:position="8.341cm" style:type="right"/>
          <style:tab-stop style:position="9.507cm" style:type="right"/>
          <style:tab-stop style:position="10.619cm" style:type="right"/>
        </style:tab-stops>
      </style:paragraph-properties>
      <style:text-properties/>
    </style:style>
    <style:style style:family="paragraph" style:name="P795" style:parent-style-name="Body text (8)">
      <style:paragraph-properties fo:background-color="transparent" fo:margin-top="0.000cm" fo:margin-bottom="0.645cm" fo:margin-left="0.035cm" fo:margin-right="0.000cm" fo:text-indent="0.000cm" style:page-number="auto"/>
      <style:text-properties/>
    </style:style>
    <style:style style:family="paragraph" style:name="P797" style:parent-style-name="Body text (8)">
      <style:paragraph-properties fo:background-color="transparent" fo:margin-top="0.000cm" fo:margin-bottom="0.494cm" fo:line-height="0.370cm" fo:margin-left="0.000cm" fo:margin-right="0.035cm" fo:text-indent="0.000cm" style:page-number="auto"/>
      <style:text-properties/>
    </style:style>
    <style:style style:family="paragraph" style:name="P798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799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800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801" style:parent-style-name="Body text (9)">
      <style:paragraph-properties fo:background-color="transparent" fo:margin-top="0.000cm" fo:margin-bottom="0.523cm" fo:margin-left="5.151cm" fo:margin-right="0.000cm" fo:text-indent="-0.011cm" style:page-number="auto">
        <style:tab-stops>
          <style:tab-stop style:position="6.933cm" style:type="right"/>
          <style:tab-stop style:position="9.296cm" style:type="right"/>
        </style:tab-stops>
      </style:paragraph-properties>
      <style:text-properties/>
    </style:style>
    <style:style style:family="paragraph" style:name="P802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803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804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805" style:parent-style-name="Body text (2)">
      <style:paragraph-properties fo:background-color="transparent" fo:margin-top="0.000cm" fo:margin-bottom="0.510cm" fo:line-height="0.423cm" fo:margin-left="0.000cm" fo:margin-right="0.000cm" fo:text-indent="0.051cm" fo:text-align="justify" style:page-number="auto">
        <style:tab-stops>
          <style:tab-stop style:position="8.814cm" style:type="right"/>
          <style:tab-stop style:position="10.014cm" style:type="right"/>
          <style:tab-stop style:position="11.443cm" style:type="right"/>
          <style:tab-stop style:position="12.236cm" style:type="right"/>
          <style:tab-stop style:position="13.437cm" style:type="right"/>
        </style:tab-stops>
      </style:paragraph-properties>
      <style:text-properties/>
    </style:style>
    <style:style style:family="paragraph" style:name="P806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807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8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09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81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811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812" style:parent-style-name="Body text (2)">
      <style:paragraph-properties fo:background-color="transparent" fo:margin-top="0.000cm" fo:margin-bottom="0.000cm" fo:line-height="0.423cm" fo:margin-left="0.811cm" fo:margin-right="0.000cm" fo:text-indent="-0.748cm" fo:text-align="left" style:page-number="auto"/>
      <style:text-properties/>
    </style:style>
    <style:style style:family="paragraph" style:name="P813" style:parent-style-name="Body text (2)">
      <style:paragraph-properties fo:background-color="transparent" fo:margin-top="0.000cm" fo:margin-bottom="0.635cm" fo:line-height="0.745cm" fo:margin-left="2.611cm" fo:margin-right="0.000cm" fo:text-indent="-1.298cm" fo:text-align="justify" style:page-number="auto">
        <style:tab-stops>
          <style:tab-stop style:position="-0.051cm" style:type="left"/>
        </style:tab-stops>
      </style:paragraph-properties>
      <style:text-properties/>
    </style:style>
    <style:style style:family="paragraph" style:name="P814" style:parent-style-name="Contents 1">
      <style:paragraph-properties fo:background-color="transparent" fo:margin-top="0.000cm" fo:margin-bottom="0.000cm" fo:margin-left="1.976cm" fo:margin-right="0.000cm" fo:text-indent="0.014cm" style:page-number="auto">
        <style:tab-stops>
          <style:tab-stop style:position="6.367cm" style:type="left"/>
          <style:tab-stop style:position="12.524cm" style:type="right"/>
        </style:tab-stops>
      </style:paragraph-properties>
      <style:text-properties/>
    </style:style>
    <style:style style:family="paragraph" style:name="P815" style:parent-style-name="Body text (2)">
      <style:paragraph-properties fo:background-color="transparent" fo:margin-top="0.000cm" fo:margin-bottom="1.485cm" fo:line-height="1.101cm" fo:margin-left="0.000cm" fo:margin-right="0.000cm" fo:text-indent="0.000cm" fo:text-align="right" style:page-number="auto"/>
      <style:text-properties/>
    </style:style>
    <style:style style:family="paragraph" style:name="P816" style:parent-style-name="Body text (2)">
      <style:paragraph-properties fo:background-color="transparent" fo:margin-top="0.000cm" fo:margin-bottom="0.347cm" fo:line-height="0.745cm" fo:margin-left="0.000cm" fo:margin-right="0.035cm" fo:text-indent="0.000cm" style:page-number="auto"/>
      <style:text-properties/>
    </style:style>
    <style:style style:family="paragraph" style:name="P817" style:parent-style-name="Body text (2)">
      <style:paragraph-properties fo:background-color="transparent" fo:margin-top="0.000cm" fo:margin-bottom="0.318cm" fo:line-height="0.423cm" fo:margin-left="0.000cm" fo:margin-right="0.000cm" fo:text-indent="0.000cm" style:page-number="auto"/>
      <style:text-properties/>
    </style:style>
    <style:style style:family="paragraph" style:name="P81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819" style:parent-style-name="Body text (2)">
      <style:paragraph-properties fo:background-color="transparent" fo:margin-top="0.000cm" fo:margin-bottom="0.000cm" fo:line-height="0.576cm" fo:margin-left="0.000cm" fo:margin-right="0.000cm" fo:text-indent="0.000cm" style:page-number="auto"/>
      <style:text-properties/>
    </style:style>
    <style:style style:family="paragraph" style:name="P820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821" style:parent-style-name="Body text (2)">
      <style:paragraph-properties fo:background-color="transparent" fo:margin-top="0.000cm" fo:margin-bottom="0.000cm" fo:line-height="0.388cm" fo:margin-left="0.000cm" fo:margin-right="0.000cm" fo:text-indent="0.000cm" fo:text-align="right" style:page-number="auto"/>
      <style:text-properties/>
    </style:style>
    <style:style style:family="paragraph" style:name="P822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823" style:parent-style-name="Contents 1">
      <style:paragraph-properties fo:background-color="transparent" fo:margin-top="0.000cm" fo:margin-bottom="0.000cm" fo:margin-left="1.587cm" fo:margin-right="0.000cm" fo:text-indent="0.013cm" fo:text-align="left" style:page-number="auto"/>
      <style:text-properties/>
    </style:style>
    <style:style style:family="paragraph" style:name="P8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25" style:parent-style-name="Body text (2)">
      <style:paragraph-properties fo:background-color="transparent" fo:margin-top="0.000cm" fo:margin-bottom="0.642cm" fo:line-height="0.745cm" fo:margin-left="0.000cm" fo:margin-right="0.000cm" fo:text-indent="0.065cm" fo:text-align="justify" style:page-number="auto">
        <style:tab-stops>
          <style:tab-stop style:position="1.281cm" style:type="left"/>
        </style:tab-stops>
      </style:paragraph-properties>
      <style:text-properties/>
    </style:style>
    <style:style style:family="paragraph" style:name="P826" style:parent-style-name="Body text (2)">
      <style:paragraph-properties fo:background-color="transparent" fo:margin-top="0.000cm" fo:margin-bottom="0.318cm" fo:line-height="0.423cm" fo:margin-left="0.000cm" fo:margin-right="0.000cm" fo:text-indent="0.000cm" style:page-number="auto"/>
      <style:text-properties/>
    </style:style>
    <style:style style:family="paragraph" style:name="P8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28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82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830" style:parent-style-name="Body text (2)">
      <style:paragraph-properties fo:background-color="transparent" fo:margin-top="0.000cm" fo:margin-bottom="0.000cm" fo:line-height="0.423cm" fo:margin-left="7.655cm" fo:margin-right="0.000cm" fo:text-indent="-0.001cm" fo:text-align="left" style:page-number="auto"/>
      <style:text-properties/>
    </style:style>
    <style:style style:family="paragraph" style:name="P831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832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83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834" style:parent-style-name="Body text (2)">
      <style:paragraph-properties fo:background-color="transparent" fo:margin-top="0.000cm" fo:margin-bottom="0.000cm" fo:line-height="0.423cm" fo:margin-left="2.646cm" fo:margin-right="0.000cm" fo:text-indent="-0.013cm" fo:text-align="left" style:page-number="auto"/>
      <style:text-properties/>
    </style:style>
    <style:style style:family="paragraph" style:name="P835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8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37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838" style:parent-style-name="Body text (2)">
      <style:paragraph-properties fo:background-color="transparent" fo:margin-top="0.000cm" fo:margin-bottom="0.000cm" fo:line-height="0.388cm" fo:margin-left="0.282cm" fo:margin-right="0.000cm" fo:text-indent="-0.007cm" fo:text-align="left" style:page-number="auto"/>
      <style:text-properties/>
    </style:style>
    <style:style style:family="paragraph" style:name="P839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84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841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842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843" style:parent-style-name="Body text (2)">
      <style:paragraph-properties fo:background-color="transparent" fo:margin-top="0.000cm" fo:margin-bottom="0.453cm" fo:line-height="0.745cm" fo:margin-left="0.000cm" fo:margin-right="0.000cm" fo:text-indent="0.000cm" style:page-number="auto"/>
      <style:text-properties/>
    </style:style>
    <style:style style:family="paragraph" style:name="P844" style:parent-style-name="Body text (2)">
      <style:paragraph-properties fo:background-color="transparent" fo:margin-top="0.000cm" fo:margin-bottom="0.000cm" fo:line-height="0.423cm" fo:margin-left="0.353cm" fo:margin-right="0.000cm" fo:text-indent="0.003cm" fo:text-align="left" style:page-number="auto"/>
      <style:text-properties/>
    </style:style>
    <style:style style:family="paragraph" style:name="P845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846" style:parent-style-name="Body text (2)">
      <style:paragraph-properties fo:background-color="transparent" fo:margin-top="0.000cm" fo:margin-bottom="0.886cm" fo:line-height="0.737cm" fo:margin-left="0.000cm" fo:margin-right="0.000cm" fo:text-indent="0.060cm" fo:text-align="justify" style:page-number="auto">
        <style:tab-stops>
          <style:tab-stop style:position="1.266cm" style:type="left"/>
        </style:tab-stops>
      </style:paragraph-properties>
      <style:text-properties/>
    </style:style>
    <style:style style:family="paragraph" style:name="P847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848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849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850" style:parent-style-name="Table of contents (2)">
      <style:paragraph-properties fo:background-color="transparent" fo:margin-top="0.000cm" fo:margin-bottom="0.000cm" fo:margin-left="0.600cm" fo:margin-right="0.000cm" fo:text-indent="0.001cm" style:page-number="auto">
        <style:tab-stops>
          <style:tab-stop style:position="7.681cm" style:type="right"/>
          <style:tab-stop style:position="9.357cm" style:type="right"/>
          <style:tab-stop style:position="15.476cm" style:type="right"/>
          <style:tab-stop style:position="15.806cm" style:type="right"/>
        </style:tab-stops>
      </style:paragraph-properties>
      <style:text-properties/>
    </style:style>
    <style:style style:family="paragraph" style:name="P851" style:parent-style-name="Body text (2)">
      <style:paragraph-properties fo:background-color="transparent" fo:margin-top="0.000cm" fo:margin-bottom="0.000cm" fo:line-height="0.388cm" fo:margin-left="0.000cm" fo:margin-right="0.000cm" fo:text-indent="0.000cm" fo:text-align="right" style:page-number="auto"/>
      <style:text-properties/>
    </style:style>
    <style:style style:family="paragraph" style:name="P852" style:parent-style-name="Body text (2)">
      <style:paragraph-properties fo:background-color="transparent" fo:margin-top="0.000cm" fo:margin-bottom="0.000cm" fo:margin-left="0.000cm" fo:margin-right="0.000cm" fo:text-indent="0.093cm" fo:text-align="justify" style:page-number="auto"/>
      <style:text-properties/>
    </style:style>
    <style:style style:family="paragraph" style:name="P853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854" style:parent-style-name="Body text (2)">
      <style:paragraph-properties fo:background-color="transparent" fo:margin-top="0.000cm" fo:margin-bottom="0.629cm" fo:line-height="0.737cm" fo:margin-left="0.000cm" fo:margin-right="0.000cm" fo:text-indent="0.072cm" fo:text-align="justify" style:page-number="auto"/>
      <style:text-properties/>
    </style:style>
    <style:style style:family="paragraph" style:name="P8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58" style:parent-style-name="Body text (2)">
      <style:paragraph-properties fo:background-color="transparent" fo:margin-top="0.000cm" fo:margin-bottom="0.000cm" fo:line-height="0.423cm" fo:margin-left="0.811cm" fo:margin-right="0.000cm" fo:text-indent="-0.748cm" fo:text-align="left" style:page-number="auto"/>
      <style:text-properties/>
    </style:style>
    <style:style style:family="paragraph" style:name="P859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8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62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86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864" style:parent-style-name="Body text (2)">
      <style:paragraph-properties fo:background-color="transparent" fo:margin-top="0.000cm" fo:margin-bottom="0.000cm" fo:line-height="0.728cm" fo:margin-left="1.658cm" fo:margin-right="0.000cm" fo:text-indent="0.001cm" fo:text-align="left" style:page-number="auto"/>
      <style:text-properties/>
    </style:style>
    <style:style style:family="paragraph" style:name="P8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66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867" style:parent-style-name="Body text (2)">
      <style:paragraph-properties fo:background-color="transparent" fo:margin-top="0.000cm" fo:margin-bottom="0.000cm" fo:line-height="0.423cm" fo:margin-left="0.000cm" fo:margin-right="0.000cm" fo:text-indent="0.057cm" fo:text-align="left" style:page-number="auto"/>
      <style:text-properties/>
    </style:style>
    <style:style style:family="paragraph" style:name="P868" style:parent-style-name="Body text (2)">
      <style:paragraph-properties fo:background-color="transparent" fo:margin-top="0.000cm" fo:margin-bottom="0.000cm" fo:line-height="0.423cm" fo:margin-left="1.517cm" fo:margin-right="0.000cm" fo:text-indent="0.016cm" fo:text-align="left" style:page-number="auto"/>
      <style:text-properties/>
    </style:style>
    <style:style style:family="paragraph" style:name="P8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70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872" style:parent-style-name="Body text (2)">
      <style:paragraph-properties fo:background-color="transparent" fo:margin-top="0.000cm" fo:margin-bottom="0.000cm" fo:line-height="0.423cm" fo:margin-left="1.587cm" fo:margin-right="0.000cm" fo:text-indent="0.004cm" fo:text-align="left" style:page-number="auto"/>
      <style:text-properties/>
    </style:style>
    <style:style style:family="paragraph" style:name="P873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874" style:parent-style-name="Body text (2)">
      <style:paragraph-properties fo:background-color="transparent" fo:margin-top="0.000cm" fo:margin-bottom="0.000cm" fo:line-height="0.388cm" fo:margin-left="0.282cm" fo:margin-right="0.000cm" fo:text-indent="-0.007cm" fo:text-align="left" style:page-number="auto"/>
      <style:text-properties/>
    </style:style>
    <style:style style:family="paragraph" style:name="P875" style:parent-style-name="Table caption (4)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87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877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87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879" style:parent-style-name="Body text (8)">
      <style:paragraph-properties fo:background-color="transparent" fo:margin-top="0.000cm" fo:margin-bottom="0.000cm" fo:line-height="1.143cm" fo:margin-left="0.035cm" fo:margin-right="0.000cm" fo:text-indent="0.000cm" style:page-number="auto"/>
      <style:text-properties/>
    </style:style>
    <style:style style:family="paragraph" style:name="P880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8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82" style:parent-style-name="Contents 1">
      <style:paragraph-properties fo:background-color="transparent" fo:margin-top="0.000cm" fo:margin-bottom="0.000cm" fo:line-height="1.101cm" fo:margin-left="5.644cm" fo:margin-right="0.000cm" fo:text-indent="-0.006cm" style:page-number="auto">
        <style:tab-stops>
          <style:tab-stop style:position="0.804cm" style:type="left"/>
          <style:tab-stop style:position="10.461cm" style:type="right"/>
        </style:tab-stops>
      </style:paragraph-properties>
      <style:text-properties/>
    </style:style>
    <style:style style:family="paragraph" style:name="P883" style:parent-style-name="Body text (2)">
      <style:paragraph-properties fo:background-color="transparent" fo:margin-top="0.000cm" fo:margin-bottom="0.000cm" fo:line-height="0.388cm" fo:margin-left="0.000cm" fo:margin-right="0.000cm" fo:text-indent="0.000cm" fo:text-align="right" style:page-number="auto"/>
      <style:text-properties/>
    </style:style>
    <style:style style:family="paragraph" style:name="P884" style:parent-style-name="Body text (2)">
      <style:paragraph-properties fo:background-color="transparent" fo:margin-top="0.000cm" fo:margin-bottom="2.897cm" fo:line-height="0.737cm" fo:margin-left="0.000cm" fo:margin-right="0.000cm" fo:text-indent="0.066cm" fo:text-align="justify" style:page-number="auto">
        <style:tab-stops>
          <style:tab-stop style:position="1.273cm" style:type="left"/>
        </style:tab-stops>
      </style:paragraph-properties>
      <style:text-properties/>
    </style:style>
    <style:style style:family="paragraph" style:name="P885" style:parent-style-name="Body text (2)">
      <style:paragraph-properties fo:background-color="transparent" fo:margin-top="0.000cm" fo:margin-bottom="0.000cm" fo:line-height="0.423cm" fo:margin-left="1.094cm" fo:margin-right="0.000cm" fo:text-indent="0.016cm" fo:text-align="left" style:page-number="auto"/>
      <style:text-properties/>
    </style:style>
    <style:style style:family="paragraph" style:name="P887" style:parent-style-name="Body text (2)">
      <style:paragraph-properties fo:background-color="transparent" fo:margin-top="0.000cm" fo:margin-bottom="0.000cm" fo:line-height="0.576cm" fo:margin-left="0.000cm" fo:margin-right="0.000cm" fo:text-indent="0.071cm" fo:text-align="justify" style:page-number="auto">
        <style:tab-stops>
          <style:tab-stop style:position="16.132cm" style:type="right"/>
        </style:tab-stops>
      </style:paragraph-properties>
      <style:text-properties/>
    </style:style>
    <style:style style:family="paragraph" style:name="P8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89" style:parent-style-name="Heading #1">
      <style:paragraph-properties fo:keep-with-next="always" fo:keep-together="always" fo:background-color="transparent" fo:margin-top="0.000cm" fo:margin-bottom="0.000cm" fo:line-height="0.423cm" fo:margin-left="0.247cm" fo:margin-right="0.000cm" fo:text-indent="0.000cm" style:page-number="auto"/>
      <style:text-properties/>
    </style:style>
    <style:style style:family="paragraph" style:name="P89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891" style:parent-style-name="Table caption (6)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892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893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35cm" fo:text-indent="0.000cm" style:page-number="auto"/>
      <style:text-properties/>
    </style:style>
    <style:style style:family="paragraph" style:name="P894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895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896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89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89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899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90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901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902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903" style:parent-style-name="Body text (2)">
      <style:paragraph-properties fo:background-color="transparent" fo:margin-top="0.000cm" fo:margin-bottom="0.000cm" fo:line-height="0.423cm" fo:margin-left="7.056cm" fo:margin-right="0.000cm" fo:text-indent="0.012cm" fo:text-align="left" style:page-number="auto"/>
      <style:text-properties/>
    </style:style>
    <style:style style:family="paragraph" style:name="P9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05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906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90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90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11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12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913" style:parent-style-name="Contents 1">
      <style:paragraph-properties fo:background-color="transparent" fo:margin-top="0.000cm" fo:margin-bottom="0.000cm" fo:line-height="1.101cm" fo:margin-left="5.644cm" fo:margin-right="0.000cm" fo:text-indent="-0.006cm" style:page-number="auto">
        <style:tab-stops>
          <style:tab-stop style:position="0.804cm" style:type="left"/>
          <style:tab-stop style:position="10.461cm" style:type="right"/>
        </style:tab-stops>
      </style:paragraph-properties>
      <style:text-properties/>
    </style:style>
    <style:style style:family="paragraph" style:name="P914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9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16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917" style:parent-style-name="Table caption (3)">
      <style:paragraph-properties fo:background-color="transparent" fo:margin-top="0.000cm" fo:margin-bottom="0.000cm" fo:line-height="0.300cm" fo:margin-left="0.000cm" fo:margin-right="0.000cm" fo:text-indent="0.000cm" fo:text-align="left" style:page-number="auto"/>
      <style:text-properties/>
    </style:style>
    <style:style style:family="paragraph" style:name="P9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20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921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922" style:parent-style-name="Body text (2)">
      <style:paragraph-properties fo:background-color="transparent" fo:margin-top="1.536cm" fo:margin-bottom="0.000cm" fo:margin-left="0.000cm" fo:margin-right="0.000cm" fo:text-indent="0.070cm" fo:text-align="justify" style:page-number="auto">
        <style:tab-stops>
          <style:tab-stop style:position="16.165cm" style:type="right"/>
        </style:tab-stops>
      </style:paragraph-properties>
      <style:text-properties/>
    </style:style>
    <style:style style:family="paragraph" style:name="P923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924" style:parent-style-name="Body text (2)">
      <style:paragraph-properties fo:background-color="transparent" fo:margin-top="0.000cm" fo:margin-bottom="0.000cm" fo:line-height="0.423cm" fo:margin-left="0.706cm" fo:margin-right="0.000cm" fo:text-indent="0.014cm" fo:text-align="left" style:page-number="auto"/>
      <style:text-properties/>
    </style:style>
    <style:style style:family="paragraph" style:name="P925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92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29" style:parent-style-name="Body text (6)">
      <style:paragraph-properties fo:background-color="transparent" fo:margin-top="0.000cm" fo:margin-bottom="0.000cm" fo:line-height="0.353cm" fo:margin-left="7.726cm" fo:margin-right="0.000cm" fo:text-indent="-0.004cm" fo:text-align="left" style:page-number="auto"/>
      <style:text-properties/>
    </style:style>
    <style:style style:family="paragraph" style:name="P930" style:parent-style-name="Body text (6)">
      <style:paragraph-properties fo:break-after="page" fo:background-color="transparent" fo:margin-top="0.000cm" fo:margin-bottom="0.000cm" fo:line-height="0.353cm" fo:margin-left="7.867cm" fo:margin-right="0.000cm" fo:text-indent="-0.010cm" fo:text-align="left" style:page-number="auto"/>
      <style:text-properties/>
    </style:style>
    <style:style style:family="paragraph" style:name="P931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93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33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9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36" style:parent-style-name="Body text (2)">
      <style:paragraph-properties fo:background-color="transparent" fo:margin-top="0.000cm" fo:margin-bottom="0.000cm" fo:line-height="0.745cm" fo:margin-left="1.658cm" fo:margin-right="0.000cm" fo:text-indent="0.001cm" fo:text-align="left" style:page-number="auto"/>
      <style:text-properties/>
    </style:style>
    <style:style style:family="paragraph" style:name="P937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938" style:parent-style-name="Table of contents (2)">
      <style:paragraph-properties fo:background-color="transparent" fo:margin-top="0.000cm" fo:margin-bottom="0.000cm" fo:margin-left="0.600cm" fo:margin-right="0.000cm" fo:text-indent="0.001cm" style:page-number="auto">
        <style:tab-stops>
          <style:tab-stop style:position="7.681cm" style:type="right"/>
          <style:tab-stop style:position="8.152cm" style:type="left"/>
          <style:tab-stop style:position="15.506cm" style:type="right"/>
          <style:tab-stop style:position="15.806cm" style:type="right"/>
        </style:tab-stops>
      </style:paragraph-properties>
      <style:text-properties/>
    </style:style>
    <style:style style:family="paragraph" style:name="P9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40" style:parent-style-name="Body text (2)">
      <style:paragraph-properties fo:background-color="transparent" fo:margin-top="0.000cm" fo:margin-bottom="0.000cm" fo:line-height="0.388cm" fo:margin-left="0.282cm" fo:margin-right="0.000cm" fo:text-indent="-0.007cm" fo:text-align="left" style:page-number="auto"/>
      <style:text-properties/>
    </style:style>
    <style:style style:family="paragraph" style:name="P941" style:parent-style-name="Body text (2)">
      <style:paragraph-properties fo:background-color="transparent" fo:margin-top="0.000cm" fo:margin-bottom="0.000cm" fo:line-height="0.423cm" fo:margin-left="1.094cm" fo:margin-right="0.000cm" fo:text-indent="0.016cm" fo:text-align="left" style:page-number="auto"/>
      <style:text-properties/>
    </style:style>
    <style:style style:family="paragraph" style:name="P942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9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44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45" style:parent-style-name="Contents 1">
      <style:paragraph-properties fo:background-color="transparent" fo:margin-top="0.000cm" fo:margin-bottom="0.000cm" fo:line-height="1.109cm" fo:margin-left="5.644cm" fo:margin-right="0.000cm" fo:text-indent="-0.003cm" style:page-number="auto">
        <style:tab-stops>
          <style:tab-stop style:position="0.807cm" style:type="left"/>
          <style:tab-stop style:position="10.472cm" style:type="right"/>
        </style:tab-stops>
      </style:paragraph-properties>
      <style:text-properties/>
    </style:style>
    <style:style style:family="paragraph" style:name="P94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49" style:parent-style-name="Body text (2)">
      <style:paragraph-properties fo:background-color="transparent" fo:margin-top="0.000cm" fo:margin-bottom="0.000cm" fo:margin-left="5.856cm" fo:margin-right="0.000cm" fo:text-indent="0.011cm" fo:text-align="left" style:page-number="auto"/>
      <style:text-properties/>
    </style:style>
    <style:style style:family="paragraph" style:name="P950" style:parent-style-name="Body text (9)">
      <style:paragraph-properties fo:background-color="transparent" fo:margin-top="0.000cm" fo:margin-bottom="0.000cm" fo:line-height="1.101cm" fo:margin-left="0.000cm" fo:margin-right="0.000cm" fo:text-indent="0.000cm" fo:text-align="right" style:page-number="auto"/>
      <style:text-properties/>
    </style:style>
    <style:style style:family="paragraph" style:name="P951" style:parent-style-name="Body text (2)">
      <style:paragraph-properties fo:background-color="transparent" fo:margin-top="0.000cm" fo:margin-bottom="0.000cm" fo:line-height="0.423cm" fo:margin-left="0.706cm" fo:margin-right="0.000cm" fo:text-indent="0.014cm" fo:text-align="left" style:page-number="auto"/>
      <style:text-properties/>
    </style:style>
    <style:style style:family="paragraph" style:name="P9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53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954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955" style:parent-style-name="Body text (2)">
      <style:paragraph-properties fo:background-color="transparent" fo:margin-top="0.000cm" fo:margin-bottom="0.000cm" fo:line-height="1.109cm" fo:margin-left="5.644cm" fo:margin-right="0.000cm" fo:text-indent="-0.001cm" fo:text-align="justify" style:page-number="auto">
        <style:tab-stops>
          <style:tab-stop style:position="10.487cm" style:type="right"/>
        </style:tab-stops>
      </style:paragraph-properties>
      <style:text-properties/>
    </style:style>
    <style:style style:family="paragraph" style:name="P9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58" style:parent-style-name="Body text (2)">
      <style:paragraph-properties fo:background-color="transparent" fo:margin-top="0.318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95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60" style:parent-style-name="Body text (2)">
      <style:paragraph-properties fo:background-color="transparent" fo:margin-top="0.000cm" fo:margin-bottom="0.318cm" fo:line-height="0.423cm" fo:margin-left="0.000cm" fo:margin-right="0.000cm" fo:text-indent="0.000cm" style:page-number="auto"/>
      <style:text-properties/>
    </style:style>
    <style:style style:family="paragraph" style:name="P961" style:parent-style-name="Body text (2)">
      <style:paragraph-properties fo:background-color="transparent" fo:margin-top="0.000cm" fo:margin-bottom="0.000cm" fo:line-height="0.423cm" fo:margin-left="0.811cm" fo:margin-right="0.000cm" fo:text-indent="-0.748cm" fo:text-align="left" style:page-number="auto"/>
      <style:text-properties/>
    </style:style>
    <style:style style:family="paragraph" style:name="P962" style:parent-style-name="Body text (6)">
      <style:paragraph-properties fo:background-color="transparent" fo:margin-top="0.000cm" fo:margin-bottom="0.000cm" fo:line-height="0.353cm" fo:margin-left="7.726cm" fo:margin-right="0.000cm" fo:text-indent="0.013cm" fo:text-align="left" style:page-number="auto"/>
      <style:text-properties/>
    </style:style>
    <style:style style:family="paragraph" style:name="P963" style:parent-style-name="Body text (8)">
      <style:paragraph-properties fo:background-color="transparent" fo:margin-top="0.000cm" fo:margin-bottom="0.000cm" fo:margin-left="0.035cm" fo:margin-right="0.000cm" fo:text-indent="0.000cm" style:page-number="auto"/>
      <style:text-properties/>
    </style:style>
    <style:style style:family="paragraph" style:name="P964" style:parent-style-name="Table of contents (2)">
      <style:paragraph-properties fo:background-color="transparent" fo:margin-top="0.000cm" fo:margin-bottom="0.034cm" fo:margin-left="0.529cm" fo:margin-right="0.000cm" fo:text-indent="0.013cm" style:page-number="auto">
        <style:tab-stops>
          <style:tab-stop style:position="7.641cm" style:type="right"/>
          <style:tab-stop style:position="8.155cm" style:type="left"/>
          <style:tab-stop style:position="13.864cm" style:type="right"/>
          <style:tab-stop style:position="13.938cm" style:type="right"/>
          <style:tab-stop style:position="15.540cm" style:type="right"/>
        </style:tab-stops>
      </style:paragraph-properties>
      <style:text-properties/>
    </style:style>
    <style:style style:family="paragraph" style:name="P9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66" style:parent-style-name="Contents 1">
      <style:paragraph-properties fo:background-color="transparent" fo:margin-top="0.000cm" fo:margin-bottom="0.000cm" fo:line-height="1.101cm" fo:margin-left="5.644cm" fo:margin-right="0.000cm" fo:text-indent="-0.006cm" style:page-number="auto">
        <style:tab-stops>
          <style:tab-stop style:position="0.804cm" style:type="left"/>
          <style:tab-stop style:position="10.461cm" style:type="right"/>
        </style:tab-stops>
      </style:paragraph-properties>
      <style:text-properties/>
    </style:style>
    <style:style style:family="paragraph" style:name="P968" style:parent-style-name="Table caption (5)">
      <style:paragraph-properties fo:background-color="transparent" fo:margin-top="0.000cm" fo:margin-bottom="0.000cm" fo:line-height="0.370cm" fo:margin-left="0.000cm" fo:margin-right="0.000cm" fo:text-indent="0.000cm" fo:text-align="left" style:page-number="auto"/>
      <style:text-properties/>
    </style:style>
    <style:style style:family="paragraph" style:name="P9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70" style:parent-style-name="Body text (2)">
      <style:paragraph-properties fo:background-color="transparent" fo:margin-top="0.000cm" fo:margin-bottom="0.000cm" fo:line-height="0.423cm" fo:margin-left="0.811cm" fo:margin-right="0.000cm" fo:text-indent="-0.748cm" fo:text-align="left" style:page-number="auto"/>
      <style:text-properties/>
    </style:style>
    <style:style style:family="paragraph" style:name="P971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972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973" style:parent-style-name="Heading #1 (5)">
      <style:paragraph-properties fo:keep-with-next="always" fo:keep-together="always" fo:background-color="transparent" fo:margin-top="0.000cm" fo:margin-bottom="0.000cm" fo:line-height="0.423cm" fo:margin-left="1.976cm" fo:margin-right="0.000cm" fo:text-indent="0.014cm" fo:text-align="left" style:page-number="auto"/>
      <style:text-properties/>
    </style:style>
    <style:style style:family="paragraph" style:name="P974" style:parent-style-name="Body text (2)">
      <style:paragraph-properties fo:background-color="transparent" fo:margin-top="0.000cm" fo:margin-bottom="0.000cm" fo:line-height="0.737cm" fo:margin-left="2.611cm" fo:margin-right="0.000cm" fo:text-indent="-1.298cm" fo:text-align="justify" style:page-number="auto">
        <style:tab-stops>
          <style:tab-stop style:position="-0.051cm" style:type="left"/>
        </style:tab-stops>
      </style:paragraph-properties>
      <style:text-properties/>
    </style:style>
    <style:style style:family="paragraph" style:name="P975" style:parent-style-name="Body text (6)">
      <style:paragraph-properties fo:break-after="page" fo:background-color="transparent" fo:margin-top="0.000cm" fo:margin-bottom="0.000cm" fo:line-height="0.353cm" fo:margin-left="7.902cm" fo:margin-right="0.000cm" fo:text-indent="-0.003cm" fo:text-align="left" style:page-number="auto"/>
      <style:text-properties/>
    </style:style>
    <style:style style:family="paragraph" style:name="P976" style:parent-style-name="Body text (8)">
      <style:paragraph-properties fo:background-color="transparent" fo:margin-top="0.000cm" fo:margin-bottom="0.501cm" fo:line-height="0.370cm" fo:margin-left="0.000cm" fo:margin-right="0.035cm" fo:text-indent="0.000cm" style:page-number="auto"/>
      <style:text-properties/>
    </style:style>
    <style:style style:family="paragraph" style:name="P977" style:parent-style-name="Body text (9)">
      <style:paragraph-properties fo:background-color="transparent" fo:margin-top="0.000cm" fo:margin-bottom="20.809cm" fo:margin-left="0.000cm" fo:margin-right="2.223cm" fo:text-indent="0.070cm" fo:text-align="left" style:page-number="auto"/>
      <style:text-properties/>
    </style:style>
    <style:style style:family="paragraph" style:name="P978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97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80" style:parent-style-name="Contents 1">
      <style:paragraph-properties fo:background-color="transparent" fo:margin-top="0.000cm" fo:margin-bottom="0.000cm" fo:line-height="1.084cm" fo:margin-left="5.644cm" fo:margin-right="0.000cm" fo:text-indent="-0.006cm" style:page-number="auto">
        <style:tab-stops>
          <style:tab-stop style:position="0.838cm" style:type="left"/>
          <style:tab-stop style:position="10.424cm" style:type="right"/>
        </style:tab-stops>
      </style:paragraph-properties>
      <style:text-properties/>
    </style:style>
    <style:style style:family="paragraph" style:name="P981" style:parent-style-name="Body text (2)">
      <style:paragraph-properties fo:background-color="transparent" fo:margin-top="0.000cm" fo:margin-bottom="0.000cm" fo:line-height="0.423cm" fo:margin-left="0.811cm" fo:margin-right="0.000cm" fo:text-indent="-0.748cm" fo:text-align="left" style:page-number="auto"/>
      <style:text-properties/>
    </style:style>
    <style:style style:family="paragraph" style:name="P98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83" style:parent-style-name="Body text (2)">
      <style:paragraph-properties fo:background-color="transparent" fo:margin-top="0.000cm" fo:margin-bottom="0.000cm" fo:line-height="0.576cm" fo:margin-left="0.000cm" fo:margin-right="0.000cm" fo:text-indent="0.161cm" fo:text-align="justify" style:page-number="auto">
        <style:tab-stops>
          <style:tab-stop style:position="6.460cm" style:type="right"/>
          <style:tab-stop style:position="7.440cm" style:type="right"/>
          <style:tab-stop style:position="7.803cm" style:type="right"/>
        </style:tab-stops>
      </style:paragraph-properties>
      <style:text-properties/>
    </style:style>
    <style:style style:family="paragraph" style:name="P984" style:parent-style-name="Body text (4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985" style:parent-style-name="Body text (2)">
      <style:paragraph-properties fo:background-color="transparent" fo:margin-top="0.000cm" fo:margin-bottom="0.318cm" fo:line-height="0.423cm" fo:margin-left="2.505cm" fo:margin-right="0.000cm" fo:text-indent="-0.016cm" fo:text-align="left" style:page-number="auto"/>
      <style:text-properties/>
    </style:style>
    <style:style style:family="paragraph" style:name="P986" style:parent-style-name="Body text (2)">
      <style:paragraph-properties fo:background-color="transparent" fo:margin-top="0.000cm" fo:margin-bottom="0.000cm" fo:line-height="0.423cm" fo:margin-left="0.811cm" fo:margin-right="0.000cm" fo:text-indent="-0.748cm" fo:text-align="left" style:page-number="auto"/>
      <style:text-properties/>
    </style:style>
    <style:style style:family="paragraph" style:name="P987" style:parent-style-name="Body text (10)">
      <style:paragraph-properties fo:background-color="transparent" fo:margin-top="0.000cm" fo:margin-bottom="0.000cm" fo:line-height="0.335cm" fo:margin-left="0.000cm" fo:margin-right="0.000cm" fo:text-indent="0.051cm" fo:text-align="left" style:page-number="auto"/>
      <style:text-properties/>
    </style:style>
    <style:style style:family="paragraph" style:name="P9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89" style:parent-style-name="Body text (2)">
      <style:paragraph-properties fo:background-color="transparent" fo:margin-top="0.000cm" fo:margin-bottom="0.559cm" fo:line-height="0.737cm" fo:margin-left="0.000cm" fo:margin-right="0.000cm" fo:text-indent="0.060cm" fo:text-align="justify" style:page-number="auto">
        <style:tab-stops>
          <style:tab-stop style:position="1.266cm" style:type="left"/>
        </style:tab-stops>
      </style:paragraph-properties>
      <style:text-properties/>
    </style:style>
    <style:style style:family="paragraph" style:name="P99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91" style:parent-style-name="Body text (2)">
      <style:paragraph-properties fo:break-after="page" fo:background-color="transparent" fo:margin-top="0.000cm" fo:margin-bottom="0.000cm" fo:line-height="0.576cm" fo:margin-left="0.000cm" fo:margin-right="0.035cm" fo:text-indent="0.000cm" style:page-number="auto"/>
      <style:text-properties/>
    </style:style>
    <style:style style:family="paragraph" style:name="P9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93" style:parent-style-name="Body text (2)">
      <style:paragraph-properties fo:background-color="transparent" fo:margin-top="0.000cm" fo:margin-bottom="0.318cm" fo:line-height="0.423cm" fo:margin-left="0.000cm" fo:margin-right="0.000cm" fo:text-indent="0.000cm" style:page-number="auto"/>
      <style:text-properties/>
    </style:style>
    <style:style style:family="paragraph" style:name="P99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9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97" style:parent-style-name="Body text (2)">
      <style:paragraph-properties fo:background-color="transparent" fo:margin-top="0.000cm" fo:margin-bottom="0.635cm" fo:line-height="0.737cm" fo:margin-left="0.000cm" fo:margin-right="0.000cm" fo:text-indent="0.060cm" fo:text-align="justify" style:page-number="auto">
        <style:tab-stops>
          <style:tab-stop style:position="1.266cm" style:type="left"/>
        </style:tab-stops>
      </style:paragraph-properties>
      <style:text-properties/>
    </style:style>
    <style:style style:family="paragraph" style:name="P998" style:parent-style-name="Contents 1">
      <style:paragraph-properties fo:background-color="transparent" fo:margin-top="0.000cm" fo:margin-bottom="0.000cm" fo:margin-left="1.940cm" fo:margin-right="0.000cm" fo:text-indent="-0.010cm" style:page-number="auto">
        <style:tab-stops>
          <style:tab-stop style:position="6.306cm" style:type="left"/>
          <style:tab-stop style:position="12.453cm" style:type="right"/>
        </style:tab-stops>
      </style:paragraph-properties>
      <style:text-properties/>
    </style:style>
    <style:style style:family="paragraph" style:name="P999" style:parent-style-name="Body text (2)">
      <style:paragraph-properties fo:background-color="transparent" fo:margin-top="0.000cm" fo:margin-bottom="0.000cm" fo:line-height="0.423cm" fo:margin-left="0.706cm" fo:margin-right="0.000cm" fo:text-indent="0.014cm" fo:text-align="left" style:page-number="auto"/>
      <style:text-properties/>
    </style:style>
    <style:style style:family="paragraph" style:name="P1000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10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03" style:parent-style-name="Contents 1">
      <style:paragraph-properties fo:background-color="transparent" fo:margin-top="0.000cm" fo:margin-bottom="0.728cm" fo:line-height="0.423cm" fo:margin-left="5.644cm" fo:margin-right="0.000cm" fo:text-indent="-0.006cm" style:page-number="auto">
        <style:tab-stops>
          <style:tab-stop style:position="0.838cm" style:type="left"/>
          <style:tab-stop style:position="10.424cm" style:type="right"/>
        </style:tab-stops>
      </style:paragraph-properties>
      <style:text-properties/>
    </style:style>
    <style:style style:family="paragraph" style:name="P1004" style:parent-style-name="Body text (2)">
      <style:paragraph-properties fo:background-color="transparent" fo:margin-top="0.000cm" fo:margin-bottom="0.000cm" fo:line-height="0.423cm" fo:margin-left="0.811cm" fo:margin-right="0.000cm" fo:text-indent="-0.748cm" fo:text-align="left" style:page-number="auto"/>
      <style:text-properties/>
    </style:style>
    <style:style style:family="paragraph" style:name="P100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006" style:parent-style-name="Body text (9)">
      <style:paragraph-properties fo:background-color="transparent" fo:margin-top="0.000cm" fo:margin-bottom="13.930cm" fo:margin-left="0.000cm" fo:margin-right="6.350cm" fo:text-indent="0.093cm" fo:text-align="left" style:page-number="auto"/>
      <style:text-properties/>
    </style:style>
    <style:style style:family="paragraph" style:name="P1007" style:parent-style-name="Body text (2)">
      <style:paragraph-properties fo:background-color="transparent" fo:margin-top="0.000cm" fo:margin-bottom="0.000cm" fo:line-height="0.388cm" fo:margin-left="0.000cm" fo:margin-right="0.318cm" fo:text-indent="0.000cm" fo:text-align="right" style:page-number="auto"/>
      <style:text-properties/>
    </style:style>
    <style:style style:family="paragraph" style:name="P10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10" style:parent-style-name="Body text (2)">
      <style:paragraph-properties fo:background-color="transparent" fo:margin-top="0.000cm" fo:margin-bottom="0.000cm" fo:line-height="0.423cm" fo:margin-left="0.811cm" fo:margin-right="0.000cm" fo:text-indent="-0.748cm" fo:text-align="left" style:page-number="auto"/>
      <style:text-properties/>
    </style:style>
    <style:style style:family="paragraph" style:name="P1011" style:parent-style-name="Contents 1">
      <style:paragraph-properties fo:background-color="transparent" fo:margin-top="0.000cm" fo:margin-bottom="0.000cm" fo:line-height="1.101cm" fo:margin-left="5.644cm" fo:margin-right="0.000cm" fo:text-indent="-0.006cm" style:page-number="auto">
        <style:tab-stops>
          <style:tab-stop style:position="0.804cm" style:type="left"/>
          <style:tab-stop style:position="10.461cm" style:type="right"/>
        </style:tab-stops>
      </style:paragraph-properties>
      <style:text-properties/>
    </style:style>
    <style:style style:family="paragraph" style:name="P1013" style:parent-style-name="Contents 1">
      <style:paragraph-properties fo:background-color="transparent" fo:margin-top="0.000cm" fo:margin-bottom="0.000cm" fo:margin-left="0.000cm" fo:margin-right="0.000cm" fo:text-indent="0.093cm" style:page-number="auto">
        <style:tab-stops>
          <style:tab-stop style:position="8.170cm" style:type="right"/>
          <style:tab-stop style:position="8.379cm" style:type="left"/>
          <style:tab-stop style:position="14.393cm" style:type="right"/>
          <style:tab-stop style:position="16.069cm" style:type="right"/>
        </style:tab-stops>
      </style:paragraph-properties>
      <style:text-properties/>
    </style:style>
    <style:style style:family="paragraph" style:name="P1014" style:parent-style-name="Body text (2)">
      <style:paragraph-properties fo:background-color="transparent" fo:margin-top="0.000cm" fo:margin-bottom="0.318cm" fo:line-height="0.423cm" fo:margin-left="2.611cm" fo:margin-right="0.000cm" fo:text-indent="0.006cm" fo:text-align="left" style:page-number="auto"/>
      <style:text-properties/>
    </style:style>
    <style:style style:family="paragraph" style:name="P1015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1016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10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18" style:parent-style-name="Contents 1">
      <style:paragraph-properties fo:background-color="transparent" fo:margin-top="0.000cm" fo:margin-bottom="0.000cm" fo:margin-left="1.658cm" fo:margin-right="0.000cm" fo:text-indent="0.001cm" fo:text-align="left" style:page-number="auto"/>
      <style:text-properties/>
    </style:style>
    <style:style style:family="paragraph" style:name="P1019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020" style:parent-style-name="Contents 1">
      <style:paragraph-properties fo:background-color="transparent" fo:margin-top="0.000cm" fo:margin-bottom="0.000cm" fo:line-height="1.101cm" fo:margin-left="5.644cm" fo:margin-right="0.000cm" fo:text-indent="-0.006cm" style:page-number="auto">
        <style:tab-stops>
          <style:tab-stop style:position="0.804cm" style:type="left"/>
          <style:tab-stop style:position="10.461cm" style:type="right"/>
        </style:tab-stops>
      </style:paragraph-properties>
      <style:text-properties/>
    </style:style>
    <style:style style:family="paragraph" style:name="P10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22" style:parent-style-name="Body text (9)">
      <style:paragraph-properties fo:background-color="transparent" fo:margin-top="0.000cm" fo:margin-bottom="10.861cm" fo:margin-left="0.000cm" fo:margin-right="6.350cm" fo:text-indent="0.070cm" fo:text-align="left" style:page-number="auto"/>
      <style:text-properties/>
    </style:style>
    <style:style style:family="paragraph" style:name="P1023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10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25" style:parent-style-name="Body text (6)">
      <style:paragraph-properties fo:background-color="transparent" fo:margin-top="0.000cm" fo:margin-bottom="0.000cm" fo:line-height="0.353cm" fo:margin-left="7.655cm" fo:margin-right="0.000cm" fo:text-indent="0.007cm" fo:text-align="left" style:page-number="auto"/>
      <style:text-properties/>
    </style:style>
    <style:style style:family="paragraph" style:name="P1026" style:parent-style-name="Body text (6)">
      <style:paragraph-properties fo:background-color="transparent" fo:margin-top="0.000cm" fo:margin-bottom="0.000cm" fo:line-height="0.353cm" fo:margin-left="7.655cm" fo:margin-right="0.000cm" fo:text-indent="0.007cm" fo:text-align="left" style:page-number="auto"/>
      <style:text-properties/>
    </style:style>
    <style:style style:family="paragraph" style:name="P1027" style:parent-style-name="Body text (2)">
      <style:paragraph-properties fo:background-color="transparent" fo:margin-top="0.000cm" fo:margin-bottom="0.000cm" fo:line-height="0.423cm" fo:margin-left="0.706cm" fo:margin-right="0.000cm" fo:text-indent="0.014cm" fo:text-align="left" style:page-number="auto"/>
      <style:text-properties/>
    </style:style>
    <style:style style:family="paragraph" style:name="P10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30" style:parent-style-name="Body text (2)">
      <style:paragraph-properties fo:background-color="transparent" fo:margin-top="0.000cm" fo:margin-bottom="0.000cm" fo:line-height="0.576cm" fo:margin-left="0.000cm" fo:margin-right="0.000cm" fo:text-indent="0.000cm" style:page-number="auto"/>
      <style:text-properties/>
    </style:style>
    <style:style style:family="paragraph" style:name="P1031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1032" style:parent-style-name="Contents 1">
      <style:paragraph-properties fo:background-color="transparent" fo:margin-top="0.000cm" fo:margin-bottom="0.000cm" fo:line-height="1.109cm" fo:margin-left="5.644cm" fo:margin-right="0.000cm" fo:text-indent="-0.003cm" style:page-number="auto">
        <style:tab-stops>
          <style:tab-stop style:position="0.799cm" style:type="left"/>
          <style:tab-stop style:position="10.472cm" style:type="right"/>
        </style:tab-stops>
      </style:paragraph-properties>
      <style:text-properties/>
    </style:style>
    <style:style style:family="paragraph" style:name="P10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34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1035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1036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037" style:parent-style-name="Body text (15)">
      <style:paragraph-properties fo:background-color="transparent" fo:margin-top="2.305cm" fo:margin-bottom="0.000cm" fo:line-height="0.335cm" fo:margin-left="0.071cm" fo:margin-right="0.000cm" fo:text-indent="0.000cm" style:page-number="auto"/>
      <style:text-properties/>
    </style:style>
    <style:style style:family="paragraph" style:name="P1038" style:parent-style-name="Body text (2)">
      <style:paragraph-properties fo:background-color="transparent" fo:margin-top="0.000cm" fo:margin-bottom="0.000cm" fo:line-height="0.423cm" fo:margin-left="0.811cm" fo:margin-right="0.000cm" fo:text-indent="-0.748cm" fo:text-align="left" style:page-number="auto"/>
      <style:text-properties/>
    </style:style>
    <style:style style:family="paragraph" style:name="P10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40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1041" style:parent-style-name="Contents 1">
      <style:paragraph-properties fo:background-color="transparent" fo:margin-top="0.000cm" fo:margin-bottom="0.000cm" fo:line-height="1.101cm" fo:margin-left="5.644cm" fo:margin-right="0.000cm" fo:text-indent="-0.006cm" style:page-number="auto">
        <style:tab-stops>
          <style:tab-stop style:position="0.804cm" style:type="left"/>
          <style:tab-stop style:position="10.461cm" style:type="right"/>
        </style:tab-stops>
      </style:paragraph-properties>
      <style:text-properties/>
    </style:style>
    <style:style style:family="paragraph" style:name="P1042" style:parent-style-name="Body text (2)">
      <style:paragraph-properties fo:background-color="transparent" fo:margin-top="0.000cm" fo:margin-bottom="0.000cm" fo:line-height="0.423cm" fo:margin-left="0.811cm" fo:margin-right="0.000cm" fo:text-indent="-0.748cm" fo:text-align="left" style:page-number="auto"/>
      <style:text-properties/>
    </style:style>
    <style:style style:family="paragraph" style:name="P10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44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045" style:parent-style-name="Body text (2)">
      <style:paragraph-properties fo:background-color="transparent" fo:margin-top="0.000cm" fo:margin-bottom="0.000cm" fo:line-height="0.423cm" fo:margin-left="0.811cm" fo:margin-right="0.000cm" fo:text-indent="-0.748cm" fo:text-align="left" style:page-number="auto"/>
      <style:text-properties/>
    </style:style>
    <style:style style:family="paragraph" style:name="P104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0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48" style:parent-style-name="Body text (2)">
      <style:paragraph-properties fo:background-color="transparent" fo:margin-top="1.536cm" fo:margin-bottom="0.000cm" fo:margin-left="0.000cm" fo:margin-right="0.000cm" fo:text-indent="0.070cm" fo:text-align="justify" style:page-number="auto">
        <style:tab-stops>
          <style:tab-stop style:position="16.165cm" style:type="right"/>
        </style:tab-stops>
      </style:paragraph-properties>
      <style:text-properties/>
    </style:style>
    <style:style style:family="paragraph" style:name="P1049" style:parent-style-name="Body text (9)">
      <style:paragraph-properties fo:background-color="transparent" fo:margin-top="0.000cm" fo:margin-bottom="20.809cm" fo:margin-left="0.000cm" fo:margin-right="2.223cm" fo:text-indent="0.070cm" fo:text-align="left" style:page-number="auto"/>
      <style:text-properties/>
    </style:style>
    <style:style style:family="paragraph" style:name="P105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052" style:parent-style-name="Contents 1">
      <style:paragraph-properties fo:background-color="transparent" fo:margin-top="0.000cm" fo:margin-bottom="0.000cm" fo:line-height="1.109cm" fo:margin-left="5.644cm" fo:margin-right="0.000cm" fo:text-indent="-0.003cm" style:page-number="auto">
        <style:tab-stops>
          <style:tab-stop style:position="0.807cm" style:type="left"/>
          <style:tab-stop style:position="10.472cm" style:type="right"/>
        </style:tab-stops>
      </style:paragraph-properties>
      <style:text-properties/>
    </style:style>
    <style:style style:family="paragraph" style:name="P1053" style:parent-style-name="Body text (2)">
      <style:paragraph-properties fo:background-color="transparent" fo:margin-top="0.000cm" fo:margin-bottom="0.453cm" fo:line-height="0.745cm" fo:margin-left="0.000cm" fo:margin-right="0.000cm" fo:text-indent="0.000cm" style:page-number="auto"/>
      <style:text-properties/>
    </style:style>
    <style:style style:family="paragraph" style:name="P1054" style:parent-style-name="Body text (2)">
      <style:paragraph-properties fo:background-color="transparent" fo:margin-top="0.000cm" fo:margin-bottom="0.000cm" fo:line-height="0.576cm" fo:margin-left="0.000cm" fo:margin-right="0.000cm" fo:text-indent="0.000cm" style:page-number="auto"/>
      <style:text-properties/>
    </style:style>
    <style:style style:family="paragraph" style:name="P1055" style:parent-style-name="Body text (2)">
      <style:paragraph-properties fo:background-color="transparent" fo:margin-top="0.318cm" fo:margin-bottom="0.000cm" fo:line-height="0.423cm" fo:margin-left="0.000cm" fo:margin-right="0.000cm" fo:text-indent="0.000cm" style:page-number="auto"/>
      <style:text-properties/>
    </style:style>
    <style:style style:family="paragraph" style:name="P1056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10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5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059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10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63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1064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10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66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1067" style:parent-style-name="Body text (2)">
      <style:paragraph-properties fo:background-color="transparent" fo:margin-top="0.000cm" fo:margin-bottom="0.642cm" fo:line-height="0.745cm" fo:margin-left="2.575cm" fo:margin-right="0.000cm" fo:text-indent="-1.254cm" fo:text-align="justify" style:page-number="auto">
        <style:tab-stops>
          <style:tab-stop style:position="-0.014cm" style:type="left"/>
        </style:tab-stops>
      </style:paragraph-properties>
      <style:text-properties/>
    </style:style>
    <style:style style:family="paragraph" style:name="P1068" style:parent-style-name="Body text (2)">
      <style:paragraph-properties fo:background-color="transparent" fo:margin-top="0.000cm" fo:margin-bottom="0.000cm" fo:line-height="0.423cm" fo:margin-left="1.094cm" fo:margin-right="0.000cm" fo:text-indent="0.016cm" fo:text-align="left" style:page-number="auto"/>
      <style:text-properties/>
    </style:style>
    <style:style style:family="paragraph" style:name="P1069" style:parent-style-name="Body text (2)">
      <style:paragraph-properties fo:background-color="transparent" fo:margin-top="0.000cm" fo:margin-bottom="0.000cm" fo:line-height="0.745cm" fo:margin-left="0.000cm" fo:margin-right="0.000cm" fo:text-indent="0.065cm" fo:text-align="justify" style:page-number="auto">
        <style:tab-stops>
          <style:tab-stop style:position="1.281cm" style:type="left"/>
          <style:tab-stop style:position="3.376cm" style:type="left"/>
        </style:tab-stops>
      </style:paragraph-properties>
      <style:text-properties/>
    </style:style>
    <style:style style:family="paragraph" style:name="P1070" style:parent-style-name="Body text (2)">
      <style:paragraph-properties fo:background-color="transparent" fo:margin-top="0.000cm" fo:margin-bottom="0.000cm" fo:line-height="0.423cm" fo:margin-left="1.094cm" fo:margin-right="0.000cm" fo:text-indent="0.016cm" fo:text-align="left" style:page-number="auto"/>
      <style:text-properties/>
    </style:style>
    <style:style style:family="paragraph" style:name="P1071" style:parent-style-name="Body text (9)">
      <style:paragraph-properties fo:background-color="transparent" fo:margin-top="0.000cm" fo:margin-bottom="16.364cm" fo:margin-left="0.000cm" fo:margin-right="6.350cm" fo:text-indent="0.070cm" fo:text-align="left" style:page-number="auto"/>
      <style:text-properties/>
    </style:style>
    <style:style style:family="paragraph" style:name="P1072" style:parent-style-name="Body text (2)">
      <style:paragraph-properties fo:background-color="transparent" fo:margin-top="0.000cm" fo:margin-bottom="0.635cm" fo:line-height="0.745cm" fo:margin-left="0.000cm" fo:margin-right="0.000cm" fo:text-indent="0.072cm" fo:text-align="justify" style:page-number="auto">
        <style:tab-stops>
          <style:tab-stop style:position="1.284cm" style:type="left"/>
        </style:tab-stops>
      </style:paragraph-properties>
      <style:text-properties/>
    </style:style>
    <style:style style:family="paragraph" style:name="P10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74" style:parent-style-name="Body text (2)">
      <style:paragraph-properties fo:background-color="transparent" fo:margin-top="0.000cm" fo:margin-bottom="0.000cm" fo:line-height="0.423cm" fo:margin-left="0.811cm" fo:margin-right="0.000cm" fo:text-indent="-0.748cm" fo:text-align="left" style:page-number="auto"/>
      <style:text-properties/>
    </style:style>
    <style:style style:family="paragraph" style:name="P10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76" style:parent-style-name="Body text (2)">
      <style:paragraph-properties fo:background-color="transparent" fo:margin-top="0.000cm" fo:margin-bottom="0.453cm" fo:line-height="0.745cm" fo:margin-left="0.000cm" fo:margin-right="0.000cm" fo:text-indent="0.000cm" style:page-number="auto"/>
      <style:text-properties/>
    </style:style>
    <style:style style:family="paragraph" style:name="P1077" style:parent-style-name="Body text (2)">
      <style:paragraph-properties fo:background-color="transparent" fo:margin-top="0.000cm" fo:margin-bottom="0.000cm" fo:line-height="0.423cm" fo:margin-left="1.094cm" fo:margin-right="0.000cm" fo:text-indent="0.016cm" fo:text-align="left" style:page-number="auto"/>
      <style:text-properties/>
    </style:style>
    <style:style style:family="paragraph" style:name="P1078" style:parent-style-name="Body text (2)">
      <style:paragraph-properties fo:background-color="transparent" fo:margin-top="0.000cm" fo:margin-bottom="0.000cm" fo:line-height="0.745cm" fo:margin-left="0.247cm" fo:margin-right="0.000cm" fo:text-indent="0.007cm" fo:text-align="justify" style:page-number="auto">
        <style:tab-stops>
          <style:tab-stop style:position="6.780cm" style:type="left"/>
        </style:tab-stops>
      </style:paragraph-properties>
      <style:text-properties/>
    </style:style>
    <style:style style:family="paragraph" style:name="P10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80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>
        <style:tab-stops>
          <style:tab-stop style:position="16.105cm" style:type="right"/>
        </style:tab-stops>
      </style:paragraph-properties>
      <style:text-properties/>
    </style:style>
    <style:style style:family="paragraph" style:name="P1081" style:parent-style-name="Body text (2)">
      <style:paragraph-properties fo:background-color="transparent" fo:margin-top="0.000cm" fo:margin-bottom="0.000cm" fo:line-height="0.388cm" fo:margin-left="2.646cm" fo:margin-right="0.000cm" fo:text-indent="0.013cm" fo:text-align="left" style:page-number="auto"/>
      <style:text-properties/>
    </style:style>
    <style:style style:family="paragraph" style:name="P10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83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084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1085" style:parent-style-name="Body text (2)">
      <style:paragraph-properties fo:background-color="transparent" fo:margin-top="0.000cm" fo:margin-bottom="0.000cm" fo:line-height="0.388cm" fo:margin-left="0.000cm" fo:margin-right="0.000cm" fo:text-indent="0.000cm" fo:text-align="right" style:page-number="auto"/>
      <style:text-properties/>
    </style:style>
    <style:style style:family="paragraph" style:name="P1086" style:parent-style-name="Body text (2)">
      <style:paragraph-properties fo:background-color="transparent" fo:margin-top="0.000cm" fo:margin-bottom="0.000cm" fo:line-height="0.576cm" fo:margin-left="0.000cm" fo:margin-right="0.000cm" fo:text-indent="0.000cm" style:page-number="auto"/>
      <style:text-properties/>
    </style:style>
    <style:style style:family="paragraph" style:name="P1087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0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89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090" style:parent-style-name="Body text (12)">
      <style:paragraph-properties fo:background-color="transparent" fo:margin-top="0.000cm" fo:margin-bottom="0.000cm" fo:line-height="0.335cm" fo:margin-left="0.000cm" fo:margin-right="0.000cm" fo:text-indent="0.051cm" fo:text-align="left" style:page-number="auto"/>
      <style:text-properties/>
    </style:style>
    <style:style style:family="paragraph" style:name="P1091" style:parent-style-name="Body text (2)">
      <style:paragraph-properties fo:background-color="transparent" fo:margin-top="0.000cm" fo:margin-bottom="0.000cm" fo:line-height="0.388cm" fo:margin-left="0.000cm" fo:margin-right="0.000cm" fo:text-indent="0.000cm" fo:text-align="right" style:page-number="auto"/>
      <style:text-properties/>
    </style:style>
    <style:style style:family="paragraph" style:name="P1092" style:parent-style-name="Body text (9)">
      <style:paragraph-properties fo:background-color="transparent" fo:margin-top="0.000cm" fo:margin-bottom="0.460cm" fo:line-height="0.745cm" fo:margin-left="0.600cm" fo:margin-right="0.000cm" fo:text-indent="0.001cm" style:page-number="auto">
        <style:tab-stops>
          <style:tab-stop style:position="6.428cm" style:type="left"/>
        </style:tab-stops>
      </style:paragraph-properties>
      <style:text-properties/>
    </style:style>
    <style:style style:family="paragraph" style:name="P109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094" style:parent-style-name="Table caption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1095" style:parent-style-name="Body text (9)">
      <style:paragraph-properties fo:background-color="transparent" fo:margin-top="0.000cm" fo:margin-bottom="0.000cm" fo:margin-left="0.000cm" fo:margin-right="2.364cm" fo:text-indent="0.070cm" fo:text-align="left" style:page-number="auto"/>
      <style:text-properties/>
    </style:style>
    <style:style style:family="paragraph" style:name="P1096" style:parent-style-name="Body text (9)">
      <style:paragraph-properties fo:background-color="transparent" fo:margin-top="0.000cm" fo:margin-bottom="13.083cm" fo:margin-left="0.000cm" fo:margin-right="6.350cm" fo:text-indent="0.070cm" fo:text-align="left" style:page-number="auto"/>
      <style:text-properties/>
    </style:style>
    <style:style style:family="paragraph" style:name="P1097" style:parent-style-name="Heading #1 (8)">
      <style:paragraph-properties fo:keep-with-next="always" fo:keep-together="always" fo:background-color="transparent" fo:margin-top="0.000cm" fo:margin-bottom="0.198cm" fo:line-height="0.388cm" fo:margin-left="0.000cm" fo:margin-right="0.000cm" fo:text-indent="0.000cm" style:page-number="auto"/>
      <style:text-properties/>
    </style:style>
    <style:style style:family="paragraph" style:name="P109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099" style:parent-style-name="Body text (9)">
      <style:paragraph-properties fo:background-color="transparent" fo:margin-top="0.000cm" fo:margin-bottom="0.000cm" fo:line-height="1.101cm" fo:margin-left="0.000cm" fo:margin-right="0.000cm" fo:text-indent="0.000cm" fo:text-align="right" style:page-number="auto"/>
      <style:text-properties/>
    </style:style>
    <style:style style:family="paragraph" style:name="P11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0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02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110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04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10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10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1111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1112" style:parent-style-name="Body text (2)">
      <style:paragraph-properties fo:background-color="transparent" fo:margin-top="0.000cm" fo:margin-bottom="0.000cm" fo:margin-left="0.035cm" fo:margin-right="0.000cm" fo:text-indent="0.000cm" style:page-number="auto"/>
      <style:text-properties/>
    </style:style>
    <style:style style:family="paragraph" style:name="P1113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11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16" style:parent-style-name="Body text (2)">
      <style:paragraph-properties fo:background-color="transparent" fo:margin-top="0.000cm" fo:margin-bottom="1.566cm" fo:line-height="0.423cm" fo:margin-left="0.000cm" fo:margin-right="0.000cm" fo:text-indent="0.000cm" fo:text-align="right" style:page-number="auto"/>
      <style:text-properties/>
    </style:style>
    <style:style style:family="paragraph" style:name="P1117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11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21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24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125" style:parent-style-name="Body text (2)">
      <style:paragraph-properties fo:background-color="transparent" fo:margin-top="0.000cm" fo:margin-bottom="0.453cm" fo:line-height="0.745cm" fo:margin-left="0.000cm" fo:margin-right="0.000cm" fo:text-indent="0.000cm" style:page-number="auto"/>
      <style:text-properties/>
    </style:style>
    <style:style style:family="paragraph" style:name="P1126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27" style:parent-style-name="Body text (2)">
      <style:paragraph-properties fo:background-color="transparent" fo:margin-top="0.000cm" fo:margin-bottom="0.000cm" fo:line-height="0.576cm" fo:margin-left="0.000cm" fo:margin-right="0.000cm" fo:text-indent="0.000cm" style:page-number="auto"/>
      <style:text-properties/>
    </style:style>
    <style:style style:family="paragraph" style:name="P1128" style:parent-style-name="Body text (2)">
      <style:paragraph-properties fo:background-color="transparent" fo:margin-top="0.000cm" fo:margin-bottom="0.487cm" fo:line-height="0.423cm" fo:margin-left="0.035cm" fo:margin-right="0.000cm" fo:text-indent="0.000cm" style:page-number="auto"/>
      <style:text-properties/>
    </style:style>
    <style:style style:family="paragraph" style:name="P1129" style:parent-style-name="Contents 1">
      <style:paragraph-properties fo:background-color="transparent" fo:margin-top="0.000cm" fo:margin-bottom="0.000cm" fo:margin-left="0.247cm" fo:margin-right="0.000cm" fo:text-indent="0.007cm" style:page-number="auto">
        <style:tab-stops>
          <style:tab-stop style:position="8.033cm" style:type="right"/>
          <style:tab-stop style:position="9.710cm" style:type="right"/>
          <style:tab-stop style:position="14.252cm" style:type="right"/>
          <style:tab-stop style:position="15.829cm" style:type="right"/>
        </style:tab-stops>
      </style:paragraph-properties>
      <style:text-properties/>
    </style:style>
    <style:style style:family="paragraph" style:name="P1130" style:parent-style-name="Body text (2)">
      <style:paragraph-properties fo:background-color="transparent" fo:margin-top="0.000cm" fo:margin-bottom="0.778cm" fo:line-height="0.745cm" fo:margin-left="0.000cm" fo:margin-right="0.000cm" fo:text-indent="0.065cm" fo:text-align="justify" style:page-number="auto">
        <style:tab-stops>
          <style:tab-stop style:position="1.281cm" style:type="left"/>
        </style:tab-stops>
      </style:paragraph-properties>
      <style:text-properties/>
    </style:style>
    <style:style style:family="paragraph" style:name="P1131" style:parent-style-name="Contents 1">
      <style:paragraph-properties fo:background-color="transparent" fo:margin-top="0.000cm" fo:margin-bottom="0.000cm" fo:line-height="1.109cm" fo:margin-left="5.644cm" fo:margin-right="0.000cm" fo:text-indent="-0.006cm" style:page-number="auto">
        <style:tab-stops>
          <style:tab-stop style:position="10.431cm" style:type="right"/>
        </style:tab-stops>
      </style:paragraph-properties>
      <style:text-properties/>
    </style:style>
    <style:style style:family="paragraph" style:name="P1132" style:parent-style-name="Body text (2)">
      <style:paragraph-properties fo:background-color="transparent" fo:margin-top="0.000cm" fo:margin-bottom="0.000cm" fo:line-height="0.423cm" fo:margin-left="0.670cm" fo:margin-right="0.000cm" fo:text-indent="0.007cm" fo:text-align="left" style:page-number="auto"/>
      <style:text-properties/>
    </style:style>
    <style:style style:family="paragraph" style:name="P1133" style:parent-style-name="Body text (2)">
      <style:paragraph-properties fo:background-color="transparent" fo:margin-top="0.000cm" fo:margin-bottom="0.642cm" fo:line-height="0.745cm" fo:margin-left="2.646cm" fo:margin-right="0.000cm" fo:text-indent="-1.342cm" fo:text-align="left" style:page-number="auto">
        <style:tab-stops>
          <style:tab-stop style:position="-0.080cm" style:type="left"/>
        </style:tab-stops>
      </style:paragraph-properties>
      <style:text-properties/>
    </style:style>
    <style:style style:family="paragraph" style:name="P1134" style:parent-style-name="Body text (2)">
      <style:paragraph-properties fo:background-color="transparent" fo:margin-top="0.000cm" fo:margin-bottom="1.386cm" fo:line-height="1.109cm" fo:margin-left="0.000cm" fo:margin-right="0.000cm" fo:text-indent="0.000cm" fo:text-align="right" style:page-number="auto"/>
      <style:text-properties/>
    </style:style>
    <style:style style:family="paragraph" style:name="P1135" style:parent-style-name="Body text (2)">
      <style:paragraph-properties fo:background-color="transparent" fo:margin-top="0.000cm" fo:margin-bottom="2.854cm" fo:line-height="0.745cm" fo:margin-left="0.000cm" fo:margin-right="0.000cm" fo:text-indent="0.072cm" fo:text-align="justify" style:page-number="auto">
        <style:tab-stops>
          <style:tab-stop style:position="1.284cm" style:type="left"/>
        </style:tab-stops>
      </style:paragraph-properties>
      <style:text-properties/>
    </style:style>
    <style:style style:family="paragraph" style:name="P1136" style:parent-style-name="Body text (6)">
      <style:paragraph-properties fo:background-color="transparent" fo:margin-top="0.000cm" fo:margin-bottom="0.000cm" fo:line-height="0.353cm" fo:margin-left="7.655cm" fo:margin-right="0.000cm" fo:text-indent="-0.001cm" fo:text-align="left" style:page-number="auto"/>
      <style:text-properties/>
    </style:style>
    <style:style style:family="paragraph" style:name="P1137" style:parent-style-name="Body text (2)">
      <style:paragraph-properties fo:background-color="transparent" fo:margin-top="0.000cm" fo:margin-bottom="0.000cm" fo:line-height="0.423cm" fo:margin-left="0.811cm" fo:margin-right="0.000cm" fo:text-indent="-0.748cm" fo:text-align="left" style:page-number="auto"/>
      <style:text-properties/>
    </style:style>
    <style:style style:family="paragraph" style:name="P1139" style:parent-style-name="Body text (2)">
      <style:paragraph-properties fo:background-color="transparent" fo:margin-top="0.000cm" fo:margin-bottom="0.847cm" fo:line-height="0.737cm" fo:margin-left="2.575cm" fo:margin-right="0.000cm" fo:text-indent="-1.254cm" fo:text-align="justify" style:page-number="auto">
        <style:tab-stops>
          <style:tab-stop style:position="-0.014cm" style:type="left"/>
        </style:tab-stops>
      </style:paragraph-properties>
      <style:text-properties/>
    </style:style>
    <style:style style:family="paragraph" style:name="P1140" style:parent-style-name="Body text (2)">
      <style:paragraph-properties fo:background-color="transparent" fo:margin-top="0.000cm" fo:margin-bottom="0.000cm" fo:line-height="0.576cm" fo:margin-left="0.000cm" fo:margin-right="0.000cm" fo:text-indent="0.000cm" style:page-number="auto"/>
      <style:text-properties/>
    </style:style>
    <style:style style:family="paragraph" style:name="P114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42" style:parent-style-name="Body text (2)">
      <style:paragraph-properties fo:background-color="transparent" fo:margin-top="0.000cm" fo:margin-bottom="0.000cm" fo:line-height="0.423cm" fo:margin-left="2.328cm" fo:margin-right="0.000cm" fo:text-indent="0.000cm" fo:text-align="left" style:page-number="auto"/>
      <style:text-properties/>
    </style:style>
    <style:style style:family="paragraph" style:name="P1143" style:parent-style-name="Contents 1">
      <style:paragraph-properties fo:background-color="transparent" fo:margin-top="0.000cm" fo:margin-bottom="0.000cm" fo:line-height="1.109cm" fo:margin-left="5.644cm" fo:margin-right="0.000cm" fo:text-indent="-0.006cm" style:page-number="auto">
        <style:tab-stops>
          <style:tab-stop style:position="10.431cm" style:type="right"/>
        </style:tab-stops>
      </style:paragraph-properties>
      <style:text-properties/>
    </style:style>
    <style:style style:family="paragraph" style:name="P1144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1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46" style:parent-style-name="Body text (2)">
      <style:paragraph-properties fo:background-color="transparent" fo:margin-top="0.000cm" fo:margin-bottom="0.000cm" fo:line-height="0.423cm" fo:margin-left="0.953cm" fo:margin-right="0.000cm" fo:text-indent="-0.004cm" fo:text-align="left" style:page-number="auto"/>
      <style:text-properties/>
    </style:style>
    <style:style style:family="paragraph" style:name="P1147" style:parent-style-name="Body text (2)">
      <style:paragraph-properties fo:background-color="transparent" fo:margin-top="0.000cm" fo:margin-bottom="0.635cm" fo:line-height="0.745cm" fo:margin-left="0.000cm" fo:margin-right="0.000cm" fo:text-indent="0.065cm" fo:text-align="justify" style:page-number="auto"/>
      <style:text-properties/>
    </style:style>
    <style:style style:family="paragraph" style:name="P1148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1149" style:parent-style-name="Body text (2)">
      <style:paragraph-properties fo:background-color="transparent" fo:margin-top="0.000cm" fo:margin-bottom="0.000cm" fo:line-height="0.423cm" fo:margin-left="1.094cm" fo:margin-right="0.000cm" fo:text-indent="0.016cm" fo:text-align="left" style:page-number="auto"/>
      <style:text-properties/>
    </style:style>
    <style:style style:family="paragraph" style:name="P11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51" style:parent-style-name="Body text (2)">
      <style:paragraph-properties fo:background-color="transparent" fo:margin-top="0.000cm" fo:margin-bottom="0.000cm" fo:line-height="0.423cm" fo:margin-left="2.611cm" fo:margin-right="0.000cm" fo:text-indent="-1.298cm" fo:text-align="justify" style:page-number="auto">
        <style:tab-stops>
          <style:tab-stop style:position="-0.051cm" style:type="left"/>
        </style:tab-stops>
      </style:paragraph-properties>
      <style:text-properties/>
    </style:style>
    <style:style style:family="paragraph" style:name="P115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15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5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56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1157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158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115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160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>
        <style:tab-stops>
          <style:tab-stop style:position="16.076cm" style:type="right"/>
        </style:tab-stops>
      </style:paragraph-properties>
      <style:text-properties/>
    </style:style>
    <style:style style:family="paragraph" style:name="P1161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1162" style:parent-style-name="Body text (2)">
      <style:paragraph-properties fo:background-color="transparent" fo:margin-top="0.000cm" fo:margin-bottom="0.893cm" fo:line-height="0.745cm" fo:margin-left="0.000cm" fo:margin-right="0.000cm" fo:text-indent="0.065cm" fo:text-align="justify" style:page-number="auto">
        <style:tab-stops>
          <style:tab-stop style:position="1.281cm" style:type="left"/>
        </style:tab-stops>
      </style:paragraph-properties>
      <style:text-properties/>
    </style:style>
    <style:style style:family="paragraph" style:name="P116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164" style:parent-style-name="Body text (2)">
      <style:paragraph-properties fo:background-color="transparent" fo:margin-top="0.000cm" fo:margin-bottom="0.635cm" fo:line-height="0.737cm" fo:margin-left="0.000cm" fo:margin-right="0.000cm" fo:text-indent="0.060cm" fo:text-align="justify" style:page-number="auto">
        <style:tab-stops>
          <style:tab-stop style:position="1.266cm" style:type="left"/>
        </style:tab-stops>
      </style:paragraph-properties>
      <style:text-properties/>
    </style:style>
    <style:style style:family="paragraph" style:name="P11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66" style:parent-style-name="Body text (2)">
      <style:paragraph-properties fo:background-color="transparent" fo:margin-top="0.000cm" fo:margin-bottom="0.530cm" fo:line-height="0.576cm" fo:margin-left="0.035cm" fo:margin-right="0.000cm" fo:text-indent="0.000cm" style:page-number="auto"/>
      <style:text-properties/>
    </style:style>
    <style:style style:family="paragraph" style:name="P116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168" style:parent-style-name="Body text (2)">
      <style:paragraph-properties fo:background-color="transparent" fo:margin-top="0.000cm" fo:margin-bottom="0.629cm" fo:line-height="0.737cm" fo:margin-left="0.000cm" fo:margin-right="0.000cm" fo:text-indent="0.072cm" fo:text-align="justify" style:page-number="auto">
        <style:tab-stops>
          <style:tab-stop style:position="1.284cm" style:type="left"/>
        </style:tab-stops>
      </style:paragraph-properties>
      <style:text-properties/>
    </style:style>
    <style:style style:family="paragraph" style:name="P1169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170" style:parent-style-name="Body text (2)">
      <style:paragraph-properties fo:background-color="transparent" fo:margin-top="0.000cm" fo:margin-bottom="0.000cm" fo:line-height="0.423cm" fo:margin-left="1.094cm" fo:margin-right="0.000cm" fo:text-indent="0.016cm" fo:text-align="left" style:page-number="auto"/>
      <style:text-properties/>
    </style:style>
    <style:style style:family="paragraph" style:name="P117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17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74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117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1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78" style:parent-style-name="Body text (2)">
      <style:paragraph-properties fo:background-color="transparent" fo:margin-top="0.000cm" fo:margin-bottom="0.000cm" fo:line-height="0.423cm" fo:margin-left="1.094cm" fo:margin-right="0.000cm" fo:text-indent="0.016cm" fo:text-align="left" style:page-number="auto"/>
      <style:text-properties/>
    </style:style>
    <style:style style:family="paragraph" style:name="P1179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1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82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18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18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18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86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187" style:parent-style-name="Body text (2)">
      <style:paragraph-properties fo:background-color="transparent" fo:margin-top="0.000cm" fo:margin-bottom="0.000cm" fo:line-height="0.423cm" fo:margin-left="2.434cm" fo:margin-right="0.000cm" fo:text-indent="0.004cm" fo:text-align="left" style:page-number="auto"/>
      <style:text-properties/>
    </style:style>
    <style:style style:family="paragraph" style:name="P11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8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9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19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92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193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19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9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96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119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99" style:parent-style-name="Body text (2)">
      <style:paragraph-properties fo:background-color="transparent" fo:margin-top="0.000cm" fo:margin-bottom="0.000cm" fo:line-height="0.423cm" fo:margin-left="0.706cm" fo:margin-right="0.000cm" fo:text-indent="0.014cm" fo:text-align="left" style:page-number="auto"/>
      <style:text-properties/>
    </style:style>
    <style:style style:family="paragraph" style:name="P1200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2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03" style:parent-style-name="Body text (2)">
      <style:paragraph-properties fo:background-color="transparent" fo:margin-top="0.000cm" fo:margin-bottom="0.000cm" fo:line-height="0.423cm" fo:margin-left="0.706cm" fo:margin-right="0.000cm" fo:text-indent="0.014cm" fo:text-align="left" style:page-number="auto"/>
      <style:text-properties/>
    </style:style>
    <style:style style:family="paragraph" style:name="P1204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205" style:parent-style-name="Body text (2)">
      <style:paragraph-properties fo:background-color="transparent" fo:margin-top="0.000cm" fo:margin-bottom="0.000cm" fo:line-height="0.423cm" fo:margin-left="0.706cm" fo:margin-right="0.000cm" fo:text-indent="0.014cm" fo:text-align="left" style:page-number="auto"/>
      <style:text-properties/>
    </style:style>
    <style:style style:family="paragraph" style:name="P12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09" style:parent-style-name="Body text (2)">
      <style:paragraph-properties fo:background-color="transparent" fo:margin-top="0.000cm" fo:margin-bottom="0.000cm" fo:line-height="0.388cm" fo:margin-left="0.000cm" fo:margin-right="0.000cm" fo:text-indent="0.000cm" style:page-number="auto"/>
      <style:text-properties/>
    </style:style>
    <style:style style:family="paragraph" style:name="P121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11" style:parent-style-name="Body text (2)">
      <style:paragraph-properties fo:background-color="transparent" fo:margin-top="0.000cm" fo:margin-bottom="0.000cm" fo:line-height="0.423cm" fo:margin-left="0.529cm" fo:margin-right="0.000cm" fo:text-indent="0.004cm" fo:text-align="left" style:page-number="auto"/>
      <style:text-properties/>
    </style:style>
    <style:style style:family="paragraph" style:name="P12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1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14" style:parent-style-name="Body text (3)">
      <style:paragraph-properties fo:background-color="transparent" fo:margin-top="0.000cm" fo:margin-bottom="1.694cm" fo:margin-left="0.000cm" fo:margin-right="0.000cm" fo:text-indent="0.000cm" style:page-number="auto"/>
      <style:text-properties/>
    </style:style>
    <style:style style:family="paragraph" style:name="P121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18" style:parent-style-name="Body text (2)">
      <style:paragraph-properties fo:background-color="transparent" fo:margin-top="0.000cm" fo:margin-bottom="0.000cm" fo:line-height="0.576cm" fo:margin-left="0.000cm" fo:margin-right="0.000cm" fo:text-indent="0.000cm" style:page-number="auto"/>
      <style:text-properties/>
    </style:style>
    <style:style style:family="paragraph" style:name="P1219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1220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12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22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1223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1224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1225" style:parent-style-name="Body text (2)">
      <style:paragraph-properties fo:background-color="transparent" fo:margin-top="0.000cm" fo:margin-bottom="0.000cm" fo:line-height="0.388cm" fo:margin-left="0.282cm" fo:margin-right="0.000cm" fo:text-indent="-0.007cm" fo:text-align="left" style:page-number="auto"/>
      <style:text-properties/>
    </style:style>
    <style:style style:family="paragraph" style:name="P12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28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1229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12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31" style:parent-style-name="Body text (2)">
      <style:paragraph-properties fo:background-color="transparent" fo:margin-top="0.000cm" fo:margin-bottom="0.000cm" fo:line-height="0.388cm" fo:margin-left="0.282cm" fo:margin-right="0.000cm" fo:text-indent="-0.007cm" fo:text-align="left" style:page-number="auto"/>
      <style:text-properties/>
    </style:style>
    <style:style style:family="paragraph" style:name="P1232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12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35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1236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1237" style:parent-style-name="Body text (2)">
      <style:paragraph-properties fo:background-color="transparent" fo:margin-top="0.000cm" fo:margin-bottom="0.000cm" fo:line-height="0.388cm" fo:margin-left="0.282cm" fo:margin-right="0.000cm" fo:text-indent="-0.007cm" fo:text-align="left" style:page-number="auto"/>
      <style:text-properties/>
    </style:style>
    <style:style style:family="paragraph" style:name="P12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41" style:parent-style-name="Body text (2)">
      <style:paragraph-properties fo:background-color="transparent" fo:margin-top="0.000cm" fo:margin-bottom="0.000cm" fo:line-height="0.388cm" fo:margin-left="0.282cm" fo:margin-right="0.000cm" fo:text-indent="-0.007cm" fo:text-align="left" style:page-number="auto"/>
      <style:text-properties/>
    </style:style>
    <style:style style:family="paragraph" style:name="P1242" style:parent-style-name="Body text (2)">
      <style:paragraph-properties fo:background-color="transparent" fo:margin-top="0.318cm" fo:margin-bottom="0.000cm" fo:line-height="0.423cm" fo:margin-left="0.000cm" fo:margin-right="0.000cm" fo:text-indent="0.000cm" style:page-number="auto"/>
      <style:text-properties/>
    </style:style>
    <style:style style:family="paragraph" style:name="P1243" style:parent-style-name="Body text (2)">
      <style:paragraph-properties fo:background-color="transparent" fo:margin-top="0.000cm" fo:margin-bottom="0.000cm" fo:line-height="0.388cm" fo:margin-left="0.282cm" fo:margin-right="0.000cm" fo:text-indent="-0.007cm" fo:text-align="left" style:page-number="auto"/>
      <style:text-properties/>
    </style:style>
    <style:style style:family="paragraph" style:name="P1244" style:parent-style-name="Body text (2)">
      <style:paragraph-properties fo:background-color="transparent" fo:margin-top="0.318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245" style:parent-style-name="Body text (2)">
      <style:paragraph-properties fo:background-color="transparent" fo:margin-top="0.000cm" fo:margin-bottom="0.000cm" fo:line-height="0.388cm" fo:margin-left="0.282cm" fo:margin-right="0.000cm" fo:text-indent="-0.007cm" fo:text-align="left" style:page-number="auto"/>
      <style:text-properties/>
    </style:style>
    <style:style style:family="paragraph" style:name="P12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47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1248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1249" style:parent-style-name="Body text (2)">
      <style:paragraph-properties fo:background-color="transparent" fo:margin-top="0.000cm" fo:margin-bottom="0.000cm" fo:line-height="0.388cm" fo:margin-left="0.282cm" fo:margin-right="0.000cm" fo:text-indent="-0.007cm" fo:text-align="left" style:page-number="auto"/>
      <style:text-properties/>
    </style:style>
    <style:style style:family="paragraph" style:name="P12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51" style:parent-style-name="Body text (2)">
      <style:paragraph-properties fo:background-color="transparent" fo:margin-top="0.000cm" fo:margin-bottom="0.000cm" fo:line-height="0.388cm" fo:margin-left="0.282cm" fo:margin-right="0.000cm" fo:text-indent="-0.007cm" fo:text-align="left" style:page-number="auto"/>
      <style:text-properties/>
    </style:style>
    <style:style style:family="paragraph" style:name="P12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53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1254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1255" style:parent-style-name="Body text (2)">
      <style:paragraph-properties fo:background-color="transparent" fo:margin-top="0.000cm" fo:margin-bottom="0.000cm" fo:line-height="0.388cm" fo:margin-left="0.282cm" fo:margin-right="0.000cm" fo:text-indent="-0.007cm" fo:text-align="left" style:page-number="auto"/>
      <style:text-properties/>
    </style:style>
    <style:style style:family="paragraph" style:name="P1256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1258" style:parent-style-name="Body text (2)">
      <style:paragraph-properties fo:background-color="transparent" fo:margin-top="0.000cm" fo:margin-bottom="0.000cm" fo:line-height="0.388cm" fo:margin-left="0.282cm" fo:margin-right="0.000cm" fo:text-indent="-0.007cm" fo:text-align="left" style:page-number="auto"/>
      <style:text-properties/>
    </style:style>
    <style:style style:family="paragraph" style:name="P12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61" style:parent-style-name="Body text (2)">
      <style:paragraph-properties fo:background-color="transparent" fo:margin-top="0.000cm" fo:margin-bottom="0.000cm" fo:line-height="1.109cm" fo:margin-left="5.644cm" fo:margin-right="0.000cm" fo:text-indent="-0.001cm" fo:text-align="justify" style:page-number="auto">
        <style:tab-stops>
          <style:tab-stop style:position="10.487cm" style:type="right"/>
        </style:tab-stops>
      </style:paragraph-properties>
      <style:text-properties/>
    </style:style>
    <style:style style:family="paragraph" style:name="P12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63" style:parent-style-name="Body text (9)">
      <style:paragraph-properties fo:background-color="transparent" fo:margin-top="0.000cm" fo:margin-bottom="1.052cm" fo:margin-left="0.000cm" fo:margin-right="6.350cm" fo:text-indent="0.071cm" fo:text-align="left" style:page-number="auto"/>
      <style:text-properties/>
    </style:style>
    <style:style style:family="paragraph" style:name="P1264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1265" style:parent-style-name="Body text (7)">
      <style:paragraph-properties fo:background-color="transparent" fo:margin-top="0.000cm" fo:margin-bottom="0.658cm" fo:line-height="0.370cm" fo:margin-left="0.035cm" fo:margin-right="0.000cm" fo:text-indent="0.000cm" style:page-number="auto"/>
      <style:text-properties/>
    </style:style>
    <style:style style:family="paragraph" style:name="P12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67" style:parent-style-name="Body text (7)">
      <style:paragraph-properties fo:background-color="transparent" fo:margin-top="0.000cm" fo:margin-bottom="0.000cm" fo:line-height="0.370cm" fo:margin-left="0.071cm" fo:margin-right="0.000cm" fo:text-indent="0.000cm" style:page-number="auto"/>
      <style:text-properties/>
    </style:style>
    <style:style style:family="paragraph" style:name="P1268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269" style:parent-style-name="Body text (7)">
      <style:paragraph-properties fo:background-color="transparent" fo:margin-top="0.000cm" fo:margin-bottom="0.000cm" fo:line-height="1.143cm" fo:margin-left="0.071cm" fo:margin-right="0.000cm" fo:text-indent="0.000cm" style:page-number="auto"/>
      <style:text-properties/>
    </style:style>
    <style:style style:family="paragraph" style:name="P1270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27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7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73" style:parent-style-name="Body text (2)">
      <style:paragraph-properties fo:background-color="transparent" fo:margin-top="0.000cm" fo:margin-bottom="0.000cm" fo:line-height="0.576cm" fo:margin-left="0.000cm" fo:margin-right="0.000cm" fo:text-indent="0.000cm" style:page-number="auto"/>
      <style:text-properties/>
    </style:style>
    <style:style style:family="paragraph" style:name="P1274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1275" style:parent-style-name="Body text (2)">
      <style:paragraph-properties fo:background-color="transparent" fo:margin-top="0.000cm" fo:margin-bottom="0.000cm" fo:line-height="0.423cm" fo:margin-left="3.704cm" fo:margin-right="0.000cm" fo:text-indent="0.013cm" fo:text-align="left" style:page-number="auto"/>
      <style:text-properties/>
    </style:style>
    <style:style style:family="paragraph" style:name="P12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77" style:parent-style-name="Body text (2)">
      <style:paragraph-properties fo:background-color="transparent" fo:margin-top="0.000cm" fo:margin-bottom="0.000cm" fo:line-height="0.999cm" fo:margin-left="1.164cm" fo:margin-right="0.000cm" fo:text-indent="-0.005cm" fo:text-align="left" style:page-number="auto"/>
      <style:text-properties/>
    </style:style>
    <style:style style:family="paragraph" style:name="P1278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1279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1280" style:parent-style-name="Body text (2)">
      <style:paragraph-properties fo:background-color="transparent" fo:margin-top="0.000cm" fo:margin-bottom="0.000cm" fo:line-height="0.423cm" fo:margin-left="2.681cm" fo:margin-right="0.000cm" fo:text-indent="0.003cm" fo:text-align="left" style:page-number="auto"/>
      <style:text-properties/>
    </style:style>
    <style:style style:family="paragraph" style:name="P1281" style:parent-style-name="Body text (2)">
      <style:paragraph-properties fo:background-color="transparent" fo:margin-top="0.000cm" fo:margin-bottom="0.000cm" fo:line-height="0.999cm" fo:margin-left="1.164cm" fo:margin-right="0.000cm" fo:text-indent="-0.005cm" fo:text-align="left" style:page-number="auto"/>
      <style:text-properties/>
    </style:style>
    <style:style style:family="paragraph" style:name="P12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83" style:parent-style-name="Body text (2)">
      <style:paragraph-properties fo:background-color="transparent" fo:margin-top="0.000cm" fo:margin-bottom="0.000cm" fo:line-height="0.914cm" fo:margin-left="0.000cm" fo:margin-right="0.000cm" fo:text-indent="0.057cm" fo:text-align="justify" style:page-number="auto">
        <style:tab-stops>
          <style:tab-stop style:position="8.395cm" style:type="right"/>
          <style:tab-stop style:position="9.042cm" style:type="center"/>
          <style:tab-stop style:position="9.836cm" style:type="right"/>
          <style:tab-stop style:position="9.995cm" style:type="left"/>
        </style:tab-stops>
      </style:paragraph-properties>
      <style:text-properties/>
    </style:style>
    <style:style style:family="paragraph" style:name="P1285" style:parent-style-name="Body text (2)">
      <style:paragraph-properties fo:background-color="transparent" fo:margin-top="0.000cm" fo:margin-bottom="0.000cm" fo:line-height="0.423cm" fo:margin-left="7.056cm" fo:margin-right="0.000cm" fo:text-indent="0.012cm" fo:text-align="left" style:page-number="auto"/>
      <style:text-properties/>
    </style:style>
    <style:style style:family="paragraph" style:name="P1286" style:parent-style-name="Body text (2)">
      <style:paragraph-properties fo:background-color="transparent" fo:margin-top="0.000cm" fo:margin-bottom="0.000cm" fo:line-height="0.576cm" fo:margin-left="0.000cm" fo:margin-right="0.000cm" fo:text-indent="0.000cm" style:page-number="auto"/>
      <style:text-properties/>
    </style:style>
    <style:style style:family="paragraph" style:name="P1287" style:parent-style-name="Body text (2)">
      <style:paragraph-properties fo:background-color="transparent" fo:margin-top="0.000cm" fo:margin-bottom="0.510cm" fo:line-height="0.423cm" fo:margin-left="0.000cm" fo:margin-right="0.000cm" fo:text-indent="0.060cm" fo:text-align="justify" style:page-number="auto">
        <style:tab-stops>
          <style:tab-stop style:position="8.271cm" style:type="right"/>
          <style:tab-stop style:position="10.284cm" style:type="right"/>
          <style:tab-stop style:position="11.636cm" style:type="right"/>
          <style:tab-stop style:position="12.233cm" style:type="center"/>
          <style:tab-stop style:position="13.541cm" style:type="right"/>
        </style:tab-stops>
      </style:paragraph-properties>
      <style:text-properties/>
    </style:style>
    <style:style style:family="paragraph" style:name="P1288" style:parent-style-name="Body text (2)">
      <style:paragraph-properties fo:background-color="transparent" fo:margin-top="0.000cm" fo:margin-bottom="0.000cm" fo:line-height="0.423cm" fo:margin-left="1.094cm" fo:margin-right="0.000cm" fo:text-indent="0.016cm" fo:text-align="left" style:page-number="auto"/>
      <style:text-properties/>
    </style:style>
    <style:style style:family="paragraph" style:name="P1289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290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291" style:parent-style-name="Body text (6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1292">
      <style:paragraph-properties style:page-number="auto"/>
      <style:text-properties fo:font-size="5pt" style:font-size-asian="5pt" style:font-size-complex="5pt"/>
    </style:style>
    <style:style style:family="paragraph" style:name="P1293">
      <style:paragraph-properties style:page-number="auto"/>
      <style:text-properties fo:font-size="5.e-02pt" style:font-size-asian="5.e-02pt" style:font-size-complex="5.e-02pt"/>
    </style:style>
    <style:style style:family="paragraph" style:name="P1295">
      <style:paragraph-properties fo:text-align="center" style:page-number="auto"/>
      <style:text-properties fo:font-size="0.1pt" style:font-size-asian="0.1pt" style:font-size-complex="0.1pt"/>
    </style:style>
    <style:style style:family="paragraph" style:name="P1296">
      <style:paragraph-properties fo:text-align="center" style:page-number="auto"/>
      <style:text-properties fo:font-size="0.1pt" style:font-size-asian="0.1pt" style:font-size-complex="0.1pt"/>
    </style:style>
    <style:style style:family="paragraph" style:name="P1297">
      <style:paragraph-properties style:page-number="auto"/>
      <style:text-properties fo:font-size="0.1pt" style:font-size-asian="0.1pt" style:font-size-complex="0.1pt"/>
    </style:style>
    <style:style style:family="paragraph" style:name="P1298">
      <style:paragraph-properties style:page-number="auto"/>
      <style:text-properties fo:font-size="0.1pt" style:font-size-asian="0.1pt" style:font-size-complex="0.1pt"/>
    </style:style>
    <style:style style:family="paragraph" style:name="P1299">
      <style:paragraph-properties style:page-number="auto"/>
      <style:text-properties fo:font-size="0.1pt" style:font-size-asian="0.1pt" style:font-size-complex="0.1pt"/>
    </style:style>
    <style:style style:family="paragraph" style:name="P1300">
      <style:paragraph-properties style:page-number="auto"/>
      <style:text-properties fo:font-size="0.1pt" style:font-size-asian="0.1pt" style:font-size-complex="0.1pt"/>
    </style:style>
    <style:style style:family="paragraph" style:name="P1301">
      <style:paragraph-properties style:page-number="auto"/>
      <style:text-properties fo:font-size="0.1pt" style:font-size-asian="0.1pt" style:font-size-complex="0.1pt"/>
    </style:style>
    <style:style style:family="paragraph" style:name="P1302">
      <style:paragraph-properties style:page-number="auto"/>
      <style:text-properties fo:font-size="0.1pt" style:font-size-asian="0.1pt" style:font-size-complex="0.1pt"/>
    </style:style>
    <style:style style:family="paragraph" style:name="P1303">
      <style:paragraph-properties style:page-number="auto"/>
      <style:text-properties fo:font-size="0.1pt" style:font-size-asian="0.1pt" style:font-size-complex="0.1pt"/>
    </style:style>
    <style:style style:family="paragraph" style:name="P1304">
      <style:paragraph-properties style:page-number="auto"/>
      <style:text-properties fo:font-size="0.1pt" style:font-size-asian="0.1pt" style:font-size-complex="0.1pt"/>
    </style:style>
    <style:style style:family="paragraph" style:name="P1305">
      <style:paragraph-properties style:page-number="auto"/>
      <style:text-properties fo:font-size="0.1pt" style:font-size-asian="0.1pt" style:font-size-complex="0.1pt"/>
    </style:style>
    <style:style style:family="paragraph" style:name="P1306">
      <style:paragraph-properties style:page-number="auto"/>
      <style:text-properties fo:font-size="0.1pt" style:font-size-asian="0.1pt" style:font-size-complex="0.1pt"/>
    </style:style>
    <style:style style:family="paragraph" style:name="P1307">
      <style:paragraph-properties style:page-number="auto"/>
      <style:text-properties fo:font-size="0.1pt" style:font-size-asian="0.1pt" style:font-size-complex="0.1pt"/>
    </style:style>
    <style:style style:family="paragraph" style:name="P1308">
      <style:paragraph-properties style:page-number="auto"/>
      <style:text-properties fo:font-size="0.1pt" style:font-size-asian="0.1pt" style:font-size-complex="0.1pt"/>
    </style:style>
    <style:style style:family="paragraph" style:name="P1309">
      <style:paragraph-properties style:page-number="auto"/>
      <style:text-properties fo:font-size="0.1pt" style:font-size-asian="0.1pt" style:font-size-complex="0.1pt"/>
    </style:style>
    <style:style style:family="paragraph" style:name="P1310">
      <style:paragraph-properties style:page-number="auto"/>
      <style:text-properties fo:font-size="0.1pt" style:font-size-asian="0.1pt" style:font-size-complex="0.1pt"/>
    </style:style>
    <style:style style:family="paragraph" style:name="P1311">
      <style:paragraph-properties style:page-number="auto"/>
      <style:text-properties fo:font-size="0.1pt" style:font-size-asian="0.1pt" style:font-size-complex="0.1pt"/>
    </style:style>
    <style:style style:family="paragraph" style:name="P1312" style:parent-style-name="Body text (3)" style:master-page-name="PageStyle0">
      <style:paragraph-properties fo:background-color="transparent" fo:margin-top="0.000cm" fo:margin-bottom="1.694cm" fo:margin-left="0.000cm" fo:margin-right="0.000cm" fo:text-indent="0.000cm" style:page-number="1"/>
      <style:text-properties/>
    </style:style>
    <style:style style:family="paragraph" style:name="P1313" style:parent-style-name="Body text (2)" style:master-page-name="PageStyle1">
      <style:paragraph-properties fo:background-color="transparent" fo:margin-top="0.000cm" fo:margin-bottom="0.530cm" fo:margin-left="0.000cm" fo:margin-right="0.000cm" fo:text-indent="0.000cm" style:page-number="2"/>
      <style:text-properties/>
    </style:style>
    <style:style style:family="paragraph" style:name="P1314" style:master-page-name="PageStyle2">
      <style:paragraph-properties fo:line-height="0.635cm" style:page-number="9"/>
      <style:text-properties/>
    </style:style>
    <style:style style:family="paragraph" style:name="P1315" style:master-page-name="PageStyle3">
      <style:paragraph-properties style:page-number="10"/>
      <style:text-properties fo:font-size="1pt" style:font-size-asian="1pt" style:font-size-complex="1pt"/>
    </style:style>
    <style:style style:family="paragraph" style:name="P1316" style:master-page-name="PageStyle4">
      <style:paragraph-properties fo:line-height="0.635cm" style:page-number="11"/>
      <style:text-properties/>
    </style:style>
    <style:style style:family="paragraph" style:name="P1317" style:parent-style-name="Body text (2)" style:master-page-name="PageStyle5">
      <style:paragraph-properties fo:background-color="transparent" fo:margin-top="0.000cm" fo:margin-bottom="0.000cm" fo:line-height="0.728cm" fo:margin-left="1.623cm" fo:margin-right="0.000cm" fo:text-indent="0.011cm" fo:text-align="left" style:page-number="12"/>
      <style:text-properties/>
    </style:style>
    <style:style style:family="paragraph" style:name="P1318" style:master-page-name="PageStyle6">
      <style:paragraph-properties fo:line-height="0.635cm" style:page-number="13"/>
      <style:text-properties/>
    </style:style>
    <style:style style:family="paragraph" style:name="P1319" style:parent-style-name="Contents 1" style:master-page-name="PageStyle7">
      <style:paragraph-properties fo:background-color="transparent" fo:margin-top="0.000cm" fo:margin-bottom="0.000cm" fo:margin-left="1.976cm" fo:margin-right="0.000cm" fo:text-indent="0.014cm" style:page-number="14">
        <style:tab-stops>
          <style:tab-stop style:position="6.367cm" style:type="left"/>
          <style:tab-stop style:position="12.524cm" style:type="right"/>
        </style:tab-stops>
      </style:paragraph-properties>
      <style:text-properties/>
    </style:style>
    <style:style style:family="paragraph" style:name="P1320" style:master-page-name="PageStyle8">
      <style:paragraph-properties fo:line-height="0.635cm" style:page-number="15"/>
      <style:text-properties/>
    </style:style>
    <style:style style:family="paragraph" style:name="P1321" style:parent-style-name="Heading #1 (5)" style:master-page-name="PageStyle9">
      <style:paragraph-properties fo:keep-with-next="always" fo:keep-together="always" fo:background-color="transparent" fo:margin-top="0.000cm" fo:margin-bottom="0.000cm" fo:line-height="0.423cm" fo:margin-left="1.976cm" fo:margin-right="0.000cm" fo:text-indent="0.014cm" fo:text-align="left" style:page-number="16"/>
      <style:text-properties/>
    </style:style>
    <style:style style:family="paragraph" style:name="P1322" style:master-page-name="PageStyle10">
      <style:paragraph-properties fo:line-height="0.635cm" style:page-number="17"/>
      <style:text-properties/>
    </style:style>
    <style:style style:family="paragraph" style:name="P1323" style:parent-style-name="Heading #1 (6)" style:master-page-name="PageStyle11">
      <style:paragraph-properties fo:keep-with-next="always" fo:keep-together="always" fo:background-color="transparent" fo:margin-top="0.000cm" fo:margin-bottom="0.000cm" fo:line-height="0.423cm" fo:margin-left="1.976cm" fo:margin-right="0.000cm" fo:text-indent="0.014cm" fo:text-align="left" style:page-number="18"/>
      <style:text-properties/>
    </style:style>
    <style:style style:family="paragraph" style:name="P1324" style:master-page-name="PageStyle12">
      <style:paragraph-properties fo:line-height="0.635cm" style:page-number="19"/>
      <style:text-properties/>
    </style:style>
    <style:style style:family="paragraph" style:name="P1325" style:master-page-name="PageStyle13">
      <style:paragraph-properties style:page-number="20"/>
      <style:text-properties fo:font-size="1pt" style:font-size-asian="1pt" style:font-size-complex="1pt"/>
    </style:style>
    <style:style style:family="paragraph" style:name="P1326" style:master-page-name="PageStyle14">
      <style:paragraph-properties fo:line-height="0.635cm" style:page-number="21"/>
      <style:text-properties/>
    </style:style>
    <style:style style:family="paragraph" style:name="P1327" style:master-page-name="PageStyle15">
      <style:paragraph-properties fo:line-height="0.635cm" style:page-number="22"/>
      <style:text-properties/>
    </style:style>
    <style:style style:family="paragraph" style:name="P1328" style:parent-style-name="Heading #1" style:master-page-name="PageStyle16">
      <style:paragraph-properties fo:keep-with-next="always" fo:keep-together="always" fo:background-color="transparent" fo:margin-top="0.000cm" fo:margin-bottom="0.000cm" fo:line-height="0.423cm" fo:margin-left="0.000cm" fo:margin-right="0.000cm" fo:text-indent="0.000cm" style:page-number="23"/>
      <style:text-properties/>
    </style:style>
    <style:style style:family="paragraph" style:name="P1329" style:parent-style-name="Contents 1" style:master-page-name="PageStyle17">
      <style:paragraph-properties fo:background-color="transparent" fo:margin-top="0.000cm" fo:margin-bottom="0.000cm" fo:margin-left="1.976cm" fo:margin-right="0.000cm" fo:text-indent="0.014cm" style:page-number="24">
        <style:tab-stops>
          <style:tab-stop style:position="6.500cm" style:type="center"/>
          <style:tab-stop style:position="12.524cm" style:type="right"/>
        </style:tab-stops>
      </style:paragraph-properties>
      <style:text-properties/>
    </style:style>
    <style:style style:family="paragraph" style:name="P1330" style:master-page-name="PageStyle18">
      <style:paragraph-properties fo:line-height="0.635cm" style:page-number="25"/>
      <style:text-properties/>
    </style:style>
    <style:style style:family="paragraph" style:name="P1331" style:master-page-name="PageStyle19">
      <style:paragraph-properties style:page-number="26"/>
      <style:text-properties fo:font-size="1pt" style:font-size-asian="1pt" style:font-size-complex="1pt"/>
    </style:style>
    <style:style style:family="paragraph" style:name="P1332" style:master-page-name="PageStyle20">
      <style:paragraph-properties style:page-number="27"/>
      <style:text-properties fo:font-size="1pt" style:font-size-asian="1pt" style:font-size-complex="1pt"/>
    </style:style>
    <style:style style:family="paragraph" style:name="P1333" style:parent-style-name="Body text (2)" style:master-page-name="PageStyle21">
      <style:paragraph-properties fo:background-color="transparent" fo:margin-top="0.000cm" fo:margin-bottom="0.000cm" fo:line-height="0.728cm" fo:margin-left="1.658cm" fo:margin-right="0.000cm" fo:text-indent="0.001cm" fo:text-align="left" style:page-number="28"/>
      <style:text-properties/>
    </style:style>
    <style:style style:family="paragraph" style:name="P1334" style:parent-style-name="Body text (7)" style:master-page-name="PageStyle22">
      <style:paragraph-properties fo:background-color="transparent" fo:margin-top="0.000cm" fo:margin-bottom="0.658cm" fo:line-height="0.370cm" fo:margin-left="0.035cm" fo:margin-right="0.000cm" fo:text-indent="0.000cm" style:page-number="29"/>
      <style:text-properties/>
    </style:style>
    <style:style style:family="paragraph" style:name="P1335" style:master-page-name="PageStyle23">
      <style:paragraph-properties fo:line-height="0.635cm" style:page-number="30"/>
      <style:text-properties/>
    </style:style>
    <style:style style:name="Table1" style:family="table">
      <style:table-properties style:writing-mode="lr-tb" style:width="10.626cm" table:align="center"/>
    </style:style>
    <style:style style:name="Table1.C1" style:family="table-column">
      <style:table-column-properties style:column-width="6.519cm"/>
    </style:style>
    <style:style style:name="Table1.C2" style:family="table-column">
      <style:table-column-properties style:column-width="4.106cm"/>
    </style:style>
    <style:style style:name="Table1.R1" style:family="table-row">
      <style:table-row-properties style:row-height="1.718cm"/>
    </style:style>
    <style:style style:name="Table1.R2" style:family="table-row">
      <style:table-row-properties style:row-height="1.304cm"/>
    </style:style>
    <style:style style:name="Table1.R3" style:family="table-row">
      <style:table-row-properties style:row-height="1.101cm"/>
    </style:style>
    <style:style style:name="Table1.R4" style:family="table-row">
      <style:table-row-properties style:row-height="1.092cm"/>
    </style:style>
    <style:style style:name="Table1.R5" style:family="table-row">
      <style:table-row-properties style:row-height="1.101cm"/>
    </style:style>
    <style:style style:name="Table1.R6" style:family="table-row">
      <style:table-row-properties style:row-height="1.092cm"/>
    </style:style>
    <style:style style:name="Table1.R7" style:family="table-row">
      <style:table-row-properties style:row-height="1.101cm"/>
    </style:style>
    <style:style style:name="Table1.R8" style:family="table-row">
      <style:table-row-properties style:row-height="1.101cm"/>
    </style:style>
    <style:style style:name="Table1.R9" style:family="table-row">
      <style:table-row-properties style:row-height="1.101cm"/>
    </style:style>
    <style:style style:name="Table1.R10" style:family="table-row">
      <style:table-row-properties style:row-height="1.083cm"/>
    </style:style>
    <style:style style:name="Table1.R11" style:family="table-row">
      <style:table-row-properties style:row-height="1.092cm"/>
    </style:style>
    <style:style style:name="Table1.R12" style:family="table-row">
      <style:table-row-properties style:row-height="1.092cm"/>
    </style:style>
    <style:style style:name="Table1.R13" style:family="table-row">
      <style:table-row-properties style:row-height="1.101cm"/>
    </style:style>
    <style:style style:name="Table1.R14" style:family="table-row">
      <style:table-row-properties style:row-height="1.101cm"/>
    </style:style>
    <style:style style:name="Table1.R15" style:family="table-row">
      <style:table-row-properties style:row-height="1.092cm"/>
    </style:style>
    <style:style style:name="Table1.R16" style:family="table-row">
      <style:table-row-properties style:row-height="1.083cm"/>
    </style:style>
    <style:style style:name="Table1.R17" style:family="table-row">
      <style:table-row-properties style:row-height="0.804cm"/>
    </style:style>
    <style:style style:name="Table1.Cell1" style:family="table-cell">
      <style:table-cell-properties fo:background-color="#FFFFFF" style:vertical-align="top"/>
    </style:style>
    <style:style style:name="Table1.Cell2" style:family="table-cell">
      <style:table-cell-properties fo:background-color="#FFFFFF" style:vertical-align="top"/>
    </style:style>
    <style:style style:name="Table1.Cell3" style:family="table-cell">
      <style:table-cell-properties fo:background-color="#FFFFFF" style:vertical-align="middle"/>
    </style:style>
    <style:style style:name="Table1.Cell4" style:family="table-cell">
      <style:table-cell-properties fo:background-color="#FFFFFF" style:vertical-align="middle"/>
    </style:style>
    <style:style style:name="Table1.Cell5" style:family="table-cell">
      <style:table-cell-properties fo:background-color="#FFFFFF" style:vertical-align="middle"/>
    </style:style>
    <style:style style:name="Table1.Cell6" style:family="table-cell">
      <style:table-cell-properties fo:background-color="#FFFFFF" style:vertical-align="middle"/>
    </style:style>
    <style:style style:name="Table1.Cell7" style:family="table-cell">
      <style:table-cell-properties fo:background-color="#FFFFFF" style:vertical-align="middle"/>
    </style:style>
    <style:style style:name="Table1.Cell8" style:family="table-cell">
      <style:table-cell-properties fo:background-color="#FFFFFF" style:vertical-align="middle"/>
    </style:style>
    <style:style style:name="Table1.Cell9" style:family="table-cell">
      <style:table-cell-properties fo:background-color="#FFFFFF" style:vertical-align="middle"/>
    </style:style>
    <style:style style:name="Table1.Cell10" style:family="table-cell">
      <style:table-cell-properties fo:background-color="#FFFFFF" style:vertical-align="middle"/>
    </style:style>
    <style:style style:name="Table1.Cell11" style:family="table-cell">
      <style:table-cell-properties fo:background-color="#FFFFFF" style:vertical-align="middle"/>
    </style:style>
    <style:style style:name="Table1.Cell12" style:family="table-cell">
      <style:table-cell-properties fo:background-color="#FFFFFF" style:vertical-align="middle"/>
    </style:style>
    <style:style style:name="Table1.Cell13" style:family="table-cell">
      <style:table-cell-properties fo:background-color="#FFFFFF" style:vertical-align="middle"/>
    </style:style>
    <style:style style:name="Table1.Cell14" style:family="table-cell">
      <style:table-cell-properties fo:background-color="#FFFFFF" style:vertical-align="middle"/>
    </style:style>
    <style:style style:name="Table1.Cell15" style:family="table-cell">
      <style:table-cell-properties fo:background-color="#FFFFFF" style:vertical-align="middle"/>
    </style:style>
    <style:style style:name="Table1.Cell16" style:family="table-cell">
      <style:table-cell-properties fo:background-color="#FFFFFF" style:vertical-align="middle"/>
    </style:style>
    <style:style style:name="Table1.Cell17" style:family="table-cell">
      <style:table-cell-properties fo:background-color="#FFFFFF" style:vertical-align="middle"/>
    </style:style>
    <style:style style:name="Table1.Cell18" style:family="table-cell">
      <style:table-cell-properties fo:background-color="#FFFFFF" style:vertical-align="middle"/>
    </style:style>
    <style:style style:name="Table1.Cell19" style:family="table-cell">
      <style:table-cell-properties fo:background-color="#FFFFFF" style:vertical-align="middle"/>
    </style:style>
    <style:style style:name="Table1.Cell20" style:family="table-cell">
      <style:table-cell-properties fo:background-color="#FFFFFF" style:vertical-align="middle"/>
    </style:style>
    <style:style style:name="Table1.Cell21" style:family="table-cell">
      <style:table-cell-properties fo:background-color="#FFFFFF" style:vertical-align="middle"/>
    </style:style>
    <style:style style:name="Table1.Cell22" style:family="table-cell">
      <style:table-cell-properties fo:background-color="#FFFFFF" style:vertical-align="middle"/>
    </style:style>
    <style:style style:name="Table1.Cell23" style:family="table-cell">
      <style:table-cell-properties fo:background-color="#FFFFFF" style:vertical-align="middle"/>
    </style:style>
    <style:style style:name="Table1.Cell24" style:family="table-cell">
      <style:table-cell-properties fo:background-color="#FFFFFF" style:vertical-align="middle"/>
    </style:style>
    <style:style style:name="Table1.Cell25" style:family="table-cell">
      <style:table-cell-properties fo:background-color="#FFFFFF" style:vertical-align="middle"/>
    </style:style>
    <style:style style:name="Table1.Cell26" style:family="table-cell">
      <style:table-cell-properties fo:background-color="#FFFFFF" style:vertical-align="middle"/>
    </style:style>
    <style:style style:name="Table1.Cell27" style:family="table-cell">
      <style:table-cell-properties fo:background-color="#FFFFFF" style:vertical-align="middle"/>
    </style:style>
    <style:style style:name="Table1.Cell28" style:family="table-cell">
      <style:table-cell-properties fo:background-color="#FFFFFF" style:vertical-align="middle"/>
    </style:style>
    <style:style style:name="Table1.Cell29" style:family="table-cell">
      <style:table-cell-properties fo:background-color="#FFFFFF" style:vertical-align="middle"/>
    </style:style>
    <style:style style:name="Table1.Cell30" style:family="table-cell">
      <style:table-cell-properties fo:background-color="#FFFFFF" style:vertical-align="middle"/>
    </style:style>
    <style:style style:name="Table1.Cell31" style:family="table-cell">
      <style:table-cell-properties fo:background-color="#FFFFFF" style:vertical-align="middle"/>
    </style:style>
    <style:style style:name="Table1.Cell32" style:family="table-cell">
      <style:table-cell-properties fo:background-color="#FFFFFF" style:vertical-align="middle"/>
    </style:style>
    <style:style style:name="Table1.Cell33" style:family="table-cell">
      <style:table-cell-properties fo:background-color="#FFFFFF"/>
    </style:style>
    <style:style style:name="Table1.Cell34" style:family="table-cell">
      <style:table-cell-properties fo:background-color="#FFFFFF"/>
    </style:style>
    <style:style style:name="Table2" style:family="table">
      <style:table-properties style:writing-mode="lr-tb" style:width="10.634cm" table:align="center"/>
    </style:style>
    <style:style style:name="Table2.C1" style:family="table-column">
      <style:table-column-properties style:column-width="6.308cm"/>
    </style:style>
    <style:style style:name="Table2.C2" style:family="table-column">
      <style:table-column-properties style:column-width="4.327cm"/>
    </style:style>
    <style:style style:name="Table2.R1" style:family="table-row">
      <style:table-row-properties style:row-height="1.727cm"/>
    </style:style>
    <style:style style:name="Table2.R2" style:family="table-row">
      <style:table-row-properties style:row-height="1.295cm"/>
    </style:style>
    <style:style style:name="Table2.R3" style:family="table-row">
      <style:table-row-properties style:row-height="1.067cm"/>
    </style:style>
    <style:style style:name="Table2.R4" style:family="table-row">
      <style:table-row-properties style:row-height="1.092cm"/>
    </style:style>
    <style:style style:name="Table2.R5" style:family="table-row">
      <style:table-row-properties style:row-height="1.143cm"/>
    </style:style>
    <style:style style:name="Table2.R6" style:family="table-row">
      <style:table-row-properties style:row-height="1.076cm"/>
    </style:style>
    <style:style style:name="Table2.R7" style:family="table-row">
      <style:table-row-properties style:row-height="1.101cm"/>
    </style:style>
    <style:style style:name="Table2.R8" style:family="table-row">
      <style:table-row-properties style:row-height="1.067cm"/>
    </style:style>
    <style:style style:name="Table2.R9" style:family="table-row">
      <style:table-row-properties style:row-height="1.101cm"/>
    </style:style>
    <style:style style:name="Table2.R10" style:family="table-row">
      <style:table-row-properties style:row-height="1.125cm"/>
    </style:style>
    <style:style style:name="Table2.R11" style:family="table-row">
      <style:table-row-properties style:row-height="1.083cm"/>
    </style:style>
    <style:style style:name="Table2.R12" style:family="table-row">
      <style:table-row-properties style:row-height="1.101cm"/>
    </style:style>
    <style:style style:name="Table2.R13" style:family="table-row">
      <style:table-row-properties style:row-height="1.101cm"/>
    </style:style>
    <style:style style:name="Table2.R14" style:family="table-row">
      <style:table-row-properties style:row-height="1.101cm"/>
    </style:style>
    <style:style style:name="Table2.R15" style:family="table-row">
      <style:table-row-properties style:row-height="1.118cm"/>
    </style:style>
    <style:style style:name="Table2.R16" style:family="table-row">
      <style:table-row-properties style:row-height="1.076cm"/>
    </style:style>
    <style:style style:name="Table2.R17" style:family="table-row">
      <style:table-row-properties style:row-height="1.109cm"/>
    </style:style>
    <style:style style:name="Table2.R18" style:family="table-row">
      <style:table-row-properties style:row-height="1.101cm"/>
    </style:style>
    <style:style style:name="Table2.R19" style:family="table-row">
      <style:table-row-properties style:row-height="1.118cm"/>
    </style:style>
    <style:style style:name="Table2.R20" style:family="table-row">
      <style:table-row-properties style:row-height="1.076cm"/>
    </style:style>
    <style:style style:name="Table2.R21" style:family="table-row">
      <style:table-row-properties style:row-height="0.822cm"/>
    </style:style>
    <style:style style:name="Table2.Cell1" style:family="table-cell">
      <style:table-cell-properties fo:background-color="#FFFFFF" style:vertical-align="top"/>
    </style:style>
    <style:style style:name="Table2.Cell2" style:family="table-cell">
      <style:table-cell-properties fo:background-color="#FFFFFF" style:vertical-align="top"/>
    </style:style>
    <style:style style:name="Table2.Cell3" style:family="table-cell">
      <style:table-cell-properties fo:background-color="#FFFFFF" style:vertical-align="middle"/>
    </style:style>
    <style:style style:name="Table2.Cell4" style:family="table-cell">
      <style:table-cell-properties fo:background-color="#FFFFFF" style:vertical-align="middle"/>
    </style:style>
    <style:style style:name="Table2.Cell5" style:family="table-cell">
      <style:table-cell-properties fo:background-color="#FFFFFF" style:vertical-align="middle"/>
    </style:style>
    <style:style style:name="Table2.Cell6" style:family="table-cell">
      <style:table-cell-properties fo:background-color="#FFFFFF" style:vertical-align="middle"/>
    </style:style>
    <style:style style:name="Table2.Cell7" style:family="table-cell">
      <style:table-cell-properties fo:background-color="#FFFFFF" style:vertical-align="middle"/>
    </style:style>
    <style:style style:name="Table2.Cell8" style:family="table-cell">
      <style:table-cell-properties fo:background-color="#FFFFFF" style:vertical-align="middle"/>
    </style:style>
    <style:style style:name="Table2.Cell9" style:family="table-cell">
      <style:table-cell-properties fo:background-color="#FFFFFF" style:vertical-align="middle"/>
    </style:style>
    <style:style style:name="Table2.Cell10" style:family="table-cell">
      <style:table-cell-properties fo:background-color="#FFFFFF" style:vertical-align="middle"/>
    </style:style>
    <style:style style:name="Table2.Cell11" style:family="table-cell">
      <style:table-cell-properties fo:background-color="#FFFFFF" style:vertical-align="middle"/>
    </style:style>
    <style:style style:name="Table2.Cell12" style:family="table-cell">
      <style:table-cell-properties fo:background-color="#FFFFFF" style:vertical-align="middle"/>
    </style:style>
    <style:style style:name="Table2.Cell13" style:family="table-cell">
      <style:table-cell-properties fo:background-color="#FFFFFF" style:vertical-align="middle"/>
    </style:style>
    <style:style style:name="Table2.Cell14" style:family="table-cell">
      <style:table-cell-properties fo:background-color="#FFFFFF" style:vertical-align="middle"/>
    </style:style>
    <style:style style:name="Table2.Cell15" style:family="table-cell">
      <style:table-cell-properties fo:background-color="#FFFFFF" style:vertical-align="middle"/>
    </style:style>
    <style:style style:name="Table2.Cell16" style:family="table-cell">
      <style:table-cell-properties fo:background-color="#FFFFFF" style:vertical-align="middle"/>
    </style:style>
    <style:style style:name="Table2.Cell17" style:family="table-cell">
      <style:table-cell-properties fo:background-color="#FFFFFF" style:vertical-align="middle"/>
    </style:style>
    <style:style style:name="Table2.Cell18" style:family="table-cell">
      <style:table-cell-properties fo:background-color="#FFFFFF" style:vertical-align="middle"/>
    </style:style>
    <style:style style:name="Table2.Cell19" style:family="table-cell">
      <style:table-cell-properties fo:background-color="#FFFFFF" style:vertical-align="middle"/>
    </style:style>
    <style:style style:name="Table2.Cell20" style:family="table-cell">
      <style:table-cell-properties fo:background-color="#FFFFFF" style:vertical-align="middle"/>
    </style:style>
    <style:style style:name="Table2.Cell21" style:family="table-cell">
      <style:table-cell-properties fo:background-color="#FFFFFF" style:vertical-align="middle"/>
    </style:style>
    <style:style style:name="Table2.Cell22" style:family="table-cell">
      <style:table-cell-properties fo:background-color="#FFFFFF" style:vertical-align="middle"/>
    </style:style>
    <style:style style:name="Table2.Cell23" style:family="table-cell">
      <style:table-cell-properties fo:background-color="#FFFFFF" style:vertical-align="middle"/>
    </style:style>
    <style:style style:name="Table2.Cell24" style:family="table-cell">
      <style:table-cell-properties fo:background-color="#FFFFFF" style:vertical-align="middle"/>
    </style:style>
    <style:style style:name="Table2.Cell25" style:family="table-cell">
      <style:table-cell-properties fo:background-color="#FFFFFF" style:vertical-align="middle"/>
    </style:style>
    <style:style style:name="Table2.Cell26" style:family="table-cell">
      <style:table-cell-properties fo:background-color="#FFFFFF" style:vertical-align="middle"/>
    </style:style>
    <style:style style:name="Table2.Cell27" style:family="table-cell">
      <style:table-cell-properties fo:background-color="#FFFFFF" style:vertical-align="middle"/>
    </style:style>
    <style:style style:name="Table2.Cell28" style:family="table-cell">
      <style:table-cell-properties fo:background-color="#FFFFFF" style:vertical-align="middle"/>
    </style:style>
    <style:style style:name="Table2.Cell29" style:family="table-cell">
      <style:table-cell-properties fo:background-color="#FFFFFF" style:vertical-align="middle"/>
    </style:style>
    <style:style style:name="Table2.Cell30" style:family="table-cell">
      <style:table-cell-properties fo:background-color="#FFFFFF" style:vertical-align="middle"/>
    </style:style>
    <style:style style:name="Table2.Cell31" style:family="table-cell">
      <style:table-cell-properties fo:background-color="#FFFFFF" style:vertical-align="middle"/>
    </style:style>
    <style:style style:name="Table2.Cell32" style:family="table-cell">
      <style:table-cell-properties fo:background-color="#FFFFFF" style:vertical-align="middle"/>
    </style:style>
    <style:style style:name="Table2.Cell33" style:family="table-cell">
      <style:table-cell-properties fo:background-color="#FFFFFF" style:vertical-align="middle"/>
    </style:style>
    <style:style style:name="Table2.Cell34" style:family="table-cell">
      <style:table-cell-properties fo:background-color="#FFFFFF" style:vertical-align="middle"/>
    </style:style>
    <style:style style:name="Table2.Cell35" style:family="table-cell">
      <style:table-cell-properties fo:background-color="#FFFFFF" style:vertical-align="middle"/>
    </style:style>
    <style:style style:name="Table2.Cell36" style:family="table-cell">
      <style:table-cell-properties fo:background-color="#FFFFFF" style:vertical-align="middle"/>
    </style:style>
    <style:style style:name="Table2.Cell37" style:family="table-cell">
      <style:table-cell-properties fo:background-color="#FFFFFF" style:vertical-align="middle"/>
    </style:style>
    <style:style style:name="Table2.Cell38" style:family="table-cell">
      <style:table-cell-properties fo:background-color="#FFFFFF" style:vertical-align="middle"/>
    </style:style>
    <style:style style:name="Table2.Cell39" style:family="table-cell">
      <style:table-cell-properties fo:background-color="#FFFFFF" style:vertical-align="middle"/>
    </style:style>
    <style:style style:name="Table2.Cell40" style:family="table-cell">
      <style:table-cell-properties fo:background-color="#FFFFFF" style:vertical-align="middle"/>
    </style:style>
    <style:style style:name="Table2.Cell41" style:family="table-cell">
      <style:table-cell-properties fo:background-color="#FFFFFF"/>
    </style:style>
    <style:style style:name="Table2.Cell42" style:family="table-cell">
      <style:table-cell-properties fo:background-color="#FFFFFF"/>
    </style:style>
    <style:style style:name="Table3" style:family="table">
      <style:table-properties style:writing-mode="lr-tb" style:width="15.993cm" table:align="center"/>
    </style:style>
    <style:style style:name="Table3.C1" style:family="table-column">
      <style:table-column-properties style:column-width="4.717cm"/>
    </style:style>
    <style:style style:name="Table3.C2" style:family="table-column">
      <style:table-column-properties style:column-width="6.511cm"/>
    </style:style>
    <style:style style:name="Table3.C3" style:family="table-column">
      <style:table-column-properties style:column-width="4.766cm"/>
    </style:style>
    <style:style style:name="Table3.R1" style:family="table-row">
      <style:table-row-properties style:row-height="0.610cm"/>
    </style:style>
    <style:style style:name="Table3.R2" style:family="table-row">
      <style:table-row-properties style:row-height="0.744cm"/>
    </style:style>
    <style:style style:name="Table3.R3" style:family="table-row">
      <style:table-row-properties style:row-height="0.753cm"/>
    </style:style>
    <style:style style:name="Table3.R4" style:family="table-row">
      <style:table-row-properties style:row-height="0.914cm"/>
    </style:style>
    <style:style style:name="Table3.R5" style:family="table-row">
      <style:table-row-properties style:row-height="1.050cm"/>
    </style:style>
    <style:style style:name="Table3.R6" style:family="table-row">
      <style:table-row-properties style:row-height="1.118cm"/>
    </style:style>
    <style:style style:name="Table3.R7" style:family="table-row">
      <style:table-row-properties style:row-height="1.101cm"/>
    </style:style>
    <style:style style:name="Table3.R8" style:family="table-row">
      <style:table-row-properties style:row-height="1.101cm"/>
    </style:style>
    <style:style style:name="Table3.R9" style:family="table-row">
      <style:table-row-properties style:row-height="1.118cm"/>
    </style:style>
    <style:style style:name="Table3.R10" style:family="table-row">
      <style:table-row-properties style:row-height="0.796cm"/>
    </style:style>
    <style:style style:name="Table3.Cell1" style:family="table-cell">
      <style:table-cell-properties fo:background-color="#FFFFFF" style:vertical-align="top"/>
    </style:style>
    <style:style style:name="Table3.Cell2" style:family="table-cell">
      <style:table-cell-properties fo:background-color="#FFFFFF" style:vertical-align="top"/>
    </style:style>
    <style:style style:name="Table3.Cell3" style:family="table-cell">
      <style:table-cell-properties fo:background-color="#FFFFFF" style:vertical-align="top"/>
    </style:style>
    <style:style style:name="Table3.Cell4" style:family="table-cell">
      <style:table-cell-properties fo:background-color="#FFFFFF" style:vertical-align="top"/>
    </style:style>
    <style:style style:name="Table3.Cell5" style:family="table-cell">
      <style:table-cell-properties fo:background-color="#FFFFFF" style:vertical-align="top"/>
    </style:style>
    <style:style style:name="Table3.Cell6" style:family="table-cell">
      <style:table-cell-properties fo:background-color="#FFFFFF" style:vertical-align="top"/>
    </style:style>
    <style:style style:name="Table3.Cell7" style:family="table-cell">
      <style:table-cell-properties fo:background-color="#FFFFFF"/>
    </style:style>
    <style:style style:name="Table3.Cell8" style:family="table-cell">
      <style:table-cell-properties fo:background-color="#FFFFFF" style:vertical-align="top"/>
    </style:style>
    <style:style style:name="Table3.Cell9" style:family="table-cell">
      <style:table-cell-properties fo:background-color="#FFFFFF" style:vertical-align="top"/>
    </style:style>
    <style:style style:name="Table3.Cell10" style:family="table-cell">
      <style:table-cell-properties fo:background-color="#FFFFFF" style:vertical-align="top"/>
    </style:style>
    <style:style style:name="Table3.Cell11" style:family="table-cell">
      <style:table-cell-properties fo:background-color="#FFFFFF" style:vertical-align="top"/>
    </style:style>
    <style:style style:name="Table3.Cell12" style:family="table-cell">
      <style:table-cell-properties fo:background-color="#FFFFFF" style:vertical-align="top"/>
    </style:style>
    <style:style style:name="Table3.Cell13" style:family="table-cell">
      <style:table-cell-properties fo:background-color="#FFFFFF" style:vertical-align="top"/>
    </style:style>
    <style:style style:name="Table3.Cell14" style:family="table-cell">
      <style:table-cell-properties fo:background-color="#FFFFFF" style:vertical-align="middle"/>
    </style:style>
    <style:style style:name="Table3.Cell15" style:family="table-cell">
      <style:table-cell-properties fo:background-color="#FFFFFF" style:vertical-align="middle"/>
    </style:style>
    <style:style style:name="Table3.Cell16" style:family="table-cell">
      <style:table-cell-properties fo:background-color="#FFFFFF" style:vertical-align="top"/>
    </style:style>
    <style:style style:name="Table3.Cell17" style:family="table-cell">
      <style:table-cell-properties fo:background-color="#FFFFFF" style:vertical-align="middle"/>
    </style:style>
    <style:style style:name="Table3.Cell18" style:family="table-cell">
      <style:table-cell-properties fo:background-color="#FFFFFF" style:vertical-align="middle"/>
    </style:style>
    <style:style style:name="Table3.Cell19" style:family="table-cell">
      <style:table-cell-properties fo:background-color="#FFFFFF" style:vertical-align="top"/>
    </style:style>
    <style:style style:name="Table3.Cell20" style:family="table-cell">
      <style:table-cell-properties fo:background-color="#FFFFFF" style:vertical-align="middle"/>
    </style:style>
    <style:style style:name="Table3.Cell21" style:family="table-cell">
      <style:table-cell-properties fo:background-color="#FFFFFF" style:vertical-align="middle"/>
    </style:style>
    <style:style style:name="Table3.Cell22" style:family="table-cell">
      <style:table-cell-properties fo:background-color="#FFFFFF" style:vertical-align="top"/>
    </style:style>
    <style:style style:name="Table3.Cell23" style:family="table-cell">
      <style:table-cell-properties fo:background-color="#FFFFFF" style:vertical-align="middle"/>
    </style:style>
    <style:style style:name="Table3.Cell24" style:family="table-cell">
      <style:table-cell-properties fo:background-color="#FFFFFF" style:vertical-align="middle"/>
    </style:style>
    <style:style style:name="Table3.Cell25" style:family="table-cell">
      <style:table-cell-properties fo:background-color="#FFFFFF" style:vertical-align="top"/>
    </style:style>
    <style:style style:name="Table3.Cell26" style:family="table-cell">
      <style:table-cell-properties fo:background-color="#FFFFFF" style:vertical-align="middle"/>
    </style:style>
    <style:style style:name="Table3.Cell27" style:family="table-cell">
      <style:table-cell-properties fo:background-color="#FFFFFF" style:vertical-align="middle"/>
    </style:style>
    <style:style style:name="Table3.Cell28" style:family="table-cell">
      <style:table-cell-properties fo:background-color="#FFFFFF" style:vertical-align="top"/>
    </style:style>
    <style:style style:name="Table3.Cell29" style:family="table-cell">
      <style:table-cell-properties fo:background-color="#FFFFFF" style:vertical-align="top"/>
    </style:style>
    <style:style style:name="Table3.Cell30" style:family="table-cell">
      <style:table-cell-properties fo:background-color="#FFFFFF"/>
    </style:style>
    <style:style style:name="Table4" style:family="table">
      <style:table-properties style:writing-mode="lr-tb" style:width="10.634cm" table:align="center"/>
    </style:style>
    <style:style style:name="Table4.C1" style:family="table-column">
      <style:table-column-properties style:column-width="6.706cm"/>
    </style:style>
    <style:style style:name="Table4.C2" style:family="table-column">
      <style:table-column-properties style:column-width="3.928cm"/>
    </style:style>
    <style:style style:name="Table4.R1" style:family="table-row">
      <style:table-row-properties style:row-height="0.617cm"/>
    </style:style>
    <style:style style:name="Table4.R2" style:family="table-row">
      <style:table-row-properties style:row-height="1.109cm"/>
    </style:style>
    <style:style style:name="Table4.R3" style:family="table-row">
      <style:table-row-properties style:row-height="1.295cm"/>
    </style:style>
    <style:style style:name="Table4.R4" style:family="table-row">
      <style:table-row-properties style:row-height="1.050cm"/>
    </style:style>
    <style:style style:name="Table4.R5" style:family="table-row">
      <style:table-row-properties style:row-height="1.101cm"/>
    </style:style>
    <style:style style:name="Table4.R6" style:family="table-row">
      <style:table-row-properties style:row-height="1.736cm"/>
    </style:style>
    <style:style style:name="Table4.R7" style:family="table-row">
      <style:table-row-properties style:row-height="1.067cm"/>
    </style:style>
    <style:style style:name="Table4.R8" style:family="table-row">
      <style:table-row-properties style:row-height="1.101cm"/>
    </style:style>
    <style:style style:name="Table4.R9" style:family="table-row">
      <style:table-row-properties style:row-height="1.109cm"/>
    </style:style>
    <style:style style:name="Table4.R10" style:family="table-row">
      <style:table-row-properties style:row-height="1.109cm"/>
    </style:style>
    <style:style style:name="Table4.R11" style:family="table-row">
      <style:table-row-properties style:row-height="1.083cm"/>
    </style:style>
    <style:style style:name="Table4.R12" style:family="table-row">
      <style:table-row-properties style:row-height="1.125cm"/>
    </style:style>
    <style:style style:name="Table4.R13" style:family="table-row">
      <style:table-row-properties style:row-height="1.067cm"/>
    </style:style>
    <style:style style:name="Table4.R14" style:family="table-row">
      <style:table-row-properties style:row-height="1.109cm"/>
    </style:style>
    <style:style style:name="Table4.R15" style:family="table-row">
      <style:table-row-properties style:row-height="1.101cm"/>
    </style:style>
    <style:style style:name="Table4.R16" style:family="table-row">
      <style:table-row-properties style:row-height="1.125cm"/>
    </style:style>
    <style:style style:name="Table4.R17" style:family="table-row">
      <style:table-row-properties style:row-height="1.092cm"/>
    </style:style>
    <style:style style:name="Table4.R18" style:family="table-row">
      <style:table-row-properties style:row-height="1.101cm"/>
    </style:style>
    <style:style style:name="Table4.R19" style:family="table-row">
      <style:table-row-properties style:row-height="1.109cm"/>
    </style:style>
    <style:style style:name="Table4.R20" style:family="table-row">
      <style:table-row-properties style:row-height="1.109cm"/>
    </style:style>
    <style:style style:name="Table4.R21" style:family="table-row">
      <style:table-row-properties style:row-height="0.780cm"/>
    </style:style>
    <style:style style:name="Table4.Cell1" style:family="table-cell">
      <style:table-cell-properties fo:background-color="#FFFFFF" style:vertical-align="top"/>
    </style:style>
    <style:style style:name="Table4.Cell2" style:family="table-cell">
      <style:table-cell-properties fo:background-color="#FFFFFF" style:vertical-align="top"/>
    </style:style>
    <style:style style:name="Table4.Cell3" style:family="table-cell">
      <style:table-cell-properties fo:background-color="#FFFFFF" style:vertical-align="top"/>
    </style:style>
    <style:style style:name="Table4.Cell4" style:family="table-cell">
      <style:table-cell-properties fo:background-color="#FFFFFF" style:vertical-align="top"/>
    </style:style>
    <style:style style:name="Table4.Cell5" style:family="table-cell">
      <style:table-cell-properties fo:background-color="#FFFFFF" style:vertical-align="middle"/>
    </style:style>
    <style:style style:name="Table4.Cell6" style:family="table-cell">
      <style:table-cell-properties fo:background-color="#FFFFFF" style:vertical-align="middle"/>
    </style:style>
    <style:style style:name="Table4.Cell7" style:family="table-cell">
      <style:table-cell-properties fo:background-color="#FFFFFF" style:vertical-align="middle"/>
    </style:style>
    <style:style style:name="Table4.Cell8" style:family="table-cell">
      <style:table-cell-properties fo:background-color="#FFFFFF" style:vertical-align="middle"/>
    </style:style>
    <style:style style:name="Table4.Cell9" style:family="table-cell">
      <style:table-cell-properties fo:background-color="#FFFFFF" style:vertical-align="middle"/>
    </style:style>
    <style:style style:name="Table4.Cell10" style:family="table-cell">
      <style:table-cell-properties fo:background-color="#FFFFFF" style:vertical-align="middle"/>
    </style:style>
    <style:style style:name="Table4.Cell11" style:family="table-cell">
      <style:table-cell-properties fo:background-color="#FFFFFF" style:vertical-align="middle"/>
    </style:style>
    <style:style style:name="Table4.Cell12" style:family="table-cell">
      <style:table-cell-properties fo:background-color="#FFFFFF" style:vertical-align="top"/>
    </style:style>
    <style:style style:name="Table4.Cell13" style:family="table-cell">
      <style:table-cell-properties fo:background-color="#FFFFFF" style:vertical-align="middle"/>
    </style:style>
    <style:style style:name="Table4.Cell14" style:family="table-cell">
      <style:table-cell-properties fo:background-color="#FFFFFF" style:vertical-align="middle"/>
    </style:style>
    <style:style style:name="Table4.Cell15" style:family="table-cell">
      <style:table-cell-properties fo:background-color="#FFFFFF" style:vertical-align="middle"/>
    </style:style>
    <style:style style:name="Table4.Cell16" style:family="table-cell">
      <style:table-cell-properties fo:background-color="#FFFFFF" style:vertical-align="middle"/>
    </style:style>
    <style:style style:name="Table4.Cell17" style:family="table-cell">
      <style:table-cell-properties fo:background-color="#FFFFFF" style:vertical-align="middle"/>
    </style:style>
    <style:style style:name="Table4.Cell18" style:family="table-cell">
      <style:table-cell-properties fo:background-color="#FFFFFF" style:vertical-align="middle"/>
    </style:style>
    <style:style style:name="Table4.Cell19" style:family="table-cell">
      <style:table-cell-properties fo:background-color="#FFFFFF" style:vertical-align="middle"/>
    </style:style>
    <style:style style:name="Table4.Cell20" style:family="table-cell">
      <style:table-cell-properties fo:background-color="#FFFFFF" style:vertical-align="middle"/>
    </style:style>
    <style:style style:name="Table4.Cell21" style:family="table-cell">
      <style:table-cell-properties fo:background-color="#FFFFFF" style:vertical-align="middle"/>
    </style:style>
    <style:style style:name="Table4.Cell22" style:family="table-cell">
      <style:table-cell-properties fo:background-color="#FFFFFF" style:vertical-align="middle"/>
    </style:style>
    <style:style style:name="Table4.Cell23" style:family="table-cell">
      <style:table-cell-properties fo:background-color="#FFFFFF" style:vertical-align="middle"/>
    </style:style>
    <style:style style:name="Table4.Cell24" style:family="table-cell">
      <style:table-cell-properties fo:background-color="#FFFFFF" style:vertical-align="middle"/>
    </style:style>
    <style:style style:name="Table4.Cell25" style:family="table-cell">
      <style:table-cell-properties fo:background-color="#FFFFFF" style:vertical-align="middle"/>
    </style:style>
    <style:style style:name="Table4.Cell26" style:family="table-cell">
      <style:table-cell-properties fo:background-color="#FFFFFF" style:vertical-align="middle"/>
    </style:style>
    <style:style style:name="Table4.Cell27" style:family="table-cell">
      <style:table-cell-properties fo:background-color="#FFFFFF" style:vertical-align="middle"/>
    </style:style>
    <style:style style:name="Table4.Cell28" style:family="table-cell">
      <style:table-cell-properties fo:background-color="#FFFFFF" style:vertical-align="middle"/>
    </style:style>
    <style:style style:name="Table4.Cell29" style:family="table-cell">
      <style:table-cell-properties fo:background-color="#FFFFFF" style:vertical-align="middle"/>
    </style:style>
    <style:style style:name="Table4.Cell30" style:family="table-cell">
      <style:table-cell-properties fo:background-color="#FFFFFF" style:vertical-align="middle"/>
    </style:style>
    <style:style style:name="Table4.Cell31" style:family="table-cell">
      <style:table-cell-properties fo:background-color="#FFFFFF" style:vertical-align="middle"/>
    </style:style>
    <style:style style:name="Table4.Cell32" style:family="table-cell">
      <style:table-cell-properties fo:background-color="#FFFFFF" style:vertical-align="middle"/>
    </style:style>
    <style:style style:name="Table4.Cell33" style:family="table-cell">
      <style:table-cell-properties fo:background-color="#FFFFFF" style:vertical-align="middle"/>
    </style:style>
    <style:style style:name="Table4.Cell34" style:family="table-cell">
      <style:table-cell-properties fo:background-color="#FFFFFF" style:vertical-align="middle"/>
    </style:style>
    <style:style style:name="Table4.Cell35" style:family="table-cell">
      <style:table-cell-properties fo:background-color="#FFFFFF" style:vertical-align="middle"/>
    </style:style>
    <style:style style:name="Table4.Cell36" style:family="table-cell">
      <style:table-cell-properties fo:background-color="#FFFFFF" style:vertical-align="middle"/>
    </style:style>
    <style:style style:name="Table4.Cell37" style:family="table-cell">
      <style:table-cell-properties fo:background-color="#FFFFFF" style:vertical-align="middle"/>
    </style:style>
    <style:style style:name="Table4.Cell38" style:family="table-cell">
      <style:table-cell-properties fo:background-color="#FFFFFF" style:vertical-align="middle"/>
    </style:style>
    <style:style style:name="Table4.Cell39" style:family="table-cell">
      <style:table-cell-properties fo:background-color="#FFFFFF" style:vertical-align="middle"/>
    </style:style>
    <style:style style:name="Table4.Cell40" style:family="table-cell">
      <style:table-cell-properties fo:background-color="#FFFFFF" style:vertical-align="middle"/>
    </style:style>
    <style:style style:name="Table4.Cell41" style:family="table-cell">
      <style:table-cell-properties fo:background-color="#FFFFFF"/>
    </style:style>
    <style:style style:name="Table4.Cell42" style:family="table-cell">
      <style:table-cell-properties fo:background-color="#FFFFFF"/>
    </style:style>
    <style:style style:name="Table5" style:family="table">
      <style:table-properties style:writing-mode="lr-tb" style:width="10.634cm" table:align="center"/>
    </style:style>
    <style:style style:name="Table5.C1" style:family="table-column">
      <style:table-column-properties style:column-width="6.232cm"/>
    </style:style>
    <style:style style:name="Table5.C2" style:family="table-column">
      <style:table-column-properties style:column-width="4.403cm"/>
    </style:style>
    <style:style style:name="Table5.R1" style:family="table-row">
      <style:table-row-properties style:row-height="0.982cm"/>
    </style:style>
    <style:style style:name="Table5.R2" style:family="table-row">
      <style:table-row-properties style:row-height="1.295cm"/>
    </style:style>
    <style:style style:name="Table5.R3" style:family="table-row">
      <style:table-row-properties style:row-height="1.041cm"/>
    </style:style>
    <style:style style:name="Table5.R4" style:family="table-row">
      <style:table-row-properties style:row-height="1.101cm"/>
    </style:style>
    <style:style style:name="Table5.R5" style:family="table-row">
      <style:table-row-properties style:row-height="1.134cm"/>
    </style:style>
    <style:style style:name="Table5.R6" style:family="table-row">
      <style:table-row-properties style:row-height="1.092cm"/>
    </style:style>
    <style:style style:name="Table5.R7" style:family="table-row">
      <style:table-row-properties style:row-height="1.083cm"/>
    </style:style>
    <style:style style:name="Table5.R8" style:family="table-row">
      <style:table-row-properties style:row-height="1.125cm"/>
    </style:style>
    <style:style style:name="Table5.R9" style:family="table-row">
      <style:table-row-properties style:row-height="1.076cm"/>
    </style:style>
    <style:style style:name="Table5.R10" style:family="table-row">
      <style:table-row-properties style:row-height="1.109cm"/>
    </style:style>
    <style:style style:name="Table5.R11" style:family="table-row">
      <style:table-row-properties style:row-height="1.118cm"/>
    </style:style>
    <style:style style:name="Table5.R12" style:family="table-row">
      <style:table-row-properties style:row-height="1.101cm"/>
    </style:style>
    <style:style style:name="Table5.R13" style:family="table-row">
      <style:table-row-properties style:row-height="1.109cm"/>
    </style:style>
    <style:style style:name="Table5.R14" style:family="table-row">
      <style:table-row-properties style:row-height="1.067cm"/>
    </style:style>
    <style:style style:name="Table5.R15" style:family="table-row">
      <style:table-row-properties style:row-height="1.134cm"/>
    </style:style>
    <style:style style:name="Table5.R16" style:family="table-row">
      <style:table-row-properties style:row-height="1.092cm"/>
    </style:style>
    <style:style style:name="Table5.R17" style:family="table-row">
      <style:table-row-properties style:row-height="1.109cm"/>
    </style:style>
    <style:style style:name="Table5.R18" style:family="table-row">
      <style:table-row-properties style:row-height="1.067cm"/>
    </style:style>
    <style:style style:name="Table5.R19" style:family="table-row">
      <style:table-row-properties style:row-height="1.101cm"/>
    </style:style>
    <style:style style:name="Table5.R20" style:family="table-row">
      <style:table-row-properties style:row-height="1.092cm"/>
    </style:style>
    <style:style style:name="Table5.R21" style:family="table-row">
      <style:table-row-properties style:row-height="1.321cm"/>
    </style:style>
    <style:style style:name="Table5.R22" style:family="table-row">
      <style:table-row-properties style:row-height="0.940cm"/>
    </style:style>
    <style:style style:name="Table5.Cell1" style:family="table-cell">
      <style:table-cell-properties fo:background-color="#FFFFFF" style:vertical-align="top"/>
    </style:style>
    <style:style style:name="Table5.Cell2" style:family="table-cell">
      <style:table-cell-properties fo:background-color="#FFFFFF" style:vertical-align="top"/>
    </style:style>
    <style:style style:name="Table5.Cell3" style:family="table-cell">
      <style:table-cell-properties fo:background-color="#FFFFFF" style:vertical-align="middle"/>
    </style:style>
    <style:style style:name="Table5.Cell4" style:family="table-cell">
      <style:table-cell-properties fo:background-color="#FFFFFF" style:vertical-align="middle"/>
    </style:style>
    <style:style style:name="Table5.Cell5" style:family="table-cell">
      <style:table-cell-properties fo:background-color="#FFFFFF" style:vertical-align="middle"/>
    </style:style>
    <style:style style:name="Table5.Cell6" style:family="table-cell">
      <style:table-cell-properties fo:background-color="#FFFFFF" style:vertical-align="middle"/>
    </style:style>
    <style:style style:name="Table5.Cell7" style:family="table-cell">
      <style:table-cell-properties fo:background-color="#FFFFFF" style:vertical-align="middle"/>
    </style:style>
    <style:style style:name="Table5.Cell8" style:family="table-cell">
      <style:table-cell-properties fo:background-color="#FFFFFF" style:vertical-align="middle"/>
    </style:style>
    <style:style style:name="Table5.Cell9" style:family="table-cell">
      <style:table-cell-properties fo:background-color="#FFFFFF" style:vertical-align="middle"/>
    </style:style>
    <style:style style:name="Table5.Cell10" style:family="table-cell">
      <style:table-cell-properties fo:background-color="#FFFFFF" style:vertical-align="middle"/>
    </style:style>
    <style:style style:name="Table5.Cell11" style:family="table-cell">
      <style:table-cell-properties fo:background-color="#FFFFFF" style:vertical-align="middle"/>
    </style:style>
    <style:style style:name="Table5.Cell12" style:family="table-cell">
      <style:table-cell-properties fo:background-color="#FFFFFF" style:vertical-align="middle"/>
    </style:style>
    <style:style style:name="Table5.Cell13" style:family="table-cell">
      <style:table-cell-properties fo:background-color="#FFFFFF" style:vertical-align="middle"/>
    </style:style>
    <style:style style:name="Table5.Cell14" style:family="table-cell">
      <style:table-cell-properties fo:background-color="#FFFFFF" style:vertical-align="middle"/>
    </style:style>
    <style:style style:name="Table5.Cell15" style:family="table-cell">
      <style:table-cell-properties fo:background-color="#FFFFFF" style:vertical-align="middle"/>
    </style:style>
    <style:style style:name="Table5.Cell16" style:family="table-cell">
      <style:table-cell-properties fo:background-color="#FFFFFF" style:vertical-align="middle"/>
    </style:style>
    <style:style style:name="Table5.Cell17" style:family="table-cell">
      <style:table-cell-properties fo:background-color="#FFFFFF" style:vertical-align="middle"/>
    </style:style>
    <style:style style:name="Table5.Cell18" style:family="table-cell">
      <style:table-cell-properties fo:background-color="#FFFFFF" style:vertical-align="middle"/>
    </style:style>
    <style:style style:name="Table5.Cell19" style:family="table-cell">
      <style:table-cell-properties fo:background-color="#FFFFFF" style:vertical-align="middle"/>
    </style:style>
    <style:style style:name="Table5.Cell20" style:family="table-cell">
      <style:table-cell-properties fo:background-color="#FFFFFF" style:vertical-align="middle"/>
    </style:style>
    <style:style style:name="Table5.Cell21" style:family="table-cell">
      <style:table-cell-properties fo:background-color="#FFFFFF" style:vertical-align="middle"/>
    </style:style>
    <style:style style:name="Table5.Cell22" style:family="table-cell">
      <style:table-cell-properties fo:background-color="#FFFFFF" style:vertical-align="middle"/>
    </style:style>
    <style:style style:name="Table5.Cell23" style:family="table-cell">
      <style:table-cell-properties fo:background-color="#FFFFFF" style:vertical-align="middle"/>
    </style:style>
    <style:style style:name="Table5.Cell24" style:family="table-cell">
      <style:table-cell-properties fo:background-color="#FFFFFF" style:vertical-align="middle"/>
    </style:style>
    <style:style style:name="Table5.Cell25" style:family="table-cell">
      <style:table-cell-properties fo:background-color="#FFFFFF" style:vertical-align="middle"/>
    </style:style>
    <style:style style:name="Table5.Cell26" style:family="table-cell">
      <style:table-cell-properties fo:background-color="#FFFFFF" style:vertical-align="middle"/>
    </style:style>
    <style:style style:name="Table5.Cell27" style:family="table-cell">
      <style:table-cell-properties fo:background-color="#FFFFFF" style:vertical-align="middle"/>
    </style:style>
    <style:style style:name="Table5.Cell28" style:family="table-cell">
      <style:table-cell-properties fo:background-color="#FFFFFF" style:vertical-align="middle"/>
    </style:style>
    <style:style style:name="Table5.Cell29" style:family="table-cell">
      <style:table-cell-properties fo:background-color="#FFFFFF" style:vertical-align="middle"/>
    </style:style>
    <style:style style:name="Table5.Cell30" style:family="table-cell">
      <style:table-cell-properties fo:background-color="#FFFFFF" style:vertical-align="middle"/>
    </style:style>
    <style:style style:name="Table5.Cell31" style:family="table-cell">
      <style:table-cell-properties fo:background-color="#FFFFFF" style:vertical-align="middle"/>
    </style:style>
    <style:style style:name="Table5.Cell32" style:family="table-cell">
      <style:table-cell-properties fo:background-color="#FFFFFF" style:vertical-align="middle"/>
    </style:style>
    <style:style style:name="Table5.Cell33" style:family="table-cell">
      <style:table-cell-properties fo:background-color="#FFFFFF" style:vertical-align="middle"/>
    </style:style>
    <style:style style:name="Table5.Cell34" style:family="table-cell">
      <style:table-cell-properties fo:background-color="#FFFFFF" style:vertical-align="middle"/>
    </style:style>
    <style:style style:name="Table5.Cell35" style:family="table-cell">
      <style:table-cell-properties fo:background-color="#FFFFFF" style:vertical-align="middle"/>
    </style:style>
    <style:style style:name="Table5.Cell36" style:family="table-cell">
      <style:table-cell-properties fo:background-color="#FFFFFF" style:vertical-align="middle"/>
    </style:style>
    <style:style style:name="Table5.Cell37" style:family="table-cell">
      <style:table-cell-properties fo:background-color="#FFFFFF" style:vertical-align="middle"/>
    </style:style>
    <style:style style:name="Table5.Cell38" style:family="table-cell">
      <style:table-cell-properties fo:background-color="#FFFFFF" style:vertical-align="middle"/>
    </style:style>
    <style:style style:name="Table5.Cell39" style:family="table-cell">
      <style:table-cell-properties fo:background-color="#FFFFFF" style:vertical-align="middle"/>
    </style:style>
    <style:style style:name="Table5.Cell40" style:family="table-cell">
      <style:table-cell-properties fo:background-color="#FFFFFF" style:vertical-align="middle"/>
    </style:style>
    <style:style style:name="Table5.Cell41" style:family="table-cell">
      <style:table-cell-properties fo:background-color="#FFFFFF" style:vertical-align="middle"/>
    </style:style>
    <style:style style:name="Table5.Cell42" style:family="table-cell">
      <style:table-cell-properties fo:background-color="#FFFFFF" style:vertical-align="middle"/>
    </style:style>
    <style:style style:name="Table5.Cell43" style:family="table-cell">
      <style:table-cell-properties fo:background-color="#FFFFFF"/>
    </style:style>
    <style:style style:name="Table5.Cell44" style:family="table-cell">
      <style:table-cell-properties fo:background-color="#FFFFFF" style:vertical-align="top"/>
    </style:style>
    <style:style style:name="Table6" style:family="table">
      <style:table-properties style:writing-mode="lr-tb" style:width="10.626cm" table:align="center"/>
    </style:style>
    <style:style style:name="Table6.C1" style:family="table-column">
      <style:table-column-properties style:column-width="6.114cm"/>
    </style:style>
    <style:style style:name="Table6.C2" style:family="table-column">
      <style:table-column-properties style:column-width="4.512cm"/>
    </style:style>
    <style:style style:name="Table6.R1" style:family="table-row">
      <style:table-row-properties style:row-height="1.727cm"/>
    </style:style>
    <style:style style:name="Table6.R2" style:family="table-row">
      <style:table-row-properties style:row-height="1.295cm"/>
    </style:style>
    <style:style style:name="Table6.R3" style:family="table-row">
      <style:table-row-properties style:row-height="1.058cm"/>
    </style:style>
    <style:style style:name="Table6.R4" style:family="table-row">
      <style:table-row-properties style:row-height="1.109cm"/>
    </style:style>
    <style:style style:name="Table6.R5" style:family="table-row">
      <style:table-row-properties style:row-height="1.101cm"/>
    </style:style>
    <style:style style:name="Table6.R6" style:family="table-row">
      <style:table-row-properties style:row-height="1.109cm"/>
    </style:style>
    <style:style style:name="Table6.R7" style:family="table-row">
      <style:table-row-properties style:row-height="1.092cm"/>
    </style:style>
    <style:style style:name="Table6.R8" style:family="table-row">
      <style:table-row-properties style:row-height="1.118cm"/>
    </style:style>
    <style:style style:name="Table6.R9" style:family="table-row">
      <style:table-row-properties style:row-height="1.092cm"/>
    </style:style>
    <style:style style:name="Table6.R10" style:family="table-row">
      <style:table-row-properties style:row-height="1.109cm"/>
    </style:style>
    <style:style style:name="Table6.R11" style:family="table-row">
      <style:table-row-properties style:row-height="1.083cm"/>
    </style:style>
    <style:style style:name="Table6.R12" style:family="table-row">
      <style:table-row-properties style:row-height="1.109cm"/>
    </style:style>
    <style:style style:name="Table6.R13" style:family="table-row">
      <style:table-row-properties style:row-height="1.092cm"/>
    </style:style>
    <style:style style:name="Table6.R14" style:family="table-row">
      <style:table-row-properties style:row-height="1.092cm"/>
    </style:style>
    <style:style style:name="Table6.R15" style:family="table-row">
      <style:table-row-properties style:row-height="1.125cm"/>
    </style:style>
    <style:style style:name="Table6.R16" style:family="table-row">
      <style:table-row-properties style:row-height="1.092cm"/>
    </style:style>
    <style:style style:name="Table6.R17" style:family="table-row">
      <style:table-row-properties style:row-height="1.076cm"/>
    </style:style>
    <style:style style:name="Table6.R18" style:family="table-row">
      <style:table-row-properties style:row-height="1.125cm"/>
    </style:style>
    <style:style style:name="Table6.R19" style:family="table-row">
      <style:table-row-properties style:row-height="0.787cm"/>
    </style:style>
    <style:style style:name="Table6.Cell1" style:family="table-cell">
      <style:table-cell-properties fo:background-color="#FFFFFF" style:vertical-align="top"/>
    </style:style>
    <style:style style:name="Table6.Cell2" style:family="table-cell">
      <style:table-cell-properties fo:background-color="#FFFFFF" style:vertical-align="top"/>
    </style:style>
    <style:style style:name="Table6.Cell3" style:family="table-cell">
      <style:table-cell-properties fo:background-color="#FFFFFF" style:vertical-align="middle"/>
    </style:style>
    <style:style style:name="Table6.Cell4" style:family="table-cell">
      <style:table-cell-properties fo:background-color="#FFFFFF" style:vertical-align="middle"/>
    </style:style>
    <style:style style:name="Table6.Cell5" style:family="table-cell">
      <style:table-cell-properties fo:background-color="#FFFFFF" style:vertical-align="middle"/>
    </style:style>
    <style:style style:name="Table6.Cell6" style:family="table-cell">
      <style:table-cell-properties fo:background-color="#FFFFFF" style:vertical-align="middle"/>
    </style:style>
    <style:style style:name="Table6.Cell7" style:family="table-cell">
      <style:table-cell-properties fo:background-color="#FFFFFF" style:vertical-align="middle"/>
    </style:style>
    <style:style style:name="Table6.Cell8" style:family="table-cell">
      <style:table-cell-properties fo:background-color="#FFFFFF" style:vertical-align="middle"/>
    </style:style>
    <style:style style:name="Table6.Cell9" style:family="table-cell">
      <style:table-cell-properties fo:background-color="#FFFFFF" style:vertical-align="middle"/>
    </style:style>
    <style:style style:name="Table6.Cell10" style:family="table-cell">
      <style:table-cell-properties fo:background-color="#FFFFFF" style:vertical-align="middle"/>
    </style:style>
    <style:style style:name="Table6.Cell11" style:family="table-cell">
      <style:table-cell-properties fo:background-color="#FFFFFF" style:vertical-align="middle"/>
    </style:style>
    <style:style style:name="Table6.Cell12" style:family="table-cell">
      <style:table-cell-properties fo:background-color="#FFFFFF" style:vertical-align="middle"/>
    </style:style>
    <style:style style:name="Table6.Cell13" style:family="table-cell">
      <style:table-cell-properties fo:background-color="#FFFFFF" style:vertical-align="middle"/>
    </style:style>
    <style:style style:name="Table6.Cell14" style:family="table-cell">
      <style:table-cell-properties fo:background-color="#FFFFFF" style:vertical-align="middle"/>
    </style:style>
    <style:style style:name="Table6.Cell15" style:family="table-cell">
      <style:table-cell-properties fo:background-color="#FFFFFF" style:vertical-align="middle"/>
    </style:style>
    <style:style style:name="Table6.Cell16" style:family="table-cell">
      <style:table-cell-properties fo:background-color="#FFFFFF" style:vertical-align="middle"/>
    </style:style>
    <style:style style:name="Table6.Cell17" style:family="table-cell">
      <style:table-cell-properties fo:background-color="#FFFFFF" style:vertical-align="middle"/>
    </style:style>
    <style:style style:name="Table6.Cell18" style:family="table-cell">
      <style:table-cell-properties fo:background-color="#FFFFFF" style:vertical-align="middle"/>
    </style:style>
    <style:style style:name="Table6.Cell19" style:family="table-cell">
      <style:table-cell-properties fo:background-color="#FFFFFF" style:vertical-align="middle"/>
    </style:style>
    <style:style style:name="Table6.Cell20" style:family="table-cell">
      <style:table-cell-properties fo:background-color="#FFFFFF" style:vertical-align="middle"/>
    </style:style>
    <style:style style:name="Table6.Cell21" style:family="table-cell">
      <style:table-cell-properties fo:background-color="#FFFFFF" style:vertical-align="middle"/>
    </style:style>
    <style:style style:name="Table6.Cell22" style:family="table-cell">
      <style:table-cell-properties fo:background-color="#FFFFFF" style:vertical-align="middle"/>
    </style:style>
    <style:style style:name="Table6.Cell23" style:family="table-cell">
      <style:table-cell-properties fo:background-color="#FFFFFF" style:vertical-align="middle"/>
    </style:style>
    <style:style style:name="Table6.Cell24" style:family="table-cell">
      <style:table-cell-properties fo:background-color="#FFFFFF" style:vertical-align="middle"/>
    </style:style>
    <style:style style:name="Table6.Cell25" style:family="table-cell">
      <style:table-cell-properties fo:background-color="#FFFFFF" style:vertical-align="middle"/>
    </style:style>
    <style:style style:name="Table6.Cell26" style:family="table-cell">
      <style:table-cell-properties fo:background-color="#FFFFFF" style:vertical-align="middle"/>
    </style:style>
    <style:style style:name="Table6.Cell27" style:family="table-cell">
      <style:table-cell-properties fo:background-color="#FFFFFF" style:vertical-align="middle"/>
    </style:style>
    <style:style style:name="Table6.Cell28" style:family="table-cell">
      <style:table-cell-properties fo:background-color="#FFFFFF" style:vertical-align="middle"/>
    </style:style>
    <style:style style:name="Table6.Cell29" style:family="table-cell">
      <style:table-cell-properties fo:background-color="#FFFFFF" style:vertical-align="middle"/>
    </style:style>
    <style:style style:name="Table6.Cell30" style:family="table-cell">
      <style:table-cell-properties fo:background-color="#FFFFFF" style:vertical-align="middle"/>
    </style:style>
    <style:style style:name="Table6.Cell31" style:family="table-cell">
      <style:table-cell-properties fo:background-color="#FFFFFF" style:vertical-align="middle"/>
    </style:style>
    <style:style style:name="Table6.Cell32" style:family="table-cell">
      <style:table-cell-properties fo:background-color="#FFFFFF" style:vertical-align="middle"/>
    </style:style>
    <style:style style:name="Table6.Cell33" style:family="table-cell">
      <style:table-cell-properties fo:background-color="#FFFFFF" style:vertical-align="middle"/>
    </style:style>
    <style:style style:name="Table6.Cell34" style:family="table-cell">
      <style:table-cell-properties fo:background-color="#FFFFFF" style:vertical-align="middle"/>
    </style:style>
    <style:style style:name="Table6.Cell35" style:family="table-cell">
      <style:table-cell-properties fo:background-color="#FFFFFF" style:vertical-align="middle"/>
    </style:style>
    <style:style style:name="Table6.Cell36" style:family="table-cell">
      <style:table-cell-properties fo:background-color="#FFFFFF" style:vertical-align="middle"/>
    </style:style>
    <style:style style:name="Table6.Cell37" style:family="table-cell">
      <style:table-cell-properties fo:background-color="#FFFFFF"/>
    </style:style>
    <style:style style:name="Table6.Cell38" style:family="table-cell">
      <style:table-cell-properties fo:background-color="#FFFFFF"/>
    </style:style>
    <style:style style:name="Table7" style:family="table">
      <style:table-properties style:writing-mode="lr-tb" style:width="10.634cm" table:align="center"/>
    </style:style>
    <style:style style:name="Table7.C1" style:family="table-column">
      <style:table-column-properties style:column-width="6.045cm"/>
    </style:style>
    <style:style style:name="Table7.C2" style:family="table-column">
      <style:table-column-properties style:column-width="4.590cm"/>
    </style:style>
    <style:style style:name="Table7.R1" style:family="table-row">
      <style:table-row-properties style:row-height="1.727cm"/>
    </style:style>
    <style:style style:name="Table7.R2" style:family="table-row">
      <style:table-row-properties style:row-height="1.295cm"/>
    </style:style>
    <style:style style:name="Table7.R3" style:family="table-row">
      <style:table-row-properties style:row-height="1.076cm"/>
    </style:style>
    <style:style style:name="Table7.R4" style:family="table-row">
      <style:table-row-properties style:row-height="1.067cm"/>
    </style:style>
    <style:style style:name="Table7.R5" style:family="table-row">
      <style:table-row-properties style:row-height="1.134cm"/>
    </style:style>
    <style:style style:name="Table7.R6" style:family="table-row">
      <style:table-row-properties style:row-height="1.067cm"/>
    </style:style>
    <style:style style:name="Table7.R7" style:family="table-row">
      <style:table-row-properties style:row-height="1.125cm"/>
    </style:style>
    <style:style style:name="Table7.R8" style:family="table-row">
      <style:table-row-properties style:row-height="1.109cm"/>
    </style:style>
    <style:style style:name="Table7.R9" style:family="table-row">
      <style:table-row-properties style:row-height="1.092cm"/>
    </style:style>
    <style:style style:name="Table7.R10" style:family="table-row">
      <style:table-row-properties style:row-height="1.101cm"/>
    </style:style>
    <style:style style:name="Table7.R11" style:family="table-row">
      <style:table-row-properties style:row-height="1.109cm"/>
    </style:style>
    <style:style style:name="Table7.R12" style:family="table-row">
      <style:table-row-properties style:row-height="1.101cm"/>
    </style:style>
    <style:style style:name="Table7.R13" style:family="table-row">
      <style:table-row-properties style:row-height="1.101cm"/>
    </style:style>
    <style:style style:name="Table7.R14" style:family="table-row">
      <style:table-row-properties style:row-height="1.076cm"/>
    </style:style>
    <style:style style:name="Table7.R15" style:family="table-row">
      <style:table-row-properties style:row-height="1.118cm"/>
    </style:style>
    <style:style style:name="Table7.R16" style:family="table-row">
      <style:table-row-properties style:row-height="1.083cm"/>
    </style:style>
    <style:style style:name="Table7.R17" style:family="table-row">
      <style:table-row-properties style:row-height="1.125cm"/>
    </style:style>
    <style:style style:name="Table7.R18" style:family="table-row">
      <style:table-row-properties style:row-height="1.083cm"/>
    </style:style>
    <style:style style:name="Table7.R19" style:family="table-row">
      <style:table-row-properties style:row-height="1.109cm"/>
    </style:style>
    <style:style style:name="Table7.R20" style:family="table-row">
      <style:table-row-properties style:row-height="0.796cm"/>
    </style:style>
    <style:style style:name="Table7.Cell1" style:family="table-cell">
      <style:table-cell-properties fo:background-color="#FFFFFF" style:vertical-align="top"/>
    </style:style>
    <style:style style:name="Table7.Cell2" style:family="table-cell">
      <style:table-cell-properties fo:background-color="#FFFFFF" style:vertical-align="top"/>
    </style:style>
    <style:style style:name="Table7.Cell3" style:family="table-cell">
      <style:table-cell-properties fo:background-color="#FFFFFF" style:vertical-align="middle"/>
    </style:style>
    <style:style style:name="Table7.Cell4" style:family="table-cell">
      <style:table-cell-properties fo:background-color="#FFFFFF" style:vertical-align="middle"/>
    </style:style>
    <style:style style:name="Table7.Cell5" style:family="table-cell">
      <style:table-cell-properties fo:background-color="#FFFFFF" style:vertical-align="middle"/>
    </style:style>
    <style:style style:name="Table7.Cell6" style:family="table-cell">
      <style:table-cell-properties fo:background-color="#FFFFFF" style:vertical-align="middle"/>
    </style:style>
    <style:style style:name="Table7.Cell7" style:family="table-cell">
      <style:table-cell-properties fo:background-color="#FFFFFF" style:vertical-align="middle"/>
    </style:style>
    <style:style style:name="Table7.Cell8" style:family="table-cell">
      <style:table-cell-properties fo:background-color="#FFFFFF" style:vertical-align="middle"/>
    </style:style>
    <style:style style:name="Table7.Cell9" style:family="table-cell">
      <style:table-cell-properties fo:background-color="#FFFFFF" style:vertical-align="middle"/>
    </style:style>
    <style:style style:name="Table7.Cell10" style:family="table-cell">
      <style:table-cell-properties fo:background-color="#FFFFFF" style:vertical-align="middle"/>
    </style:style>
    <style:style style:name="Table7.Cell11" style:family="table-cell">
      <style:table-cell-properties fo:background-color="#FFFFFF" style:vertical-align="middle"/>
    </style:style>
    <style:style style:name="Table7.Cell12" style:family="table-cell">
      <style:table-cell-properties fo:background-color="#FFFFFF" style:vertical-align="middle"/>
    </style:style>
    <style:style style:name="Table7.Cell13" style:family="table-cell">
      <style:table-cell-properties fo:background-color="#FFFFFF" style:vertical-align="middle"/>
    </style:style>
    <style:style style:name="Table7.Cell14" style:family="table-cell">
      <style:table-cell-properties fo:background-color="#FFFFFF" style:vertical-align="middle"/>
    </style:style>
    <style:style style:name="Table7.Cell15" style:family="table-cell">
      <style:table-cell-properties fo:background-color="#FFFFFF" style:vertical-align="middle"/>
    </style:style>
    <style:style style:name="Table7.Cell16" style:family="table-cell">
      <style:table-cell-properties fo:background-color="#FFFFFF" style:vertical-align="middle"/>
    </style:style>
    <style:style style:name="Table7.Cell17" style:family="table-cell">
      <style:table-cell-properties fo:background-color="#FFFFFF" style:vertical-align="middle"/>
    </style:style>
    <style:style style:name="Table7.Cell18" style:family="table-cell">
      <style:table-cell-properties fo:background-color="#FFFFFF" style:vertical-align="middle"/>
    </style:style>
    <style:style style:name="Table7.Cell19" style:family="table-cell">
      <style:table-cell-properties fo:background-color="#FFFFFF" style:vertical-align="middle"/>
    </style:style>
    <style:style style:name="Table7.Cell20" style:family="table-cell">
      <style:table-cell-properties fo:background-color="#FFFFFF" style:vertical-align="middle"/>
    </style:style>
    <style:style style:name="Table7.Cell21" style:family="table-cell">
      <style:table-cell-properties fo:background-color="#FFFFFF" style:vertical-align="middle"/>
    </style:style>
    <style:style style:name="Table7.Cell22" style:family="table-cell">
      <style:table-cell-properties fo:background-color="#FFFFFF" style:vertical-align="middle"/>
    </style:style>
    <style:style style:name="Table7.Cell23" style:family="table-cell">
      <style:table-cell-properties fo:background-color="#FFFFFF" style:vertical-align="middle"/>
    </style:style>
    <style:style style:name="Table7.Cell24" style:family="table-cell">
      <style:table-cell-properties fo:background-color="#FFFFFF" style:vertical-align="middle"/>
    </style:style>
    <style:style style:name="Table7.Cell25" style:family="table-cell">
      <style:table-cell-properties fo:background-color="#FFFFFF" style:vertical-align="middle"/>
    </style:style>
    <style:style style:name="Table7.Cell26" style:family="table-cell">
      <style:table-cell-properties fo:background-color="#FFFFFF" style:vertical-align="middle"/>
    </style:style>
    <style:style style:name="Table7.Cell27" style:family="table-cell">
      <style:table-cell-properties fo:background-color="#FFFFFF" style:vertical-align="middle"/>
    </style:style>
    <style:style style:name="Table7.Cell28" style:family="table-cell">
      <style:table-cell-properties fo:background-color="#FFFFFF" style:vertical-align="middle"/>
    </style:style>
    <style:style style:name="Table7.Cell29" style:family="table-cell">
      <style:table-cell-properties fo:background-color="#FFFFFF" style:vertical-align="middle"/>
    </style:style>
    <style:style style:name="Table7.Cell30" style:family="table-cell">
      <style:table-cell-properties fo:background-color="#FFFFFF" style:vertical-align="middle"/>
    </style:style>
    <style:style style:name="Table7.Cell31" style:family="table-cell">
      <style:table-cell-properties fo:background-color="#FFFFFF" style:vertical-align="middle"/>
    </style:style>
    <style:style style:name="Table7.Cell32" style:family="table-cell">
      <style:table-cell-properties fo:background-color="#FFFFFF" style:vertical-align="middle"/>
    </style:style>
    <style:style style:name="Table7.Cell33" style:family="table-cell">
      <style:table-cell-properties fo:background-color="#FFFFFF" style:vertical-align="middle"/>
    </style:style>
    <style:style style:name="Table7.Cell34" style:family="table-cell">
      <style:table-cell-properties fo:background-color="#FFFFFF" style:vertical-align="middle"/>
    </style:style>
    <style:style style:name="Table7.Cell35" style:family="table-cell">
      <style:table-cell-properties fo:background-color="#FFFFFF" style:vertical-align="middle"/>
    </style:style>
    <style:style style:name="Table7.Cell36" style:family="table-cell">
      <style:table-cell-properties fo:background-color="#FFFFFF" style:vertical-align="middle"/>
    </style:style>
    <style:style style:name="Table7.Cell37" style:family="table-cell">
      <style:table-cell-properties fo:background-color="#FFFFFF" style:vertical-align="middle"/>
    </style:style>
    <style:style style:name="Table7.Cell38" style:family="table-cell">
      <style:table-cell-properties fo:background-color="#FFFFFF" style:vertical-align="middle"/>
    </style:style>
    <style:style style:name="Table7.Cell39" style:family="table-cell">
      <style:table-cell-properties fo:background-color="#FFFFFF"/>
    </style:style>
    <style:style style:name="Table7.Cell40" style:family="table-cell">
      <style:table-cell-properties fo:background-color="#FFFFFF"/>
    </style:style>
    <style:style style:name="Table8" style:family="table">
      <style:table-properties style:writing-mode="lr-tb" style:width="10.626cm" table:align="center"/>
    </style:style>
    <style:style style:name="Table8.C1" style:family="table-column">
      <style:table-column-properties style:column-width="6.283cm"/>
    </style:style>
    <style:style style:name="Table8.C2" style:family="table-column">
      <style:table-column-properties style:column-width="4.343cm"/>
    </style:style>
    <style:style style:name="Table8.R1" style:family="table-row">
      <style:table-row-properties style:row-height="1.727cm"/>
    </style:style>
    <style:style style:name="Table8.R2" style:family="table-row">
      <style:table-row-properties style:row-height="1.295cm"/>
    </style:style>
    <style:style style:name="Table8.R3" style:family="table-row">
      <style:table-row-properties style:row-height="1.050cm"/>
    </style:style>
    <style:style style:name="Table8.R4" style:family="table-row">
      <style:table-row-properties style:row-height="1.125cm"/>
    </style:style>
    <style:style style:name="Table8.R5" style:family="table-row">
      <style:table-row-properties style:row-height="1.076cm"/>
    </style:style>
    <style:style style:name="Table8.R6" style:family="table-row">
      <style:table-row-properties style:row-height="1.101cm"/>
    </style:style>
    <style:style style:name="Table8.R7" style:family="table-row">
      <style:table-row-properties style:row-height="1.125cm"/>
    </style:style>
    <style:style style:name="Table8.R8" style:family="table-row">
      <style:table-row-properties style:row-height="1.076cm"/>
    </style:style>
    <style:style style:name="Table8.R9" style:family="table-row">
      <style:table-row-properties style:row-height="1.092cm"/>
    </style:style>
    <style:style style:name="Table8.R10" style:family="table-row">
      <style:table-row-properties style:row-height="1.134cm"/>
    </style:style>
    <style:style style:name="Table8.R11" style:family="table-row">
      <style:table-row-properties style:row-height="1.092cm"/>
    </style:style>
    <style:style style:name="Table8.R12" style:family="table-row">
      <style:table-row-properties style:row-height="1.083cm"/>
    </style:style>
    <style:style style:name="Table8.R13" style:family="table-row">
      <style:table-row-properties style:row-height="1.101cm"/>
    </style:style>
    <style:style style:name="Table8.R14" style:family="table-row">
      <style:table-row-properties style:row-height="1.118cm"/>
    </style:style>
    <style:style style:name="Table8.R15" style:family="table-row">
      <style:table-row-properties style:row-height="1.076cm"/>
    </style:style>
    <style:style style:name="Table8.R16" style:family="table-row">
      <style:table-row-properties style:row-height="1.101cm"/>
    </style:style>
    <style:style style:name="Table8.R17" style:family="table-row">
      <style:table-row-properties style:row-height="1.143cm"/>
    </style:style>
    <style:style style:name="Table8.R18" style:family="table-row">
      <style:table-row-properties style:row-height="1.076cm"/>
    </style:style>
    <style:style style:name="Table8.R19" style:family="table-row">
      <style:table-row-properties style:row-height="1.118cm"/>
    </style:style>
    <style:style style:name="Table8.R20" style:family="table-row">
      <style:table-row-properties style:row-height="1.067cm"/>
    </style:style>
    <style:style style:name="Table8.R21" style:family="table-row">
      <style:table-row-properties style:row-height="0.822cm"/>
    </style:style>
    <style:style style:name="Table8.Cell1" style:family="table-cell">
      <style:table-cell-properties fo:background-color="#FFFFFF" style:vertical-align="top"/>
    </style:style>
    <style:style style:name="Table8.Cell2" style:family="table-cell">
      <style:table-cell-properties fo:background-color="#FFFFFF" style:vertical-align="top"/>
    </style:style>
    <style:style style:name="Table8.Cell3" style:family="table-cell">
      <style:table-cell-properties fo:background-color="#FFFFFF" style:vertical-align="middle"/>
    </style:style>
    <style:style style:name="Table8.Cell4" style:family="table-cell">
      <style:table-cell-properties fo:background-color="#FFFFFF" style:vertical-align="middle"/>
    </style:style>
    <style:style style:name="Table8.Cell5" style:family="table-cell">
      <style:table-cell-properties fo:background-color="#FFFFFF" style:vertical-align="middle"/>
    </style:style>
    <style:style style:name="Table8.Cell6" style:family="table-cell">
      <style:table-cell-properties fo:background-color="#FFFFFF" style:vertical-align="middle"/>
    </style:style>
    <style:style style:name="Table8.Cell7" style:family="table-cell">
      <style:table-cell-properties fo:background-color="#FFFFFF" style:vertical-align="middle"/>
    </style:style>
    <style:style style:name="Table8.Cell8" style:family="table-cell">
      <style:table-cell-properties fo:background-color="#FFFFFF" style:vertical-align="middle"/>
    </style:style>
    <style:style style:name="Table8.Cell9" style:family="table-cell">
      <style:table-cell-properties fo:background-color="#FFFFFF" style:vertical-align="middle"/>
    </style:style>
    <style:style style:name="Table8.Cell10" style:family="table-cell">
      <style:table-cell-properties fo:background-color="#FFFFFF" style:vertical-align="middle"/>
    </style:style>
    <style:style style:name="Table8.Cell11" style:family="table-cell">
      <style:table-cell-properties fo:background-color="#FFFFFF" style:vertical-align="middle"/>
    </style:style>
    <style:style style:name="Table8.Cell12" style:family="table-cell">
      <style:table-cell-properties fo:background-color="#FFFFFF" style:vertical-align="middle"/>
    </style:style>
    <style:style style:name="Table8.Cell13" style:family="table-cell">
      <style:table-cell-properties fo:background-color="#FFFFFF" style:vertical-align="middle"/>
    </style:style>
    <style:style style:name="Table8.Cell14" style:family="table-cell">
      <style:table-cell-properties fo:background-color="#FFFFFF" style:vertical-align="middle"/>
    </style:style>
    <style:style style:name="Table8.Cell15" style:family="table-cell">
      <style:table-cell-properties fo:background-color="#FFFFFF" style:vertical-align="middle"/>
    </style:style>
    <style:style style:name="Table8.Cell16" style:family="table-cell">
      <style:table-cell-properties fo:background-color="#FFFFFF" style:vertical-align="middle"/>
    </style:style>
    <style:style style:name="Table8.Cell17" style:family="table-cell">
      <style:table-cell-properties fo:background-color="#FFFFFF" style:vertical-align="middle"/>
    </style:style>
    <style:style style:name="Table8.Cell18" style:family="table-cell">
      <style:table-cell-properties fo:background-color="#FFFFFF" style:vertical-align="middle"/>
    </style:style>
    <style:style style:name="Table8.Cell19" style:family="table-cell">
      <style:table-cell-properties fo:background-color="#FFFFFF" style:vertical-align="middle"/>
    </style:style>
    <style:style style:name="Table8.Cell20" style:family="table-cell">
      <style:table-cell-properties fo:background-color="#FFFFFF" style:vertical-align="middle"/>
    </style:style>
    <style:style style:name="Table8.Cell21" style:family="table-cell">
      <style:table-cell-properties fo:background-color="#FFFFFF" style:vertical-align="middle"/>
    </style:style>
    <style:style style:name="Table8.Cell22" style:family="table-cell">
      <style:table-cell-properties fo:background-color="#FFFFFF" style:vertical-align="middle"/>
    </style:style>
    <style:style style:name="Table8.Cell23" style:family="table-cell">
      <style:table-cell-properties fo:background-color="#FFFFFF" style:vertical-align="middle"/>
    </style:style>
    <style:style style:name="Table8.Cell24" style:family="table-cell">
      <style:table-cell-properties fo:background-color="#FFFFFF" style:vertical-align="middle"/>
    </style:style>
    <style:style style:name="Table8.Cell25" style:family="table-cell">
      <style:table-cell-properties fo:background-color="#FFFFFF" style:vertical-align="middle"/>
    </style:style>
    <style:style style:name="Table8.Cell26" style:family="table-cell">
      <style:table-cell-properties fo:background-color="#FFFFFF" style:vertical-align="middle"/>
    </style:style>
    <style:style style:name="Table8.Cell27" style:family="table-cell">
      <style:table-cell-properties fo:background-color="#FFFFFF" style:vertical-align="middle"/>
    </style:style>
    <style:style style:name="Table8.Cell28" style:family="table-cell">
      <style:table-cell-properties fo:background-color="#FFFFFF" style:vertical-align="middle"/>
    </style:style>
    <style:style style:name="Table8.Cell29" style:family="table-cell">
      <style:table-cell-properties fo:background-color="#FFFFFF" style:vertical-align="middle"/>
    </style:style>
    <style:style style:name="Table8.Cell30" style:family="table-cell">
      <style:table-cell-properties fo:background-color="#FFFFFF" style:vertical-align="middle"/>
    </style:style>
    <style:style style:name="Table8.Cell31" style:family="table-cell">
      <style:table-cell-properties fo:background-color="#FFFFFF" style:vertical-align="middle"/>
    </style:style>
    <style:style style:name="Table8.Cell32" style:family="table-cell">
      <style:table-cell-properties fo:background-color="#FFFFFF" style:vertical-align="middle"/>
    </style:style>
    <style:style style:name="Table8.Cell33" style:family="table-cell">
      <style:table-cell-properties fo:background-color="#FFFFFF" style:vertical-align="middle"/>
    </style:style>
    <style:style style:name="Table8.Cell34" style:family="table-cell">
      <style:table-cell-properties fo:background-color="#FFFFFF" style:vertical-align="middle"/>
    </style:style>
    <style:style style:name="Table8.Cell35" style:family="table-cell">
      <style:table-cell-properties fo:background-color="#FFFFFF" style:vertical-align="middle"/>
    </style:style>
    <style:style style:name="Table8.Cell36" style:family="table-cell">
      <style:table-cell-properties fo:background-color="#FFFFFF" style:vertical-align="middle"/>
    </style:style>
    <style:style style:name="Table8.Cell37" style:family="table-cell">
      <style:table-cell-properties fo:background-color="#FFFFFF" style:vertical-align="middle"/>
    </style:style>
    <style:style style:name="Table8.Cell38" style:family="table-cell">
      <style:table-cell-properties fo:background-color="#FFFFFF" style:vertical-align="middle"/>
    </style:style>
    <style:style style:name="Table8.Cell39" style:family="table-cell">
      <style:table-cell-properties fo:background-color="#FFFFFF" style:vertical-align="middle"/>
    </style:style>
    <style:style style:name="Table8.Cell40" style:family="table-cell">
      <style:table-cell-properties fo:background-color="#FFFFFF" style:vertical-align="middle"/>
    </style:style>
    <style:style style:name="Table8.Cell41" style:family="table-cell">
      <style:table-cell-properties fo:background-color="#FFFFFF"/>
    </style:style>
    <style:style style:name="Table8.Cell42" style:family="table-cell">
      <style:table-cell-properties fo:background-color="#FFFFFF"/>
    </style:style>
    <style:style style:name="Table9" style:family="table">
      <style:table-properties style:writing-mode="lr-tb" style:width="16.214cm" table:align="center"/>
    </style:style>
    <style:style style:name="Table9.C1" style:family="table-column">
      <style:table-column-properties style:column-width="4.530cm"/>
    </style:style>
    <style:style style:name="Table9.C2" style:family="table-column">
      <style:table-column-properties style:column-width="7.883cm"/>
    </style:style>
    <style:style style:name="Table9.C3" style:family="table-column">
      <style:table-column-properties style:column-width="3.801cm"/>
    </style:style>
    <style:style style:name="Table9.R1" style:family="table-row">
      <style:table-row-properties style:row-height="0.610cm"/>
    </style:style>
    <style:style style:name="Table9.R2" style:family="table-row">
      <style:table-row-properties style:row-height="0.744cm"/>
    </style:style>
    <style:style style:name="Table9.R3" style:family="table-row">
      <style:table-row-properties style:row-height="0.753cm"/>
    </style:style>
    <style:style style:name="Table9.R4" style:family="table-row">
      <style:table-row-properties style:row-height="0.914cm"/>
    </style:style>
    <style:style style:name="Table9.R5" style:family="table-row">
      <style:table-row-properties style:row-height="1.050cm"/>
    </style:style>
    <style:style style:name="Table9.R6" style:family="table-row">
      <style:table-row-properties style:row-height="1.134cm"/>
    </style:style>
    <style:style style:name="Table9.R7" style:family="table-row">
      <style:table-row-properties style:row-height="1.092cm"/>
    </style:style>
    <style:style style:name="Table9.R8" style:family="table-row">
      <style:table-row-properties style:row-height="1.076cm"/>
    </style:style>
    <style:style style:name="Table9.R9" style:family="table-row">
      <style:table-row-properties style:row-height="1.101cm"/>
    </style:style>
    <style:style style:name="Table9.R10" style:family="table-row">
      <style:table-row-properties style:row-height="1.118cm"/>
    </style:style>
    <style:style style:name="Table9.R11" style:family="table-row">
      <style:table-row-properties style:row-height="1.109cm"/>
    </style:style>
    <style:style style:name="Table9.R12" style:family="table-row">
      <style:table-row-properties style:row-height="1.101cm"/>
    </style:style>
    <style:style style:name="Table9.R13" style:family="table-row">
      <style:table-row-properties style:row-height="1.109cm"/>
    </style:style>
    <style:style style:name="Table9.R14" style:family="table-row">
      <style:table-row-properties style:row-height="1.633cm"/>
    </style:style>
    <style:style style:name="Table9.R15" style:family="table-row">
      <style:table-row-properties style:row-height="2.531cm"/>
    </style:style>
    <style:style style:name="Table9.Cell1" style:family="table-cell">
      <style:table-cell-properties fo:background-color="#FFFFFF" style:vertical-align="top"/>
    </style:style>
    <style:style style:name="Table9.Cell2" style:family="table-cell">
      <style:table-cell-properties fo:background-color="#FFFFFF" style:vertical-align="top"/>
    </style:style>
    <style:style style:name="Table9.Cell3" style:family="table-cell">
      <style:table-cell-properties fo:background-color="#FFFFFF" style:vertical-align="top"/>
    </style:style>
    <style:style style:name="Table9.Cell4" style:family="table-cell">
      <style:table-cell-properties fo:background-color="#FFFFFF" style:vertical-align="top"/>
    </style:style>
    <style:style style:name="Table9.Cell5" style:family="table-cell">
      <style:table-cell-properties fo:background-color="#FFFFFF" style:vertical-align="top"/>
    </style:style>
    <style:style style:name="Table9.Cell6" style:family="table-cell">
      <style:table-cell-properties fo:background-color="#FFFFFF" style:vertical-align="top"/>
    </style:style>
    <style:style style:name="Table9.Cell7" style:family="table-cell">
      <style:table-cell-properties fo:background-color="#FFFFFF"/>
    </style:style>
    <style:style style:name="Table9.Cell8" style:family="table-cell">
      <style:table-cell-properties fo:background-color="#FFFFFF" style:vertical-align="top"/>
    </style:style>
    <style:style style:name="Table9.Cell9" style:family="table-cell">
      <style:table-cell-properties fo:background-color="#FFFFFF" style:vertical-align="top"/>
    </style:style>
    <style:style style:name="Table9.Cell10" style:family="table-cell">
      <style:table-cell-properties fo:background-color="#FFFFFF" style:vertical-align="top"/>
    </style:style>
    <style:style style:name="Table9.Cell11" style:family="table-cell">
      <style:table-cell-properties fo:background-color="#FFFFFF" style:vertical-align="top"/>
    </style:style>
    <style:style style:name="Table9.Cell12" style:family="table-cell">
      <style:table-cell-properties fo:background-color="#FFFFFF" style:vertical-align="top"/>
    </style:style>
    <style:style style:name="Table9.Cell13" style:family="table-cell">
      <style:table-cell-properties fo:background-color="#FFFFFF" style:vertical-align="top"/>
    </style:style>
    <style:style style:name="Table9.Cell14" style:family="table-cell">
      <style:table-cell-properties fo:background-color="#FFFFFF" style:vertical-align="middle"/>
    </style:style>
    <style:style style:name="Table9.Cell15" style:family="table-cell">
      <style:table-cell-properties fo:background-color="#FFFFFF" style:vertical-align="middle"/>
    </style:style>
    <style:style style:name="Table9.Cell16" style:family="table-cell">
      <style:table-cell-properties fo:background-color="#FFFFFF" style:vertical-align="top"/>
    </style:style>
    <style:style style:name="Table9.Cell17" style:family="table-cell">
      <style:table-cell-properties fo:background-color="#FFFFFF" style:vertical-align="middle"/>
    </style:style>
    <style:style style:name="Table9.Cell18" style:family="table-cell">
      <style:table-cell-properties fo:background-color="#FFFFFF" style:vertical-align="middle"/>
    </style:style>
    <style:style style:name="Table9.Cell19" style:family="table-cell">
      <style:table-cell-properties fo:background-color="#FFFFFF" style:vertical-align="top"/>
    </style:style>
    <style:style style:name="Table9.Cell20" style:family="table-cell">
      <style:table-cell-properties fo:background-color="#FFFFFF" style:vertical-align="middle"/>
    </style:style>
    <style:style style:name="Table9.Cell21" style:family="table-cell">
      <style:table-cell-properties fo:background-color="#FFFFFF" style:vertical-align="middle"/>
    </style:style>
    <style:style style:name="Table9.Cell22" style:family="table-cell">
      <style:table-cell-properties fo:background-color="#FFFFFF" style:vertical-align="top"/>
    </style:style>
    <style:style style:name="Table9.Cell23" style:family="table-cell">
      <style:table-cell-properties fo:background-color="#FFFFFF" style:vertical-align="middle"/>
    </style:style>
    <style:style style:name="Table9.Cell24" style:family="table-cell">
      <style:table-cell-properties fo:background-color="#FFFFFF" style:vertical-align="middle"/>
    </style:style>
    <style:style style:name="Table9.Cell25" style:family="table-cell">
      <style:table-cell-properties fo:background-color="#FFFFFF" style:vertical-align="top"/>
    </style:style>
    <style:style style:name="Table9.Cell26" style:family="table-cell">
      <style:table-cell-properties fo:background-color="#FFFFFF" style:vertical-align="middle"/>
    </style:style>
    <style:style style:name="Table9.Cell27" style:family="table-cell">
      <style:table-cell-properties fo:background-color="#FFFFFF" style:vertical-align="middle"/>
    </style:style>
    <style:style style:name="Table9.Cell28" style:family="table-cell">
      <style:table-cell-properties fo:background-color="#FFFFFF" style:vertical-align="top"/>
    </style:style>
    <style:style style:name="Table9.Cell29" style:family="table-cell">
      <style:table-cell-properties fo:background-color="#FFFFFF" style:vertical-align="middle"/>
    </style:style>
    <style:style style:name="Table9.Cell30" style:family="table-cell">
      <style:table-cell-properties fo:background-color="#FFFFFF" style:vertical-align="middle"/>
    </style:style>
    <style:style style:name="Table9.Cell31" style:family="table-cell">
      <style:table-cell-properties fo:background-color="#FFFFFF" style:vertical-align="top"/>
    </style:style>
    <style:style style:name="Table9.Cell32" style:family="table-cell">
      <style:table-cell-properties fo:background-color="#FFFFFF" style:vertical-align="middle"/>
    </style:style>
    <style:style style:name="Table9.Cell33" style:family="table-cell">
      <style:table-cell-properties fo:background-color="#FFFFFF" style:vertical-align="middle"/>
    </style:style>
    <style:style style:name="Table9.Cell34" style:family="table-cell">
      <style:table-cell-properties fo:background-color="#FFFFFF" style:vertical-align="top"/>
    </style:style>
    <style:style style:name="Table9.Cell35" style:family="table-cell">
      <style:table-cell-properties fo:background-color="#FFFFFF" style:vertical-align="middle"/>
    </style:style>
    <style:style style:name="Table9.Cell36" style:family="table-cell">
      <style:table-cell-properties fo:background-color="#FFFFFF" style:vertical-align="middle"/>
    </style:style>
    <style:style style:name="Table9.Cell37" style:family="table-cell">
      <style:table-cell-properties fo:background-color="#FFFFFF" style:vertical-align="top"/>
    </style:style>
    <style:style style:name="Table9.Cell38" style:family="table-cell">
      <style:table-cell-properties fo:background-color="#FFFFFF" style:vertical-align="middle"/>
    </style:style>
    <style:style style:name="Table9.Cell39" style:family="table-cell">
      <style:table-cell-properties fo:background-color="#FFFFFF" style:vertical-align="middle"/>
    </style:style>
    <style:style style:name="Table9.Cell40" style:family="table-cell">
      <style:table-cell-properties fo:background-color="#FFFFFF" style:vertical-align="top"/>
    </style:style>
    <style:style style:name="Table9.Cell41" style:family="table-cell">
      <style:table-cell-properties fo:background-color="#FFFFFF" style:vertical-align="top"/>
    </style:style>
    <style:style style:name="Table9.Cell42" style:family="table-cell">
      <style:table-cell-properties fo:background-color="#FFFFFF" style:vertical-align="top"/>
    </style:style>
    <style:style style:name="Table9.Cell43" style:family="table-cell">
      <style:table-cell-properties fo:background-color="#FFFFFF"/>
    </style:style>
    <style:style style:name="Table9.Cell44" style:family="table-cell">
      <style:table-cell-properties fo:background-color="#FFFFFF" style:vertical-align="middle"/>
    </style:style>
    <style:style style:name="Table10" style:family="table">
      <style:table-properties style:writing-mode="lr-tb" style:width="10.634cm" table:align="center"/>
    </style:style>
    <style:style style:name="Table10.C1" style:family="table-column">
      <style:table-column-properties style:column-width="6.537cm"/>
    </style:style>
    <style:style style:name="Table10.C2" style:family="table-column">
      <style:table-column-properties style:column-width="4.098cm"/>
    </style:style>
    <style:style style:name="Table10.R1" style:family="table-row">
      <style:table-row-properties style:row-height="0.617cm"/>
    </style:style>
    <style:style style:name="Table10.R2" style:family="table-row">
      <style:table-row-properties style:row-height="1.109cm"/>
    </style:style>
    <style:style style:name="Table10.R3" style:family="table-row">
      <style:table-row-properties style:row-height="1.295cm"/>
    </style:style>
    <style:style style:name="Table10.R4" style:family="table-row">
      <style:table-row-properties style:row-height="1.076cm"/>
    </style:style>
    <style:style style:name="Table10.R5" style:family="table-row">
      <style:table-row-properties style:row-height="1.092cm"/>
    </style:style>
    <style:style style:name="Table10.R6" style:family="table-row">
      <style:table-row-properties style:row-height="1.083cm"/>
    </style:style>
    <style:style style:name="Table10.R7" style:family="table-row">
      <style:table-row-properties style:row-height="1.092cm"/>
    </style:style>
    <style:style style:name="Table10.R8" style:family="table-row">
      <style:table-row-properties style:row-height="1.125cm"/>
    </style:style>
    <style:style style:name="Table10.R9" style:family="table-row">
      <style:table-row-properties style:row-height="1.109cm"/>
    </style:style>
    <style:style style:name="Table10.R10" style:family="table-row">
      <style:table-row-properties style:row-height="1.076cm"/>
    </style:style>
    <style:style style:name="Table10.R11" style:family="table-row">
      <style:table-row-properties style:row-height="1.118cm"/>
    </style:style>
    <style:style style:name="Table10.R12" style:family="table-row">
      <style:table-row-properties style:row-height="1.083cm"/>
    </style:style>
    <style:style style:name="Table10.R13" style:family="table-row">
      <style:table-row-properties style:row-height="1.101cm"/>
    </style:style>
    <style:style style:name="Table10.R14" style:family="table-row">
      <style:table-row-properties style:row-height="1.125cm"/>
    </style:style>
    <style:style style:name="Table10.R15" style:family="table-row">
      <style:table-row-properties style:row-height="1.092cm"/>
    </style:style>
    <style:style style:name="Table10.R16" style:family="table-row">
      <style:table-row-properties style:row-height="1.083cm"/>
    </style:style>
    <style:style style:name="Table10.R17" style:family="table-row">
      <style:table-row-properties style:row-height="1.125cm"/>
    </style:style>
    <style:style style:name="Table10.R18" style:family="table-row">
      <style:table-row-properties style:row-height="1.092cm"/>
    </style:style>
    <style:style style:name="Table10.R19" style:family="table-row">
      <style:table-row-properties style:row-height="0.796cm"/>
    </style:style>
    <style:style style:name="Table10.Cell1" style:family="table-cell">
      <style:table-cell-properties fo:background-color="#FFFFFF" style:vertical-align="top"/>
    </style:style>
    <style:style style:name="Table10.Cell2" style:family="table-cell">
      <style:table-cell-properties fo:background-color="#FFFFFF" style:vertical-align="top"/>
    </style:style>
    <style:style style:name="Table10.Cell3" style:family="table-cell">
      <style:table-cell-properties fo:background-color="#FFFFFF" style:vertical-align="top"/>
    </style:style>
    <style:style style:name="Table10.Cell4" style:family="table-cell">
      <style:table-cell-properties fo:background-color="#FFFFFF" style:vertical-align="top"/>
    </style:style>
    <style:style style:name="Table10.Cell5" style:family="table-cell">
      <style:table-cell-properties fo:background-color="#FFFFFF" style:vertical-align="middle"/>
    </style:style>
    <style:style style:name="Table10.Cell6" style:family="table-cell">
      <style:table-cell-properties fo:background-color="#FFFFFF" style:vertical-align="middle"/>
    </style:style>
    <style:style style:name="Table10.Cell7" style:family="table-cell">
      <style:table-cell-properties fo:background-color="#FFFFFF" style:vertical-align="middle"/>
    </style:style>
    <style:style style:name="Table10.Cell8" style:family="table-cell">
      <style:table-cell-properties fo:background-color="#FFFFFF" style:vertical-align="middle"/>
    </style:style>
    <style:style style:name="Table10.Cell9" style:family="table-cell">
      <style:table-cell-properties fo:background-color="#FFFFFF" style:vertical-align="middle"/>
    </style:style>
    <style:style style:name="Table10.Cell10" style:family="table-cell">
      <style:table-cell-properties fo:background-color="#FFFFFF" style:vertical-align="middle"/>
    </style:style>
    <style:style style:name="Table10.Cell11" style:family="table-cell">
      <style:table-cell-properties fo:background-color="#FFFFFF" style:vertical-align="middle"/>
    </style:style>
    <style:style style:name="Table10.Cell12" style:family="table-cell">
      <style:table-cell-properties fo:background-color="#FFFFFF" style:vertical-align="middle"/>
    </style:style>
    <style:style style:name="Table10.Cell13" style:family="table-cell">
      <style:table-cell-properties fo:background-color="#FFFFFF" style:vertical-align="middle"/>
    </style:style>
    <style:style style:name="Table10.Cell14" style:family="table-cell">
      <style:table-cell-properties fo:background-color="#FFFFFF" style:vertical-align="middle"/>
    </style:style>
    <style:style style:name="Table10.Cell15" style:family="table-cell">
      <style:table-cell-properties fo:background-color="#FFFFFF" style:vertical-align="middle"/>
    </style:style>
    <style:style style:name="Table10.Cell16" style:family="table-cell">
      <style:table-cell-properties fo:background-color="#FFFFFF" style:vertical-align="middle"/>
    </style:style>
    <style:style style:name="Table10.Cell17" style:family="table-cell">
      <style:table-cell-properties fo:background-color="#FFFFFF" style:vertical-align="middle"/>
    </style:style>
    <style:style style:name="Table10.Cell18" style:family="table-cell">
      <style:table-cell-properties fo:background-color="#FFFFFF" style:vertical-align="middle"/>
    </style:style>
    <style:style style:name="Table10.Cell19" style:family="table-cell">
      <style:table-cell-properties fo:background-color="#FFFFFF" style:vertical-align="middle"/>
    </style:style>
    <style:style style:name="Table10.Cell20" style:family="table-cell">
      <style:table-cell-properties fo:background-color="#FFFFFF" style:vertical-align="middle"/>
    </style:style>
    <style:style style:name="Table10.Cell21" style:family="table-cell">
      <style:table-cell-properties fo:background-color="#FFFFFF" style:vertical-align="middle"/>
    </style:style>
    <style:style style:name="Table10.Cell22" style:family="table-cell">
      <style:table-cell-properties fo:background-color="#FFFFFF" style:vertical-align="middle"/>
    </style:style>
    <style:style style:name="Table10.Cell23" style:family="table-cell">
      <style:table-cell-properties fo:background-color="#FFFFFF" style:vertical-align="middle"/>
    </style:style>
    <style:style style:name="Table10.Cell24" style:family="table-cell">
      <style:table-cell-properties fo:background-color="#FFFFFF" style:vertical-align="middle"/>
    </style:style>
    <style:style style:name="Table10.Cell25" style:family="table-cell">
      <style:table-cell-properties fo:background-color="#FFFFFF" style:vertical-align="middle"/>
    </style:style>
    <style:style style:name="Table10.Cell26" style:family="table-cell">
      <style:table-cell-properties fo:background-color="#FFFFFF" style:vertical-align="middle"/>
    </style:style>
    <style:style style:name="Table10.Cell27" style:family="table-cell">
      <style:table-cell-properties fo:background-color="#FFFFFF" style:vertical-align="middle"/>
    </style:style>
    <style:style style:name="Table10.Cell28" style:family="table-cell">
      <style:table-cell-properties fo:background-color="#FFFFFF" style:vertical-align="middle"/>
    </style:style>
    <style:style style:name="Table10.Cell29" style:family="table-cell">
      <style:table-cell-properties fo:background-color="#FFFFFF" style:vertical-align="middle"/>
    </style:style>
    <style:style style:name="Table10.Cell30" style:family="table-cell">
      <style:table-cell-properties fo:background-color="#FFFFFF" style:vertical-align="middle"/>
    </style:style>
    <style:style style:name="Table10.Cell31" style:family="table-cell">
      <style:table-cell-properties fo:background-color="#FFFFFF" style:vertical-align="middle"/>
    </style:style>
    <style:style style:name="Table10.Cell32" style:family="table-cell">
      <style:table-cell-properties fo:background-color="#FFFFFF" style:vertical-align="middle"/>
    </style:style>
    <style:style style:name="Table10.Cell33" style:family="table-cell">
      <style:table-cell-properties fo:background-color="#FFFFFF" style:vertical-align="middle"/>
    </style:style>
    <style:style style:name="Table10.Cell34" style:family="table-cell">
      <style:table-cell-properties fo:background-color="#FFFFFF" style:vertical-align="middle"/>
    </style:style>
    <style:style style:name="Table10.Cell35" style:family="table-cell">
      <style:table-cell-properties fo:background-color="#FFFFFF" style:vertical-align="middle"/>
    </style:style>
    <style:style style:name="Table10.Cell36" style:family="table-cell">
      <style:table-cell-properties fo:background-color="#FFFFFF" style:vertical-align="middle"/>
    </style:style>
    <style:style style:name="Table10.Cell37" style:family="table-cell">
      <style:table-cell-properties fo:background-color="#FFFFFF"/>
    </style:style>
    <style:style style:name="Table10.Cell38" style:family="table-cell">
      <style:table-cell-properties fo:background-color="#FFFFFF"/>
    </style:style>
    <style:style style:name="Table11" style:family="table">
      <style:table-properties style:writing-mode="lr-tb" style:width="10.634cm" table:align="center"/>
    </style:style>
    <style:style style:name="Table11.C1" style:family="table-column">
      <style:table-column-properties style:column-width="6.495cm"/>
    </style:style>
    <style:style style:name="Table11.C2" style:family="table-column">
      <style:table-column-properties style:column-width="4.140cm"/>
    </style:style>
    <style:style style:name="Table11.R1" style:family="table-row">
      <style:table-row-properties style:row-height="0.617cm"/>
    </style:style>
    <style:style style:name="Table11.R2" style:family="table-row">
      <style:table-row-properties style:row-height="1.109cm"/>
    </style:style>
    <style:style style:name="Table11.R3" style:family="table-row">
      <style:table-row-properties style:row-height="1.295cm"/>
    </style:style>
    <style:style style:name="Table11.R4" style:family="table-row">
      <style:table-row-properties style:row-height="1.050cm"/>
    </style:style>
    <style:style style:name="Table11.R5" style:family="table-row">
      <style:table-row-properties style:row-height="1.101cm"/>
    </style:style>
    <style:style style:name="Table11.R6" style:family="table-row">
      <style:table-row-properties style:row-height="1.118cm"/>
    </style:style>
    <style:style style:name="Table11.R7" style:family="table-row">
      <style:table-row-properties style:row-height="1.109cm"/>
    </style:style>
    <style:style style:name="Table11.R8" style:family="table-row">
      <style:table-row-properties style:row-height="1.092cm"/>
    </style:style>
    <style:style style:name="Table11.R9" style:family="table-row">
      <style:table-row-properties style:row-height="1.109cm"/>
    </style:style>
    <style:style style:name="Table11.R10" style:family="table-row">
      <style:table-row-properties style:row-height="1.067cm"/>
    </style:style>
    <style:style style:name="Table11.R11" style:family="table-row">
      <style:table-row-properties style:row-height="1.101cm"/>
    </style:style>
    <style:style style:name="Table11.R12" style:family="table-row">
      <style:table-row-properties style:row-height="1.134cm"/>
    </style:style>
    <style:style style:name="Table11.R13" style:family="table-row">
      <style:table-row-properties style:row-height="1.092cm"/>
    </style:style>
    <style:style style:name="Table11.R14" style:family="table-row">
      <style:table-row-properties style:row-height="1.109cm"/>
    </style:style>
    <style:style style:name="Table11.R15" style:family="table-row">
      <style:table-row-properties style:row-height="1.067cm"/>
    </style:style>
    <style:style style:name="Table11.R16" style:family="table-row">
      <style:table-row-properties style:row-height="1.101cm"/>
    </style:style>
    <style:style style:name="Table11.R17" style:family="table-row">
      <style:table-row-properties style:row-height="1.109cm"/>
    </style:style>
    <style:style style:name="Table11.R18" style:family="table-row">
      <style:table-row-properties style:row-height="1.101cm"/>
    </style:style>
    <style:style style:name="Table11.R19" style:family="table-row">
      <style:table-row-properties style:row-height="1.125cm"/>
    </style:style>
    <style:style style:name="Table11.R20" style:family="table-row">
      <style:table-row-properties style:row-height="1.101cm"/>
    </style:style>
    <style:style style:name="Table11.R21" style:family="table-row">
      <style:table-row-properties style:row-height="1.101cm"/>
    </style:style>
    <style:style style:name="Table11.R22" style:family="table-row">
      <style:table-row-properties style:row-height="0.787cm"/>
    </style:style>
    <style:style style:name="Table11.Cell1" style:family="table-cell">
      <style:table-cell-properties fo:background-color="#FFFFFF" style:vertical-align="top"/>
    </style:style>
    <style:style style:name="Table11.Cell2" style:family="table-cell">
      <style:table-cell-properties fo:background-color="#FFFFFF" style:vertical-align="top"/>
    </style:style>
    <style:style style:name="Table11.Cell3" style:family="table-cell">
      <style:table-cell-properties fo:background-color="#FFFFFF" style:vertical-align="top"/>
    </style:style>
    <style:style style:name="Table11.Cell4" style:family="table-cell">
      <style:table-cell-properties fo:background-color="#FFFFFF" style:vertical-align="top"/>
    </style:style>
    <style:style style:name="Table11.Cell5" style:family="table-cell">
      <style:table-cell-properties fo:background-color="#FFFFFF" style:vertical-align="middle"/>
    </style:style>
    <style:style style:name="Table11.Cell6" style:family="table-cell">
      <style:table-cell-properties fo:background-color="#FFFFFF" style:vertical-align="middle"/>
    </style:style>
    <style:style style:name="Table11.Cell7" style:family="table-cell">
      <style:table-cell-properties fo:background-color="#FFFFFF" style:vertical-align="middle"/>
    </style:style>
    <style:style style:name="Table11.Cell8" style:family="table-cell">
      <style:table-cell-properties fo:background-color="#FFFFFF" style:vertical-align="middle"/>
    </style:style>
    <style:style style:name="Table11.Cell9" style:family="table-cell">
      <style:table-cell-properties fo:background-color="#FFFFFF" style:vertical-align="middle"/>
    </style:style>
    <style:style style:name="Table11.Cell10" style:family="table-cell">
      <style:table-cell-properties fo:background-color="#FFFFFF" style:vertical-align="middle"/>
    </style:style>
    <style:style style:name="Table11.Cell11" style:family="table-cell">
      <style:table-cell-properties fo:background-color="#FFFFFF" style:vertical-align="middle"/>
    </style:style>
    <style:style style:name="Table11.Cell12" style:family="table-cell">
      <style:table-cell-properties fo:background-color="#FFFFFF" style:vertical-align="middle"/>
    </style:style>
    <style:style style:name="Table11.Cell13" style:family="table-cell">
      <style:table-cell-properties fo:background-color="#FFFFFF" style:vertical-align="middle"/>
    </style:style>
    <style:style style:name="Table11.Cell14" style:family="table-cell">
      <style:table-cell-properties fo:background-color="#FFFFFF" style:vertical-align="middle"/>
    </style:style>
    <style:style style:name="Table11.Cell15" style:family="table-cell">
      <style:table-cell-properties fo:background-color="#FFFFFF" style:vertical-align="middle"/>
    </style:style>
    <style:style style:name="Table11.Cell16" style:family="table-cell">
      <style:table-cell-properties fo:background-color="#FFFFFF" style:vertical-align="middle"/>
    </style:style>
    <style:style style:name="Table11.Cell17" style:family="table-cell">
      <style:table-cell-properties fo:background-color="#FFFFFF" style:vertical-align="middle"/>
    </style:style>
    <style:style style:name="Table11.Cell18" style:family="table-cell">
      <style:table-cell-properties fo:background-color="#FFFFFF" style:vertical-align="middle"/>
    </style:style>
    <style:style style:name="Table11.Cell19" style:family="table-cell">
      <style:table-cell-properties fo:background-color="#FFFFFF" style:vertical-align="middle"/>
    </style:style>
    <style:style style:name="Table11.Cell20" style:family="table-cell">
      <style:table-cell-properties fo:background-color="#FFFFFF" style:vertical-align="middle"/>
    </style:style>
    <style:style style:name="Table11.Cell21" style:family="table-cell">
      <style:table-cell-properties fo:background-color="#FFFFFF" style:vertical-align="middle"/>
    </style:style>
    <style:style style:name="Table11.Cell22" style:family="table-cell">
      <style:table-cell-properties fo:background-color="#FFFFFF" style:vertical-align="middle"/>
    </style:style>
    <style:style style:name="Table11.Cell23" style:family="table-cell">
      <style:table-cell-properties fo:background-color="#FFFFFF" style:vertical-align="middle"/>
    </style:style>
    <style:style style:name="Table11.Cell24" style:family="table-cell">
      <style:table-cell-properties fo:background-color="#FFFFFF" style:vertical-align="middle"/>
    </style:style>
    <style:style style:name="Table11.Cell25" style:family="table-cell">
      <style:table-cell-properties fo:background-color="#FFFFFF" style:vertical-align="middle"/>
    </style:style>
    <style:style style:name="Table11.Cell26" style:family="table-cell">
      <style:table-cell-properties fo:background-color="#FFFFFF" style:vertical-align="middle"/>
    </style:style>
    <style:style style:name="Table11.Cell27" style:family="table-cell">
      <style:table-cell-properties fo:background-color="#FFFFFF" style:vertical-align="middle"/>
    </style:style>
    <style:style style:name="Table11.Cell28" style:family="table-cell">
      <style:table-cell-properties fo:background-color="#FFFFFF" style:vertical-align="middle"/>
    </style:style>
    <style:style style:name="Table11.Cell29" style:family="table-cell">
      <style:table-cell-properties fo:background-color="#FFFFFF" style:vertical-align="middle"/>
    </style:style>
    <style:style style:name="Table11.Cell30" style:family="table-cell">
      <style:table-cell-properties fo:background-color="#FFFFFF" style:vertical-align="middle"/>
    </style:style>
    <style:style style:name="Table11.Cell31" style:family="table-cell">
      <style:table-cell-properties fo:background-color="#FFFFFF" style:vertical-align="middle"/>
    </style:style>
    <style:style style:name="Table11.Cell32" style:family="table-cell">
      <style:table-cell-properties fo:background-color="#FFFFFF" style:vertical-align="middle"/>
    </style:style>
    <style:style style:name="Table11.Cell33" style:family="table-cell">
      <style:table-cell-properties fo:background-color="#FFFFFF" style:vertical-align="middle"/>
    </style:style>
    <style:style style:name="Table11.Cell34" style:family="table-cell">
      <style:table-cell-properties fo:background-color="#FFFFFF" style:vertical-align="middle"/>
    </style:style>
    <style:style style:name="Table11.Cell35" style:family="table-cell">
      <style:table-cell-properties fo:background-color="#FFFFFF" style:vertical-align="middle"/>
    </style:style>
    <style:style style:name="Table11.Cell36" style:family="table-cell">
      <style:table-cell-properties fo:background-color="#FFFFFF" style:vertical-align="middle"/>
    </style:style>
    <style:style style:name="Table11.Cell37" style:family="table-cell">
      <style:table-cell-properties fo:background-color="#FFFFFF" style:vertical-align="middle"/>
    </style:style>
    <style:style style:name="Table11.Cell38" style:family="table-cell">
      <style:table-cell-properties fo:background-color="#FFFFFF" style:vertical-align="middle"/>
    </style:style>
    <style:style style:name="Table11.Cell39" style:family="table-cell">
      <style:table-cell-properties fo:background-color="#FFFFFF" style:vertical-align="middle"/>
    </style:style>
    <style:style style:name="Table11.Cell40" style:family="table-cell">
      <style:table-cell-properties fo:background-color="#FFFFFF" style:vertical-align="middle"/>
    </style:style>
    <style:style style:name="Table11.Cell41" style:family="table-cell">
      <style:table-cell-properties fo:background-color="#FFFFFF" style:vertical-align="middle"/>
    </style:style>
    <style:style style:name="Table11.Cell42" style:family="table-cell">
      <style:table-cell-properties fo:background-color="#FFFFFF" style:vertical-align="middle"/>
    </style:style>
    <style:style style:name="Table11.Cell43" style:family="table-cell">
      <style:table-cell-properties fo:background-color="#FFFFFF"/>
    </style:style>
    <style:style style:name="Table11.Cell44" style:family="table-cell">
      <style:table-cell-properties fo:background-color="#FFFFFF"/>
    </style:style>
    <style:style style:name="Table12" style:family="table">
      <style:table-properties style:writing-mode="lr-tb" style:width="10.634cm" table:align="center"/>
    </style:style>
    <style:style style:name="Table12.C1" style:family="table-column">
      <style:table-column-properties style:column-width="0.644cm"/>
    </style:style>
    <style:style style:name="Table12.C2" style:family="table-column">
      <style:table-column-properties style:column-width="5.563cm"/>
    </style:style>
    <style:style style:name="Table12.C3" style:family="table-column">
      <style:table-column-properties style:column-width="4.427cm"/>
    </style:style>
    <style:style style:name="Table12.R1" style:family="table-row">
      <style:table-row-properties style:row-height="0.617cm"/>
    </style:style>
    <style:style style:name="Table12.R2" style:family="table-row">
      <style:table-row-properties style:row-height="1.109cm"/>
    </style:style>
    <style:style style:name="Table12.R3" style:family="table-row">
      <style:table-row-properties style:row-height="1.295cm"/>
    </style:style>
    <style:style style:name="Table12.R4" style:family="table-row">
      <style:table-row-properties style:row-height="1.083cm"/>
    </style:style>
    <style:style style:name="Table12.R5" style:family="table-row">
      <style:table-row-properties style:row-height="1.118cm"/>
    </style:style>
    <style:style style:name="Table12.R6" style:family="table-row">
      <style:table-row-properties style:row-height="1.083cm"/>
    </style:style>
    <style:style style:name="Table12.R7" style:family="table-row">
      <style:table-row-properties style:row-height="1.109cm"/>
    </style:style>
    <style:style style:name="Table12.R8" style:family="table-row">
      <style:table-row-properties style:row-height="1.083cm"/>
    </style:style>
    <style:style style:name="Table12.R9" style:family="table-row">
      <style:table-row-properties style:row-height="1.125cm"/>
    </style:style>
    <style:style style:name="Table12.R10" style:family="table-row">
      <style:table-row-properties style:row-height="1.101cm"/>
    </style:style>
    <style:style style:name="Table12.R11" style:family="table-row">
      <style:table-row-properties style:row-height="1.067cm"/>
    </style:style>
    <style:style style:name="Table12.R12" style:family="table-row">
      <style:table-row-properties style:row-height="1.118cm"/>
    </style:style>
    <style:style style:name="Table12.R13" style:family="table-row">
      <style:table-row-properties style:row-height="1.101cm"/>
    </style:style>
    <style:style style:name="Table12.R14" style:family="table-row">
      <style:table-row-properties style:row-height="1.076cm"/>
    </style:style>
    <style:style style:name="Table12.R15" style:family="table-row">
      <style:table-row-properties style:row-height="1.101cm"/>
    </style:style>
    <style:style style:name="Table12.R16" style:family="table-row">
      <style:table-row-properties style:row-height="1.134cm"/>
    </style:style>
    <style:style style:name="Table12.R17" style:family="table-row">
      <style:table-row-properties style:row-height="1.067cm"/>
    </style:style>
    <style:style style:name="Table12.R18" style:family="table-row">
      <style:table-row-properties style:row-height="1.101cm"/>
    </style:style>
    <style:style style:name="Table12.R19" style:family="table-row">
      <style:table-row-properties style:row-height="1.101cm"/>
    </style:style>
    <style:style style:name="Table12.R20" style:family="table-row">
      <style:table-row-properties style:row-height="1.101cm"/>
    </style:style>
    <style:style style:name="Table12.R21" style:family="table-row">
      <style:table-row-properties style:row-height="1.101cm"/>
    </style:style>
    <style:style style:name="Table12.R22" style:family="table-row">
      <style:table-row-properties style:row-height="0.804cm"/>
    </style:style>
    <style:style style:name="Table12.Cell1" style:family="table-cell">
      <style:table-cell-properties fo:background-color="#FFFFFF" style:vertical-align="top"/>
    </style:style>
    <style:style style:name="Table12.Cell2" style:family="table-cell">
      <style:table-cell-properties fo:background-color="#FFFFFF" style:vertical-align="top"/>
    </style:style>
    <style:style style:name="Table12.Cell3" style:family="table-cell">
      <style:table-cell-properties fo:background-color="#FFFFFF" style:vertical-align="top"/>
    </style:style>
    <style:style style:name="Table12.Cell4" style:family="table-cell">
      <style:table-cell-properties fo:background-color="#FFFFFF" style:vertical-align="top"/>
    </style:style>
    <style:style style:name="Table12.Cell5" style:family="table-cell">
      <style:table-cell-properties fo:background-color="#FFFFFF" style:vertical-align="top"/>
    </style:style>
    <style:style style:name="Table12.Cell6" style:family="table-cell">
      <style:table-cell-properties fo:background-color="#FFFFFF" style:vertical-align="top"/>
    </style:style>
    <style:style style:name="Table12.Cell7" style:family="table-cell">
      <style:table-cell-properties fo:background-color="#FFFFFF" style:vertical-align="top"/>
    </style:style>
    <style:style style:name="Table12.Cell8" style:family="table-cell">
      <style:table-cell-properties fo:background-color="#FFFFFF" style:vertical-align="middle"/>
    </style:style>
    <style:style style:name="Table12.Cell9" style:family="table-cell">
      <style:table-cell-properties fo:background-color="#FFFFFF" style:vertical-align="middle"/>
    </style:style>
    <style:style style:name="Table12.Cell10" style:family="table-cell">
      <style:table-cell-properties fo:background-color="#FFFFFF" style:vertical-align="middle"/>
    </style:style>
    <style:style style:name="Table12.Cell11" style:family="table-cell">
      <style:table-cell-properties fo:background-color="#FFFFFF" style:vertical-align="middle"/>
    </style:style>
    <style:style style:name="Table12.Cell12" style:family="table-cell">
      <style:table-cell-properties fo:background-color="#FFFFFF" style:vertical-align="middle"/>
    </style:style>
    <style:style style:name="Table12.Cell13" style:family="table-cell">
      <style:table-cell-properties fo:background-color="#FFFFFF" style:vertical-align="middle"/>
    </style:style>
    <style:style style:name="Table12.Cell14" style:family="table-cell">
      <style:table-cell-properties fo:background-color="#FFFFFF" style:vertical-align="middle"/>
    </style:style>
    <style:style style:name="Table12.Cell15" style:family="table-cell">
      <style:table-cell-properties fo:background-color="#FFFFFF" style:vertical-align="middle"/>
    </style:style>
    <style:style style:name="Table12.Cell16" style:family="table-cell">
      <style:table-cell-properties fo:background-color="#FFFFFF" style:vertical-align="middle"/>
    </style:style>
    <style:style style:name="Table12.Cell17" style:family="table-cell">
      <style:table-cell-properties fo:background-color="#FFFFFF" style:vertical-align="middle"/>
    </style:style>
    <style:style style:name="Table12.Cell18" style:family="table-cell">
      <style:table-cell-properties fo:background-color="#FFFFFF" style:vertical-align="middle"/>
    </style:style>
    <style:style style:name="Table12.Cell19" style:family="table-cell">
      <style:table-cell-properties fo:background-color="#FFFFFF" style:vertical-align="middle"/>
    </style:style>
    <style:style style:name="Table12.Cell20" style:family="table-cell">
      <style:table-cell-properties fo:background-color="#FFFFFF" style:vertical-align="middle"/>
    </style:style>
    <style:style style:name="Table12.Cell21" style:family="table-cell">
      <style:table-cell-properties fo:background-color="#FFFFFF" style:vertical-align="middle"/>
    </style:style>
    <style:style style:name="Table12.Cell22" style:family="table-cell">
      <style:table-cell-properties fo:background-color="#FFFFFF" style:vertical-align="middle"/>
    </style:style>
    <style:style style:name="Table12.Cell23" style:family="table-cell">
      <style:table-cell-properties fo:background-color="#FFFFFF" style:vertical-align="middle"/>
    </style:style>
    <style:style style:name="Table12.Cell24" style:family="table-cell">
      <style:table-cell-properties fo:background-color="#FFFFFF" style:vertical-align="middle"/>
    </style:style>
    <style:style style:name="Table12.Cell25" style:family="table-cell">
      <style:table-cell-properties fo:background-color="#FFFFFF" style:vertical-align="middle"/>
    </style:style>
    <style:style style:name="Table12.Cell26" style:family="table-cell">
      <style:table-cell-properties fo:background-color="#FFFFFF" style:vertical-align="middle"/>
    </style:style>
    <style:style style:name="Table12.Cell27" style:family="table-cell">
      <style:table-cell-properties fo:background-color="#FFFFFF" style:vertical-align="middle"/>
    </style:style>
    <style:style style:name="Table12.Cell28" style:family="table-cell">
      <style:table-cell-properties fo:background-color="#FFFFFF" style:vertical-align="middle"/>
    </style:style>
    <style:style style:name="Table12.Cell29" style:family="table-cell">
      <style:table-cell-properties fo:background-color="#FFFFFF" style:vertical-align="middle"/>
    </style:style>
    <style:style style:name="Table12.Cell30" style:family="table-cell">
      <style:table-cell-properties fo:background-color="#FFFFFF" style:vertical-align="middle"/>
    </style:style>
    <style:style style:name="Table12.Cell31" style:family="table-cell">
      <style:table-cell-properties fo:background-color="#FFFFFF" style:vertical-align="middle"/>
    </style:style>
    <style:style style:name="Table12.Cell32" style:family="table-cell">
      <style:table-cell-properties fo:background-color="#FFFFFF" style:vertical-align="middle"/>
    </style:style>
    <style:style style:name="Table12.Cell33" style:family="table-cell">
      <style:table-cell-properties fo:background-color="#FFFFFF" style:vertical-align="middle"/>
    </style:style>
    <style:style style:name="Table12.Cell34" style:family="table-cell">
      <style:table-cell-properties fo:background-color="#FFFFFF" style:vertical-align="middle"/>
    </style:style>
    <style:style style:name="Table12.Cell35" style:family="table-cell">
      <style:table-cell-properties fo:background-color="#FFFFFF" style:vertical-align="middle"/>
    </style:style>
    <style:style style:name="Table12.Cell36" style:family="table-cell">
      <style:table-cell-properties fo:background-color="#FFFFFF" style:vertical-align="middle"/>
    </style:style>
    <style:style style:name="Table12.Cell37" style:family="table-cell">
      <style:table-cell-properties fo:background-color="#FFFFFF" style:vertical-align="middle"/>
    </style:style>
    <style:style style:name="Table12.Cell38" style:family="table-cell">
      <style:table-cell-properties fo:background-color="#FFFFFF" style:vertical-align="middle"/>
    </style:style>
    <style:style style:name="Table12.Cell39" style:family="table-cell">
      <style:table-cell-properties fo:background-color="#FFFFFF" style:vertical-align="middle"/>
    </style:style>
    <style:style style:name="Table12.Cell40" style:family="table-cell">
      <style:table-cell-properties fo:background-color="#FFFFFF" style:vertical-align="middle"/>
    </style:style>
    <style:style style:name="Table12.Cell41" style:family="table-cell">
      <style:table-cell-properties fo:background-color="#FFFFFF" style:vertical-align="middle"/>
    </style:style>
    <style:style style:name="Table12.Cell42" style:family="table-cell">
      <style:table-cell-properties fo:background-color="#FFFFFF" style:vertical-align="middle"/>
    </style:style>
    <style:style style:name="Table12.Cell43" style:family="table-cell">
      <style:table-cell-properties fo:background-color="#FFFFFF" style:vertical-align="middle"/>
    </style:style>
    <style:style style:name="Table12.Cell44" style:family="table-cell">
      <style:table-cell-properties fo:background-color="#FFFFFF" style:vertical-align="middle"/>
    </style:style>
    <style:style style:name="Table12.Cell45" style:family="table-cell">
      <style:table-cell-properties fo:background-color="#FFFFFF" style:vertical-align="middle"/>
    </style:style>
    <style:style style:name="Table12.Cell46" style:family="table-cell">
      <style:table-cell-properties fo:background-color="#FFFFFF" style:vertical-align="middle"/>
    </style:style>
    <style:style style:name="Table12.Cell47" style:family="table-cell">
      <style:table-cell-properties fo:background-color="#FFFFFF" style:vertical-align="middle"/>
    </style:style>
    <style:style style:name="Table12.Cell48" style:family="table-cell">
      <style:table-cell-properties fo:background-color="#FFFFFF" style:vertical-align="middle"/>
    </style:style>
    <style:style style:name="Table12.Cell49" style:family="table-cell">
      <style:table-cell-properties fo:background-color="#FFFFFF" style:vertical-align="middle"/>
    </style:style>
    <style:style style:name="Table12.Cell50" style:family="table-cell">
      <style:table-cell-properties fo:background-color="#FFFFFF" style:vertical-align="middle"/>
    </style:style>
    <style:style style:name="Table12.Cell51" style:family="table-cell">
      <style:table-cell-properties fo:background-color="#FFFFFF" style:vertical-align="middle"/>
    </style:style>
    <style:style style:name="Table12.Cell52" style:family="table-cell">
      <style:table-cell-properties fo:background-color="#FFFFFF" style:vertical-align="middle"/>
    </style:style>
    <style:style style:name="Table12.Cell53" style:family="table-cell">
      <style:table-cell-properties fo:background-color="#FFFFFF" style:vertical-align="middle"/>
    </style:style>
    <style:style style:name="Table12.Cell54" style:family="table-cell">
      <style:table-cell-properties fo:background-color="#FFFFFF" style:vertical-align="middle"/>
    </style:style>
    <style:style style:name="Table12.Cell55" style:family="table-cell">
      <style:table-cell-properties fo:background-color="#FFFFFF" style:vertical-align="middle"/>
    </style:style>
    <style:style style:name="Table12.Cell56" style:family="table-cell">
      <style:table-cell-properties fo:background-color="#FFFFFF" style:vertical-align="middle"/>
    </style:style>
    <style:style style:name="Table12.Cell57" style:family="table-cell">
      <style:table-cell-properties fo:background-color="#FFFFFF" style:vertical-align="middle"/>
    </style:style>
    <style:style style:name="Table12.Cell58" style:family="table-cell">
      <style:table-cell-properties fo:background-color="#FFFFFF" style:vertical-align="middle"/>
    </style:style>
    <style:style style:name="Table12.Cell59" style:family="table-cell">
      <style:table-cell-properties fo:background-color="#FFFFFF" style:vertical-align="middle"/>
    </style:style>
    <style:style style:name="Table12.Cell60" style:family="table-cell">
      <style:table-cell-properties fo:background-color="#FFFFFF" style:vertical-align="middle"/>
    </style:style>
    <style:style style:name="Table12.Cell61" style:family="table-cell">
      <style:table-cell-properties fo:background-color="#FFFFFF" style:vertical-align="middle"/>
    </style:style>
    <style:style style:name="Table12.Cell62" style:family="table-cell">
      <style:table-cell-properties fo:background-color="#FFFFFF" style:vertical-align="middle"/>
    </style:style>
    <style:style style:name="Table12.Cell63" style:family="table-cell">
      <style:table-cell-properties fo:background-color="#FFFFFF" style:vertical-align="middle"/>
    </style:style>
    <style:style style:name="Table12.Cell64" style:family="table-cell">
      <style:table-cell-properties fo:background-color="#FFFFFF"/>
    </style:style>
    <style:style style:name="Table12.Cell65" style:family="table-cell">
      <style:table-cell-properties fo:background-color="#FFFFFF"/>
    </style:style>
    <style:style style:name="Table12.Cell66" style:family="table-cell">
      <style:table-cell-properties fo:background-color="#FFFFFF"/>
    </style:style>
    <style:style style:name="Table13" style:family="table">
      <style:table-properties style:writing-mode="lr-tb" style:width="15.993cm" table:align="center"/>
    </style:style>
    <style:style style:name="Table13.C1" style:family="table-column">
      <style:table-column-properties style:column-width="4.717cm"/>
    </style:style>
    <style:style style:name="Table13.C2" style:family="table-column">
      <style:table-column-properties style:column-width="6.756cm"/>
    </style:style>
    <style:style style:name="Table13.C3" style:family="table-column">
      <style:table-column-properties style:column-width="4.521cm"/>
    </style:style>
    <style:style style:name="Table13.R1" style:family="table-row">
      <style:table-row-properties style:row-height="0.610cm"/>
    </style:style>
    <style:style style:name="Table13.R2" style:family="table-row">
      <style:table-row-properties style:row-height="0.744cm"/>
    </style:style>
    <style:style style:name="Table13.R3" style:family="table-row">
      <style:table-row-properties style:row-height="0.753cm"/>
    </style:style>
    <style:style style:name="Table13.R4" style:family="table-row">
      <style:table-row-properties style:row-height="0.923cm"/>
    </style:style>
    <style:style style:name="Table13.R5" style:family="table-row">
      <style:table-row-properties style:row-height="1.092cm"/>
    </style:style>
    <style:style style:name="Table13.R6" style:family="table-row">
      <style:table-row-properties style:row-height="1.083cm"/>
    </style:style>
    <style:style style:name="Table13.R7" style:family="table-row">
      <style:table-row-properties style:row-height="1.083cm"/>
    </style:style>
    <style:style style:name="Table13.R8" style:family="table-row">
      <style:table-row-properties style:row-height="1.118cm"/>
    </style:style>
    <style:style style:name="Table13.R9" style:family="table-row">
      <style:table-row-properties style:row-height="1.092cm"/>
    </style:style>
    <style:style style:name="Table13.R10" style:family="table-row">
      <style:table-row-properties style:row-height="0.804cm"/>
    </style:style>
    <style:style style:name="Table13.Cell1" style:family="table-cell">
      <style:table-cell-properties fo:background-color="#FFFFFF" style:vertical-align="top"/>
    </style:style>
    <style:style style:name="Table13.Cell2" style:family="table-cell">
      <style:table-cell-properties fo:background-color="#FFFFFF" style:vertical-align="top"/>
    </style:style>
    <style:style style:name="Table13.Cell3" style:family="table-cell">
      <style:table-cell-properties fo:background-color="#FFFFFF" style:vertical-align="top"/>
    </style:style>
    <style:style style:name="Table13.Cell4" style:family="table-cell">
      <style:table-cell-properties fo:background-color="#FFFFFF" style:vertical-align="top"/>
    </style:style>
    <style:style style:name="Table13.Cell5" style:family="table-cell">
      <style:table-cell-properties fo:background-color="#FFFFFF" style:vertical-align="top"/>
    </style:style>
    <style:style style:name="Table13.Cell6" style:family="table-cell">
      <style:table-cell-properties fo:background-color="#FFFFFF" style:vertical-align="top"/>
    </style:style>
    <style:style style:name="Table13.Cell7" style:family="table-cell">
      <style:table-cell-properties fo:background-color="#FFFFFF"/>
    </style:style>
    <style:style style:name="Table13.Cell8" style:family="table-cell">
      <style:table-cell-properties fo:background-color="#FFFFFF" style:vertical-align="top"/>
    </style:style>
    <style:style style:name="Table13.Cell9" style:family="table-cell">
      <style:table-cell-properties fo:background-color="#FFFFFF" style:vertical-align="top"/>
    </style:style>
    <style:style style:name="Table13.Cell10" style:family="table-cell">
      <style:table-cell-properties fo:background-color="#FFFFFF" style:vertical-align="top"/>
    </style:style>
    <style:style style:name="Table13.Cell11" style:family="table-cell">
      <style:table-cell-properties fo:background-color="#FFFFFF" style:vertical-align="top"/>
    </style:style>
    <style:style style:name="Table13.Cell12" style:family="table-cell">
      <style:table-cell-properties fo:background-color="#FFFFFF" style:vertical-align="top"/>
    </style:style>
    <style:style style:name="Table13.Cell13" style:family="table-cell">
      <style:table-cell-properties fo:background-color="#FFFFFF" style:vertical-align="top"/>
    </style:style>
    <style:style style:name="Table13.Cell14" style:family="table-cell">
      <style:table-cell-properties fo:background-color="#FFFFFF" style:vertical-align="middle"/>
    </style:style>
    <style:style style:name="Table13.Cell15" style:family="table-cell">
      <style:table-cell-properties fo:background-color="#FFFFFF" style:vertical-align="middle"/>
    </style:style>
    <style:style style:name="Table13.Cell16" style:family="table-cell">
      <style:table-cell-properties fo:background-color="#FFFFFF" style:vertical-align="top"/>
    </style:style>
    <style:style style:name="Table13.Cell17" style:family="table-cell">
      <style:table-cell-properties fo:background-color="#FFFFFF" style:vertical-align="middle"/>
    </style:style>
    <style:style style:name="Table13.Cell18" style:family="table-cell">
      <style:table-cell-properties fo:background-color="#FFFFFF" style:vertical-align="middle"/>
    </style:style>
    <style:style style:name="Table13.Cell19" style:family="table-cell">
      <style:table-cell-properties fo:background-color="#FFFFFF" style:vertical-align="top"/>
    </style:style>
    <style:style style:name="Table13.Cell20" style:family="table-cell">
      <style:table-cell-properties fo:background-color="#FFFFFF" style:vertical-align="middle"/>
    </style:style>
    <style:style style:name="Table13.Cell21" style:family="table-cell">
      <style:table-cell-properties fo:background-color="#FFFFFF" style:vertical-align="middle"/>
    </style:style>
    <style:style style:name="Table13.Cell22" style:family="table-cell">
      <style:table-cell-properties fo:background-color="#FFFFFF" style:vertical-align="top"/>
    </style:style>
    <style:style style:name="Table13.Cell23" style:family="table-cell">
      <style:table-cell-properties fo:background-color="#FFFFFF" style:vertical-align="middle"/>
    </style:style>
    <style:style style:name="Table13.Cell24" style:family="table-cell">
      <style:table-cell-properties fo:background-color="#FFFFFF" style:vertical-align="middle"/>
    </style:style>
    <style:style style:name="Table13.Cell25" style:family="table-cell">
      <style:table-cell-properties fo:background-color="#FFFFFF" style:vertical-align="top"/>
    </style:style>
    <style:style style:name="Table13.Cell26" style:family="table-cell">
      <style:table-cell-properties fo:background-color="#FFFFFF" style:vertical-align="middle"/>
    </style:style>
    <style:style style:name="Table13.Cell27" style:family="table-cell">
      <style:table-cell-properties fo:background-color="#FFFFFF" style:vertical-align="middle"/>
    </style:style>
    <style:style style:name="Table13.Cell28" style:family="table-cell">
      <style:table-cell-properties fo:background-color="#FFFFFF" style:vertical-align="top"/>
    </style:style>
    <style:style style:name="Table13.Cell29" style:family="table-cell">
      <style:table-cell-properties fo:background-color="#FFFFFF" style:vertical-align="top"/>
    </style:style>
    <style:style style:name="Table13.Cell30" style:family="table-cell">
      <style:table-cell-properties fo:background-color="#FFFFFF"/>
    </style:style>
    <style:style style:name="Table14" style:family="table">
      <style:table-properties style:writing-mode="lr-tb" style:width="16.011cm" table:align="center"/>
    </style:style>
    <style:style style:name="Table14.C1" style:family="table-column">
      <style:table-column-properties style:column-width="4.336cm"/>
    </style:style>
    <style:style style:name="Table14.C2" style:family="table-column">
      <style:table-column-properties style:column-width="1.584cm"/>
    </style:style>
    <style:style style:name="Table14.C3" style:family="table-column">
      <style:table-column-properties style:column-width="6.198cm"/>
    </style:style>
    <style:style style:name="Table14.C4" style:family="table-column">
      <style:table-column-properties style:column-width="2.582cm"/>
    </style:style>
    <style:style style:name="Table14.C5" style:family="table-column">
      <style:table-column-properties style:column-width="1.312cm"/>
    </style:style>
    <style:style style:name="Table14.R1" style:family="table-row">
      <style:table-row-properties style:row-height="0.474cm"/>
    </style:style>
    <style:style style:name="Table14.R2" style:family="table-row">
      <style:table-row-properties style:row-height="0.838cm"/>
    </style:style>
    <style:style style:name="Table14.R3" style:family="table-row">
      <style:table-row-properties style:row-height="0.982cm"/>
    </style:style>
    <style:style style:name="Table14.R4" style:family="table-row">
      <style:table-row-properties style:row-height="0.744cm"/>
    </style:style>
    <style:style style:name="Table14.R5" style:family="table-row">
      <style:table-row-properties style:row-height="0.744cm"/>
    </style:style>
    <style:style style:name="Table14.R6" style:family="table-row">
      <style:table-row-properties style:row-height="0.914cm"/>
    </style:style>
    <style:style style:name="Table14.R7" style:family="table-row">
      <style:table-row-properties style:row-height="0.804cm"/>
    </style:style>
    <style:style style:name="Table14.R8" style:family="table-row">
      <style:table-row-properties style:row-height="0.584cm"/>
    </style:style>
    <style:style style:name="Table14.R9" style:family="table-row">
      <style:table-row-properties style:row-height="0.575cm"/>
    </style:style>
    <style:style style:name="Table14.R10" style:family="table-row">
      <style:table-row-properties style:row-height="0.871cm"/>
    </style:style>
    <style:style style:name="Table14.R11" style:family="table-row">
      <style:table-row-properties style:row-height="1.125cm"/>
    </style:style>
    <style:style style:name="Table14.R12" style:family="table-row">
      <style:table-row-properties style:row-height="1.083cm"/>
    </style:style>
    <style:style style:name="Table14.R13" style:family="table-row">
      <style:table-row-properties style:row-height="1.118cm"/>
    </style:style>
    <style:style style:name="Table14.R14" style:family="table-row">
      <style:table-row-properties style:row-height="1.083cm"/>
    </style:style>
    <style:style style:name="Table14.R15" style:family="table-row">
      <style:table-row-properties style:row-height="1.101cm"/>
    </style:style>
    <style:style style:name="Table14.R16" style:family="table-row">
      <style:table-row-properties style:row-height="1.118cm"/>
    </style:style>
    <style:style style:name="Table14.R17" style:family="table-row">
      <style:table-row-properties style:row-height="1.092cm"/>
    </style:style>
    <style:style style:name="Table14.R18" style:family="table-row">
      <style:table-row-properties style:row-height="1.092cm"/>
    </style:style>
    <style:style style:name="Table14.R19" style:family="table-row">
      <style:table-row-properties style:row-height="1.101cm"/>
    </style:style>
    <style:style style:name="Table14.R20" style:family="table-row">
      <style:table-row-properties style:row-height="1.125cm"/>
    </style:style>
    <style:style style:name="Table14.R21" style:family="table-row">
      <style:table-row-properties style:row-height="1.109cm"/>
    </style:style>
    <style:style style:name="Table14.R22" style:family="table-row">
      <style:table-row-properties style:row-height="1.067cm"/>
    </style:style>
    <style:style style:name="Table14.R23" style:family="table-row">
      <style:table-row-properties style:row-height="1.101cm"/>
    </style:style>
    <style:style style:name="Table14.R24" style:family="table-row">
      <style:table-row-properties style:row-height="1.134cm"/>
    </style:style>
    <style:style style:name="Table14.R25" style:family="table-row">
      <style:table-row-properties style:row-height="1.067cm"/>
    </style:style>
    <style:style style:name="Table14.R26" style:family="table-row">
      <style:table-row-properties style:row-height="1.524cm"/>
    </style:style>
    <style:style style:name="Table14.R27" style:family="table-row">
      <style:table-row-properties style:row-height="1.134cm"/>
    </style:style>
    <style:style style:name="Table14.Cell1" style:family="table-cell">
      <style:table-cell-properties fo:background-color="#FFFFFF" style:vertical-align="top"/>
    </style:style>
    <style:style style:name="Table14.Cell2" style:family="table-cell">
      <style:table-cell-properties fo:background-color="#FFFFFF" style:vertical-align="top"/>
    </style:style>
    <style:style style:name="Table14.Cell3" style:family="table-cell">
      <style:table-cell-properties fo:background-color="#FFFFFF" style:vertical-align="top"/>
    </style:style>
    <style:style style:name="Table14.Cell4" style:family="table-cell">
      <style:table-cell-properties fo:background-color="#FFFFFF" style:vertical-align="top"/>
    </style:style>
    <style:style style:name="Table14.Cell5" style:family="table-cell">
      <style:table-cell-properties fo:background-color="#FFFFFF"/>
    </style:style>
    <style:style style:name="Table14.Cell6" style:family="table-cell">
      <style:table-cell-properties fo:background-color="#FFFFFF" style:vertical-align="top"/>
    </style:style>
    <style:style style:name="Table14.Cell7" style:family="table-cell">
      <style:table-cell-properties fo:background-color="#FFFFFF"/>
    </style:style>
    <style:style style:name="Table14.Cell8" style:family="table-cell">
      <style:table-cell-properties fo:background-color="#FFFFFF"/>
    </style:style>
    <style:style style:name="Table14.Cell9" style:family="table-cell">
      <style:table-cell-properties fo:background-color="#FFFFFF" style:vertical-align="top"/>
    </style:style>
    <style:style style:name="Table14.Cell10" style:family="table-cell">
      <style:table-cell-properties fo:background-color="#FFFFFF" style:vertical-align="top"/>
    </style:style>
    <style:style style:name="Table14.Cell11" style:family="table-cell">
      <style:table-cell-properties fo:background-color="#FFFFFF" style:vertical-align="top"/>
    </style:style>
    <style:style style:name="Table14.Cell12" style:family="table-cell">
      <style:table-cell-properties fo:background-color="#FFFFFF" style:vertical-align="top"/>
    </style:style>
    <style:style style:name="Table14.Cell13" style:family="table-cell">
      <style:table-cell-properties fo:background-color="#FFFFFF" style:vertical-align="top"/>
    </style:style>
    <style:style style:name="Table14.Cell14" style:family="table-cell">
      <style:table-cell-properties fo:background-color="#FFFFFF"/>
    </style:style>
    <style:style style:name="Table14.Cell15" style:family="table-cell">
      <style:table-cell-properties fo:background-color="#FFFFFF" style:vertical-align="top"/>
    </style:style>
    <style:style style:name="Table14.Cell16" style:family="table-cell">
      <style:table-cell-properties fo:background-color="#FFFFFF" style:vertical-align="top"/>
    </style:style>
    <style:style style:name="Table14.Cell17" style:family="table-cell">
      <style:table-cell-properties fo:background-color="#FFFFFF" style:vertical-align="top"/>
    </style:style>
    <style:style style:name="Table14.Cell18" style:family="table-cell">
      <style:table-cell-properties fo:background-color="#FFFFFF" style:vertical-align="top"/>
    </style:style>
    <style:style style:name="Table14.Cell19" style:family="table-cell">
      <style:table-cell-properties fo:background-color="#FFFFFF" style:vertical-align="top"/>
    </style:style>
    <style:style style:name="Table14.Cell20" style:family="table-cell">
      <style:table-cell-properties fo:background-color="#FFFFFF" style:vertical-align="top"/>
    </style:style>
    <style:style style:name="Table14.Cell21" style:family="table-cell">
      <style:table-cell-properties fo:background-color="#FFFFFF" style:vertical-align="top"/>
    </style:style>
    <style:style style:name="Table14.Cell22" style:family="table-cell">
      <style:table-cell-properties fo:background-color="#FFFFFF" style:vertical-align="top"/>
    </style:style>
    <style:style style:name="Table14.Cell23" style:family="table-cell">
      <style:table-cell-properties fo:background-color="#FFFFFF"/>
    </style:style>
    <style:style style:name="Table14.Cell24" style:family="table-cell">
      <style:table-cell-properties fo:background-color="#FFFFFF"/>
    </style:style>
    <style:style style:name="Table14.Cell25" style:family="table-cell">
      <style:table-cell-properties fo:background-color="#FFFFFF"/>
    </style:style>
    <style:style style:name="Table14.Cell26" style:family="table-cell">
      <style:table-cell-properties fo:background-color="#FFFFFF" style:vertical-align="top"/>
    </style:style>
    <style:style style:name="Table14.Cell27" style:family="table-cell">
      <style:table-cell-properties fo:background-color="#FFFFFF"/>
    </style:style>
    <style:style style:name="Table14.Cell28" style:family="table-cell">
      <style:table-cell-properties fo:background-color="#FFFFFF"/>
    </style:style>
    <style:style style:name="Table14.Cell29" style:family="table-cell">
      <style:table-cell-properties fo:background-color="#FFFFFF" style:vertical-align="top"/>
    </style:style>
    <style:style style:name="Table14.Cell30" style:family="table-cell">
      <style:table-cell-properties fo:background-color="#FFFFFF" style:vertical-align="top"/>
    </style:style>
    <style:style style:name="Table14.Cell31" style:family="table-cell">
      <style:table-cell-properties fo:background-color="#FFFFFF" style:vertical-align="top"/>
    </style:style>
    <style:style style:name="Table14.Cell32" style:family="table-cell">
      <style:table-cell-properties fo:background-color="#FFFFFF" style:vertical-align="top"/>
    </style:style>
    <style:style style:name="Table14.Cell33" style:family="table-cell">
      <style:table-cell-properties fo:background-color="#FFFFFF" style:vertical-align="top"/>
    </style:style>
    <style:style style:name="Table14.Cell34" style:family="table-cell">
      <style:table-cell-properties fo:background-color="#FFFFFF" style:vertical-align="middle"/>
    </style:style>
    <style:style style:name="Table14.Cell35" style:family="table-cell">
      <style:table-cell-properties fo:background-color="#FFFFFF" style:vertical-align="top"/>
    </style:style>
    <style:style style:name="Table14.Cell36" style:family="table-cell">
      <style:table-cell-properties fo:background-color="#FFFFFF" style:vertical-align="top"/>
    </style:style>
    <style:style style:name="Table14.Cell37" style:family="table-cell">
      <style:table-cell-properties fo:background-color="#FFFFFF" style:vertical-align="top"/>
    </style:style>
    <style:style style:name="Table14.Cell38" style:family="table-cell">
      <style:table-cell-properties fo:background-color="#FFFFFF" style:vertical-align="top"/>
    </style:style>
    <style:style style:name="Table14.Cell39" style:family="table-cell">
      <style:table-cell-properties fo:background-color="#FFFFFF" style:vertical-align="top"/>
    </style:style>
    <style:style style:name="Table14.Cell40" style:family="table-cell">
      <style:table-cell-properties fo:background-color="#FFFFFF" style:vertical-align="top"/>
    </style:style>
    <style:style style:name="Table14.Cell41" style:family="table-cell">
      <style:table-cell-properties fo:background-color="#FFFFFF" style:vertical-align="top"/>
    </style:style>
    <style:style style:name="Table14.Cell42" style:family="table-cell">
      <style:table-cell-properties fo:background-color="#FFFFFF" style:vertical-align="top"/>
    </style:style>
    <style:style style:name="Table14.Cell43" style:family="table-cell">
      <style:table-cell-properties fo:background-color="#FFFFFF" style:vertical-align="top"/>
    </style:style>
    <style:style style:name="Table14.Cell44" style:family="table-cell">
      <style:table-cell-properties fo:background-color="#FFFFFF" style:vertical-align="middle"/>
    </style:style>
    <style:style style:name="Table14.Cell45" style:family="table-cell">
      <style:table-cell-properties fo:background-color="#FFFFFF" style:vertical-align="middle"/>
    </style:style>
    <style:style style:name="Table14.Cell46" style:family="table-cell">
      <style:table-cell-properties fo:background-color="#FFFFFF" style:vertical-align="top"/>
    </style:style>
    <style:style style:name="Table14.Cell47" style:family="table-cell">
      <style:table-cell-properties fo:background-color="#FFFFFF" style:vertical-align="middle"/>
    </style:style>
    <style:style style:name="Table14.Cell48" style:family="table-cell">
      <style:table-cell-properties fo:background-color="#FFFFFF" style:vertical-align="top"/>
    </style:style>
    <style:style style:name="Table14.Cell49" style:family="table-cell">
      <style:table-cell-properties fo:background-color="#FFFFFF" style:vertical-align="middle"/>
    </style:style>
    <style:style style:name="Table14.Cell50" style:family="table-cell">
      <style:table-cell-properties fo:background-color="#FFFFFF" style:vertical-align="middle"/>
    </style:style>
    <style:style style:name="Table14.Cell51" style:family="table-cell">
      <style:table-cell-properties fo:background-color="#FFFFFF" style:vertical-align="top"/>
    </style:style>
    <style:style style:name="Table14.Cell52" style:family="table-cell">
      <style:table-cell-properties fo:background-color="#FFFFFF" style:vertical-align="middle"/>
    </style:style>
    <style:style style:name="Table14.Cell53" style:family="table-cell">
      <style:table-cell-properties fo:background-color="#FFFFFF" style:vertical-align="top"/>
    </style:style>
    <style:style style:name="Table14.Cell54" style:family="table-cell">
      <style:table-cell-properties fo:background-color="#FFFFFF" style:vertical-align="middle"/>
    </style:style>
    <style:style style:name="Table14.Cell55" style:family="table-cell">
      <style:table-cell-properties fo:background-color="#FFFFFF" style:vertical-align="middle"/>
    </style:style>
    <style:style style:name="Table14.Cell56" style:family="table-cell">
      <style:table-cell-properties fo:background-color="#FFFFFF" style:vertical-align="top"/>
    </style:style>
    <style:style style:name="Table14.Cell57" style:family="table-cell">
      <style:table-cell-properties fo:background-color="#FFFFFF" style:vertical-align="middle"/>
    </style:style>
    <style:style style:name="Table14.Cell58" style:family="table-cell">
      <style:table-cell-properties fo:background-color="#FFFFFF" style:vertical-align="top"/>
    </style:style>
    <style:style style:name="Table14.Cell59" style:family="table-cell">
      <style:table-cell-properties fo:background-color="#FFFFFF" style:vertical-align="middle"/>
    </style:style>
    <style:style style:name="Table14.Cell60" style:family="table-cell">
      <style:table-cell-properties fo:background-color="#FFFFFF" style:vertical-align="middle"/>
    </style:style>
    <style:style style:name="Table14.Cell61" style:family="table-cell">
      <style:table-cell-properties fo:background-color="#FFFFFF" style:vertical-align="top"/>
    </style:style>
    <style:style style:name="Table14.Cell62" style:family="table-cell">
      <style:table-cell-properties fo:background-color="#FFFFFF" style:vertical-align="middle"/>
    </style:style>
    <style:style style:name="Table14.Cell63" style:family="table-cell">
      <style:table-cell-properties fo:background-color="#FFFFFF" style:vertical-align="top"/>
    </style:style>
    <style:style style:name="Table14.Cell64" style:family="table-cell">
      <style:table-cell-properties fo:background-color="#FFFFFF" style:vertical-align="middle"/>
    </style:style>
    <style:style style:name="Table14.Cell65" style:family="table-cell">
      <style:table-cell-properties fo:background-color="#FFFFFF" style:vertical-align="middle"/>
    </style:style>
    <style:style style:name="Table14.Cell66" style:family="table-cell">
      <style:table-cell-properties fo:background-color="#FFFFFF" style:vertical-align="top"/>
    </style:style>
    <style:style style:name="Table14.Cell67" style:family="table-cell">
      <style:table-cell-properties fo:background-color="#FFFFFF" style:vertical-align="middle"/>
    </style:style>
    <style:style style:name="Table14.Cell68" style:family="table-cell">
      <style:table-cell-properties fo:background-color="#FFFFFF" style:vertical-align="top"/>
    </style:style>
    <style:style style:name="Table14.Cell69" style:family="table-cell">
      <style:table-cell-properties fo:background-color="#FFFFFF" style:vertical-align="middle"/>
    </style:style>
    <style:style style:name="Table14.Cell70" style:family="table-cell">
      <style:table-cell-properties fo:background-color="#FFFFFF" style:vertical-align="middle"/>
    </style:style>
    <style:style style:name="Table14.Cell71" style:family="table-cell">
      <style:table-cell-properties fo:background-color="#FFFFFF" style:vertical-align="top"/>
    </style:style>
    <style:style style:name="Table14.Cell72" style:family="table-cell">
      <style:table-cell-properties fo:background-color="#FFFFFF" style:vertical-align="middle"/>
    </style:style>
    <style:style style:name="Table14.Cell73" style:family="table-cell">
      <style:table-cell-properties fo:background-color="#FFFFFF" style:vertical-align="top"/>
    </style:style>
    <style:style style:name="Table14.Cell74" style:family="table-cell">
      <style:table-cell-properties fo:background-color="#FFFFFF" style:vertical-align="middle"/>
    </style:style>
    <style:style style:name="Table14.Cell75" style:family="table-cell">
      <style:table-cell-properties fo:background-color="#FFFFFF" style:vertical-align="middle"/>
    </style:style>
    <style:style style:name="Table14.Cell76" style:family="table-cell">
      <style:table-cell-properties fo:background-color="#FFFFFF" style:vertical-align="top"/>
    </style:style>
    <style:style style:name="Table14.Cell77" style:family="table-cell">
      <style:table-cell-properties fo:background-color="#FFFFFF" style:vertical-align="middle"/>
    </style:style>
    <style:style style:name="Table14.Cell78" style:family="table-cell">
      <style:table-cell-properties fo:background-color="#FFFFFF" style:vertical-align="top"/>
    </style:style>
    <style:style style:name="Table14.Cell79" style:family="table-cell">
      <style:table-cell-properties fo:background-color="#FFFFFF" style:vertical-align="middle"/>
    </style:style>
    <style:style style:name="Table14.Cell80" style:family="table-cell">
      <style:table-cell-properties fo:background-color="#FFFFFF" style:vertical-align="middle"/>
    </style:style>
    <style:style style:name="Table14.Cell81" style:family="table-cell">
      <style:table-cell-properties fo:background-color="#FFFFFF" style:vertical-align="top"/>
    </style:style>
    <style:style style:name="Table14.Cell82" style:family="table-cell">
      <style:table-cell-properties fo:background-color="#FFFFFF" style:vertical-align="middle"/>
    </style:style>
    <style:style style:name="Table14.Cell83" style:family="table-cell">
      <style:table-cell-properties fo:background-color="#FFFFFF" style:vertical-align="top"/>
    </style:style>
    <style:style style:name="Table14.Cell84" style:family="table-cell">
      <style:table-cell-properties fo:background-color="#FFFFFF" style:vertical-align="middle"/>
    </style:style>
    <style:style style:name="Table14.Cell85" style:family="table-cell">
      <style:table-cell-properties fo:background-color="#FFFFFF" style:vertical-align="middle"/>
    </style:style>
    <style:style style:name="Table14.Cell86" style:family="table-cell">
      <style:table-cell-properties fo:background-color="#FFFFFF" style:vertical-align="top"/>
    </style:style>
    <style:style style:name="Table14.Cell87" style:family="table-cell">
      <style:table-cell-properties fo:background-color="#FFFFFF" style:vertical-align="middle"/>
    </style:style>
    <style:style style:name="Table14.Cell88" style:family="table-cell">
      <style:table-cell-properties fo:background-color="#FFFFFF" style:vertical-align="top"/>
    </style:style>
    <style:style style:name="Table14.Cell89" style:family="table-cell">
      <style:table-cell-properties fo:background-color="#FFFFFF" style:vertical-align="middle"/>
    </style:style>
    <style:style style:name="Table14.Cell90" style:family="table-cell">
      <style:table-cell-properties fo:background-color="#FFFFFF" style:vertical-align="middle"/>
    </style:style>
    <style:style style:name="Table14.Cell91" style:family="table-cell">
      <style:table-cell-properties fo:background-color="#FFFFFF" style:vertical-align="top"/>
    </style:style>
    <style:style style:name="Table14.Cell92" style:family="table-cell">
      <style:table-cell-properties fo:background-color="#FFFFFF" style:vertical-align="middle"/>
    </style:style>
    <style:style style:name="Table14.Cell93" style:family="table-cell">
      <style:table-cell-properties fo:background-color="#FFFFFF" style:vertical-align="top"/>
    </style:style>
    <style:style style:name="Table14.Cell94" style:family="table-cell">
      <style:table-cell-properties fo:background-color="#FFFFFF" style:vertical-align="middle"/>
    </style:style>
    <style:style style:name="Table14.Cell95" style:family="table-cell">
      <style:table-cell-properties fo:background-color="#FFFFFF" style:vertical-align="middle"/>
    </style:style>
    <style:style style:name="Table14.Cell96" style:family="table-cell">
      <style:table-cell-properties fo:background-color="#FFFFFF" style:vertical-align="top"/>
    </style:style>
    <style:style style:name="Table14.Cell97" style:family="table-cell">
      <style:table-cell-properties fo:background-color="#FFFFFF" style:vertical-align="middle"/>
    </style:style>
    <style:style style:name="Table14.Cell98" style:family="table-cell">
      <style:table-cell-properties fo:background-color="#FFFFFF" style:vertical-align="top"/>
    </style:style>
    <style:style style:name="Table14.Cell99" style:family="table-cell">
      <style:table-cell-properties fo:background-color="#FFFFFF" style:vertical-align="middle"/>
    </style:style>
    <style:style style:name="Table14.Cell100" style:family="table-cell">
      <style:table-cell-properties fo:background-color="#FFFFFF" style:vertical-align="middle"/>
    </style:style>
    <style:style style:name="Table14.Cell101" style:family="table-cell">
      <style:table-cell-properties fo:background-color="#FFFFFF" style:vertical-align="top"/>
    </style:style>
    <style:style style:name="Table14.Cell102" style:family="table-cell">
      <style:table-cell-properties fo:background-color="#FFFFFF" style:vertical-align="middle"/>
    </style:style>
    <style:style style:name="Table14.Cell103" style:family="table-cell">
      <style:table-cell-properties fo:background-color="#FFFFFF" style:vertical-align="top"/>
    </style:style>
    <style:style style:name="Table14.Cell104" style:family="table-cell">
      <style:table-cell-properties fo:background-color="#FFFFFF" style:vertical-align="middle"/>
    </style:style>
    <style:style style:name="Table14.Cell105" style:family="table-cell">
      <style:table-cell-properties fo:background-color="#FFFFFF" style:vertical-align="middle"/>
    </style:style>
    <style:style style:name="Table14.Cell106" style:family="table-cell">
      <style:table-cell-properties fo:background-color="#FFFFFF" style:vertical-align="top"/>
    </style:style>
    <style:style style:name="Table14.Cell107" style:family="table-cell">
      <style:table-cell-properties fo:background-color="#FFFFFF" style:vertical-align="middle"/>
    </style:style>
    <style:style style:name="Table14.Cell108" style:family="table-cell">
      <style:table-cell-properties fo:background-color="#FFFFFF" style:vertical-align="top"/>
    </style:style>
    <style:style style:name="Table14.Cell109" style:family="table-cell">
      <style:table-cell-properties fo:background-color="#FFFFFF" style:vertical-align="middle"/>
    </style:style>
    <style:style style:name="Table14.Cell110" style:family="table-cell">
      <style:table-cell-properties fo:background-color="#FFFFFF" style:vertical-align="middle"/>
    </style:style>
    <style:style style:name="Table14.Cell111" style:family="table-cell">
      <style:table-cell-properties fo:background-color="#FFFFFF" style:vertical-align="top"/>
    </style:style>
    <style:style style:name="Table14.Cell112" style:family="table-cell">
      <style:table-cell-properties fo:background-color="#FFFFFF" style:vertical-align="middle"/>
    </style:style>
    <style:style style:name="Table14.Cell113" style:family="table-cell">
      <style:table-cell-properties fo:background-color="#FFFFFF" style:vertical-align="top"/>
    </style:style>
    <style:style style:name="Table14.Cell114" style:family="table-cell">
      <style:table-cell-properties fo:background-color="#FFFFFF" style:vertical-align="middle"/>
    </style:style>
    <style:style style:name="Table14.Cell115" style:family="table-cell">
      <style:table-cell-properties fo:background-color="#FFFFFF" style:vertical-align="middle"/>
    </style:style>
    <style:style style:name="Table14.Cell116" style:family="table-cell">
      <style:table-cell-properties fo:background-color="#FFFFFF" style:vertical-align="top"/>
    </style:style>
    <style:style style:name="Table14.Cell117" style:family="table-cell">
      <style:table-cell-properties fo:background-color="#FFFFFF" style:vertical-align="middle"/>
    </style:style>
    <style:style style:name="Table14.Cell118" style:family="table-cell">
      <style:table-cell-properties fo:background-color="#FFFFFF" style:vertical-align="top"/>
    </style:style>
    <style:style style:name="Table14.Cell119" style:family="table-cell">
      <style:table-cell-properties fo:background-color="#FFFFFF" style:vertical-align="middle"/>
    </style:style>
    <style:style style:name="Table14.Cell120" style:family="table-cell">
      <style:table-cell-properties fo:background-color="#FFFFFF" style:vertical-align="middle"/>
    </style:style>
    <style:style style:name="Table14.Cell121" style:family="table-cell">
      <style:table-cell-properties fo:background-color="#FFFFFF" style:vertical-align="top"/>
    </style:style>
    <style:style style:name="Table14.Cell122" style:family="table-cell">
      <style:table-cell-properties fo:background-color="#FFFFFF" style:vertical-align="middle"/>
    </style:style>
    <style:style style:name="Table14.Cell123" style:family="table-cell">
      <style:table-cell-properties fo:background-color="#FFFFFF" style:vertical-align="top"/>
    </style:style>
    <style:style style:name="Table14.Cell124" style:family="table-cell">
      <style:table-cell-properties fo:background-color="#FFFFFF" style:vertical-align="top"/>
    </style:style>
    <style:style style:name="Table14.Cell125" style:family="table-cell">
      <style:table-cell-properties fo:background-color="#FFFFFF"/>
    </style:style>
    <style:style style:name="Table14.Cell126" style:family="table-cell">
      <style:table-cell-properties fo:background-color="#FFFFFF" style:vertical-align="top"/>
    </style:style>
    <style:style style:name="Table14.Cell127" style:family="table-cell">
      <style:table-cell-properties fo:background-color="#FFFFFF" style:vertical-align="top"/>
    </style:style>
    <style:style style:name="Table15" style:family="table">
      <style:table-properties style:writing-mode="lr-tb" style:width="16.104cm" table:align="center"/>
    </style:style>
    <style:style style:name="Table15.C1" style:family="table-column">
      <style:table-column-properties style:column-width="5.918cm"/>
    </style:style>
    <style:style style:name="Table15.C2" style:family="table-column">
      <style:table-column-properties style:column-width="10.185cm"/>
    </style:style>
    <style:style style:name="Table15.R1" style:family="table-row">
      <style:table-row-properties style:row-height="0.526cm"/>
    </style:style>
    <style:style style:name="Table15.R2" style:family="table-row">
      <style:table-row-properties style:row-height="1.288cm"/>
    </style:style>
    <style:style style:name="Table15.R3" style:family="table-row">
      <style:table-row-properties style:row-height="0.982cm"/>
    </style:style>
    <style:style style:name="Table15.R4" style:family="table-row">
      <style:table-row-properties style:row-height="2.252cm"/>
    </style:style>
    <style:style style:name="Table15.R5" style:family="table-row">
      <style:table-row-properties style:row-height="2.540cm"/>
    </style:style>
    <style:style style:name="Table15.R6" style:family="table-row">
      <style:table-row-properties style:row-height="2.565cm"/>
    </style:style>
    <style:style style:name="Table15.R7" style:family="table-row">
      <style:table-row-properties style:row-height="2.616cm"/>
    </style:style>
    <style:style style:name="Table15.R8" style:family="table-row">
      <style:table-row-properties style:row-height="2.574cm"/>
    </style:style>
    <style:style style:name="Table15.R9" style:family="table-row">
      <style:table-row-properties style:row-height="3.538cm"/>
    </style:style>
    <style:style style:name="Table15.Cell1" style:family="table-cell">
      <style:table-cell-properties fo:background-color="#FFFFFF" style:vertical-align="top"/>
    </style:style>
    <style:style style:name="Table15.Cell2" style:family="table-cell">
      <style:table-cell-properties fo:background-color="#FFFFFF" style:vertical-align="middle"/>
    </style:style>
    <style:style style:name="Table15.Cell3" style:family="table-cell">
      <style:table-cell-properties fo:background-color="#FFFFFF" style:vertical-align="top"/>
    </style:style>
    <style:style style:name="Table15.Cell4" style:family="table-cell">
      <style:table-cell-properties fo:background-color="#FFFFFF" style:vertical-align="top"/>
    </style:style>
    <style:style style:name="Table15.Cell5" style:family="table-cell">
      <style:table-cell-properties fo:background-color="#FFFFFF" style:vertical-align="middle"/>
    </style:style>
    <style:style style:name="Table15.Cell6" style:family="table-cell">
      <style:table-cell-properties fo:background-color="#FFFFFF" style:vertical-align="middle"/>
    </style:style>
    <style:style style:name="Table15.Cell7" style:family="table-cell">
      <style:table-cell-properties fo:background-color="#FFFFFF" style:vertical-align="top"/>
    </style:style>
    <style:style style:name="Table15.Cell8" style:family="table-cell">
      <style:table-cell-properties fo:background-color="#FFFFFF" style:vertical-align="middle"/>
    </style:style>
    <style:style style:name="Table15.Cell9" style:family="table-cell">
      <style:table-cell-properties fo:background-color="#FFFFFF" style:vertical-align="top"/>
    </style:style>
    <style:style style:name="Table15.Cell10" style:family="table-cell">
      <style:table-cell-properties fo:background-color="#FFFFFF" style:vertical-align="middle"/>
    </style:style>
    <style:style style:name="Table15.Cell11" style:family="table-cell">
      <style:table-cell-properties fo:background-color="#FFFFFF" style:vertical-align="top"/>
    </style:style>
    <style:style style:name="Table15.Cell12" style:family="table-cell">
      <style:table-cell-properties fo:background-color="#FFFFFF" style:vertical-align="middle"/>
    </style:style>
    <style:style style:name="Table15.Cell13" style:family="table-cell">
      <style:table-cell-properties fo:background-color="#FFFFFF" style:vertical-align="top"/>
    </style:style>
    <style:style style:name="Table15.Cell14" style:family="table-cell">
      <style:table-cell-properties fo:background-color="#FFFFFF" style:vertical-align="middle"/>
    </style:style>
    <style:style style:name="Table15.Cell15" style:family="table-cell">
      <style:table-cell-properties fo:background-color="#FFFFFF" style:vertical-align="top"/>
    </style:style>
    <style:style style:name="Table15.Cell16" style:family="table-cell">
      <style:table-cell-properties fo:background-color="#FFFFFF" style:vertical-align="middle"/>
    </style:style>
    <style:style style:name="Table15.Cell17" style:family="table-cell">
      <style:table-cell-properties fo:background-color="#FFFFFF" style:vertical-align="top"/>
    </style:style>
    <style:style style:name="Table15.Cell18" style:family="table-cell">
      <style:table-cell-properties fo:background-color="#FFFFFF"/>
    </style:style>
    <text:list-style style:name="L0">
      <text:list-level-style-number text:start-value="2" style:num-format="1" text:level="1" text:style-name="CharStyle13" style:num-suffix="."/>
    </text:list-style>
    <text:list-style style:name="L2">
      <text:list-level-style-number text:start-value="1" style:num-format="a" text:level="1" text:style-name="CharStyle14" style:num-prefix="(" style:num-suffix=")"/>
    </text:list-style>
    <text:list-style style:name="L4">
      <text:list-level-style-number text:start-value="1" style:num-format="a" text:level="1" text:style-name="CharStyle14" style:num-prefix="(" style:num-suffix=")"/>
    </text:list-style>
    <text:list-style style:name="L6">
      <text:list-level-style-number text:start-value="2" style:num-format="1" text:level="1" text:style-name="CharStyle13" style:num-suffix="."/>
    </text:list-style>
    <text:list-style style:name="L8">
      <text:list-level-style-number text:start-value="1" style:num-format="a" text:level="1" text:style-name="CharStyle14" style:num-prefix="(" style:num-suffix=")"/>
    </text:list-style>
    <text:list-style style:name="L10">
      <text:list-level-style-number text:start-value="1" style:num-format="a" text:level="1" text:style-name="CharStyle14" style:num-prefix="(" style:num-suffix=")"/>
    </text:list-style>
    <text:list-style style:name="L12">
      <text:list-level-style-number text:start-value="16" style:num-format="1" text:level="1" text:style-name="CharStyle33" style:num-suffix="."/>
    </text:list-style>
    <text:list-style style:name="L14">
      <text:list-level-style-number text:start-value="19" style:num-format="1" text:level="1" text:style-name="CharStyle33" style:num-suffix="."/>
    </text:list-style>
    <text:list-style style:name="L16">
      <text:list-level-style-number text:start-value="20" style:num-format="1" text:level="1" text:style-name="CharStyle33" style:num-suffix="."/>
    </text:list-style>
    <text:list-style style:name="L18">
      <text:list-level-style-number text:start-value="19" style:num-format="1" text:level="1" text:style-name="CharStyle13" style:num-suffix="."/>
    </text:list-style>
    <style:style style:name="fr1" style:family="graphic" style:parent-style-name="Frame">
      <style:graphic-properties style:wrap-contour="false" fo:background-color="#ffffff" style:background-transparency="100%" style:flow-with-text="true" fo:margin-left="1.397cm" fo:margin-right="100" fo:margin-top="0" fo:margin-bottom="0" fo:border="none" style:wrap="left" style:vertical-rel="paragraph-content" style:horizontal-rel="page" style:horizontal-pos="from-left" style:vertical-pos="from-top"/>
    </style:style>
    <style:style style:name="fr2" style:family="graphic" style:parent-style-name="Frame">
      <style:graphic-properties style:wrap-contour="false" fo:background-color="#ffffff" style:background-transparency="100%" style:flow-with-text="false" fo:margin-left="3.447cm" fo:margin-right="100" fo:margin-top="0" fo:margin-bottom="0" fo:border="none" style:wrap="left" style:vertical-rel="paragraph-content" style:horizontal-rel="page" style:horizontal-pos="from-left" style:vertical-pos="from-top"/>
    </style:style>
    <style:style style:name="fr3" style:family="graphic" style:parent-style-name="Frame">
      <style:graphic-properties style:wrap-contour="false" fo:background-color="#ffffff" style:background-transparency="100%" style:flow-with-text="false" fo:margin-left="2.776cm" fo:margin-right="100" fo:margin-top="0" fo:margin-bottom="2.076cm" fo:border="none" style:wrap="left" style:vertical-rel="paragraph-content" style:horizontal-rel="page" style:horizontal-pos="from-left" style:vertical-pos="from-top"/>
    </style:style>
    <style:style style:name="fr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1" style:family="graphic" style:parent-style-name="Frame">
      <style:graphic-properties style:wrap-contour="false" fo:background-color="#ffffff" style:background-transparency="100%" style:flow-with-text="false" fo:margin-left="0.466cm" fo:margin-right="100" fo:margin-top="1.508cm" fo:margin-bottom="1.392cm" fo:border="none" style:wrap="left" style:vertical-rel="paragraph-content" style:horizontal-rel="page" style:horizontal-pos="from-left" style:vertical-pos="from-top"/>
    </style:style>
    <style:style style:name="fr2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6" style:family="graphic" style:parent-style-name="Frame">
      <style:graphic-properties style:wrap-contour="false" fo:background-color="#ffffff" style:background-transparency="100%" style:flow-with-text="false" fo:margin-left="0.466cm" fo:margin-right="100" fo:margin-top="1.508cm" fo:margin-bottom="1.392cm" fo:border="none" style:wrap="left" style:vertical-rel="paragraph-content" style:horizontal-rel="page" style:horizontal-pos="from-left" style:vertical-pos="from-top"/>
    </style:style>
    <style:style style:name="fr2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0" style:family="graphic" style:parent-style-name="Frame">
      <style:graphic-properties style:wrap-contour="false" fo:background-color="#ffffff" style:background-transparency="100%" style:flow-with-text="true" fo:margin-left="1.346cm" fo:margin-right="100" fo:margin-top="0" fo:margin-bottom="0" fo:border="none" style:wrap="left" style:vertical-rel="page-content" style:horizontal-rel="page" style:horizontal-pos="from-left" style:vertical-pos="from-top"/>
    </style:style>
    <style:style style:name="fr4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9" style:family="graphic" style:parent-style-name="Frame">
      <style:graphic-properties style:wrap-contour="true" fo:background-color="#ffffff" style:background-transparency="100%" style:flow-with-text="true" fo:margin-left="100" fo:margin-right="100" fo:margin-top="0" fo:margin-bottom="0" fo:border="none" style:wrap="run-through" style:run-through="background" style:vertical-rel="paragraph-content" style:horizontal-rel="page" style:horizontal-pos="from-left" style:vertical-pos="from-top"/>
    </style:style>
    <style:style style:name="fr50" style:family="graphic" style:parent-style-name="Frame">
      <style:graphic-properties style:wrap-contour="true" fo:background-color="#ffffff" style:background-transparency="100%" style:flow-with-text="true" fo:margin-left="100" fo:margin-right="100" fo:margin-top="0" fo:margin-bottom="0" fo:border="none" style:wrap="run-through" style:run-through="background" style:vertical-rel="paragraph-content" style:horizontal-rel="page" style:horizontal-pos="from-left" style:vertical-pos="from-top"/>
    </style:style>
    <style:style style:name="fr5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Sect0" style:family="section">
      <style:section-properties fo:margin-left="5.025cm" fo:margin-right="5.482cm">
        <style:columns fo:column-count="1" fo:column-gap="1.270cm"/>
      </style:section-properties>
    </style:style>
    <style:style style:name="Sect1" style:family="section">
      <style:section-properties fo:margin-left="2.455cm" fo:margin-right="2.357cm">
        <style:columns fo:column-count="1" fo:column-gap="1.270cm"/>
      </style:section-properties>
    </style:style>
    <style:style style:name="Sect2" style:family="section">
      <style:section-properties fo:margin-left="2.875cm" fo:margin-right="2.106cm">
        <style:columns fo:column-count="1" fo:column-gap="1.270cm"/>
      </style:section-properties>
    </style:style>
    <style:style style:name="Sect3" style:family="section">
      <style:section-properties fo:margin-left="2.672cm" fo:margin-right="2.122cm">
        <style:columns fo:column-count="1" fo:column-gap="1.270cm"/>
      </style:section-properties>
    </style:style>
    <style:style style:name="Sect4" style:family="section">
      <style:section-properties fo:margin-left="2.842cm" fo:margin-right="2.106cm">
        <style:columns fo:column-count="1" fo:column-gap="1.270cm"/>
      </style:section-properties>
    </style:style>
    <style:style style:name="Sect5" style:family="section">
      <style:section-properties fo:margin-left="2.672cm" fo:margin-right="2.122cm">
        <style:columns fo:column-count="1" fo:column-gap="1.270cm"/>
      </style:section-properties>
    </style:style>
    <style:style style:name="Sect6" style:family="section">
      <style:section-properties fo:margin-left="2.875cm" fo:margin-right="2.106cm">
        <style:columns fo:column-count="1" fo:column-gap="1.270cm"/>
      </style:section-properties>
    </style:style>
    <style:style style:name="Sect7" style:family="section">
      <style:section-properties fo:margin-left="2.672cm" fo:margin-right="2.115cm">
        <style:columns fo:column-count="1" fo:column-gap="1.270cm"/>
      </style:section-properties>
    </style:style>
    <style:style style:name="Sect8" style:family="section">
      <style:section-properties fo:margin-left="2.875cm" fo:margin-right="2.115cm">
        <style:columns fo:column-count="1" fo:column-gap="1.270cm"/>
      </style:section-properties>
    </style:style>
    <style:style style:name="Sect9" style:family="section">
      <style:section-properties fo:margin-left="2.672cm" fo:margin-right="2.115cm">
        <style:columns fo:column-count="1" fo:column-gap="1.270cm"/>
      </style:section-properties>
    </style:style>
    <style:style style:name="Sect10" style:family="section">
      <style:section-properties fo:margin-left="2.875cm" fo:margin-right="2.106cm">
        <style:columns fo:column-count="1" fo:column-gap="1.270cm"/>
      </style:section-properties>
    </style:style>
    <style:style style:name="Sect11" style:family="section">
      <style:section-properties fo:margin-left="2.672cm" fo:margin-right="2.115cm">
        <style:columns fo:column-count="1" fo:column-gap="1.270cm"/>
      </style:section-properties>
    </style:style>
    <style:style style:name="Sect12" style:family="section">
      <style:section-properties fo:margin-left="2.875cm" fo:margin-right="2.115cm">
        <style:columns fo:column-count="1" fo:column-gap="1.270cm"/>
      </style:section-properties>
    </style:style>
    <style:style style:name="Sect13" style:family="section">
      <style:section-properties fo:margin-left="2.672cm" fo:margin-right="2.106cm">
        <style:columns fo:column-count="1" fo:column-gap="1.270cm"/>
      </style:section-properties>
    </style:style>
    <style:style style:name="Sect14" style:family="section">
      <style:section-properties fo:margin-left="2.875cm" fo:margin-right="2.106cm">
        <style:columns fo:column-count="1" fo:column-gap="1.270cm"/>
      </style:section-properties>
    </style:style>
    <style:style style:name="Sect15" style:family="section">
      <style:section-properties fo:margin-left="2.672cm" fo:margin-right="2.122cm">
        <style:columns fo:column-count="1" fo:column-gap="1.270cm"/>
      </style:section-properties>
    </style:style>
    <style:style style:name="Sect16" style:family="section">
      <style:section-properties fo:margin-left="2.875cm" fo:margin-right="14.035cm">
        <style:columns fo:column-count="1" fo:column-gap="1.270cm"/>
      </style:section-properties>
    </style:style>
    <style:style style:name="Sect17" style:family="section">
      <style:section-properties fo:margin-left="2.672cm" fo:margin-right="2.115cm">
        <style:columns fo:column-count="1" fo:column-gap="1.270cm"/>
      </style:section-properties>
    </style:style>
    <style:style style:name="Sect18" style:family="section">
      <style:section-properties fo:margin-left="2.875cm" fo:margin-right="2.106cm">
        <style:columns fo:column-count="1" fo:column-gap="1.270cm"/>
      </style:section-properties>
    </style:style>
    <style:style style:name="Sect19" style:family="section">
      <style:section-properties fo:margin-left="2.727cm" fo:margin-right="2.067cm">
        <style:columns fo:column-count="1" fo:column-gap="1.270cm"/>
      </style:section-properties>
    </style:style>
    <style:style style:name="Sect20" style:family="section">
      <style:section-properties fo:margin-left="2.727cm" fo:margin-right="2.067cm">
        <style:columns fo:column-count="1" fo:column-gap="1.270cm"/>
      </style:section-properties>
    </style:style>
    <style:style style:name="Sect21" style:family="section">
      <style:section-properties fo:margin-left="2.672cm" fo:margin-right="2.122cm">
        <style:columns fo:column-count="1" fo:column-gap="1.270cm"/>
      </style:section-properties>
    </style:style>
    <style:style style:name="Sect22" style:family="section">
      <style:section-properties fo:margin-left="2.485cm" fo:margin-right="2.401cm">
        <style:columns fo:column-count="1" fo:column-gap="1.270cm"/>
      </style:section-properties>
    </style:style>
    <style:style style:name="Sect23" style:family="section">
      <style:section-properties fo:margin-left="2.517cm" fo:margin-right="4.015cm">
        <style:columns fo:column-count="1" fo:column-gap="1.270cm"/>
      </style:section-properties>
    </style:style>
  </office:automatic-styles>
  <office:body>
    <office:text>
      <text:section text:style-name="Sect0" text:name="Section0">
        <text:p text:style-name="P1312"><text:span text:style-name="CharStyle3">SYOR-SYOR YANG DICADANGKAN BAGI<text:line-break/>BAHAGIAN-BAHAGIAN PILIHAN RAYA<text:line-break/>PERSEKUTUAN BAGI WILAYAH<text:line-break/>PERSEKUTUAN KUALA LUMPUR<text:line-break/>SEBAGAIMANA YANG TELAH DIKAJI<text:line-break/>SEMULA OLEH SURUHANJAYA PILIHAN<text:line-break/>RAYA DALAM TAHUN 2016</text:span></text:p>
        <text:p text:style-name="P984"><text:span text:style-name="CharStyle5">PROPOSED RECOMMENDATIONS FOR<text:line-break/>FEDERAL CONSTITUENCIES FOR THE<text:line-break/>FEDERAL TERRITORY OF KUALA LUMPUR<text:line-break/>AS REVIEWED BY THE ELECTION<text:line-break/>COMMISSION IN 2016</text:span></text:p>
      </text:section>
      <text:section text:style-name="Sect1" text:name="Section1">
        <text:p text:style-name="P1313"><text:span text:style-name="CharStyle13">PERLEMBAGAAN PERSEKUTUAN<text:line-break/>SEKSYEN 4</text:span><text:span text:style-name="CharStyle14">(a)</text:span><text:span text:style-name="CharStyle13"><text:s text:c="1"/>BAHAGIAN IIJADUAL KETIGA BELAS</text:span></text:p>
        <text:p text:style-name="P549"><text:span text:style-name="CharStyle13">SYOR-SYOR YANG DICADANGKAN BAGI BAHAGIAN-BAHAGIAN PILIHAN RAYA<text:line-break/>PERSEKUTUAN BAGI WILAYAH PERSEKUTUAN KUALA LUMPUR SEBAGAIMANA YANG<text:line-break/>TELAH DIKAJI SEMULA OLEH SURUHANJAYA PILIHAN RAYA DALAM TAHUN 2016</text:span></text:p>
        <text:p text:style-name="P437"><text:span text:style-name="CharStyle13">Suruhanjaya Pilihan Raya, mengikut kehendak Fasal (2) Perkara 113 Perlembagaan<text:line-break/>Persekutuan, telah mengkaji semula pembahagian bahagian-bahagian pilihan raya<text:line-break/>Persekutuan bagi Wilayah Persekutuan Kuala Lumpur.</text:span></text:p>
        <text:list text:style-name="L0">
          <text:list-item>
            <text:p text:style-name="P618"><text:span text:style-name="CharStyle13"><text:tab/>Berikutan dengan kajian semula itu, Suruhanjaya Pilihan Raya bercadang untuk<text:line-break/>mengesyorkan dalam laporannya syor-syor yang berikut:</text:span></text:p>
          </text:list-item>
        </text:list>
        <text:list text:style-name="L2">
          <text:list-item>
            <text:p text:style-name="P733"><text:span text:style-name="CharStyle13"><text:tab/>tiada perubahan bilangan bahagian-bahagian pilihan raya Persekutuan<text:line-break/>bagi Wilayah Persekutuan Kuala Lumpur; dan</text:span></text:p>
          </text:list-item>
          <text:list-item>
            <text:p text:style-name="P519"><text:span text:style-name="CharStyle13"><text:tab/>terdapat pindaan dan perubahan nama kepada bahagian-bahagian pilihan<text:line-break/>raya Persekutuan yang melibatkan satu (1) bahagian pilihan raya<text:line-break/>Persekutuan dalam Wilayah Persekutuan Kuala Lumpur.</text:span></text:p>
          </text:list-item>
        </text:list>
        <text:list text:style-name="L0">
          <text:list-item>
            <text:p text:style-name="P741"><text:span text:style-name="CharStyle13"><text:tab/>Jumlah bilangan pemilih seramai 788,413 orang dalam Daftar Pemilih yang<text:line-break/>ditentukan oleh Suruhanjaya Pilihan Raya iaitu yang telah diperakui dan diwartakan<text:line-break/>pada 13 Mei 2016 </text:span><text:span text:style-name="CharStyle14">[P.U. (B) 217/2016]</text:span><text:span text:style-name="CharStyle13"><text:s text:c="1"/>dan dibaca bersama </text:span><text:span text:style-name="CharStyle14">P.U. (B] 399/2016</text:span><text:span text:style-name="CharStyle13"><text:s text:c="1"/>bertarikh<text:line-break/>6 September 2016 telah diguna pakai bagi maksud Kajian Semula Persempadanan<text:line-break/>Bahagian-Bahagian Pilihan Raya Persekutuan di dalam Wilayah Persekutuan Kuala<text:line-break/>Lumpur.</text:span></text:p>
          </text:list-item>
          <text:list-item>
            <text:p text:style-name="P884"><text:span text:style-name="CharStyle13"><text:tab/>Butiran syor yang dicadangkan bagi Wilayah Persekutuan Kuala Lumpur<text:line-break/>berkenaan dengan bahagian-bahagian pilihan raya Persekutuan yang baharu, pindaan<text:line-break/>dan perubahan nama sedia ada bagi bahagian-bahagian pilihan raya Persekutuan dan<text:line-break/>bahagian-bahagian pilihan raya Persekutuan yang terlibat dalam semakan semula dan<text:line-break/>tersentuh oleh syor tersebut adalah dinyatakan dalam Jadual Pertama.</text:span></text:p>
          </text:list-item>
        </text:list>
        <text:p text:style-name="P545"><text:span text:style-name="CharStyle13">1</text:span></text:p>
        <text:list text:style-name="L0" text:continue-numbering="true">
          <text:list-item>
            <text:p text:style-name="P825"><text:span text:style-name="CharStyle13"><text:tab/>Berikutan kajian semula persempadanan bahagian-bahagian pilihan raya<text:line-break/>Persekutuan ini, bilangan pemilih bagi bahagian-bahagian pilihan raya Persekutuan<text:line-break/>dalam Wilayah Persekutuan Kuala Lumpur adalah dinyatakan dalam Jadual Kedua.</text:span></text:p>
          </text:list-item>
          <text:list-item>
            <text:p text:style-name="P596"><text:span text:style-name="CharStyle13"><text:tab/>Syor yang dicadangkan ini berserta dengan satu salinan rang pelan bahagian-<text:line-break/>bahagian pilihan raya bagi Negeri-Negeri Tanah Melayu dan satu salinan rang pelan<text:line-break/>bahagian-bahagian pilihan raya bagi Wilayah Persekutuan Kuala Lumpur boleh<text:line-break/>diperiksa mulai 15 September 2016 hingga dan termasuk 14 Oktober 2016 semasa<text:line-break/>waktu pejabatbiasa di tempat-tempat yang dinyatakan dalam Jadual Ketiga.</text:span></text:p>
          </text:list-item>
          <text:list-item>
            <text:p text:style-name="P1069"><text:span text:style-name="CharStyle13"><text:tab/>Menurut<text:tab/>seksyen 4</text:span><text:span text:style-name="CharStyle14">(b),</text:span><text:span text:style-name="CharStyle13"><text:s text:c="1"/>Bahagian II, Jadual Ketiga Belas, Perlembagaan</text:span></text:p>
          </text:list-item>
        </text:list>
        <text:p text:style-name="P1147"><text:span text:style-name="CharStyle13">Persekutuan, representasi mengenai syor yang dicadangkan boleh dibuat kepada<text:line-break/>Suruhanjaya Pilihan Raya dalam masa satu bulan selepas tarikh penyiaran Notis ini.</text:span></text:p>
        <text:list text:style-name="L0" text:continue-numbering="true">
          <text:list-item>
            <text:p text:style-name="P1162"><text:span text:style-name="CharStyle13"><text:tab/>Selaras dengan seksyen 5, Bahagian II, Jadual Ketiga Belas, Perlembagaan<text:line-break/>Persekutuan, pihak-pihak yang boleh membuat representasi membantah syor yang<text:line-break/>dicadangkan itu adalah:</text:span></text:p>
          </text:list-item>
        </text:list>
        <text:list text:style-name="L4">
          <text:list-item>
            <text:p text:style-name="P1151"><text:span text:style-name="CharStyle13"><text:tab/>Kerajaan Negeri; atau</text:span></text:p>
          </text:list-item>
          <text:list-item>
            <text:p text:style-name="P974"><text:span text:style-name="CharStyle13"><text:tab/>mana-mana pihak berkuasa tempatan yang keseluruhan atau sebahagian<text:line-break/>kawasannya termasuk di dalam bahagian-bahagian pilihan raya yang<text:line-break/>tersentuh oleh syor itu; atau</text:span></text:p>
          </text:list-item>
          <text:list-item>
            <text:p text:style-name="P813"><text:span text:style-name="CharStyle13"><text:tab/>sekumpulan orang seramai satu ratus orang atau lebih yang nama mereka<text:line-break/>ditunjukkan dalam daftar pemilih semasa bagi bahagian-bahagian pilihan<text:line-break/>raya yang berkenaan.</text:span></text:p>
          </text:list-item>
        </text:list>
        <text:list text:style-name="L0">
          <text:list-item>
            <text:p text:style-name="P1130"><text:span text:style-name="CharStyle13"><text:tab/>Apa-apa representasi membantah syor yang dicadangkan hendaklah<text:line-break/>dikemukakan secara bertulis kepada Suruhanjaya Pilihan Raya dan dialamatkan kepada<text:line-break/>Pegawai Pilihan Raya Wilayah Persekutuan Kuala Lumpur seperti di bawah:</text:span></text:p>
          </text:list-item>
        </text:list>
        <text:p text:style-name="P466"><text:span text:style-name="CharStyle13">Pengarah Pilihan Raya Wilayah Persekutuan Kuala Lumpur<text:line-break/>Tingkat 10 Menara TH Selborn<text:line-break/>No. 153 Jalan Tun Razak<text:line-break/>50400 Kuala Lumpur.</text:span></text:p>
        <text:p text:style-name="P785"><text:span text:style-name="CharStyle16">2</text:span></text:p>
        <text:p text:style-name="P1166"><text:span text:style-name="CharStyle13">FEDERAL CONSTITUTION<text:line-break/>SECTION </text:span><text:span text:style-name="CharStyle14">4(a)</text:span><text:span text:style-name="CharStyle13"><text:s text:c="1"/>PART II THIRTEENTH SCHEDULE</text:span></text:p>
        <text:p text:style-name="P694"><text:span text:style-name="CharStyle13">PROPOSED RECOMMENDATIONS FOR FEDERAL CONSTITUENCIES FOR THE<text:line-break/>FEDERAL TERRITORY OF KUALA LUMPUR AS REVIEWED BY THE ELECTION</text:span></text:p>
        <text:p text:style-name="P1128"><text:span text:style-name="CharStyle13">COMMISSION IN 2016</text:span></text:p>
        <text:p text:style-name="P854"><text:span text:style-name="CharStyle13">The Election Commission, in accordance with the requirements of Clause (2] of Article<text:line-break/>113 of the Federal Constitution, has reviewed the division of the Federal constituencies<text:line-break/>for the Federal Territory of Kuala Lumpur.</text:span></text:p>
        <text:list text:style-name="L6">
          <text:list-item>
            <text:p text:style-name="P1072"><text:span text:style-name="CharStyle13"><text:tab/>Consequent upon the review, the Election Commission proposes to recommend<text:line-break/>in their report such recommendations:</text:span></text:p>
          </text:list-item>
        </text:list>
        <text:list text:style-name="L8">
          <text:list-item>
            <text:p text:style-name="P1067"><text:span text:style-name="CharStyle13"><text:tab/>no alteration in the number of Federal constituencies for the Federal<text:line-break/>Territory of Kuala Lumpur; and</text:span></text:p>
          </text:list-item>
          <text:list-item>
            <text:p text:style-name="P1139"><text:span text:style-name="CharStyle13"><text:tab/>there are amendments and alterations made to the names of the Federal<text:line-break/>constituencies involving one (1) Federal constituency in the Federal<text:line-break/>Territory of Kuala Lumpur.</text:span></text:p>
          </text:list-item>
        </text:list>
        <text:list text:style-name="L6">
          <text:list-item>
            <text:p text:style-name="P1168"><text:span text:style-name="CharStyle13"><text:tab/>The total number of 788,413 electors in the Electoral Rolls determined by the<text:line-break/>Election Commission which was endorsed and gazetted on 13 May 2016 </text:span><text:span text:style-name="CharStyle14">[P.U.(B)<text:line-break/>217/2016]</text:span><text:span text:style-name="CharStyle13"><text:s text:c="1"/>and read together with </text:span><text:span text:style-name="CharStyle14">P.U. (B) 399/2016</text:span><text:span text:style-name="CharStyle13"><text:s text:c="1"/>dated 6 September 2016 are used<text:line-break/>for the purpose of the review of the delimitation of Federal constituencies in the Federal<text:line-break/>Territory of Kuala Lumpur.</text:span></text:p>
          </text:list-item>
          <text:list-item>
            <text:p text:style-name="P1135"><text:span text:style-name="CharStyle13"><text:tab/>Particulars of the proposed recommendations for the Federal Territory of Kuala<text:line-break/>Lumpur regarding the new Federal constituencies, amendments and alterations to the<text:line-break/>existing names of the Federal constituencies and the Federal constituencies involved in<text:line-break/>the revision and affected by the proposed recommendations are specified in the First<text:line-break/>Schedule.</text:span></text:p>
          </text:list-item>
        </text:list>
        <text:p text:style-name="P568"><text:span text:style-name="CharStyle18">3</text:span></text:p>
        <text:list text:style-name="L6" text:continue-numbering="true">
          <text:list-item>
            <text:p text:style-name="P997"><text:span text:style-name="CharStyle13"><text:tab/>Due to this review of the delimitation of the Federal constituencies, the number<text:line-break/>of electors for the Federal constituencies in the Federal Territory of Kuala Lumpur are<text:line-break/>specified in the Second Schedule.</text:span></text:p>
          </text:list-item>
          <text:list-item>
            <text:p text:style-name="P700"><text:span text:style-name="CharStyle13"><text:tab/>This proposed recommendations together with one copy of the draft<text:line-break/>constituencies plan for the States of Malaya and one copy of the draft constituencies<text:line-break/>plan for the Federal Territory of Kuala Lumpur may be inspected from 15 September<text:line-break/>2016 up to and including 14 October 2016 during normal office hours at the places<text:line-break/>specified in the Third Schedule.</text:span></text:p>
          </text:list-item>
          <text:list-item>
            <text:p text:style-name="P1164"><text:span text:style-name="CharStyle13"><text:tab/>According to section </text:span><text:span text:style-name="CharStyle14">4(b),</text:span><text:span text:style-name="CharStyle13"><text:s text:c="1"/>Part II of the Thirteenth Schedule to the Federal<text:line-break/>Constitution, representations with respect to the proposed recommendations may be<text:line-break/>made to the Election Commission within one month after the date of publication of this<text:line-break/>Notice.</text:span></text:p>
          </text:list-item>
          <text:list-item>
            <text:p text:style-name="P846"><text:span text:style-name="CharStyle13"><text:tab/>In accordance with section 5, Part II of the Thirteenth Schedule to the Federal<text:line-break/>Constitution, parties who can make representations objecting to the proposed<text:line-break/>recommendations are:</text:span></text:p>
          </text:list-item>
        </text:list>
        <text:list text:style-name="L10">
          <text:list-item>
            <text:p text:style-name="P474"><text:span text:style-name="CharStyle13"><text:tab/>the State Government; or</text:span></text:p>
          </text:list-item>
          <text:list-item>
            <text:p text:style-name="P533"><text:span text:style-name="CharStyle13"><text:tab/>any local authority whose area is wholly or partly comprised in the<text:line-break/>constituencies affected by the recommendation; or</text:span></text:p>
          </text:list-item>
          <text:list-item>
            <text:p text:style-name="P1133"><text:span text:style-name="CharStyle13"><text:tab/>a body of one hundred or more persons whose names are shown on the<text:line-break/>current electoral rolls of the constituencies in question.</text:span></text:p>
          </text:list-item>
        </text:list>
        <text:list text:style-name="L6">
          <text:list-item>
            <text:p text:style-name="P989"><text:span text:style-name="CharStyle13"><text:tab/>Any representations objecting to the proposed recommendations shall be<text:line-break/>submitted in writing to the Election Commission and addressed to the Federal Territory<text:line-break/>of Kuala Lumpur Election Officer as below:</text:span></text:p>
          </text:list-item>
        </text:list>
        <text:p text:style-name="P714"><text:span text:style-name="CharStyle13">Pengarah Pilihan Raya Wilayah Persekutuan Kuala Lumpur<text:line-break/>Tingkat 10 Menara TH Selborn<text:line-break/>No. 153 Jalan Tun Razak<text:line-break/>50400 Kuala Lumpur.</text:span></text:p>
        <text:p text:style-name="P975"><text:span text:style-name="CharStyle18">4</text:span></text:p>
        <text:p text:style-name="P629"><text:span text:style-name="CharStyle20">JADUAL PERTAMA / </text:span><text:span text:style-name="CharStyle21">FIRST SCHEDULE</text:span></text:p>
        <text:p text:style-name="P449"><text:span text:style-name="CharStyle20">SYOR YANG DICADANGKAN BAGI WILAYAH PERSEKUTUAN KUALA LUMPUR<text:line-break/>BERKAITAN DENGAN BAHAGI AN - BAHAG IAN PILIHAN RAYA PERSEKUTUAN YANG<text:line-break/>BAHARU, PINDAAN DAN PERUBAHAN NAMA SEDIA ADA BAGI BAHAG IAN -<text:line-break/>BAHAG IAN PILIHAN RAYA PERSEKUTUAN DAN BAHAG IAN - BAHAG IAN PILIHAN<text:line-break/>RAYA PERSEKUTUAN YANG TERLIBAT DALAM SEMAKAN SEMULA DAN<text:line-break/>TERSENTUH OLEH SYOR YANG DICADANGKAN</text:span></text:p>
        <text:p text:style-name="P963"><text:span text:style-name="CharStyle23">PROPOSED RECOMMENDATIONS FOR THE FEDERAL TERRITORY OF KUALA LUMPUR<text:line-break/>REGARDING THE NEW FEDERAL CONSTITUENCIES, AMENDMENTS AND<text:line-break/>ALTERATIONS TO THE EXISTING NAMES OF THE FEDERAL CONSTITUENCIES AND<text:line-break/>THE FEDERAL CONSTITUENCIES INVOLVED IN THE REVISION AND AFFECTED BY THE</text:span></text:p>
        <text:p text:style-name="P795"><text:span text:style-name="CharStyle23">PROPOSED RECOMMENDATIONS</text:span></text:p>
        <text:h text:outline-level="1" text:style-name="P571"><text:bookmark-start text:name="bookmark0"/><text:span text:style-name="CharStyle25">(</text:span><text:span text:style-name="CharStyle26">1</text:span><text:span text:style-name="CharStyle25">) (</text:span><text:span text:style-name="CharStyle26">2</text:span><text:span text:style-name="CharStyle25">)</text:span><text:bookmark-end text:name="bookmark0"/></text:h>
        <text:p text:style-name="P794"><text:span text:style-name="CharStyle13">Bahagian Pilihan Raya<text:tab/>Bahagian<text:tab/>Pilihan<text:tab/>Raya<text:tab/>Negeri</text:span></text:p>
        <text:p text:style-name="P949"><text:span text:style-name="CharStyle13">Persekutuan</text:span></text:p>
        <text:p text:style-name="P801"><draw:frame draw:style-name="fr2" svg:x="13.728cm" svg:y="0.885cm" svg:width="3.683cm" fo:min-height="1.252cm" text:anchor-type="paragraph"><draw:text-box><text:p text:style-name="P1286"><text:span text:style-name="CharStyle8">-</text:span><text:span text:style-name="CharStyle7"><text:s text:c="1"/>Tidak Berkenaan -<text:line-break/>- </text:span><text:span text:style-name="CharStyle8">Not Applicable -</text:span></text:p></draw:text-box></draw:frame><text:span text:style-name="CharStyle28">Federal Constituency<text:tab/>State<text:tab/>Constituency</text:span></text:p>
        <text:p text:style-name="P983"><text:span text:style-name="CharStyle13">Pewujudan Baharu<text:tab/>-<text:tab/>Tiada<text:tab/>-</text:span></text:p>
        <text:p text:style-name="P723"><draw:frame draw:style-name="fr3" svg:x="13.728cm" svg:y="0.799cm" svg:width="3.683cm" fo:min-height="1.235cm" text:anchor-type="paragraph"><draw:text-box><text:p text:style-name="P1290"><text:span text:style-name="CharStyle8">-</text:span><text:span text:style-name="CharStyle7"><text:s text:c="1"/>Tidak Berkenaan -<text:line-break/>- </text:span><text:span text:style-name="CharStyle8">Not Applicable -</text:span></text:p></draw:text-box></draw:frame><text:span text:style-name="CharStyle28">Newly Created<text:tab/>-<text:tab/>Nil<text:tab/>-</text:span></text:p>
        <text:p text:style-name="P454"><text:span text:style-name="CharStyle13">Pindaan Dan<text:tab/>1.<text:tab/>P. 122 Sri Petaling</text:span></text:p>
        <text:p text:style-name="P1112"><text:span text:style-name="CharStyle13">Perubahan Nama (Nama Asal: Seputeh)</text:span></text:p>
        <text:p text:style-name="P781"><text:span text:style-name="CharStyle13">Sedia Ada</text:span></text:p>
        <text:p text:style-name="P524"><text:span text:style-name="CharStyle28">Amendments And</text:span></text:p>
        <text:p text:style-name="P695"><text:span text:style-name="CharStyle28">Alterations To The</text:span></text:p>
        <text:p text:style-name="P712"><text:span text:style-name="CharStyle28">Existing Name</text:span></text:p>
        <text:p text:style-name="P578"><text:span text:style-name="CharStyle13">Semua bahagian-bahagian pilihan raya Persekutuan dalam Wilayah Persekutuan<text:line-break/>Kuala Lumpur terlibat dalam semakan semula dan tersentuh oleh syor yang<text:line-break/>dicadangkan.</text:span></text:p>
        <text:p text:style-name="P490"><text:span text:style-name="CharStyle28">All Federal constituencies in the Federal Territory of Kuala Lumpur are involved in the<text:line-break/>revision and affected by the proposed recommendations.</text:span></text:p>
        <text:p text:style-name="P930"><text:span text:style-name="CharStyle18">5</text:span></text:p>
        <text:p text:style-name="P976"><text:span text:style-name="CharStyle29">JADUAL KEDUA / </text:span><text:span text:style-name="CharStyle23">SECOND SCHEDULE</text:span></text:p>
        <text:p text:style-name="P456"><text:span text:style-name="CharStyle20">BILANGAN PEMILIH BAGI BAHAGIAN-BAHAGIAN PILIHAN RAYA PERSEKUTUAN<text:line-break/>BAGIWILAYAH PERSEKUTUAN KUALA LUMPUR</text:span></text:p>
        <text:p text:style-name="P638"><text:span text:style-name="CharStyle23">NUMBER OF ELECTORS FOR THE FEDERAL CONSTITUENCIES FOR THE FEDERAL</text:span></text:p>
        <text:p text:style-name="P797"><text:span text:style-name="CharStyle23">TERRITORY OF KUALA LUMPUR</text:span></text:p>
        <text:p text:style-name="P789"><draw:frame draw:style-name="fr1" svg:x="8.301cm" svg:y="1.660cm" svg:width="10.626cm" fo:min-height="0.002cm" text:anchor-type="paragraph"><draw:text-box><table:table table:style-name="Table1"><table:table-column table:style-name="Table1.C1"/><table:table-column table:style-name="Table1.C2"/><table:table-row table:style-name="Table1.R1"><table:table-cell table:style-name="Table1.Cell1"><text:p text:style-name="P1014"><text:span text:style-name="CharStyle11">(2)</text:span></text:p><text:p text:style-name="P708"><text:span text:style-name="CharStyle11">Daerah Mengundi</text:span></text:p></table:table-cell><table:table-cell table:style-name="Table1.Cell2"><text:p text:style-name="P993"><text:span text:style-name="CharStyle11">(3)</text:span></text:p><text:p text:style-name="P1242"><text:span text:style-name="CharStyle11">Bilangan Pemilih</text:span></text:p></table:table-cell></table:table-row><table:table-row table:style-name="Table1.R2"><table:table-cell table:style-name="Table1.Cell3"><text:p text:style-name="P502"><text:span text:style-name="CharStyle12">Polling District</text:span></text:p></table:table-cell><table:table-cell table:style-name="Table1.Cell4"><text:p text:style-name="P674"><text:span text:style-name="CharStyle12">Number of Electors</text:span></text:p></table:table-cell></table:table-row><table:table-row table:style-name="Table1.R3"><table:table-cell table:style-name="Table1.Cell5"><text:p text:style-name="P828"><text:span text:style-name="CharStyle12">1.</text:span><text:span text:style-name="CharStyle11"><text:s text:c="1"/>Kampong Melayu Kepong</text:span></text:p></table:table-cell><table:table-cell table:style-name="Table1.Cell6"><text:p text:style-name="P1088"><text:span text:style-name="CharStyle11">4,869</text:span></text:p></table:table-cell></table:table-row><table:table-row table:style-name="Table1.R4"><table:table-cell table:style-name="Table1.Cell7"><text:p text:style-name="P840"><text:span text:style-name="CharStyle11">2. Jinjang Tempatan Pertama</text:span></text:p></table:table-cell><table:table-cell table:style-name="Table1.Cell8"><text:p text:style-name="P861"><text:span text:style-name="CharStyle11">3,042</text:span></text:p></table:table-cell></table:table-row><table:table-row table:style-name="Table1.R5"><table:table-cell table:style-name="Table1.Cell9"><text:p text:style-name="P786"><text:span text:style-name="CharStyle11">3. Jinjang Tempatan Kedua</text:span></text:p></table:table-cell><table:table-cell table:style-name="Table1.Cell10"><text:p text:style-name="P856"><text:span text:style-name="CharStyle11">3,680</text:span></text:p></table:table-cell></table:table-row><table:table-row table:style-name="Table1.R6"><table:table-cell table:style-name="Table1.Cell11"><text:p text:style-name="P755"><text:span text:style-name="CharStyle11">4. Jinjang Tempatan Ketiga</text:span></text:p></table:table-cell><table:table-cell table:style-name="Table1.Cell12"><text:p text:style-name="P719"><text:span text:style-name="CharStyle11">4,061</text:span></text:p></table:table-cell></table:table-row><table:table-row table:style-name="Table1.R7"><table:table-cell table:style-name="Table1.Cell13"><text:p text:style-name="P873"><text:span text:style-name="CharStyle11">5. Jinjang Tempatan Keempat</text:span></text:p></table:table-cell><table:table-cell table:style-name="Table1.Cell14"><text:p text:style-name="P634"><text:span text:style-name="CharStyle11">2,172</text:span></text:p></table:table-cell></table:table-row><table:table-row table:style-name="Table1.R8"><table:table-cell table:style-name="Table1.Cell15"><text:p text:style-name="P702"><text:span text:style-name="CharStyle11">6. Jinjang Tengah</text:span></text:p></table:table-cell><table:table-cell table:style-name="Table1.Cell16"><text:p text:style-name="P788"><text:span text:style-name="CharStyle11">3,126</text:span></text:p></table:table-cell></table:table-row><table:table-row table:style-name="Table1.R9"><table:table-cell table:style-name="Table1.Cell17"><text:p text:style-name="P605"><text:span text:style-name="CharStyle11">7. Jinjang Tempatan Utara</text:span></text:p></table:table-cell><table:table-cell table:style-name="Table1.Cell18"><text:p text:style-name="P1122"><text:span text:style-name="CharStyle11">3,113</text:span></text:p></table:table-cell></table:table-row><table:table-row table:style-name="Table1.R10"><table:table-cell table:style-name="Table1.Cell19"><text:p text:style-name="P1124"><text:span text:style-name="CharStyle11">8. Jinjang Utara</text:span></text:p></table:table-cell><table:table-cell table:style-name="Table1.Cell20"><text:p text:style-name="P442"><text:span text:style-name="CharStyle11">3,667</text:span></text:p></table:table-cell></table:table-row><table:table-row table:style-name="Table1.R11"><table:table-cell table:style-name="Table1.Cell21"><text:p text:style-name="P822"><text:span text:style-name="CharStyle11">9. Pekan Kepong</text:span></text:p></table:table-cell><table:table-cell table:style-name="Table1.Cell22"><text:p text:style-name="P477"><text:span text:style-name="CharStyle11">3,419</text:span></text:p></table:table-cell></table:table-row><table:table-row table:style-name="Table1.R12"><table:table-cell table:style-name="Table1.Cell23"><text:p text:style-name="P1019"><text:span text:style-name="CharStyle11">10. Taman Kepong</text:span></text:p></table:table-cell><table:table-cell table:style-name="Table1.Cell24"><text:p text:style-name="P662"><text:span text:style-name="CharStyle11">7,654</text:span></text:p></table:table-cell></table:table-row><table:table-row table:style-name="Table1.R13"><table:table-cell table:style-name="Table1.Cell25"><text:p text:style-name="P541"><text:span text:style-name="CharStyle11">11. Kepong Baru Barat</text:span></text:p></table:table-cell><table:table-cell table:style-name="Table1.Cell26"><text:p text:style-name="P773"><text:span text:style-name="CharStyle11">4,253</text:span></text:p></table:table-cell></table:table-row><table:table-row table:style-name="Table1.R14"><table:table-cell table:style-name="Table1.Cell27"><text:p text:style-name="P798"><text:span text:style-name="CharStyle11">12. Kepong Utara</text:span></text:p></table:table-cell><table:table-cell table:style-name="Table1.Cell28"><text:p text:style-name="P553"><text:span text:style-name="CharStyle11">2,653</text:span></text:p></table:table-cell></table:table-row><table:table-row table:style-name="Table1.R15"><table:table-cell table:style-name="Table1.Cell29"><text:p text:style-name="P1050"><text:span text:style-name="CharStyle11">13. Jinjang Tempatan Kesepuluh</text:span></text:p></table:table-cell><table:table-cell table:style-name="Table1.Cell30"><text:p text:style-name="P648"><text:span text:style-name="CharStyle11">3,836</text:span></text:p></table:table-cell></table:table-row><table:table-row table:style-name="Table1.R16"><table:table-cell table:style-name="Table1.Cell31"><text:p text:style-name="P625"><text:span text:style-name="CharStyle11">14. Jinjang Tempatan Kesebelas</text:span></text:p></table:table-cell><table:table-cell table:style-name="Table1.Cell32"><text:p text:style-name="P1106"><text:span text:style-name="CharStyle11">4,504</text:span></text:p></table:table-cell></table:table-row><table:table-row table:style-name="Table1.R17"><table:table-cell table:style-name="Table1.Cell33"><text:p text:style-name="P923"><text:span text:style-name="CharStyle11">15. Kepong Selatan</text:span></text:p></table:table-cell><table:table-cell table:style-name="Table1.Cell34"><text:p text:style-name="P1172"><text:span text:style-name="CharStyle11">2,457</text:span></text:p></table:table-cell></table:table-row></table:table><text:p text:style-name="P748"><text:span text:style-name="CharStyle10">6</text:span></text:p></draw:text-box></draw:frame><text:span text:style-name="CharStyle20">BAHAGIAN PILIHAN RAYA PERSEKUTUAN: P. 114 KEPONG<text:line-break/></text:span><text:span text:style-name="CharStyle21">FEDERAL CONSTITUENCY: P. 114 KEPONG</text:span></text:p>
        <text:h text:outline-level="1" text:style-name="P893"><text:bookmark-start text:name="bookmark1"/><text:span text:style-name="CharStyle31">(1)</text:span><text:bookmark-end text:name="bookmark1"/></text:h>
        <text:p text:style-name="P816"><text:span text:style-name="CharStyle13">Bahagian Pilihan Raya<text:line-break/>Negeri<text:line-break/></text:span><text:span text:style-name="CharStyle14">State Constituency</text:span></text:p>
        <text:p text:style-name="P991"><text:span text:style-name="CharStyle14">-</text:span><text:span text:style-name="CharStyle13"><text:s text:c="1"/>Tidak Berkenaan -<text:line-break/>- </text:span><text:span text:style-name="CharStyle14">Not Applicable -</text:span></text:p>
        <text:table-of-content>
          <text:table-of-content-source text:use-outline-level="1"/>
          <text:index-body>
            <text:p text:style-name="P998"><text:a xlink:href="#bookmark0"><text:span text:style-name="CharStyle33">(1)<text:tab/>(2)<text:tab/>(3)</text:span></text:a></text:p>
            <text:p text:style-name="P1013"><text:span text:style-name="CharStyle33">Bahagian Pilihan Raya<text:tab/>Daerah<text:tab/>Mengundi<text:tab/>Bilangan<text:tab/>Pemilih</text:span></text:p>
            <text:p text:style-name="P823"><text:span text:style-name="CharStyle33">Negeri</text:span></text:p>
            <text:p text:style-name="P964"><text:span text:style-name="CharStyle35">State Constituency<text:tab/>Polling<text:tab/>District<text:tab/>Number<text:tab/>of<text:tab/>Electors</text:span></text:p>
            <text:list text:style-name="L12">
              <text:list-item>
                <text:p text:style-name="P614"><text:span text:style-name="CharStyle33"><text:tab/>Kepong Baru Tengah<text:tab/>2,748</text:span></text:p>
              </text:list-item>
              <text:list-item>
                <text:p text:style-name="P766"><text:span text:style-name="CharStyle33"><text:tab/>Kepong Baru Timor<text:tab/>3,506</text:span></text:p>
              </text:list-item>
              <text:list-item>
                <text:p text:style-name="P980"><text:span text:style-name="CharStyle33"><text:tab/>Kepong Baru Tambahan<text:tab/>5,326</text:span></text:p>
              </text:list-item>
              <text:list-item>
                <text:p text:style-name="P1003"><text:span text:style-name="CharStyle33"><text:tab/>Jinjang Tempatan Keduabelas<text:tab/>2,490</text:span></text:p>
              </text:list-item>
            </text:list>
          </text:index-body>
        </text:table-of-content>
        <text:p text:style-name="P1116"><text:span text:style-name="CharStyle13">70,576</text:span></text:p>
        <text:p text:style-name="P717"><text:span text:style-name="CharStyle13">Jumlah Bilangan Pemilih dalam Bahagian Pilihan Raya Persekutuan<text:tab/>70,576</text:span></text:p>
        <text:p text:style-name="P852"><text:span text:style-name="CharStyle13">P. 114 Kepong:</text:span></text:p>
        <text:p text:style-name="P1006"><text:span text:style-name="CharStyle28">Total Number of Electors in the Federal Constituency of<text:line-break/>P. 114 Kepong:</text:span></text:p>
        <text:p text:style-name="P929"><text:span text:style-name="CharStyle18">7</text:span></text:p>
      </text:section>
      <text:section text:style-name="Sect2" text:name="Section2">
        <text:p text:style-name="P1314"><draw:frame draw:style-name="fr6" svg:x="2.875cm" svg:y="0.000cm" svg:width="4.082cm" fo:min-height="4.424cm" text:anchor-type="paragraph"><draw:text-box><text:h text:outline-level="1" text:style-name="P589"><text:bookmark-start text:name="bookmark2"/><text:span text:style-name="CharStyle41">(</text:span><text:span text:style-name="CharStyle42">1</text:span><text:span text:style-name="CharStyle41">)</text:span><text:bookmark-end text:name="bookmark2"/></text:h><text:p text:style-name="P682"><text:span text:style-name="CharStyle7">Bahagian Pilihan Raya<text:line-break/>Negeri<text:line-break/></text:span><text:span text:style-name="CharStyle8">State Constituency</text:span></text:p><text:p text:style-name="P819"><text:span text:style-name="CharStyle8">-</text:span><text:span text:style-name="CharStyle7"><text:s text:c="1"/>Tidak Berkenaan -<text:line-break/>- </text:span><text:span text:style-name="CharStyle8">Not Applicable -</text:span></text:p></draw:text-box></draw:frame><draw:frame draw:style-name="fr5" svg:x="8.251cm" svg:y="0.000cm" svg:width="10.634cm" fo:min-height="0.002cm" text:anchor-type="paragraph"><draw:text-box><table:table table:style-name="Table2"><table:table-column table:style-name="Table2.C1"/><table:table-column table:style-name="Table2.C2"/><table:table-row table:style-name="Table2.R1"><table:table-cell table:style-name="Table2.Cell1"><text:p text:style-name="P580"><text:span text:style-name="CharStyle11">(2)</text:span></text:p><text:p text:style-name="P770"><text:span text:style-name="CharStyle11">Daerah Mengundi</text:span></text:p></table:table-cell><table:table-cell table:style-name="Table2.Cell2"><text:p text:style-name="P826"><text:span text:style-name="CharStyle11">(3)</text:span></text:p><text:p text:style-name="P433"><text:span text:style-name="CharStyle11">Bilangan Pemilih</text:span></text:p></table:table-cell></table:table-row><table:table-row table:style-name="Table2.R2"><table:table-cell table:style-name="Table2.Cell3"><text:p text:style-name="P1210"><text:span text:style-name="CharStyle12">Polling District</text:span></text:p></table:table-cell><table:table-cell table:style-name="Table2.Cell4"><text:p text:style-name="P1005"><text:span text:style-name="CharStyle12">Number of Electors</text:span></text:p></table:table-cell></table:table-row><table:table-row table:style-name="Table2.R3"><table:table-cell table:style-name="Table2.Cell5"><text:p text:style-name="P933"><text:span text:style-name="CharStyle12">1.</text:span><text:span text:style-name="CharStyle11"><text:s text:c="1"/>Taman Intan Baiduri</text:span></text:p></table:table-cell><table:table-cell table:style-name="Table2.Cell6"><text:p text:style-name="P1202"><text:span text:style-name="CharStyle11">2,869</text:span></text:p></table:table-cell></table:table-row><table:table-row table:style-name="Table2.R4"><table:table-cell table:style-name="Table2.Cell7"><text:p text:style-name="P658"><text:span text:style-name="CharStyle11">2. Taman Sri Murni</text:span></text:p></table:table-cell><table:table-cell table:style-name="Table2.Cell8"><text:p text:style-name="P505"><text:span text:style-name="CharStyle11">3,330</text:span></text:p></table:table-cell></table:table-row><table:table-row table:style-name="Table2.R5"><table:table-cell table:style-name="Table2.Cell9"><text:p text:style-name="P769"><text:span text:style-name="CharStyle11">3. Kampong Selayang Lama</text:span></text:p></table:table-cell><table:table-cell table:style-name="Table2.Cell10"><text:p text:style-name="P888"><text:span text:style-name="CharStyle11">884</text:span></text:p></table:table-cell></table:table-row><table:table-row table:style-name="Table2.R6"><table:table-cell table:style-name="Table2.Cell11"><text:p text:style-name="P471"><text:span text:style-name="CharStyle11">4. Taman Beringin</text:span></text:p></table:table-cell><table:table-cell table:style-name="Table2.Cell12"><text:p text:style-name="P956"><text:span text:style-name="CharStyle11">3,610</text:span></text:p></table:table-cell></table:table-row><table:table-row table:style-name="Table2.R7"><table:table-cell table:style-name="Table2.Cell13"><text:p text:style-name="P1268"><text:span text:style-name="CharStyle11">5. Taman Wahyu</text:span></text:p></table:table-cell><table:table-cell table:style-name="Table2.Cell14"><text:p text:style-name="P565"><text:span text:style-name="CharStyle11">3,653</text:span></text:p></table:table-cell></table:table-row><table:table-row table:style-name="Table2.R8"><table:table-cell table:style-name="Table2.Cell15"><text:p text:style-name="P1200"><text:span text:style-name="CharStyle11">6. Taman Batu Permai</text:span></text:p></table:table-cell><table:table-cell table:style-name="Table2.Cell16"><text:p text:style-name="P1198"><text:span text:style-name="CharStyle11">3,087</text:span></text:p></table:table-cell></table:table-row><table:table-row table:style-name="Table2.R9"><table:table-cell table:style-name="Table2.Cell17"><text:p text:style-name="P1182"><text:span text:style-name="CharStyle11">7. Taman Batu Muda</text:span></text:p></table:table-cell><table:table-cell table:style-name="Table2.Cell18"><text:p text:style-name="P1033"><text:span text:style-name="CharStyle11">2,786</text:span></text:p></table:table-cell></table:table-row><table:table-row table:style-name="Table2.R10"><table:table-cell table:style-name="Table2.Cell19"><text:p text:style-name="P979"><text:span text:style-name="CharStyle11">8. Taman Koperasi Polis Fasa II</text:span></text:p></table:table-cell><table:table-cell table:style-name="Table2.Cell20"><text:p text:style-name="P1060"><text:span text:style-name="CharStyle11">3,708</text:span></text:p></table:table-cell></table:table-row><table:table-row table:style-name="Table2.R11"><table:table-cell table:style-name="Table2.Cell21"><text:p text:style-name="P1104"><text:span text:style-name="CharStyle11">9. Batu Muda</text:span></text:p></table:table-cell><table:table-cell table:style-name="Table2.Cell22"><text:p text:style-name="P534"><text:span text:style-name="CharStyle11">2,086</text:span></text:p></table:table-cell></table:table-row><table:table-row table:style-name="Table2.R12"><table:table-cell table:style-name="Table2.Cell23"><text:p text:style-name="P759"><text:span text:style-name="CharStyle11">10. PekanBatu</text:span></text:p></table:table-cell><table:table-cell table:style-name="Table2.Cell24"><text:p text:style-name="P438"><text:span text:style-name="CharStyle11">3,444</text:span></text:p></table:table-cell></table:table-row><table:table-row table:style-name="Table2.R13"><table:table-cell table:style-name="Table2.Cell25"><text:p text:style-name="P566"><text:span text:style-name="CharStyle11">11. Batu Kantomen</text:span></text:p></table:table-cell><table:table-cell table:style-name="Table2.Cell26"><text:p text:style-name="P1021"><text:span text:style-name="CharStyle11">4,828</text:span></text:p></table:table-cell></table:table-row><table:table-row table:style-name="Table2.R14"><table:table-cell table:style-name="Table2.Cell27"><text:p text:style-name="P978"><text:span text:style-name="CharStyle11">12. SentulUtara</text:span></text:p></table:table-cell><table:table-cell table:style-name="Table2.Cell28"><text:p text:style-name="P1208"><text:span text:style-name="CharStyle11">6,254</text:span></text:p></table:table-cell></table:table-row><table:table-row table:style-name="Table2.R15"><table:table-cell table:style-name="Table2.Cell29"><text:p text:style-name="P491"><text:span text:style-name="CharStyle11">13. Sentuljaya</text:span></text:p></table:table-cell><table:table-cell table:style-name="Table2.Cell30"><text:p text:style-name="P642"><text:span text:style-name="CharStyle11">2,157</text:span></text:p></table:table-cell></table:table-row><table:table-row table:style-name="Table2.R16"><table:table-cell table:style-name="Table2.Cell31"><text:p text:style-name="P912"><text:span text:style-name="CharStyle11">14. Taman Rainbow</text:span></text:p></table:table-cell><table:table-cell table:style-name="Table2.Cell32"><text:p text:style-name="P1252"><text:span text:style-name="CharStyle11">2,930</text:span></text:p></table:table-cell></table:table-row><table:table-row table:style-name="Table2.R17"><table:table-cell table:style-name="Table2.Cell33"><text:p text:style-name="P631"><text:span text:style-name="CharStyle11">15. Taman Million</text:span></text:p></table:table-cell><table:table-cell table:style-name="Table2.Cell34"><text:p text:style-name="P994"><text:span text:style-name="CharStyle11">1,823</text:span></text:p></table:table-cell></table:table-row><table:table-row table:style-name="Table2.R18"><table:table-cell table:style-name="Table2.Cell35"><text:p text:style-name="P1036"><text:span text:style-name="CharStyle11">16. Sentul Pasar</text:span></text:p></table:table-cell><table:table-cell table:style-name="Table2.Cell36"><text:p text:style-name="P506"><text:span text:style-name="CharStyle11">2,307</text:span></text:p></table:table-cell></table:table-row><table:table-row table:style-name="Table2.R19"><table:table-cell table:style-name="Table2.Cell37"><text:p text:style-name="P1270"><text:span text:style-name="CharStyle11">17. Sentul Tengah</text:span></text:p></table:table-cell><table:table-cell table:style-name="Table2.Cell38"><text:p text:style-name="P727"><text:span text:style-name="CharStyle11">4,926</text:span></text:p></table:table-cell></table:table-row><table:table-row table:style-name="Table2.R20"><table:table-cell table:style-name="Table2.Cell39"><text:p text:style-name="P971"><text:span text:style-name="CharStyle11">18. Bandar Baru Sentul</text:span></text:p></table:table-cell><table:table-cell table:style-name="Table2.Cell40"><text:p text:style-name="P910"><text:span text:style-name="CharStyle11">5,013</text:span></text:p></table:table-cell></table:table-row><table:table-row table:style-name="Table2.R21"><table:table-cell table:style-name="Table2.Cell41"><text:p text:style-name="P895"><text:span text:style-name="CharStyle11">19. Rumah Pangsa Sri Perak</text:span></text:p></table:table-cell><table:table-cell table:style-name="Table2.Cell42"><text:p text:style-name="P1065"><text:span text:style-name="CharStyle11">4,149</text:span></text:p></table:table-cell></table:table-row></table:table><text:p text:style-name="P917"><text:span text:style-name="CharStyle44">8</text:span></text:p></draw:text-box></draw:frame></text:p>
        <text:p text:style-name="P3"/>
        <text:p text:style-name="P4"/>
        <text:p text:style-name="P5"/>
        <text:p text:style-name="P6"/>
        <text:p text:style-name="P7"/>
        <text:p text:style-name="P8"/>
        <text:p text:style-name="P9"/>
        <text:p text:style-name="P10"/>
        <text:p text:style-name="P11"/>
        <text:p text:style-name="P12"/>
        <text:p text:style-name="P13"/>
        <text:p text:style-name="P14"/>
        <text:p text:style-name="P15"/>
        <text:p text:style-name="P16"/>
        <text:p text:style-name="P17"/>
        <text:p text:style-name="P18"/>
        <text:p text:style-name="P19"/>
        <text:p text:style-name="P20"/>
        <text:p text:style-name="P21"/>
        <text:p text:style-name="P22"/>
        <text:p text:style-name="P23"/>
        <text:p text:style-name="P24"/>
        <text:p text:style-name="P25"/>
        <text:p text:style-name="P26"/>
        <text:p text:style-name="P27"/>
        <text:p text:style-name="P28"/>
        <text:p text:style-name="P29"/>
        <text:p text:style-name="P30"/>
        <text:p text:style-name="P31"/>
        <text:p text:style-name="P32"/>
        <text:p text:style-name="P33"/>
        <text:p text:style-name="P34"/>
        <text:p text:style-name="P35"/>
        <text:p text:style-name="P36"/>
        <text:p text:style-name="P37"/>
        <text:p text:style-name="P38"/>
        <text:p text:style-name="P39"/>
        <text:p text:style-name="P40"/>
        <text:p text:style-name="P41"/>
        <text:p text:style-name="P42"/>
      </text:section>
      <text:section text:style-name="Sect3" text:name="Section3">
        <text:p text:style-name="P1315"><draw:frame draw:style-name="fr7" svg:x="0.000cm" svg:y="0.000cm" svg:width="15.993cm" fo:min-height="0.002cm" text:anchor-type="paragraph"><draw:text-box><table:table table:style-name="Table3"><table:table-column table:style-name="Table3.C1"/><table:table-column table:style-name="Table3.C2"/><table:table-column table:style-name="Table3.C3"/><table:table-row table:style-name="Table3.R1"><table:table-cell table:style-name="Table3.Cell1"><text:p text:style-name="P926"><text:span text:style-name="CharStyle11">(1)</text:span></text:p></table:table-cell><table:table-cell table:style-name="Table3.Cell2"><text:p text:style-name="P581"><text:span text:style-name="CharStyle11">(2)</text:span></text:p></table:table-cell><table:table-cell table:style-name="Table3.Cell3"><text:p text:style-name="P1280"><text:span text:style-name="CharStyle11">(3)</text:span></text:p></table:table-cell></table:table-row><table:table-row table:style-name="Table3.R2"><table:table-cell table:style-name="Table3.Cell4"><text:p text:style-name="P833"><text:span text:style-name="CharStyle11">Bahagian Pilihan Raya</text:span></text:p></table:table-cell><table:table-cell table:style-name="Table3.Cell5"><text:p text:style-name="P720"><text:span text:style-name="CharStyle11">Daerah Mengundi</text:span></text:p></table:table-cell><table:table-cell table:style-name="Table3.Cell6"><text:p text:style-name="P583"><text:span text:style-name="CharStyle11">Bilangan Pemilih</text:span></text:p></table:table-cell></table:table-row><table:table-row table:style-name="Table3.R3"><table:table-cell table:style-name="Table3.Cell7"><text:p text:style-name="P897"><text:span text:style-name="CharStyle11">Negeri</text:span></text:p></table:table-cell><table:table-cell table:style-name="Table3.Cell8"><text:p text:style-name="P1292"/></table:table-cell><table:table-cell table:style-name="Table3.Cell9"><text:p text:style-name="P1292"/></table:table-cell></table:table-row><table:table-row table:style-name="Table3.R4"><table:table-cell table:style-name="Table3.Cell10"><text:p text:style-name="P1046"><text:span text:style-name="CharStyle12">State Constituency</text:span></text:p></table:table-cell><table:table-cell table:style-name="Table3.Cell11"><text:p text:style-name="P778"><text:span text:style-name="CharStyle12">Polling District</text:span></text:p></table:table-cell><table:table-cell table:style-name="Table3.Cell12"><text:p text:style-name="P651"><text:span text:style-name="CharStyle12">Number of Electors</text:span></text:p></table:table-cell></table:table-row><table:table-row table:style-name="Table3.R5"><table:table-cell table:style-name="Table3.Cell13"><text:p text:style-name="P1292"/></table:table-cell><table:table-cell table:style-name="Table3.Cell14"><text:p text:style-name="P517"><text:span text:style-name="CharStyle11">20. Sentul Selatan</text:span></text:p></table:table-cell><table:table-cell table:style-name="Table3.Cell15"><text:p text:style-name="P952"><text:span text:style-name="CharStyle11">3,319</text:span></text:p></table:table-cell></table:table-row><table:table-row table:style-name="Table3.R6"><table:table-cell table:style-name="Table3.Cell16"><text:p text:style-name="P1292"/></table:table-cell><table:table-cell table:style-name="Table3.Cell17"><text:p text:style-name="P675"><text:span text:style-name="CharStyle11">21. Kampong Kovil Utara</text:span></text:p></table:table-cell><table:table-cell table:style-name="Table3.Cell18"><text:p text:style-name="P992"><text:span text:style-name="CharStyle11">1,945</text:span></text:p></table:table-cell></table:table-row><table:table-row table:style-name="Table3.R7"><table:table-cell table:style-name="Table3.Cell19"><text:p text:style-name="P1292"/></table:table-cell><table:table-cell table:style-name="Table3.Cell20"><text:p text:style-name="P1027"><text:span text:style-name="CharStyle11">22. Kampong Kovil Selatan</text:span></text:p></table:table-cell><table:table-cell table:style-name="Table3.Cell21"><text:p text:style-name="P988"><text:span text:style-name="CharStyle11">3,182</text:span></text:p></table:table-cell></table:table-row><table:table-row table:style-name="Table3.R8"><table:table-cell table:style-name="Table3.Cell22"><text:p text:style-name="P1292"/></table:table-cell><table:table-cell table:style-name="Table3.Cell23"><text:p text:style-name="P951"><text:span text:style-name="CharStyle11">23. Setapak Selatan</text:span></text:p></table:table-cell><table:table-cell table:style-name="Table3.Cell24"><text:p text:style-name="P483"><text:span text:style-name="CharStyle11">2,500</text:span></text:p></table:table-cell></table:table-row><table:table-row table:style-name="Table3.R9"><table:table-cell table:style-name="Table3.Cell25"><text:p text:style-name="P1292"/></table:table-cell><table:table-cell table:style-name="Table3.Cell26"><text:p text:style-name="P999"><text:span text:style-name="CharStyle11">24. Kompleks Damai</text:span></text:p></table:table-cell><table:table-cell table:style-name="Table3.Cell27"><text:p text:style-name="P546"><text:span text:style-name="CharStyle11">2,470</text:span></text:p></table:table-cell></table:table-row><table:table-row table:style-name="Table3.R10"><table:table-cell table:style-name="Table3.Cell28"><text:p text:style-name="P1292"/></table:table-cell><table:table-cell table:style-name="Table3.Cell29"><text:p text:style-name="P1292"/></table:table-cell><table:table-cell table:style-name="Table3.Cell30"><text:p text:style-name="P569"><text:span text:style-name="CharStyle11">77,260</text:span></text:p></table:table-cell></table:table-row></table:table></draw:text-box></draw:frame></text:p>
        <text:p text:style-name="P1048"><text:span text:style-name="CharStyle13">Jumlah Bilangan Pemilih dalam Bahagian Pilihan Raya Persekutuan<text:tab/>77,260</text:span></text:p>
        <text:p text:style-name="P540"><text:span text:style-name="CharStyle13">P. 115 Batu:</text:span></text:p>
        <text:p text:style-name="P1096"><text:span text:style-name="CharStyle28">Total Number of Electors in the Federal Constituency of<text:line-break/>P. 115 Batu:</text:span></text:p>
        <text:p text:style-name="P962"><text:span text:style-name="CharStyle18">9</text:span></text:p>
      </text:section>
      <text:section text:style-name="Sect4" text:name="Section4">
        <text:p text:style-name="P1316"><draw:frame draw:style-name="fr10" svg:x="2.842cm" svg:y="0.000cm" svg:width="4.082cm" fo:min-height="4.424cm" text:anchor-type="paragraph"><draw:text-box><text:h text:outline-level="1" text:style-name="P671"><text:bookmark-start text:name="bookmark3"/><text:span text:style-name="CharStyle46">(</text:span><text:span text:style-name="CharStyle47">1</text:span><text:span text:style-name="CharStyle46">)</text:span><text:bookmark-end text:name="bookmark3"/></text:h><text:p text:style-name="P636"><text:span text:style-name="CharStyle7">Bahagian Pilihan Raya<text:line-break/>Negeri<text:line-break/></text:span><text:span text:style-name="CharStyle8">State Constituency</text:span></text:p><text:p text:style-name="P1086"><text:span text:style-name="CharStyle8">-</text:span><text:span text:style-name="CharStyle7"><text:s text:c="1"/>Tidak Berkenaan -<text:line-break/>- </text:span><text:span text:style-name="CharStyle8">Not Applicable -</text:span></text:p></draw:text-box></draw:frame><draw:frame draw:style-name="fr9" svg:x="8.251cm" svg:y="0.000cm" svg:width="10.634cm" fo:min-height="0.002cm" text:anchor-type="paragraph"><draw:text-box><table:table table:style-name="Table4"><table:table-column table:style-name="Table4.C1"/><table:table-column table:style-name="Table4.C2"/><table:table-row table:style-name="Table4.R1"><table:table-cell table:style-name="Table4.Cell1"><text:p text:style-name="P834"><text:span text:style-name="CharStyle11">(2)</text:span></text:p></table:table-cell><table:table-cell table:style-name="Table4.Cell2"><text:p text:style-name="P898"><text:span text:style-name="CharStyle11">(3)</text:span></text:p></table:table-cell></table:table-row><table:table-row table:style-name="Table4.R2"><table:table-cell table:style-name="Table4.Cell3"><text:p text:style-name="P602"><text:span text:style-name="CharStyle11">Daerah Mengundi</text:span></text:p></table:table-cell><table:table-cell table:style-name="Table4.Cell4"><text:p text:style-name="P561"><text:span text:style-name="CharStyle11">Bilangan Pemilih</text:span></text:p></table:table-cell></table:table-row><table:table-row table:style-name="Table4.R3"><table:table-cell table:style-name="Table4.Cell5"><text:p text:style-name="P511"><text:span text:style-name="CharStyle12">Polling District</text:span></text:p></table:table-cell><table:table-cell table:style-name="Table4.Cell6"><text:p text:style-name="P498"><text:span text:style-name="CharStyle12">Number of Electors</text:span></text:p></table:table-cell></table:table-row><table:table-row table:style-name="Table4.R4"><table:table-cell table:style-name="Table4.Cell7"><text:p text:style-name="P1010"><text:span text:style-name="CharStyle11">1. Flat T aman Melati</text:span></text:p></table:table-cell><table:table-cell table:style-name="Table4.Cell8"><text:p text:style-name="P865"><text:span text:style-name="CharStyle11">3,348</text:span></text:p></table:table-cell></table:table-row><table:table-row table:style-name="Table4.R5"><table:table-cell table:style-name="Table4.Cell9"><text:p text:style-name="P1004"><text:span text:style-name="CharStyle11">2. Taman Melati</text:span></text:p></table:table-cell><table:table-cell table:style-name="Table4.Cell10"><text:p text:style-name="P1114"><text:span text:style-name="CharStyle11">2,548</text:span></text:p></table:table-cell></table:table-row><table:table-row table:style-name="Table4.R6"><table:table-cell table:style-name="Table4.Cell11"><text:p text:style-name="P616"><text:span text:style-name="CharStyle11">3. Rumah Pangsa Dewan Bandaraya<text:line-break/>Gombak</text:span></text:p></table:table-cell><table:table-cell table:style-name="Table4.Cell12"><text:p text:style-name="P1017"><text:span text:style-name="CharStyle11">6,124</text:span></text:p></table:table-cell></table:table-row><table:table-row table:style-name="Table4.R7"><table:table-cell table:style-name="Table4.Cell13"><text:p text:style-name="P656"><text:span text:style-name="CharStyle11">4. Gombak Utara</text:span></text:p></table:table-cell><table:table-cell table:style-name="Table4.Cell14"><text:p text:style-name="P783"><text:span text:style-name="CharStyle11">3,836</text:span></text:p></table:table-cell></table:table-row><table:table-row table:style-name="Table4.R8"><table:table-cell table:style-name="Table4.Cell15"><text:p text:style-name="P678"><text:span text:style-name="CharStyle11">5. Gombak Selatan</text:span></text:p></table:table-cell><table:table-cell table:style-name="Table4.Cell16"><text:p text:style-name="P761"><text:span text:style-name="CharStyle11">3,460</text:span></text:p></table:table-cell></table:table-row><table:table-row table:style-name="Table4.R9"><table:table-cell table:style-name="Table4.Cell17"><text:p text:style-name="P970"><text:span text:style-name="CharStyle11">6. Jalan Gombak</text:span></text:p></table:table-cell><table:table-cell table:style-name="Table4.Cell18"><text:p text:style-name="P918"><text:span text:style-name="CharStyle11">3,394</text:span></text:p></table:table-cell></table:table-row><table:table-row table:style-name="Table4.R10"><table:table-cell table:style-name="Table4.Cell19"><text:p text:style-name="P812"><text:span text:style-name="CharStyle11">7. Taman Setapak</text:span></text:p></table:table-cell><table:table-cell table:style-name="Table4.Cell20"><text:p text:style-name="P543"><text:span text:style-name="CharStyle11">4,174</text:span></text:p></table:table-cell></table:table-row><table:table-row table:style-name="Table4.R11"><table:table-cell table:style-name="Table4.Cell21"><text:p text:style-name="P698"><text:span text:style-name="CharStyle11">8. Taman Ibu Kota</text:span></text:p></table:table-cell><table:table-cell table:style-name="Table4.Cell22"><text:p text:style-name="P468"><text:span text:style-name="CharStyle11">3,385</text:span></text:p></table:table-cell></table:table-row><table:table-row table:style-name="Table4.R12"><table:table-cell table:style-name="Table4.Cell23"><text:p text:style-name="P858"><text:span text:style-name="CharStyle11">9. Kampong Puah</text:span></text:p></table:table-cell><table:table-cell table:style-name="Table4.Cell24"><text:p text:style-name="P928"><text:span text:style-name="CharStyle11">1,999</text:span></text:p></table:table-cell></table:table-row><table:table-row table:style-name="Table4.R13"><table:table-cell table:style-name="Table4.Cell25"><text:p text:style-name="P655"><text:span text:style-name="CharStyle11">10. Taman P. Ramlee</text:span></text:p></table:table-cell><table:table-cell table:style-name="Table4.Cell26"><text:p text:style-name="P510"><text:span text:style-name="CharStyle11">1,977</text:span></text:p></table:table-cell></table:table-row><table:table-row table:style-name="Table4.R14"><table:table-cell table:style-name="Table4.Cell27"><text:p text:style-name="P1137"><text:span text:style-name="CharStyle11">11. TerataiMewah</text:span></text:p></table:table-cell><table:table-cell table:style-name="Table4.Cell28"><text:p text:style-name="P692"><text:span text:style-name="CharStyle11">3,208</text:span></text:p></table:table-cell></table:table-row><table:table-row table:style-name="Table4.R15"><table:table-cell table:style-name="Table4.Cell29"><text:p text:style-name="P1042"><text:span text:style-name="CharStyle11">12. Danau Kota</text:span></text:p></table:table-cell><table:table-cell table:style-name="Table4.Cell30"><text:p text:style-name="P969"><text:span text:style-name="CharStyle11">3,360</text:span></text:p></table:table-cell></table:table-row><table:table-row table:style-name="Table4.R16"><table:table-cell table:style-name="Table4.Cell31"><text:p text:style-name="P986"><text:span text:style-name="CharStyle11">13. GentingKelang</text:span></text:p></table:table-cell><table:table-cell table:style-name="Table4.Cell32"><text:p text:style-name="P1008"><text:span text:style-name="CharStyle11">4,676</text:span></text:p></table:table-cell></table:table-row><table:table-row table:style-name="Table4.R17"><table:table-cell table:style-name="Table4.Cell33"><text:p text:style-name="P1045"><text:span text:style-name="CharStyle11">14. Taman Wangsa Melawati</text:span></text:p></table:table-cell><table:table-cell table:style-name="Table4.Cell34"><text:p text:style-name="P881"><text:span text:style-name="CharStyle11">3,384</text:span></text:p></table:table-cell></table:table-row><table:table-row table:style-name="Table4.R18"><table:table-cell table:style-name="Table4.Cell35"><text:p text:style-name="P1074"><text:span text:style-name="CharStyle11">15. Taman Desa Setapak</text:span></text:p></table:table-cell><table:table-cell table:style-name="Table4.Cell36"><text:p text:style-name="P1024"><text:span text:style-name="CharStyle11">3,270</text:span></text:p></table:table-cell></table:table-row><table:table-row table:style-name="Table4.R19"><table:table-cell table:style-name="Table4.Cell37"><text:p text:style-name="P961"><text:span text:style-name="CharStyle11">16. Seksyen 2 Wangsa Maju</text:span></text:p></table:table-cell><table:table-cell table:style-name="Table4.Cell38"><text:p text:style-name="P959"><text:span text:style-name="CharStyle11">5,450</text:span></text:p></table:table-cell></table:table-row><table:table-row table:style-name="Table4.R20"><table:table-cell table:style-name="Table4.Cell39"><text:p text:style-name="P981"><text:span text:style-name="CharStyle11">17. Seksyen 4 Wangsa Maju</text:span></text:p></table:table-cell><table:table-cell table:style-name="Table4.Cell40"><text:p text:style-name="P1009"><text:span text:style-name="CharStyle11">2,052</text:span></text:p></table:table-cell></table:table-row><table:table-row table:style-name="Table4.R21"><table:table-cell table:style-name="Table4.Cell41"><text:p text:style-name="P1038"><text:span text:style-name="CharStyle11">18. Seksyen 1 Wangsa Maju</text:span></text:p></table:table-cell><table:table-cell table:style-name="Table4.Cell42"><text:p text:style-name="P1029"><text:span text:style-name="CharStyle11">7,564</text:span></text:p></table:table-cell></table:table-row></table:table></draw:text-box></draw:frame><draw:frame draw:style-name="fr11" svg:x="10.283cm" svg:y="24.640cm" svg:width="0.441cm" fo:min-height="0.437cm" text:anchor-type="paragraph"><draw:text-box><text:p text:style-name="P987"><text:span text:style-name="CharStyle49">10</text:span></text:p></draw:text-box></draw:frame></text:p>
        <text:p text:style-name="P46"/>
        <text:p text:style-name="P47"/>
        <text:p text:style-name="P48"/>
        <text:p text:style-name="P49"/>
        <text:p text:style-name="P50"/>
        <text:p text:style-name="P51"/>
        <text:p text:style-name="P52"/>
        <text:p text:style-name="P53"/>
        <text:p text:style-name="P54"/>
        <text:p text:style-name="P55"/>
        <text:p text:style-name="P56"/>
        <text:p text:style-name="P57"/>
        <text:p text:style-name="P58"/>
        <text:p text:style-name="P59"/>
        <text:p text:style-name="P60"/>
        <text:p text:style-name="P61"/>
        <text:p text:style-name="P62"/>
        <text:p text:style-name="P63"/>
        <text:p text:style-name="P64"/>
        <text:p text:style-name="P65"/>
        <text:p text:style-name="P66"/>
        <text:p text:style-name="P67"/>
        <text:p text:style-name="P68"/>
        <text:p text:style-name="P69"/>
        <text:p text:style-name="P70"/>
        <text:p text:style-name="P71"/>
        <text:p text:style-name="P72"/>
        <text:p text:style-name="P73"/>
        <text:p text:style-name="P74"/>
        <text:p text:style-name="P75"/>
        <text:p text:style-name="P76"/>
        <text:p text:style-name="P77"/>
        <text:p text:style-name="P78"/>
        <text:p text:style-name="P79"/>
        <text:p text:style-name="P80"/>
        <text:p text:style-name="P81"/>
        <text:p text:style-name="P82"/>
        <text:p text:style-name="P83"/>
        <text:p text:style-name="P84"/>
        <text:p text:style-name="P85"/>
      </text:section>
      <text:section text:style-name="Sect5" text:name="Section5">
        <text:p text:style-name="P1317"><text:span text:style-name="CharStyle13">Negeri</text:span></text:p>
        <text:p text:style-name="P504"><text:span text:style-name="CharStyle28">State Constituency<text:tab/>Polling<text:tab/>District<text:tab/>Number of<text:tab/>Electors</text:span></text:p>
        <text:table-of-content>
          <text:table-of-content-source text:use-outline-level="1"/>
          <text:index-body>
            <text:list text:style-name="L14">
              <text:list-item>
                <text:p text:style-name="P1032"><text:span text:style-name="CharStyle33"><text:tab/>Changkat<text:tab/>3,270</text:span></text:p>
              </text:list-item>
              <text:list-item>
                <text:p text:style-name="P945"><text:span text:style-name="CharStyle33"><text:tab/>Kampong Padang Balang<text:tab/>4,105</text:span></text:p>
              </text:list-item>
              <text:list-item>
                <text:p text:style-name="P1052"><text:span text:style-name="CharStyle33"><text:tab/>Pekan Setapak<text:tab/>1,243</text:span></text:p>
              </text:list-item>
            </text:list>
          </text:index-body>
        </text:table-of-content>
        <text:p text:style-name="P598"><text:span text:style-name="CharStyle13">75,827</text:span></text:p>
        <text:p text:style-name="P508"><text:span text:style-name="CharStyle13">Jumlah Bilangan Pemilih dalam Bahagian Pilihan Raya Persekutuan<text:tab/>75,827</text:span></text:p>
        <text:p text:style-name="P954"><text:span text:style-name="CharStyle13">P. 116 Wangsa Maju:</text:span></text:p>
        <text:p text:style-name="P791"><text:span text:style-name="CharStyle28">Total Number of Electors in the Federal Constituency of<text:line-break/>P. 116 Wangsa Maju:</text:span></text:p>
        <text:p text:style-name="P645"><text:span text:style-name="CharStyle52">11</text:span></text:p>
      </text:section>
      <text:section text:style-name="Sect6" text:name="Section6">
        <text:p text:style-name="P1318"><draw:frame draw:style-name="fr15" svg:x="2.875cm" svg:y="0.000cm" svg:width="4.082cm" fo:min-height="4.424cm" text:anchor-type="paragraph"><draw:text-box><text:h text:outline-level="1" text:style-name="P944"><text:bookmark-start text:name="bookmark4"/><text:span text:style-name="CharStyle53">(1)</text:span><text:bookmark-end text:name="bookmark4"/></text:h><text:p text:style-name="P843"><text:span text:style-name="CharStyle7">Bahagian Pilihan Raya<text:line-break/>Negeri<text:line-break/></text:span><text:span text:style-name="CharStyle8">State Constituency</text:span></text:p><text:p text:style-name="P1218"><text:span text:style-name="CharStyle8">-</text:span><text:span text:style-name="CharStyle7"><text:s text:c="1"/>Tidak Berkenaan -<text:line-break/>- </text:span><text:span text:style-name="CharStyle8">Not Applicable -</text:span></text:p></draw:text-box></draw:frame><draw:frame draw:style-name="fr14" svg:x="8.251cm" svg:y="0.000cm" svg:width="10.634cm" fo:min-height="0.002cm" text:anchor-type="paragraph"><draw:text-box><text:p text:style-name="P500"><text:span text:style-name="CharStyle55">(2)<text:tab/>(3)</text:span></text:p><table:table table:style-name="Table5"><table:table-column table:style-name="Table5.C1"/><table:table-column table:style-name="Table5.C2"/><table:table-row table:style-name="Table5.R1"><table:table-cell table:style-name="Table5.Cell1"><text:p text:style-name="P1058"><text:span text:style-name="CharStyle11">Daerah Mengundi</text:span></text:p></table:table-cell><table:table-cell table:style-name="Table5.Cell2"><text:p text:style-name="P937"><text:span text:style-name="CharStyle11">Bilangan Pemilih</text:span></text:p></table:table-cell></table:table-row><table:table-row table:style-name="Table5.R2"><table:table-cell table:style-name="Table5.Cell3"><text:p text:style-name="P946"><text:span text:style-name="CharStyle12">Polling District</text:span></text:p></table:table-cell><table:table-cell table:style-name="Table5.Cell4"><text:p text:style-name="P684"><text:span text:style-name="CharStyle12">Number of Electors</text:span></text:p></table:table-cell></table:table-row><table:table-row table:style-name="Table5.R3"><table:table-cell table:style-name="Table5.Cell5"><text:p text:style-name="P803"><text:span text:style-name="CharStyle12">1.</text:span><text:span text:style-name="CharStyle11"><text:s text:c="1"/>T aman Bukit Maluri Utara</text:span></text:p></table:table-cell><table:table-cell table:style-name="Table5.Cell6"><text:p text:style-name="P935"><text:span text:style-name="CharStyle11">4,056</text:span></text:p></table:table-cell></table:table-row><table:table-row table:style-name="Table5.R4"><table:table-cell table:style-name="Table5.Cell7"><text:p text:style-name="P1232"><text:span text:style-name="CharStyle11">2. Taman Bukit Maluri Selatan</text:span></text:p></table:table-cell><table:table-cell table:style-name="Table5.Cell8"><text:p text:style-name="P1234"><text:span text:style-name="CharStyle11">3,422</text:span></text:p></table:table-cell></table:table-row><table:table-row table:style-name="Table5.R5"><table:table-cell table:style-name="Table5.Cell9"><text:p text:style-name="P1222"><text:span text:style-name="CharStyle11">3. Bandar Manjalara</text:span></text:p></table:table-cell><table:table-cell table:style-name="Table5.Cell10"><text:p text:style-name="P934"><text:span text:style-name="CharStyle11">3,754</text:span></text:p></table:table-cell></table:table-row><table:table-row table:style-name="Table5.R6"><table:table-cell table:style-name="Table5.Cell11"><text:p text:style-name="P550"><text:span text:style-name="CharStyle11">4. Desa Park City</text:span></text:p></table:table-cell><table:table-cell table:style-name="Table5.Cell12"><text:p text:style-name="P679"><text:span text:style-name="CharStyle11">2,038</text:span></text:p></table:table-cell></table:table-row><table:table-row table:style-name="Table5.R7"><table:table-cell table:style-name="Table5.Cell13"><text:p text:style-name="P799"><text:span text:style-name="CharStyle11">5. Taman Sri Sinar</text:span></text:p></table:table-cell><table:table-cell table:style-name="Table5.Cell14"><text:p text:style-name="P932"><text:span text:style-name="CharStyle11">5,962</text:span></text:p></table:table-cell></table:table-row><table:table-row table:style-name="Table5.R8"><table:table-cell table:style-name="Table5.Cell15"><text:p text:style-name="P1224"><text:span text:style-name="CharStyle11">6. Sri Segambut</text:span></text:p></table:table-cell><table:table-cell table:style-name="Table5.Cell16"><text:p text:style-name="P1238"><text:span text:style-name="CharStyle11">3,479</text:span></text:p></table:table-cell></table:table-row><table:table-row table:style-name="Table5.R9"><table:table-cell table:style-name="Table5.Cell17"><text:p text:style-name="P1015"><text:span text:style-name="CharStyle11">7. Taman KokDoh</text:span></text:p></table:table-cell><table:table-cell table:style-name="Table5.Cell18"><text:p text:style-name="P927"><text:span text:style-name="CharStyle11">4,185</text:span></text:p></table:table-cell></table:table-row><table:table-row table:style-name="Table5.R10"><table:table-cell table:style-name="Table5.Cell19"><text:p text:style-name="P1256"><text:span text:style-name="CharStyle11">8. Taman City Kanan</text:span></text:p></table:table-cell><table:table-cell table:style-name="Table5.Cell20"><text:p text:style-name="P673"><text:span text:style-name="CharStyle11">3,366</text:span></text:p></table:table-cell></table:table-row><table:table-row table:style-name="Table5.R11"><table:table-cell table:style-name="Table5.Cell21"><text:p text:style-name="P953"><text:span text:style-name="CharStyle11">9. Kampong Sungai Udang</text:span></text:p></table:table-cell><table:table-cell table:style-name="Table5.Cell22"><text:p text:style-name="P1260"><text:span text:style-name="CharStyle11">3,005</text:span></text:p></table:table-cell></table:table-row><table:table-row table:style-name="Table5.R12"><table:table-cell table:style-name="Table5.Cell23"><text:p text:style-name="P652"><text:span text:style-name="CharStyle11">10. Taman Segambut</text:span></text:p></table:table-cell><table:table-cell table:style-name="Table5.Cell24"><text:p text:style-name="P1230"><text:span text:style-name="CharStyle11">2,257</text:span></text:p></table:table-cell></table:table-row><table:table-row table:style-name="Table5.R13"><table:table-cell table:style-name="Table5.Cell25"><text:p text:style-name="P901"><text:span text:style-name="CharStyle11">11. Kampong Kasipillay</text:span></text:p></table:table-cell><table:table-cell table:style-name="Table5.Cell26"><text:p text:style-name="P527"><text:span text:style-name="CharStyle11">2,786</text:span></text:p></table:table-cell></table:table-row><table:table-row table:style-name="Table5.R14"><table:table-cell table:style-name="Table5.Cell27"><text:p text:style-name="P1220"><text:span text:style-name="CharStyle11">12. Dutamas</text:span></text:p></table:table-cell><table:table-cell table:style-name="Table5.Cell28"><text:p text:style-name="P1062"><text:span text:style-name="CharStyle11">2,960</text:span></text:p></table:table-cell></table:table-row><table:table-row table:style-name="Table5.R15"><table:table-cell table:style-name="Table5.Cell29"><text:p text:style-name="P899"><text:span text:style-name="CharStyle11">13. Segambut</text:span></text:p></table:table-cell><table:table-cell table:style-name="Table5.Cell30"><text:p text:style-name="P526"><text:span text:style-name="CharStyle11">2,414</text:span></text:p></table:table-cell></table:table-row><table:table-row table:style-name="Table5.R16"><table:table-cell table:style-name="Table5.Cell31"><text:p text:style-name="P1031"><text:span text:style-name="CharStyle11">14. Bukit Lanj an</text:span></text:p></table:table-cell><table:table-cell table:style-name="Table5.Cell32"><text:p text:style-name="P774"><text:span text:style-name="CharStyle11">488</text:span></text:p></table:table-cell></table:table-row><table:table-row table:style-name="Table5.R17"><table:table-cell table:style-name="Table5.Cell33"><text:p text:style-name="P1236"><text:span text:style-name="CharStyle11">15. Kampong Sungai Penchala</text:span></text:p></table:table-cell><table:table-cell table:style-name="Table5.Cell34"><text:p text:style-name="P522"><text:span text:style-name="CharStyle11">1,829</text:span></text:p></table:table-cell></table:table-row><table:table-row table:style-name="Table5.R18"><table:table-cell table:style-name="Table5.Cell35"><text:p text:style-name="P643"><text:span text:style-name="CharStyle11">16. SriHartamas</text:span></text:p></table:table-cell><table:table-cell table:style-name="Table5.Cell36"><text:p text:style-name="P771"><text:span text:style-name="CharStyle11">2,214</text:span></text:p></table:table-cell></table:table-row><table:table-row table:style-name="Table5.R19"><table:table-cell table:style-name="Table5.Cell37"><text:p text:style-name="P894"><text:span text:style-name="CharStyle11">17. Bukit Tunku</text:span></text:p></table:table-cell><table:table-cell table:style-name="Table5.Cell38"><text:p text:style-name="P520"><text:span text:style-name="CharStyle11">1,879</text:span></text:p></table:table-cell></table:table-row><table:table-row table:style-name="Table5.R20"><table:table-cell table:style-name="Table5.Cell39"><text:p text:style-name="P641"><text:span text:style-name="CharStyle11">18. Bukit Damansara</text:span></text:p></table:table-cell><table:table-cell table:style-name="Table5.Cell40"><text:p text:style-name="P1226"><text:span text:style-name="CharStyle11">2,426</text:span></text:p></table:table-cell></table:table-row><table:table-row table:style-name="Table5.R21"><table:table-cell table:style-name="Table5.Cell41"><text:p text:style-name="P1228"><text:span text:style-name="CharStyle11">19. Medan Damansara</text:span></text:p></table:table-cell><table:table-cell table:style-name="Table5.Cell42"><text:p text:style-name="P1240"><text:span text:style-name="CharStyle11">4,173</text:span></text:p></table:table-cell></table:table-row><table:table-row table:style-name="Table5.R22"><table:table-cell table:style-name="Table5.Cell43"><text:p text:style-name="P640"><text:span text:style-name="CharStyle11">12</text:span></text:p></table:table-cell><table:table-cell table:style-name="Table5.Cell44"><text:p text:style-name="P1292"/></table:table-cell></table:table-row></table:table></draw:text-box></draw:frame></text:p>
        <text:p text:style-name="P89"/>
        <text:p text:style-name="P90"/>
        <text:p text:style-name="P91"/>
        <text:p text:style-name="P92"/>
        <text:p text:style-name="P93"/>
        <text:p text:style-name="P94"/>
        <text:p text:style-name="P95"/>
        <text:p text:style-name="P96"/>
        <text:p text:style-name="P97"/>
        <text:p text:style-name="P98"/>
        <text:p text:style-name="P99"/>
        <text:p text:style-name="P100"/>
        <text:p text:style-name="P101"/>
        <text:p text:style-name="P102"/>
        <text:p text:style-name="P103"/>
        <text:p text:style-name="P104"/>
        <text:p text:style-name="P105"/>
        <text:p text:style-name="P106"/>
        <text:p text:style-name="P107"/>
        <text:p text:style-name="P108"/>
        <text:p text:style-name="P109"/>
        <text:p text:style-name="P110"/>
        <text:p text:style-name="P111"/>
        <text:p text:style-name="P112"/>
        <text:p text:style-name="P113"/>
        <text:p text:style-name="P114"/>
        <text:p text:style-name="P115"/>
        <text:p text:style-name="P116"/>
        <text:p text:style-name="P117"/>
        <text:p text:style-name="P118"/>
        <text:p text:style-name="P119"/>
        <text:p text:style-name="P120"/>
        <text:p text:style-name="P121"/>
        <text:p text:style-name="P122"/>
        <text:p text:style-name="P123"/>
        <text:p text:style-name="P124"/>
        <text:p text:style-name="P125"/>
        <text:p text:style-name="P126"/>
        <text:p text:style-name="P127"/>
        <text:p text:style-name="P128"/>
      </text:section>
      <text:section text:style-name="Sect7" text:name="Section7">
        <text:table-of-content>
          <text:table-of-content-source text:use-outline-level="1"/>
          <text:index-body>
            <text:p text:style-name="P1319"><text:a xlink:href="#bookmark6"><text:span text:style-name="CharStyle33">(1)<text:tab/>(2)<text:tab/>(3)</text:span></text:a></text:p>
            <text:p text:style-name="P644"><text:span text:style-name="CharStyle33">Bahagian Pilihan Raya<text:tab/>Daerah<text:tab/>Mengundi<text:tab/>Bilangan<text:tab/>Pemilih</text:span></text:p>
            <text:p text:style-name="P1018"><text:span text:style-name="CharStyle33">Negeri</text:span></text:p>
            <text:p text:style-name="P938"><text:span text:style-name="CharStyle35">State Constituency<text:tab/>Polling<text:tab/>District<text:tab/>Number of<text:tab/>Electors</text:span></text:p>
            <text:list text:style-name="L12">
              <text:list-item>
                <text:p text:style-name="P1011"><text:span text:style-name="CharStyle33"><text:tab/>Taman Tun Dr Ismail Timur<text:tab/>3,165</text:span></text:p>
              </text:list-item>
              <text:list-item>
                <text:p text:style-name="P676"><text:span text:style-name="CharStyle33"><text:tab/>Taman Tun Dr Ismail Utara<text:tab/>2,827</text:span></text:p>
              </text:list-item>
              <text:list-item>
                <text:p text:style-name="P966"><text:span text:style-name="CharStyle33"><text:tab/>Taman Tun Dr Ismail Tengah<text:tab/>3,776</text:span></text:p>
              </text:list-item>
              <text:list-item>
                <text:p text:style-name="P913"><text:span text:style-name="CharStyle33"><text:tab/>Taman Tun Dr Ismail Selatan<text:tab/>2,485</text:span></text:p>
              </text:list-item>
              <text:list-item>
                <text:p text:style-name="P1041"><text:span text:style-name="CharStyle33"><text:tab/>TiongNam<text:tab/>3,862</text:span></text:p>
              </text:list-item>
              <text:list-item>
                <text:p text:style-name="P1020"><text:span text:style-name="CharStyle33"><text:tab/>Kampong Semarang<text:tab/>2,255</text:span></text:p>
              </text:list-item>
              <text:list-item>
                <text:p text:style-name="P882"><text:span text:style-name="CharStyle33"><text:tab/>KolamAyer<text:tab/>2,970</text:span></text:p>
              </text:list-item>
            </text:list>
          </text:index-body>
        </text:table-of-content>
        <text:p text:style-name="P815"><text:span text:style-name="CharStyle13">78,033</text:span></text:p>
        <text:p text:style-name="P1080"><text:span text:style-name="CharStyle13">Jumlah Bilangan Pemilih dalam Bahagian Pilihan Raya Persekutuan<text:tab/>78,033</text:span></text:p>
        <text:p text:style-name="P914"><text:span text:style-name="CharStyle13">P. 117 Segambut:</text:span></text:p>
        <text:p text:style-name="P1022"><text:span text:style-name="CharStyle28">Total Number of Electors in the Federal Constituency of<text:line-break/>P. 117 Segambut:</text:span></text:p>
        <text:p text:style-name="P1025"><text:span text:style-name="CharStyle18">13</text:span></text:p>
      </text:section>
      <text:section text:style-name="Sect8" text:name="Section8">
        <text:p text:style-name="P1320"><draw:frame draw:style-name="fr18" svg:x="2.875cm" svg:y="0.000cm" svg:width="4.082cm" fo:min-height="4.424cm" text:anchor-type="paragraph"><draw:text-box><text:h text:outline-level="1" text:style-name="P1044"><text:bookmark-start text:name="bookmark5"/><text:span text:style-name="CharStyle53">(1)</text:span><text:bookmark-end text:name="bookmark5"/></text:h><text:p text:style-name="P1076"><text:span text:style-name="CharStyle7">Bahagian Pilihan Raya<text:line-break/>Negeri<text:line-break/></text:span><text:span text:style-name="CharStyle8">State Constituency</text:span></text:p><text:p text:style-name="P1030"><text:span text:style-name="CharStyle8">-</text:span><text:span text:style-name="CharStyle7"><text:s text:c="1"/>Tidak Berkenaan -<text:line-break/>- </text:span><text:span text:style-name="CharStyle8">Not Applicable -</text:span></text:p></draw:text-box></draw:frame><draw:frame draw:style-name="fr17" svg:x="8.251cm" svg:y="0.000cm" svg:width="10.626cm" fo:min-height="0.002cm" text:anchor-type="paragraph"><draw:text-box><table:table table:style-name="Table6"><table:table-column table:style-name="Table6.C1"/><table:table-column table:style-name="Table6.C2"/><table:table-row table:style-name="Table6.R1"><table:table-cell table:style-name="Table6.Cell1"><text:p text:style-name="P440"><text:span text:style-name="CharStyle11">(2)</text:span></text:p><text:p text:style-name="P512"><text:span text:style-name="CharStyle11">Daerah Mengundi</text:span></text:p></table:table-cell><table:table-cell table:style-name="Table6.Cell2"><text:p text:style-name="P632"><text:span text:style-name="CharStyle11">(3)</text:span></text:p><text:p text:style-name="P1244"><text:span text:style-name="CharStyle11">Bilangan Pemilih</text:span></text:p></table:table-cell></table:table-row><table:table-row table:style-name="Table6.R2"><table:table-cell table:style-name="Table6.Cell3"><text:p text:style-name="P818"><text:span text:style-name="CharStyle12">Polling District</text:span></text:p></table:table-cell><table:table-cell table:style-name="Table6.Cell4"><text:p text:style-name="P1061"><text:span text:style-name="CharStyle12">Number of Electors</text:span></text:p></table:table-cell></table:table-row><table:table-row table:style-name="Table6.R3"><table:table-cell table:style-name="Table6.Cell5"><text:p text:style-name="P564"><text:span text:style-name="CharStyle12">1.</text:span><text:span text:style-name="CharStyle11"><text:s text:c="1"/>Jalan Usahawan</text:span></text:p></table:table-cell><table:table-cell table:style-name="Table6.Cell6"><text:p text:style-name="P697"><text:span text:style-name="CharStyle11">2,073</text:span></text:p></table:table-cell></table:table-row><table:table-row table:style-name="Table6.R4"><table:table-cell table:style-name="Table6.Cell7"><text:p text:style-name="P1034"><text:span text:style-name="CharStyle11">2. T aman Setapak Permai</text:span></text:p></table:table-cell><table:table-cell table:style-name="Table6.Cell8"><text:p text:style-name="P435"><text:span text:style-name="CharStyle11">3,168</text:span></text:p></table:table-cell></table:table-row><table:table-row table:style-name="Table6.R5"><table:table-cell table:style-name="Table6.Cell9"><text:p text:style-name="P1035"><text:span text:style-name="CharStyle11">3. Taman Sri Rampai</text:span></text:p></table:table-cell><table:table-cell table:style-name="Table6.Cell10"><text:p text:style-name="P1266"><text:span text:style-name="CharStyle11">5,357</text:span></text:p></table:table-cell></table:table-row><table:table-row table:style-name="Table6.R6"><table:table-cell table:style-name="Table6.Cell11"><text:p text:style-name="P1248"><text:span text:style-name="CharStyle11">4. Seksyen 5/6 Wangsa Maju</text:span></text:p></table:table-cell><table:table-cell table:style-name="Table6.Cell12"><text:p text:style-name="P432"><text:span text:style-name="CharStyle11">2,485</text:span></text:p></table:table-cell></table:table-row><table:table-row table:style-name="Table6.R7"><table:table-cell table:style-name="Table6.Cell13"><text:p text:style-name="P972"><text:span text:style-name="CharStyle11">5. PKNS Batu 6 Ulu Klang</text:span></text:p></table:table-cell><table:table-cell table:style-name="Table6.Cell14"><text:p text:style-name="P693"><text:span text:style-name="CharStyle11">3,351</text:span></text:p></table:table-cell></table:table-row><table:table-row table:style-name="Table6.R8"><table:table-cell table:style-name="Table6.Cell15"><text:p text:style-name="P811"><text:span text:style-name="CharStyle11">6. Keramat Wangsa</text:span></text:p></table:table-cell><table:table-cell table:style-name="Table6.Cell16"><text:p text:style-name="P943"><text:span text:style-name="CharStyle11">3,127</text:span></text:p></table:table-cell></table:table-row><table:table-row table:style-name="Table6.R9"><table:table-cell table:style-name="Table6.Cell17"><text:p text:style-name="P560"><text:span text:style-name="CharStyle11">7. T aman Setiawangsa</text:span></text:p></table:table-cell><table:table-cell table:style-name="Table6.Cell18"><text:p text:style-name="P691"><text:span text:style-name="CharStyle11">3,396</text:span></text:p></table:table-cell></table:table-row><table:table-row table:style-name="Table6.R10"><table:table-cell table:style-name="Table6.Cell19"><text:p text:style-name="P809"><text:span text:style-name="CharStyle11">8. Seksyen 10 Wangsa Maju</text:span></text:p></table:table-cell><table:table-cell table:style-name="Table6.Cell20"><text:p text:style-name="P1250"><text:span text:style-name="CharStyle11">3,078</text:span></text:p></table:table-cell></table:table-row><table:table-row table:style-name="Table6.R11"><table:table-cell table:style-name="Table6.Cell21"><text:p text:style-name="P557"><text:span text:style-name="CharStyle11">9. Desa Rejang</text:span></text:p></table:table-cell><table:table-cell table:style-name="Table6.Cell22"><text:p text:style-name="P688"><text:span text:style-name="CharStyle11">2,123</text:span></text:p></table:table-cell></table:table-row><table:table-row table:style-name="Table6.R12"><table:table-cell table:style-name="Table6.Cell23"><text:p text:style-name="P807"><text:span text:style-name="CharStyle11">10. Taman Setapak Jaya</text:span></text:p></table:table-cell><table:table-cell table:style-name="Table6.Cell24"><text:p text:style-name="P939"><text:span text:style-name="CharStyle11">3,335</text:span></text:p></table:table-cell></table:table-row><table:table-row table:style-name="Table6.R13"><table:table-cell table:style-name="Table6.Cell25"><text:p text:style-name="P555"><text:span text:style-name="CharStyle11">11. Ayer Panas Dalam</text:span></text:p></table:table-cell><table:table-cell table:style-name="Table6.Cell26"><text:p text:style-name="P686"><text:span text:style-name="CharStyle11">3,605</text:span></text:p></table:table-cell></table:table-row><table:table-row table:style-name="Table6.R14"><table:table-cell table:style-name="Table6.Cell27"><text:p text:style-name="P806"><text:span text:style-name="CharStyle11">12. Ayer Panas Luar</text:span></text:p></table:table-cell><table:table-cell table:style-name="Table6.Cell28"><text:p text:style-name="P1047"><text:span text:style-name="CharStyle11">4,470</text:span></text:p></table:table-cell></table:table-row><table:table-row table:style-name="Table6.R15"><table:table-cell table:style-name="Table6.Cell29"><text:p text:style-name="P1254"><text:span text:style-name="CharStyle11">13. Jalan Pahang</text:span></text:p></table:table-cell><table:table-cell table:style-name="Table6.Cell30"><text:p text:style-name="P683"><text:span text:style-name="CharStyle11">2,618</text:span></text:p></table:table-cell></table:table-row><table:table-row table:style-name="Table6.R16"><table:table-cell table:style-name="Table6.Cell31"><text:p text:style-name="P802"><text:span text:style-name="CharStyle11">14. Ayer Panas Tengah</text:span></text:p></table:table-cell><table:table-cell table:style-name="Table6.Cell32"><text:p text:style-name="P1118"><text:span text:style-name="CharStyle11">2,031</text:span></text:p></table:table-cell></table:table-row><table:table-row table:style-name="Table6.R17"><table:table-cell table:style-name="Table6.Cell33"><text:p text:style-name="P554"><text:span text:style-name="CharStyle11">15. Mindef</text:span></text:p></table:table-cell><table:table-cell table:style-name="Table6.Cell34"><text:p text:style-name="P680"><text:span text:style-name="CharStyle11">12,171</text:span></text:p></table:table-cell></table:table-row><table:table-row table:style-name="Table6.R18"><table:table-cell table:style-name="Table6.Cell35"><text:p text:style-name="P800"><text:span text:style-name="CharStyle11">16. Pulapol</text:span></text:p></table:table-cell><table:table-cell table:style-name="Table6.Cell36"><text:p text:style-name="P1108"><text:span text:style-name="CharStyle11">3,293</text:span></text:p></table:table-cell></table:table-row><table:table-row table:style-name="Table6.R19"><table:table-cell table:style-name="Table6.Cell37"><text:p text:style-name="P1110"><text:span text:style-name="CharStyle11">17. Taman Tasek</text:span></text:p></table:table-cell><table:table-cell table:style-name="Table6.Cell38"><text:p text:style-name="P677"><text:span text:style-name="CharStyle11">1,721</text:span></text:p></table:table-cell></table:table-row></table:table><text:p text:style-name="P704"><text:span text:style-name="CharStyle57">61,402</text:span></text:p></draw:text-box></draw:frame><draw:frame draw:style-name="fr19" svg:x="10.283cm" svg:y="24.652cm" svg:width="0.448cm" fo:min-height="0.455cm" text:anchor-type="paragraph"><draw:text-box><text:p text:style-name="P743"><text:span text:style-name="CharStyle58">14</text:span></text:p></draw:text-box></draw:frame></text:p>
        <text:p text:style-name="P131"/>
        <text:p text:style-name="P132"/>
        <text:p text:style-name="P133"/>
        <text:p text:style-name="P134"/>
        <text:p text:style-name="P135"/>
        <text:p text:style-name="P136"/>
        <text:p text:style-name="P137"/>
        <text:p text:style-name="P138"/>
        <text:p text:style-name="P139"/>
        <text:p text:style-name="P140"/>
        <text:p text:style-name="P141"/>
        <text:p text:style-name="P142"/>
        <text:p text:style-name="P143"/>
        <text:p text:style-name="P144"/>
        <text:p text:style-name="P145"/>
        <text:p text:style-name="P146"/>
        <text:p text:style-name="P147"/>
        <text:p text:style-name="P148"/>
        <text:p text:style-name="P149"/>
        <text:p text:style-name="P150"/>
        <text:p text:style-name="P151"/>
        <text:p text:style-name="P152"/>
        <text:p text:style-name="P153"/>
        <text:p text:style-name="P154"/>
        <text:p text:style-name="P155"/>
        <text:p text:style-name="P156"/>
        <text:p text:style-name="P157"/>
        <text:p text:style-name="P158"/>
        <text:p text:style-name="P159"/>
        <text:p text:style-name="P160"/>
        <text:p text:style-name="P161"/>
        <text:p text:style-name="P162"/>
        <text:p text:style-name="P163"/>
        <text:p text:style-name="P164"/>
        <text:p text:style-name="P165"/>
        <text:p text:style-name="P166"/>
        <text:p text:style-name="P167"/>
        <text:p text:style-name="P168"/>
        <text:p text:style-name="P169"/>
        <text:p text:style-name="P170"/>
      </text:section>
      <text:section text:style-name="Sect9" text:name="Section9">
        <text:h text:outline-level="1" text:style-name="P1321"><text:bookmark-start text:name="bookmark6"/><text:span text:style-name="CharStyle62">(</text:span><text:span text:style-name="CharStyle63">1</text:span><text:span text:style-name="CharStyle62">) (</text:span><text:span text:style-name="CharStyle63">2</text:span><text:span text:style-name="CharStyle62">)</text:span><text:bookmark-end text:name="bookmark6"/></text:h>
        <text:p text:style-name="P513"><text:span text:style-name="CharStyle13">Bahagian Pilihan Raya<text:tab/>Daerah Mengundi</text:span></text:p>
        <text:p text:style-name="P606"><text:span text:style-name="CharStyle13">Negeri</text:span></text:p>
        <text:p text:style-name="P703"><draw:frame draw:style-name="fr21" svg:x="15.296cm" svg:y="-0.584cm" svg:width="3.556cm" fo:min-height="2.252cm" text:anchor-type="paragraph"><draw:text-box><text:p text:style-name="P950"><text:span text:style-name="CharStyle59">Number of Electors<text:line-break/></text:span><text:span text:style-name="CharStyle60">61,402</text:span></text:p></draw:text-box></draw:frame><text:span text:style-name="CharStyle28">State Constituency<text:tab/>Polling District</text:span></text:p>
        <text:p text:style-name="P820"><text:span text:style-name="CharStyle13">Jumlah Bilangan Pemilih dalam Bahagian Pilihan Raya Persekutuan<text:line-break/>P. 118 Setiawangsa:</text:span></text:p>
        <text:p text:style-name="P977"><text:span text:style-name="CharStyle28">Total Number of Electors in the Federal Constituency of<text:line-break/>P. 118 Setiawangsa:</text:span></text:p>
        <text:p text:style-name="P1026"><text:span text:style-name="CharStyle18">15</text:span></text:p>
      </text:section>
      <text:section text:style-name="Sect10" text:name="Section10">
        <text:p text:style-name="P1322"><draw:frame draw:style-name="fr24" svg:x="2.875cm" svg:y="0.000cm" svg:width="4.082cm" fo:min-height="4.424cm" text:anchor-type="paragraph"><draw:text-box><text:h text:outline-level="1" text:style-name="P1126"><text:bookmark-start text:name="bookmark7"/><text:span text:style-name="CharStyle53">(1)</text:span><text:bookmark-end text:name="bookmark7"/></text:h><text:p text:style-name="P793"><text:span text:style-name="CharStyle7">Bahagian Pilihan Raya<text:line-break/>Negeri<text:line-break/></text:span><text:span text:style-name="CharStyle8">State Constituency</text:span></text:p><text:p text:style-name="P669"><text:span text:style-name="CharStyle8">-</text:span><text:span text:style-name="CharStyle7"><text:s text:c="1"/>Tidak Berkenaan -<text:line-break/>- </text:span><text:span text:style-name="CharStyle8">Not Applicable -</text:span></text:p></draw:text-box></draw:frame><draw:frame draw:style-name="fr23" svg:x="8.251cm" svg:y="0.000cm" svg:width="10.634cm" fo:min-height="0.002cm" text:anchor-type="paragraph"><draw:text-box><table:table table:style-name="Table7"><table:table-column table:style-name="Table7.C1"/><table:table-column table:style-name="Table7.C2"/><table:table-row table:style-name="Table7.R1"><table:table-cell table:style-name="Table7.Cell1"><text:p text:style-name="P960"><text:span text:style-name="CharStyle11">(2)</text:span></text:p><text:p text:style-name="P787"><text:span text:style-name="CharStyle11">Daerah Mengundi</text:span></text:p></table:table-cell><table:table-cell table:style-name="Table7.Cell2"><text:p text:style-name="P985"><text:span text:style-name="CharStyle11">(3)</text:span></text:p><text:p text:style-name="P958"><text:span text:style-name="CharStyle11">Bilangan Pemilih</text:span></text:p></table:table-cell></table:table-row><table:table-row table:style-name="Table7.R2"><table:table-cell table:style-name="Table7.Cell3"><text:p text:style-name="P982"><text:span text:style-name="CharStyle12">Polling District</text:span></text:p></table:table-cell><table:table-cell table:style-name="Table7.Cell4"><text:p text:style-name="P732"><text:span text:style-name="CharStyle12">Number of Electors</text:span></text:p></table:table-cell></table:table-row><table:table-row table:style-name="Table7.R3"><table:table-cell table:style-name="Table7.Cell5"><text:p text:style-name="P853"><text:span text:style-name="CharStyle12">1.</text:span><text:span text:style-name="CharStyle11"><text:s text:c="1"/>Jalan Raja Muda</text:span></text:p></table:table-cell><table:table-cell table:style-name="Table7.Cell6"><text:p text:style-name="P1039"><text:span text:style-name="CharStyle12">2,566</text:span></text:p></table:table-cell></table:table-row><table:table-row table:style-name="Table7.R4"><table:table-cell table:style-name="Table7.Cell7"><text:p text:style-name="P600"><text:span text:style-name="CharStyle11">2. D ato Ke ramat Utara</text:span></text:p></table:table-cell><table:table-cell table:style-name="Table7.Cell8"><text:p text:style-name="P730"><text:span text:style-name="CharStyle12">3,341</text:span></text:p></table:table-cell></table:table-row><table:table-row table:style-name="Table7.R5"><table:table-cell table:style-name="Table7.Cell9"><text:p text:style-name="P849"><text:span text:style-name="CharStyle11">3. D ato Ke ramat Te ngah</text:span></text:p></table:table-cell><table:table-cell table:style-name="Table7.Cell10"><text:p text:style-name="P472"><text:span text:style-name="CharStyle12">3,494</text:span></text:p></table:table-cell></table:table-row><table:table-row table:style-name="Table7.R6"><table:table-cell table:style-name="Table7.Cell11"><text:p text:style-name="P599"><text:span text:style-name="CharStyle11">4. Dato Keramat Selatan</text:span></text:p></table:table-cell><table:table-cell table:style-name="Table7.Cell12"><text:p text:style-name="P1100"><text:span text:style-name="CharStyle12">3,673</text:span></text:p></table:table-cell></table:table-row><table:table-row table:style-name="Table7.R7"><table:table-cell table:style-name="Table7.Cell13"><text:p text:style-name="P1023"><text:span text:style-name="CharStyle11">5. Kampong Bharu Utara</text:span></text:p></table:table-cell><table:table-cell table:style-name="Table7.Cell14"><text:p text:style-name="P965"><text:span text:style-name="CharStyle11">3,542</text:span></text:p></table:table-cell></table:table-row><table:table-row table:style-name="Table7.R8"><table:table-cell table:style-name="Table7.Cell15"><text:p text:style-name="P1102"><text:span text:style-name="CharStyle11">6. Kampong Bharu Tengah</text:span></text:p></table:table-cell><table:table-cell table:style-name="Table7.Cell16"><text:p text:style-name="P957"><text:span text:style-name="CharStyle11">2,882</text:span></text:p></table:table-cell></table:table-row><table:table-row table:style-name="Table7.R9"><table:table-cell table:style-name="Table7.Cell17"><text:p text:style-name="P845"><text:span text:style-name="CharStyle11">7. Kampong Bharu Selatan</text:span></text:p></table:table-cell><table:table-cell table:style-name="Table7.Cell18"><text:p text:style-name="P465"><text:span text:style-name="CharStyle11">4,100</text:span></text:p></table:table-cell></table:table-row><table:table-row table:style-name="Table7.R10"><table:table-cell table:style-name="Table7.Cell19"><text:p text:style-name="P594"><text:span text:style-name="CharStyle11">8. Dato Keramat Seberang</text:span></text:p></table:table-cell><table:table-cell table:style-name="Table7.Cell20"><text:p text:style-name="P1082"><text:span text:style-name="CharStyle11">2,288</text:span></text:p></table:table-cell></table:table-row><table:table-row table:style-name="Table7.R11"><table:table-cell table:style-name="Table7.Cell21"><text:p text:style-name="P1084"><text:span text:style-name="CharStyle11">9. Jalan Ampang</text:span></text:p></table:table-cell><table:table-cell table:style-name="Table7.Cell22"><text:p text:style-name="P460"><text:span text:style-name="CharStyle11">1,064</text:span></text:p></table:table-cell></table:table-row><table:table-row table:style-name="Table7.R12"><table:table-cell table:style-name="Table7.Cell23"><text:p text:style-name="P1000"><text:span text:style-name="CharStyle11">10. Jalan Mengkudu</text:span></text:p></table:table-cell><table:table-cell table:style-name="Table7.Cell24"><text:p text:style-name="P724"><text:span text:style-name="CharStyle11">2,046</text:span></text:p></table:table-cell></table:table-row><table:table-row table:style-name="Table7.R13"><table:table-cell table:style-name="Table7.Cell25"><text:p text:style-name="P841"><text:span text:style-name="CharStyle11">11. Kelab Golf Selangor</text:span></text:p></table:table-cell><table:table-cell table:style-name="Table7.Cell26"><text:p text:style-name="P1043"><text:span text:style-name="CharStyle11">3,678</text:span></text:p></table:table-cell></table:table-row><table:table-row table:style-name="Table7.R14"><table:table-cell table:style-name="Table7.Cell27"><text:p text:style-name="P588"><text:span text:style-name="CharStyle11">12. DesaPandan</text:span></text:p></table:table-cell><table:table-cell table:style-name="Table7.Cell28"><text:p text:style-name="P722"><text:span text:style-name="CharStyle11">3,165</text:span></text:p></table:table-cell></table:table-row><table:table-row table:style-name="Table7.R15"><table:table-cell table:style-name="Table7.Cell29"><text:p text:style-name="P839"><text:span text:style-name="CharStyle11">13. Kampong Pandan Dalam</text:span></text:p></table:table-cell><table:table-cell table:style-name="Table7.Cell30"><text:p text:style-name="P1057"><text:span text:style-name="CharStyle11">2,833</text:span></text:p></table:table-cell></table:table-row><table:table-row table:style-name="Table7.R16"><table:table-cell table:style-name="Table7.Cell31"><text:p text:style-name="P584"><text:span text:style-name="CharStyle11">14. Taman Maluri</text:span></text:p></table:table-cell><table:table-cell table:style-name="Table7.Cell32"><text:p text:style-name="P721"><text:span text:style-name="CharStyle11">2,473</text:span></text:p></table:table-cell></table:table-row><table:table-row table:style-name="Table7.R17"><table:table-cell table:style-name="Table7.Cell33"><text:p text:style-name="P835"><text:span text:style-name="CharStyle11">15. Kampong Pandan Tengah</text:span></text:p></table:table-cell><table:table-cell table:style-name="Table7.Cell34"><text:p text:style-name="P451"><text:span text:style-name="CharStyle11">1,702</text:span></text:p></table:table-cell></table:table-row><table:table-row table:style-name="Table7.R18"><table:table-cell table:style-name="Table7.Cell35"><text:p text:style-name="P582"><text:span text:style-name="CharStyle11">16. Jalan Cochrane</text:span></text:p></table:table-cell><table:table-cell table:style-name="Table7.Cell36"><text:p text:style-name="P716"><text:span text:style-name="CharStyle11">3,869</text:span></text:p></table:table-cell></table:table-row><table:table-row table:style-name="Table7.R19"><table:table-cell table:style-name="Table7.Cell37"><text:p text:style-name="P832"><text:span text:style-name="CharStyle11">17. Kampong Pandan Luar</text:span></text:p></table:table-cell><table:table-cell table:style-name="Table7.Cell38"><text:p text:style-name="P1002"><text:span text:style-name="CharStyle11">2,831</text:span></text:p></table:table-cell></table:table-row><table:table-row table:style-name="Table7.R20"><table:table-cell table:style-name="Table7.Cell39"><text:p text:style-name="P579"><text:span text:style-name="CharStyle11">18. Jalan Jejaka</text:span></text:p></table:table-cell><table:table-cell table:style-name="Table7.Cell40"><text:p text:style-name="P713"><text:span text:style-name="CharStyle11">1,379</text:span></text:p></table:table-cell></table:table-row></table:table><text:p text:style-name="P968"><text:span text:style-name="CharStyle57">50,926</text:span></text:p></draw:text-box></draw:frame><draw:frame draw:style-name="fr25" svg:x="10.283cm" svg:y="24.666cm" svg:width="0.441cm" fo:min-height="0.437cm" text:anchor-type="paragraph"><draw:text-box><text:p text:style-name="P1090"><text:span text:style-name="CharStyle65">16</text:span></text:p></draw:text-box></draw:frame></text:p>
        <text:p text:style-name="P174"/>
        <text:p text:style-name="P175"/>
        <text:p text:style-name="P176"/>
        <text:p text:style-name="P177"/>
        <text:p text:style-name="P178"/>
        <text:p text:style-name="P179"/>
        <text:p text:style-name="P180"/>
        <text:p text:style-name="P181"/>
        <text:p text:style-name="P182"/>
        <text:p text:style-name="P183"/>
        <text:p text:style-name="P184"/>
        <text:p text:style-name="P185"/>
        <text:p text:style-name="P186"/>
        <text:p text:style-name="P187"/>
        <text:p text:style-name="P188"/>
        <text:p text:style-name="P189"/>
        <text:p text:style-name="P190"/>
        <text:p text:style-name="P191"/>
        <text:p text:style-name="P192"/>
        <text:p text:style-name="P193"/>
        <text:p text:style-name="P194"/>
        <text:p text:style-name="P195"/>
        <text:p text:style-name="P196"/>
        <text:p text:style-name="P197"/>
        <text:p text:style-name="P198"/>
        <text:p text:style-name="P199"/>
        <text:p text:style-name="P200"/>
        <text:p text:style-name="P201"/>
        <text:p text:style-name="P202"/>
        <text:p text:style-name="P203"/>
        <text:p text:style-name="P204"/>
        <text:p text:style-name="P205"/>
        <text:p text:style-name="P206"/>
        <text:p text:style-name="P207"/>
        <text:p text:style-name="P208"/>
        <text:p text:style-name="P209"/>
        <text:p text:style-name="P210"/>
        <text:p text:style-name="P211"/>
        <text:p text:style-name="P212"/>
        <text:p text:style-name="P213"/>
      </text:section>
      <text:section text:style-name="Sect11" text:name="Section11">
        <text:h text:outline-level="1" text:style-name="P1323"><text:bookmark-start text:name="bookmark8"/><text:span text:style-name="CharStyle67">(</text:span><text:span text:style-name="CharStyle68">1</text:span><text:span text:style-name="CharStyle67">) (</text:span><text:span text:style-name="CharStyle68">2</text:span><text:span text:style-name="CharStyle67">)</text:span><text:bookmark-end text:name="bookmark8"/></text:h>
        <text:p text:style-name="P1078"><text:span text:style-name="CharStyle13">Bahagian Pilihan Raya<text:tab/>Daerah Mengundi</text:span></text:p>
        <text:p text:style-name="P936"><text:span text:style-name="CharStyle13">Negeri</text:span></text:p>
        <text:p text:style-name="P1092"><draw:frame draw:style-name="fr26" svg:x="15.296cm" svg:y="-0.584cm" svg:width="3.574cm" fo:min-height="2.252cm" text:anchor-type="paragraph"><draw:text-box><text:p text:style-name="P515"><text:span text:style-name="CharStyle59">Number of Electors<text:line-break/></text:span><text:span text:style-name="CharStyle60">50,926</text:span></text:p></draw:text-box></draw:frame><text:span text:style-name="CharStyle28">State Constituency<text:tab/>Polling District</text:span></text:p>
        <text:p text:style-name="P1040"><text:span text:style-name="CharStyle13">Jumlah Bilangan Pemilih dalam Bahagian Pilihan Raya Persekutuan<text:line-break/>P. 119 Titiwangsa:</text:span></text:p>
        <text:p text:style-name="P1049"><text:span text:style-name="CharStyle28">Total Number of Electors in the Federal Constituency of<text:line-break/>P. 119 Titiwangsa:</text:span></text:p>
        <text:p text:style-name="P529"><text:span text:style-name="CharStyle18">17</text:span></text:p>
      </text:section>
      <text:section text:style-name="Sect12" text:name="Section12">
        <text:p text:style-name="P1324"><draw:frame draw:style-name="fr29" svg:x="2.875cm" svg:y="0.000cm" svg:width="4.082cm" fo:min-height="4.424cm" text:anchor-type="paragraph"><draw:text-box><text:h text:outline-level="1" text:style-name="P911"><text:bookmark-start text:name="bookmark9"/><text:span text:style-name="CharStyle53">(1)</text:span><text:bookmark-end text:name="bookmark9"/></text:h><text:p text:style-name="P1053"><text:span text:style-name="CharStyle7">Bahagian Pilihan Raya<text:line-break/>Negeri<text:line-break/></text:span><text:span text:style-name="CharStyle8">State Constituency</text:span></text:p><text:p text:style-name="P1054"><text:span text:style-name="CharStyle8">-</text:span><text:span text:style-name="CharStyle7"><text:s text:c="1"/>Tidak Berkenaan -<text:line-break/>- </text:span><text:span text:style-name="CharStyle8">Not Applicable -</text:span></text:p></draw:text-box></draw:frame><draw:frame draw:style-name="fr28" svg:x="8.251cm" svg:y="0.000cm" svg:width="10.626cm" fo:min-height="0.002cm" text:anchor-type="paragraph"><draw:text-box><table:table table:style-name="Table8"><table:table-column table:style-name="Table8.C1"/><table:table-column table:style-name="Table8.C2"/><table:table-row table:style-name="Table8.R1"><table:table-cell table:style-name="Table8.Cell1"><text:p text:style-name="P478"><text:span text:style-name="CharStyle11">(2)</text:span></text:p><text:p text:style-name="P452"><text:span text:style-name="CharStyle11">Daerah Mengundi</text:span></text:p></table:table-cell><table:table-cell table:style-name="Table8.Cell2"><text:p text:style-name="P817"><text:span text:style-name="CharStyle11">(3)</text:span></text:p><text:p text:style-name="P1055"><text:span text:style-name="CharStyle11">Bilangan Pemilih</text:span></text:p></table:table-cell></table:table-row><table:table-row table:style-name="Table8.R2"><table:table-cell table:style-name="Table8.Cell3"><text:p text:style-name="P735"><text:span text:style-name="CharStyle12">Polling District</text:span></text:p></table:table-cell><table:table-cell table:style-name="Table8.Cell4"><text:p text:style-name="P1098"><text:span text:style-name="CharStyle12">Number of Electors</text:span></text:p></table:table-cell></table:table-row><table:table-row table:style-name="Table8.R3"><table:table-cell table:style-name="Table8.Cell5"><text:p text:style-name="P667"><text:span text:style-name="CharStyle11">1. Jalan Tuanku Abdul Rahman</text:span></text:p></table:table-cell><table:table-cell table:style-name="Table8.Cell6"><text:p text:style-name="P790"><text:span text:style-name="CharStyle11">1,053</text:span></text:p></table:table-cell></table:table-row><table:table-row table:style-name="Table8.R4"><table:table-cell table:style-name="Table8.Cell7"><text:p text:style-name="P916"><text:span text:style-name="CharStyle11">2. Jalan Melayu</text:span></text:p></table:table-cell><table:table-cell table:style-name="Table8.Cell8"><text:p text:style-name="P538"><text:span text:style-name="CharStyle11">2,607</text:span></text:p></table:table-cell></table:table-row><table:table-row table:style-name="Table8.R5"><table:table-cell table:style-name="Table8.Cell9"><text:p text:style-name="P665"><text:span text:style-name="CharStyle11">3. Bukit Nanas</text:span></text:p></table:table-cell><table:table-cell table:style-name="Table8.Cell10"><text:p text:style-name="P563"><text:span text:style-name="CharStyle11">1,333</text:span></text:p></table:table-cell></table:table-row><table:table-row table:style-name="Table8.R6"><table:table-cell table:style-name="Table8.Cell11"><text:p text:style-name="P696"><text:span text:style-name="CharStyle11">4. Imbi Pasar</text:span></text:p></table:table-cell><table:table-cell table:style-name="Table8.Cell12"><text:p text:style-name="P1246"><text:span text:style-name="CharStyle11">2,629</text:span></text:p></table:table-cell></table:table-row><table:table-row table:style-name="Table8.R7"><table:table-cell table:style-name="Table8.Cell13"><text:p text:style-name="P1158"><text:span text:style-name="CharStyle11">5. ChangkatRaja Chulan</text:span></text:p></table:table-cell><table:table-cell table:style-name="Table8.Cell14"><text:p text:style-name="P650"><text:span text:style-name="CharStyle11">1,981</text:span></text:p></table:table-cell></table:table-row><table:table-row table:style-name="Table8.R8"><table:table-cell table:style-name="Table8.Cell15"><text:p text:style-name="P687"><text:span text:style-name="CharStyle11">6. Bukit Weld</text:span></text:p></table:table-cell><table:table-cell table:style-name="Table8.Cell16"><text:p text:style-name="P1212"><text:span text:style-name="CharStyle11">3,233</text:span></text:p></table:table-cell></table:table-row><table:table-row table:style-name="Table8.R9"><table:table-cell table:style-name="Table8.Cell17"><text:p text:style-name="P848"><text:span text:style-name="CharStyle11">7. Medan Pasar</text:span></text:p></table:table-cell><table:table-cell table:style-name="Table8.Cell18"><text:p text:style-name="P458"><text:span text:style-name="CharStyle11">789</text:span></text:p></table:table-cell></table:table-row><table:table-row table:style-name="Table8.R10"><table:table-cell table:style-name="Table8.Cell19"><text:p text:style-name="P1059"><text:span text:style-name="CharStyle11">8. Lebohraya Foch</text:span></text:p></table:table-cell><table:table-cell table:style-name="Table8.Cell20"><text:p text:style-name="P947"><text:span text:style-name="CharStyle11">1,430</text:span></text:p></table:table-cell></table:table-row><table:table-row table:style-name="Table8.R11"><table:table-cell table:style-name="Table8.Cell21"><text:p text:style-name="P1063"><text:span text:style-name="CharStyle11">9. Jalan Sultan</text:span></text:p></table:table-cell><table:table-cell table:style-name="Table8.Cell22"><text:p text:style-name="P784"><text:span text:style-name="CharStyle11">3,129</text:span></text:p></table:table-cell></table:table-row><table:table-row table:style-name="Table8.R12"><table:table-cell table:style-name="Table8.Cell23"><text:p text:style-name="P663"><text:span text:style-name="CharStyle11">10. Medan Imbi</text:span></text:p></table:table-cell><table:table-cell table:style-name="Table8.Cell24"><text:p text:style-name="P904"><text:span text:style-name="CharStyle11">2,126</text:span></text:p></table:table-cell></table:table-row><table:table-row table:style-name="Table8.R13"><table:table-cell table:style-name="Table8.Cell25"><text:p text:style-name="P690"><text:span text:style-name="CharStyle11">11. Pudu Kanan</text:span></text:p></table:table-cell><table:table-cell table:style-name="Table8.Cell26"><text:p text:style-name="P1216"><text:span text:style-name="CharStyle11">523</text:span></text:p></table:table-cell></table:table-row><table:table-row table:style-name="Table8.R14"><table:table-cell table:style-name="Table8.Cell27"><text:p text:style-name="P754"><text:span text:style-name="CharStyle11">12. Kampong Loke Yuen</text:span></text:p></table:table-cell><table:table-cell table:style-name="Table8.Cell28"><text:p text:style-name="P509"><text:span text:style-name="CharStyle11">3,716</text:span></text:p></table:table-cell></table:table-row><table:table-row table:style-name="Table8.R15"><table:table-cell table:style-name="Table8.Cell29"><text:p text:style-name="P892"><text:span text:style-name="CharStyle11">13. Brickfields Utara</text:span></text:p></table:table-cell><table:table-cell table:style-name="Table8.Cell30"><text:p text:style-name="P709"><text:span text:style-name="CharStyle11">2,068</text:span></text:p></table:table-cell></table:table-row><table:table-row table:style-name="Table8.R16"><table:table-cell table:style-name="Table8.Cell31"><text:p text:style-name="P444"><text:span text:style-name="CharStyle11">14. Brickfields Selatan</text:span></text:p></table:table-cell><table:table-cell table:style-name="Table8.Cell32"><text:p text:style-name="P627"><text:span text:style-name="CharStyle11">3,102</text:span></text:p></table:table-cell></table:table-row><table:table-row table:style-name="Table8.R17"><table:table-cell table:style-name="Table8.Cell33"><text:p text:style-name="P446"><text:span text:style-name="CharStyle11">15. BukitPetaling</text:span></text:p></table:table-cell><table:table-cell table:style-name="Table8.Cell34"><text:p text:style-name="P681"><text:span text:style-name="CharStyle11">2,291</text:span></text:p></table:table-cell></table:table-row><table:table-row table:style-name="Table8.R18"><table:table-cell table:style-name="Table8.Cell35"><text:p text:style-name="P920"><text:span text:style-name="CharStyle11">16. Persiaran Syed Putra</text:span></text:p></table:table-cell><table:table-cell table:style-name="Table8.Cell36"><text:p text:style-name="P824"><text:span text:style-name="CharStyle11">3,002</text:span></text:p></table:table-cell></table:table-row><table:table-row table:style-name="Table8.R19"><table:table-cell table:style-name="Table8.Cell37"><text:p text:style-name="P1056"><text:span text:style-name="CharStyle11">17. LapanganTerbang</text:span></text:p></table:table-cell><table:table-cell table:style-name="Table8.Cell38"><text:p text:style-name="P869"><text:span text:style-name="CharStyle11">3,458</text:span></text:p></table:table-cell></table:table-row><table:table-row table:style-name="Table8.R20"><table:table-cell table:style-name="Table8.Cell39"><text:p text:style-name="P804"><text:span text:style-name="CharStyle11">18. Razak Mansion</text:span></text:p></table:table-cell><table:table-cell table:style-name="Table8.Cell40"><text:p text:style-name="P776"><text:span text:style-name="CharStyle11">3,271</text:span></text:p></table:table-cell></table:table-row><table:table-row table:style-name="Table8.R21"><table:table-cell table:style-name="Table8.Cell41"><text:p text:style-name="P1066"><text:span text:style-name="CharStyle11">19. Jalan Hang Tuah</text:span></text:p></table:table-cell><table:table-cell table:style-name="Table8.Cell42"><text:p text:style-name="P542"><text:span text:style-name="CharStyle11">5,179</text:span></text:p></table:table-cell></table:table-row></table:table><text:p text:style-name="P891"><text:span text:style-name="CharStyle70">18</text:span></text:p></draw:text-box></draw:frame></text:p>
        <text:p text:style-name="P216"/>
        <text:p text:style-name="P217"/>
        <text:p text:style-name="P218"/>
        <text:p text:style-name="P219"/>
        <text:p text:style-name="P220"/>
        <text:p text:style-name="P221"/>
        <text:p text:style-name="P222"/>
        <text:p text:style-name="P223"/>
        <text:p text:style-name="P224"/>
        <text:p text:style-name="P225"/>
        <text:p text:style-name="P226"/>
        <text:p text:style-name="P227"/>
        <text:p text:style-name="P228"/>
        <text:p text:style-name="P229"/>
        <text:p text:style-name="P230"/>
        <text:p text:style-name="P231"/>
        <text:p text:style-name="P232"/>
        <text:p text:style-name="P233"/>
        <text:p text:style-name="P234"/>
        <text:p text:style-name="P235"/>
        <text:p text:style-name="P236"/>
        <text:p text:style-name="P237"/>
        <text:p text:style-name="P238"/>
        <text:p text:style-name="P239"/>
        <text:p text:style-name="P240"/>
        <text:p text:style-name="P241"/>
        <text:p text:style-name="P242"/>
        <text:p text:style-name="P243"/>
        <text:p text:style-name="P244"/>
        <text:p text:style-name="P245"/>
        <text:p text:style-name="P246"/>
        <text:p text:style-name="P247"/>
        <text:p text:style-name="P248"/>
        <text:p text:style-name="P249"/>
        <text:p text:style-name="P250"/>
        <text:p text:style-name="P251"/>
        <text:p text:style-name="P252"/>
        <text:p text:style-name="P253"/>
        <text:p text:style-name="P254"/>
        <text:p text:style-name="P255"/>
      </text:section>
      <text:section text:style-name="Sect13" text:name="Section13">
        <text:p text:style-name="P1325"><draw:frame draw:style-name="fr30" svg:x="0.000cm" svg:y="0.000cm" svg:width="16.214cm" fo:min-height="0.002cm" text:anchor-type="paragraph"><draw:text-box><table:table table:style-name="Table9"><table:table-column table:style-name="Table9.C1"/><table:table-column table:style-name="Table9.C2"/><table:table-column table:style-name="Table9.C3"/><table:table-row table:style-name="Table9.R1"><table:table-cell table:style-name="Table9.Cell1"><text:p text:style-name="P481"><text:span text:style-name="CharStyle11">(1)</text:span></text:p></table:table-cell><table:table-cell table:style-name="Table9.Cell2"><text:p text:style-name="P637"><text:span text:style-name="CharStyle11">(2)</text:span></text:p></table:table-cell><table:table-cell table:style-name="Table9.Cell3"><text:p text:style-name="P574"><text:span text:style-name="CharStyle11">(3)</text:span></text:p></table:table-cell></table:table-row><table:table-row table:style-name="Table9.R2"><table:table-cell table:style-name="Table9.Cell4"><text:p text:style-name="P878"><text:span text:style-name="CharStyle11">Bahagian Pilihan Raya</text:span></text:p></table:table-cell><table:table-cell table:style-name="Table9.Cell5"><text:p text:style-name="P810"><text:span text:style-name="CharStyle11">Daerah Mengundi</text:span></text:p></table:table-cell><table:table-cell table:style-name="Table9.Cell6"><text:p text:style-name="P890"><text:span text:style-name="CharStyle11">Bilangan Pemilih</text:span></text:p></table:table-cell></table:table-row><table:table-row table:style-name="Table9.R3"><table:table-cell table:style-name="Table9.Cell7"><text:p text:style-name="P829"><text:span text:style-name="CharStyle11">Negeri</text:span></text:p></table:table-cell><table:table-cell table:style-name="Table9.Cell8"><text:p text:style-name="P1292"/></table:table-cell><table:table-cell table:style-name="Table9.Cell9"><text:p text:style-name="P1292"/></table:table-cell></table:table-row><table:table-row table:style-name="Table9.R4"><table:table-cell table:style-name="Table9.Cell10"><text:p text:style-name="P518"><text:span text:style-name="CharStyle12">State Constituency</text:span></text:p></table:table-cell><table:table-cell table:style-name="Table9.Cell11"><text:p text:style-name="P448"><text:span text:style-name="CharStyle12">Polling District</text:span></text:p></table:table-cell><table:table-cell table:style-name="Table9.Cell12"><text:p text:style-name="P767"><text:span text:style-name="CharStyle12">Number of Electors</text:span></text:p></table:table-cell></table:table-row><table:table-row table:style-name="Table9.R5"><table:table-cell table:style-name="Table9.Cell13"><text:p text:style-name="P1292"/></table:table-cell><table:table-cell table:style-name="Table9.Cell14"><text:p text:style-name="P1068"><text:span text:style-name="CharStyle11">20. JalanTun Sambanthan</text:span></text:p></table:table-cell><table:table-cell table:style-name="Table9.Cell15"><text:p text:style-name="P493"><text:span text:style-name="CharStyle11">2,031</text:span></text:p></table:table-cell></table:table-row><table:table-row table:style-name="Table9.R6"><table:table-cell table:style-name="Table9.Cell16"><text:p text:style-name="P1292"/></table:table-cell><table:table-cell table:style-name="Table9.Cell17"><text:p text:style-name="P1288"><text:span text:style-name="CharStyle11">21. Kampong Penghulu Mat</text:span></text:p></table:table-cell><table:table-cell table:style-name="Table9.Cell18"><text:p text:style-name="P734"><text:span text:style-name="CharStyle11">3,595</text:span></text:p></table:table-cell></table:table-row><table:table-row table:style-name="Table9.R7"><table:table-cell table:style-name="Table9.Cell19"><text:p text:style-name="P1292"/></table:table-cell><table:table-cell table:style-name="Table9.Cell20"><text:p text:style-name="P1149"><text:span text:style-name="CharStyle11">22. Seputeh</text:span></text:p></table:table-cell><table:table-cell table:style-name="Table9.Cell21"><text:p text:style-name="P1176"><text:span text:style-name="CharStyle11">3,110</text:span></text:p></table:table-cell></table:table-row><table:table-row table:style-name="Table9.R8"><table:table-cell table:style-name="Table9.Cell22"><text:p text:style-name="P1292"/></table:table-cell><table:table-cell table:style-name="Table9.Cell23"><text:p text:style-name="P1070"><text:span text:style-name="CharStyle11">23. Taman Desa</text:span></text:p></table:table-cell><table:table-cell table:style-name="Table9.Cell24"><text:p text:style-name="P1145"><text:span text:style-name="CharStyle11">5,897</text:span></text:p></table:table-cell></table:table-row><table:table-row table:style-name="Table9.R9"><table:table-cell table:style-name="Table9.Cell25"><text:p text:style-name="P1292"/></table:table-cell><table:table-cell table:style-name="Table9.Cell26"><text:p text:style-name="P941"><text:span text:style-name="CharStyle11">24. Salak Selatan</text:span></text:p></table:table-cell><table:table-cell table:style-name="Table9.Cell27"><text:p text:style-name="P1073"><text:span text:style-name="CharStyle11">3,424</text:span></text:p></table:table-cell></table:table-row><table:table-row table:style-name="Table9.R10"><table:table-cell table:style-name="Table9.Cell28"><text:p text:style-name="P1292"/></table:table-cell><table:table-cell table:style-name="Table9.Cell29"><text:p text:style-name="P1170"><text:span text:style-name="CharStyle11">25. Taman Sungai Besi</text:span></text:p></table:table-cell><table:table-cell table:style-name="Table9.Cell30"><text:p text:style-name="P1153"><text:span text:style-name="CharStyle11">2,354</text:span></text:p></table:table-cell></table:table-row><table:table-row table:style-name="Table9.R11"><table:table-cell table:style-name="Table9.Cell31"><text:p text:style-name="P1292"/></table:table-cell><table:table-cell table:style-name="Table9.Cell32"><text:p text:style-name="P1178"><text:span text:style-name="CharStyle11">26. SalakTempatan Dalam</text:span></text:p></table:table-cell><table:table-cell table:style-name="Table9.Cell33"><text:p text:style-name="P1180"><text:span text:style-name="CharStyle11">3,496</text:span></text:p></table:table-cell></table:table-row><table:table-row table:style-name="Table9.R12"><table:table-cell table:style-name="Table9.Cell34"><text:p text:style-name="P1292"/></table:table-cell><table:table-cell table:style-name="Table9.Cell35"><text:p text:style-name="P885"><text:span text:style-name="CharStyle11">27. Salak Tempatan Changkat</text:span></text:p></table:table-cell><table:table-cell table:style-name="Table9.Cell36"><text:p text:style-name="P1075"><text:span text:style-name="CharStyle11">2,768</text:span></text:p></table:table-cell></table:table-row><table:table-row table:style-name="Table9.R13"><table:table-cell table:style-name="Table9.Cell37"><text:p text:style-name="P1292"/></table:table-cell><table:table-cell table:style-name="Table9.Cell38"><text:p text:style-name="P1077"><text:span text:style-name="CharStyle11">28. Salak Tempatan Bukit</text:span></text:p></table:table-cell><table:table-cell table:style-name="Table9.Cell39"><text:p text:style-name="P1079"><text:span text:style-name="CharStyle11">2,212</text:span></text:p></table:table-cell></table:table-row><table:table-row table:style-name="Table9.R14"><table:table-cell table:style-name="Table9.Cell40"><text:p text:style-name="P1292"/></table:table-cell><table:table-cell table:style-name="Table9.Cell41"><text:p text:style-name="P1292"/></table:table-cell><table:table-cell table:style-name="Table9.Cell42"><text:p text:style-name="P661"><text:span text:style-name="CharStyle11">75,807</text:span></text:p></table:table-cell></table:table-row><table:table-row table:style-name="Table9.R15"><table:table-cell table:style-name="Table9.Cell43" table:number-columns-spanned="2"><text:p text:style-name="P536"><text:span text:style-name="CharStyle11">Jumlah Bilangan Pemilih dalam Bahagian Pilihan Raya Persekutuan<text:line-break/>P. 120 Bukit Bintang:</text:span></text:p><text:p text:style-name="P664"><text:span text:style-name="CharStyle12">Total Number of Electors in the Federal Constituency of</text:span></text:p></table:table-cell><table:table-cell table:style-name="Table9.Cell44"><text:p text:style-name="P808"><text:span text:style-name="CharStyle11">75,807</text:span></text:p></table:table-cell></table:table-row></table:table><text:p text:style-name="P1094"><text:span text:style-name="CharStyle72">P. 120 BukitBintang:</text:span></text:p></draw:text-box></draw:frame></text:p>
        <text:p text:style-name="P737"><text:span text:style-name="CharStyle13">19</text:span></text:p>
      </text:section>
      <text:section text:style-name="Sect14" text:name="Section14">
        <text:p text:style-name="P1326"><draw:frame draw:style-name="fr33" svg:x="2.875cm" svg:y="0.000cm" svg:width="4.082cm" fo:min-height="4.424cm" text:anchor-type="paragraph"><draw:text-box><text:h text:outline-level="1" text:style-name="P593"><text:bookmark-start text:name="bookmark10"/><text:span text:style-name="CharStyle53">(1)</text:span><text:bookmark-end text:name="bookmark10"/></text:h><text:p text:style-name="P624"><text:span text:style-name="CharStyle7">Bahagian Pilihan Raya<text:line-break/>Negeri<text:line-break/></text:span><text:span text:style-name="CharStyle8">State Constituency</text:span></text:p><text:p text:style-name="P623"><text:span text:style-name="CharStyle8">-</text:span><text:span text:style-name="CharStyle7"><text:s text:c="1"/>Tidak Berkenaan -<text:line-break/>- </text:span><text:span text:style-name="CharStyle8">Not Applicable -</text:span></text:p></draw:text-box></draw:frame><draw:frame draw:style-name="fr32" svg:x="8.251cm" svg:y="0.000cm" svg:width="10.634cm" fo:min-height="0.002cm" text:anchor-type="paragraph"><draw:text-box><table:table table:style-name="Table10"><table:table-column table:style-name="Table10.C1"/><table:table-column table:style-name="Table10.C2"/><table:table-row table:style-name="Table10.R1"><table:table-cell table:style-name="Table10.Cell1"><text:p text:style-name="P1081"><text:span text:style-name="CharStyle73">(</text:span><text:span text:style-name="CharStyle74">2</text:span><text:span text:style-name="CharStyle73">)</text:span></text:p></table:table-cell><table:table-cell table:style-name="Table10.Cell2"><text:p text:style-name="P597"><text:span text:style-name="CharStyle73">(</text:span><text:span text:style-name="CharStyle74">3</text:span><text:span text:style-name="CharStyle73">)</text:span></text:p></table:table-cell></table:table-row><table:table-row table:style-name="Table10.R2"><table:table-cell table:style-name="Table10.Cell3"><text:p text:style-name="P728"><text:span text:style-name="CharStyle11">Daerah Mengundi</text:span></text:p></table:table-cell><table:table-cell table:style-name="Table10.Cell4"><text:p text:style-name="P752"><text:span text:style-name="CharStyle11">Bilangan Pemilih</text:span></text:p></table:table-cell></table:table-row><table:table-row table:style-name="Table10.R3"><table:table-cell table:style-name="Table10.Cell5"><text:p text:style-name="P872"><text:span text:style-name="CharStyle12">Polling District</text:span></text:p></table:table-cell><table:table-cell table:style-name="Table10.Cell6"><text:p text:style-name="P503"><text:span text:style-name="CharStyle12">Number of Electors</text:span></text:p></table:table-cell></table:table-row><table:table-row table:style-name="Table10.R4"><table:table-cell table:style-name="Table10.Cell7"><text:p text:style-name="P689"><text:span text:style-name="CharStyle12">1.</text:span><text:span text:style-name="CharStyle11"><text:s text:c="1"/>Bangsar Baru</text:span></text:p></table:table-cell><table:table-cell table:style-name="Table10.Cell8"><text:p text:style-name="P586"><text:span text:style-name="CharStyle74">5,458</text:span></text:p></table:table-cell></table:table-row><table:table-row table:style-name="Table10.R5"><table:table-cell table:style-name="Table10.Cell9"><text:p text:style-name="P436"><text:span text:style-name="CharStyle11">2. Jalan Maarof</text:span></text:p></table:table-cell><table:table-cell table:style-name="Table10.Cell10"><text:p text:style-name="P630"><text:span text:style-name="CharStyle74">3,379</text:span></text:p></table:table-cell></table:table-row><table:table-row table:style-name="Table10.R6"><table:table-cell table:style-name="Table10.Cell11"><text:p text:style-name="P731"><text:span text:style-name="CharStyle11">3. Bukit Travers</text:span></text:p></table:table-cell><table:table-cell table:style-name="Table10.Cell12"><text:p text:style-name="P851"><text:span text:style-name="CharStyle74">2,753</text:span></text:p></table:table-cell></table:table-row><table:table-row table:style-name="Table10.R7"><table:table-cell table:style-name="Table10.Cell13"><text:p text:style-name="P628"><text:span text:style-name="CharStyle11">4. Kawasan Universiti</text:span></text:p></table:table-cell><table:table-cell table:style-name="Table10.Cell14"><text:p text:style-name="P756"><text:span text:style-name="CharStyle74">915</text:span></text:p></table:table-cell></table:table-row><table:table-row table:style-name="Table10.R8"><table:table-cell table:style-name="Table10.Cell15"><text:p text:style-name="P880"><text:span text:style-name="CharStyle11">5. Taman Lucky</text:span></text:p></table:table-cell><table:table-cell table:style-name="Table10.Cell16"><text:p text:style-name="P470"><text:span text:style-name="CharStyle74">3,134</text:span></text:p></table:table-cell></table:table-row><table:table-row table:style-name="Table10.R9"><table:table-cell table:style-name="Table10.Cell17"><text:p text:style-name="P1083"><text:span text:style-name="CharStyle11">6. Bukit Bangsar</text:span></text:p></table:table-cell><table:table-cell table:style-name="Table10.Cell18"><text:p text:style-name="P1085"><text:span text:style-name="CharStyle74">5,091</text:span></text:p></table:table-cell></table:table-row><table:table-row table:style-name="Table10.R10"><table:table-cell table:style-name="Table10.Cell19"><text:p text:style-name="P905"><text:span text:style-name="CharStyle11">7. Pantai Baharu</text:span></text:p></table:table-cell><table:table-cell table:style-name="Table10.Cell20"><text:p text:style-name="P883"><text:span text:style-name="CharStyle74">2,904</text:span></text:p></table:table-cell></table:table-row><table:table-row table:style-name="Table10.R11"><table:table-cell table:style-name="Table10.Cell21"><text:p text:style-name="P603"><text:span text:style-name="CharStyle11">8. Kampong Haji Abdullah Hukom</text:span></text:p></table:table-cell><table:table-cell table:style-name="Table10.Cell22"><text:p text:style-name="P768"><text:span text:style-name="CharStyle74">3,330</text:span></text:p></table:table-cell></table:table-row><table:table-row table:style-name="Table10.R12"><table:table-cell table:style-name="Table10.Cell23"><text:p text:style-name="P666"><text:span text:style-name="CharStyle11">9. Bukit Kerinchi</text:span></text:p></table:table-cell><table:table-cell table:style-name="Table10.Cell24"><text:p text:style-name="P447"><text:span text:style-name="CharStyle74">5,161</text:span></text:p></table:table-cell></table:table-row><table:table-row table:style-name="Table10.R13"><table:table-cell table:style-name="Table10.Cell25"><text:p text:style-name="P705"><text:span text:style-name="CharStyle11">10. P antai H ill P ark</text:span></text:p></table:table-cell><table:table-cell table:style-name="Table10.Cell26"><text:p text:style-name="P739"><text:span text:style-name="CharStyle74">3,201</text:span></text:p></table:table-cell></table:table-row><table:table-row table:style-name="Table10.R14"><table:table-cell table:style-name="Table10.Cell27"><text:p text:style-name="P1087"><text:span text:style-name="CharStyle11">11. Taman Bukit Angkasa</text:span></text:p></table:table-cell><table:table-cell table:style-name="Table10.Cell28"><text:p text:style-name="P485"><text:span text:style-name="CharStyle74">6,919</text:span></text:p></table:table-cell></table:table-row><table:table-row table:style-name="Table10.R15"><table:table-cell table:style-name="Table10.Cell29"><text:p text:style-name="P1089"><text:span text:style-name="CharStyle11">12. Kampong Pantai Halt</text:span></text:p></table:table-cell><table:table-cell table:style-name="Table10.Cell30"><text:p text:style-name="P736"><text:span text:style-name="CharStyle74">3,984</text:span></text:p></table:table-cell></table:table-row><table:table-row table:style-name="Table10.R16"><table:table-cell table:style-name="Table10.Cell31"><text:p text:style-name="P859"><text:span text:style-name="CharStyle11">13. Pantai Dalam</text:span></text:p></table:table-cell><table:table-cell table:style-name="Table10.Cell32"><text:p text:style-name="P480"><text:span text:style-name="CharStyle74">4,988</text:span></text:p></table:table-cell></table:table-row><table:table-row table:style-name="Table10.R17"><table:table-cell table:style-name="Table10.Cell33"><text:p text:style-name="P607"><text:span text:style-name="CharStyle11">14. Kampong Pasir</text:span></text:p></table:table-cell><table:table-cell table:style-name="Table10.Cell34"><text:p text:style-name="P821"><text:span text:style-name="CharStyle74">2,743</text:span></text:p></table:table-cell></table:table-row><table:table-row table:style-name="Table10.R18"><table:table-cell table:style-name="Table10.Cell35"><text:p text:style-name="P441"><text:span text:style-name="CharStyle11">15. Petaling Selatan</text:span></text:p></table:table-cell><table:table-cell table:style-name="Table10.Cell36"><text:p text:style-name="P1091"><text:span text:style-name="CharStyle74">2,199</text:span></text:p></table:table-cell></table:table-row><table:table-row table:style-name="Table10.R19"><table:table-cell table:style-name="Table10.Cell37"><text:p text:style-name="P576"><text:span text:style-name="CharStyle11">16. TasikPerdana</text:span></text:p></table:table-cell><table:table-cell table:style-name="Table10.Cell38"><text:p text:style-name="P701"><text:span text:style-name="CharStyle74">6,598</text:span></text:p></table:table-cell></table:table-row></table:table><text:p text:style-name="P875"><text:span text:style-name="CharStyle55">62,757</text:span></text:p></draw:text-box></draw:frame><draw:frame draw:style-name="fr34" svg:x="10.275cm" svg:y="24.666cm" svg:width="0.448cm" fo:min-height="0.437cm" text:anchor-type="paragraph"><draw:text-box><text:p text:style-name="P763"><text:span text:style-name="CharStyle76">20</text:span></text:p></draw:text-box></draw:frame></text:p>
        <text:p text:style-name="P259"/>
        <text:p text:style-name="P260"/>
        <text:p text:style-name="P261"/>
        <text:p text:style-name="P262"/>
        <text:p text:style-name="P263"/>
        <text:p text:style-name="P264"/>
        <text:p text:style-name="P265"/>
        <text:p text:style-name="P266"/>
        <text:p text:style-name="P267"/>
        <text:p text:style-name="P268"/>
        <text:p text:style-name="P269"/>
        <text:p text:style-name="P270"/>
        <text:p text:style-name="P271"/>
        <text:p text:style-name="P272"/>
        <text:p text:style-name="P273"/>
        <text:p text:style-name="P274"/>
        <text:p text:style-name="P275"/>
        <text:p text:style-name="P276"/>
        <text:p text:style-name="P277"/>
        <text:p text:style-name="P278"/>
        <text:p text:style-name="P279"/>
        <text:p text:style-name="P280"/>
        <text:p text:style-name="P281"/>
        <text:p text:style-name="P282"/>
        <text:p text:style-name="P283"/>
        <text:p text:style-name="P284"/>
        <text:p text:style-name="P285"/>
        <text:p text:style-name="P286"/>
        <text:p text:style-name="P287"/>
        <text:p text:style-name="P288"/>
        <text:p text:style-name="P289"/>
        <text:p text:style-name="P290"/>
        <text:p text:style-name="P291"/>
        <text:p text:style-name="P292"/>
        <text:p text:style-name="P293"/>
        <text:p text:style-name="P294"/>
        <text:p text:style-name="P295"/>
        <text:p text:style-name="P296"/>
        <text:p text:style-name="P297"/>
        <text:p text:style-name="P298"/>
      </text:section>
      <text:section text:style-name="Sect15" text:name="Section15">
        <text:p text:style-name="P1327"><draw:frame draw:style-name="fr35" svg:x="9.521cm" svg:y="0.000cm" svg:width="3.284cm" fo:min-height="1.228cm" text:anchor-type="paragraph"><draw:text-box><text:h text:outline-level="1" text:style-name="P672"><text:bookmark-start text:name="bookmark11"/><text:span text:style-name="CharStyle78">(</text:span><text:span text:style-name="CharStyle79">2</text:span><text:span text:style-name="CharStyle78">)</text:span><text:bookmark-end text:name="bookmark11"/></text:h><text:p text:style-name="P1093"><text:span text:style-name="CharStyle7">Daerah Mengundi</text:span></text:p></draw:text-box></draw:frame><draw:frame draw:style-name="fr36" svg:x="2.672cm" svg:y="0.000cm" svg:width="12.210cm" fo:min-height="5.556cm" text:anchor-type="paragraph"><draw:text-box><text:h text:outline-level="1" text:style-name="P889"><text:bookmark-start text:name="bookmark12"/><text:span text:style-name="CharStyle53">(1)</text:span><text:bookmark-end text:name="bookmark12"/></text:h><text:p text:style-name="P484"><text:span text:style-name="CharStyle7">Bahagian Pilihan Raya<text:line-break/>Negeri</text:span></text:p><text:p text:style-name="P572"><text:span text:style-name="CharStyle59">State Constituency<text:tab/>Polling District</text:span></text:p><text:p text:style-name="P670"><text:span text:style-name="CharStyle7">Jumlah Bilangan Pemilih dalam Bahagian Pilihan Raya Persekutuan<text:line-break/>P. 121 Lembah Pantai:</text:span></text:p><text:p text:style-name="P1095"><text:span text:style-name="CharStyle59">Total Number of Electors in the Federal Constituency of<text:line-break/>P. 121 Lembah Pantai:</text:span></text:p></draw:text-box></draw:frame><draw:frame draw:style-name="fr37" svg:x="15.475cm" svg:y="0.000cm" svg:width="3.133cm" fo:min-height="1.228cm" text:anchor-type="paragraph"><draw:text-box><text:h text:outline-level="1" text:style-name="P1097"><text:bookmark-start text:name="bookmark13"/><text:span text:style-name="CharStyle81">(</text:span><text:span text:style-name="CharStyle82">3</text:span><text:span text:style-name="CharStyle81">)</text:span><text:bookmark-end text:name="bookmark13"/></text:h><text:p text:style-name="P639"><text:span text:style-name="CharStyle7">Bilangan Pemilih</text:span></text:p></draw:text-box></draw:frame><draw:frame draw:style-name="fr38" svg:x="15.296cm" svg:y="1.651cm" svg:width="3.574cm" fo:min-height="2.304cm" text:anchor-type="paragraph"><draw:text-box><text:p text:style-name="P1099"><text:span text:style-name="CharStyle59">Number of Electors<text:line-break/></text:span><text:span text:style-name="CharStyle83">62,757</text:span></text:p></draw:text-box></draw:frame><draw:frame draw:style-name="fr39" svg:x="10.275cm" svg:y="26.337cm" svg:width="0.448cm" fo:min-height="0.455cm" text:anchor-type="paragraph"><draw:text-box><text:p text:style-name="P635"><text:span text:style-name="CharStyle85">21</text:span></text:p></draw:text-box></draw:frame></text:p>
        <text:p text:style-name="P300"/>
        <text:p text:style-name="P301"/>
        <text:p text:style-name="P302"/>
        <text:p text:style-name="P303"/>
        <text:p text:style-name="P304"/>
        <text:p text:style-name="P305"/>
        <text:p text:style-name="P306"/>
        <text:p text:style-name="P307"/>
        <text:p text:style-name="P308"/>
        <text:p text:style-name="P309"/>
        <text:p text:style-name="P310"/>
        <text:p text:style-name="P311"/>
        <text:p text:style-name="P312"/>
        <text:p text:style-name="P313"/>
        <text:p text:style-name="P314"/>
        <text:p text:style-name="P315"/>
        <text:p text:style-name="P316"/>
        <text:p text:style-name="P317"/>
        <text:p text:style-name="P318"/>
        <text:p text:style-name="P319"/>
        <text:p text:style-name="P320"/>
        <text:p text:style-name="P321"/>
        <text:p text:style-name="P322"/>
        <text:p text:style-name="P323"/>
        <text:p text:style-name="P324"/>
        <text:p text:style-name="P325"/>
        <text:p text:style-name="P326"/>
        <text:p text:style-name="P327"/>
        <text:p text:style-name="P328"/>
        <text:p text:style-name="P329"/>
        <text:p text:style-name="P330"/>
        <text:p text:style-name="P331"/>
        <text:p text:style-name="P332"/>
        <text:p text:style-name="P333"/>
        <text:p text:style-name="P334"/>
        <text:p text:style-name="P335"/>
        <text:p text:style-name="P336"/>
        <text:p text:style-name="P337"/>
        <text:p text:style-name="P338"/>
        <text:p text:style-name="P339"/>
        <text:p text:style-name="P340"/>
        <text:p text:style-name="P341"/>
      </text:section>
      <text:section text:style-name="Sect16" text:name="Section16">
        <text:h text:outline-level="1" text:style-name="P1328"><text:bookmark-start text:name="bookmark14"/><text:span text:style-name="CharStyle31">(1)</text:span><text:bookmark-end text:name="bookmark14"/></text:h>
        <text:p text:style-name="P1125"><draw:frame draw:style-name="fr40" svg:x="8.251cm" svg:y="0.000cm" svg:width="10.634cm" fo:min-height="0.002cm" text:anchor-type="paragraph"><draw:text-box><table:table table:style-name="Table11"><table:table-column table:style-name="Table11.C1"/><table:table-column table:style-name="Table11.C2"/><table:table-row table:style-name="Table11.R1"><table:table-cell table:style-name="Table11.Cell1"><text:p text:style-name="P780"><text:span text:style-name="CharStyle11">(2)</text:span></text:p></table:table-cell><table:table-cell table:style-name="Table11.Cell2"><text:p text:style-name="P1101"><text:span text:style-name="CharStyle11">(3)</text:span></text:p></table:table-cell></table:table-row><table:table-row table:style-name="Table11.R2"><table:table-cell table:style-name="Table11.Cell3"><text:p text:style-name="P876"><text:span text:style-name="CharStyle11">Daerah Mengundi</text:span></text:p></table:table-cell><table:table-cell table:style-name="Table11.Cell4"><text:p text:style-name="P908"><text:span text:style-name="CharStyle11">Bilangan Pemilih</text:span></text:p></table:table-cell></table:table-row><table:table-row table:style-name="Table11.R3"><table:table-cell table:style-name="Table11.Cell5"><text:p text:style-name="P1103"><text:span text:style-name="CharStyle12">Polling District</text:span></text:p></table:table-cell><table:table-cell table:style-name="Table11.Cell6"><text:p text:style-name="P1105"><text:span text:style-name="CharStyle12">Number of Electors</text:span></text:p></table:table-cell></table:table-row><table:table-row table:style-name="Table11.R4"><table:table-cell table:style-name="Table11.Cell7"><text:p text:style-name="P611"><text:span text:style-name="CharStyle12">1.</text:span><text:span text:style-name="CharStyle11"><text:s text:c="1"/>Kuchai</text:span></text:p></table:table-cell><table:table-cell table:style-name="Table11.Cell8"><text:p text:style-name="P775"><text:span text:style-name="CharStyle11">1,850</text:span></text:p></table:table-cell></table:table-row><table:table-row table:style-name="Table11.R5"><table:table-cell table:style-name="Table11.Cell9"><text:p text:style-name="P942"><text:span text:style-name="CharStyle11">2. Taman United</text:span></text:p></table:table-cell><table:table-cell table:style-name="Table11.Cell10"><text:p text:style-name="P552"><text:span text:style-name="CharStyle11">7,103</text:span></text:p></table:table-cell></table:table-row><table:table-row table:style-name="Table11.R6"><table:table-cell table:style-name="Table11.Cell11"><text:p text:style-name="P772"><text:span text:style-name="CharStyle11">3. T aman Happy Utara</text:span></text:p></table:table-cell><table:table-cell table:style-name="Table11.Cell12"><text:p text:style-name="P649"><text:span text:style-name="CharStyle11">6,427</text:span></text:p></table:table-cell></table:table-row><table:table-row table:style-name="Table11.R7"><table:table-cell table:style-name="Table11.Cell13"><text:p text:style-name="P902"><text:span text:style-name="CharStyle11">4. Taman Happy Tengah</text:span></text:p></table:table-cell><table:table-cell table:style-name="Table11.Cell14"><text:p text:style-name="P742"><text:span text:style-name="CharStyle11">2,031</text:span></text:p></table:table-cell></table:table-row><table:table-row table:style-name="Table11.R8"><table:table-cell table:style-name="Table11.Cell15"><text:p text:style-name="P548"><text:span text:style-name="CharStyle11">5. Taman Happy Selatan</text:span></text:p></table:table-cell><table:table-cell table:style-name="Table11.Cell16"><text:p text:style-name="P1107"><text:span text:style-name="CharStyle11">3,180</text:span></text:p></table:table-cell></table:table-row><table:table-row table:style-name="Table11.R9"><table:table-cell table:style-name="Table11.Cell17"><text:p text:style-name="P1174"><text:span text:style-name="CharStyle11">6. Kuchai Entrepreneurs Park</text:span></text:p></table:table-cell><table:table-cell table:style-name="Table11.Cell18"><text:p text:style-name="P1141"><text:span text:style-name="CharStyle11">3,100</text:span></text:p></table:table-cell></table:table-row><table:table-row table:style-name="Table11.R10"><table:table-cell table:style-name="Table11.Cell19"><text:p text:style-name="P729"><text:span text:style-name="CharStyle11">7. Taman Salak South Utara</text:span></text:p></table:table-cell><table:table-cell table:style-name="Table11.Cell20"><text:p text:style-name="P990"><text:span text:style-name="CharStyle11">2,308</text:span></text:p></table:table-cell></table:table-row><table:table-row table:style-name="Table11.R11"><table:table-cell table:style-name="Table11.Cell21"><text:p text:style-name="P931"><text:span text:style-name="CharStyle11">8. Taman Salak South</text:span></text:p></table:table-cell><table:table-cell table:style-name="Table11.Cell22"><text:p text:style-name="P547"><text:span text:style-name="CharStyle11">4,171</text:span></text:p></table:table-cell></table:table-row><table:table-row table:style-name="Table11.R12"><table:table-cell table:style-name="Table11.Cell23"><text:p text:style-name="P604"><text:span text:style-name="CharStyle11">9. Taman Sri Petaling Timur</text:span></text:p></table:table-cell><table:table-cell table:style-name="Table11.Cell24"><text:p text:style-name="P1282"><text:span text:style-name="CharStyle11">3,298</text:span></text:p></table:table-cell></table:table-row><table:table-row table:style-name="Table11.R13"><table:table-cell table:style-name="Table11.Cell25"><text:p text:style-name="P1196"><text:span text:style-name="CharStyle11">10. Taman Sri Petaling</text:span></text:p></table:table-cell><table:table-cell table:style-name="Table11.Cell26"><text:p text:style-name="P1109"><text:span text:style-name="CharStyle11">5,279</text:span></text:p></table:table-cell></table:table-row><table:table-row table:style-name="Table11.R14"><table:table-cell table:style-name="Table11.Cell27"><text:p text:style-name="P1111"><text:span text:style-name="CharStyle11">11. Bandar Sri Petaling</text:span></text:p></table:table-cell><table:table-cell table:style-name="Table11.Cell28"><text:p text:style-name="P434"><text:span text:style-name="CharStyle11">5,326</text:span></text:p></table:table-cell></table:table-row><table:table-row table:style-name="Table11.R15"><table:table-cell table:style-name="Table11.Cell29"><text:p text:style-name="P475"><text:span text:style-name="CharStyle11">12. Taman Overseas Union Utara</text:span></text:p></table:table-cell><table:table-cell table:style-name="Table11.Cell30"><text:p text:style-name="P482"><text:span text:style-name="CharStyle11">5,227</text:span></text:p></table:table-cell></table:table-row><table:table-row table:style-name="Table11.R16"><table:table-cell table:style-name="Table11.Cell31"><text:p text:style-name="P567"><text:span text:style-name="CharStyle11">13. Taman Overseas Union Selatan</text:span></text:p></table:table-cell><table:table-cell table:style-name="Table11.Cell32"><text:p text:style-name="P626"><text:span text:style-name="CharStyle11">3,939</text:span></text:p></table:table-cell></table:table-row><table:table-row table:style-name="Table11.R17"><table:table-cell table:style-name="Table11.Cell33"><text:p text:style-name="P575"><text:span text:style-name="CharStyle11">14. Taman Yarl</text:span></text:p></table:table-cell><table:table-cell table:style-name="Table11.Cell34"><text:p text:style-name="P551"><text:span text:style-name="CharStyle11">3,921</text:span></text:p></table:table-cell></table:table-row><table:table-row table:style-name="Table11.R18"><table:table-cell table:style-name="Table11.Cell35"><text:p text:style-name="P925"><text:span text:style-name="CharStyle11">15. PPR Muhibbah</text:span></text:p></table:table-cell><table:table-cell table:style-name="Table11.Cell36"><text:p text:style-name="P855"><text:span text:style-name="CharStyle11">1,313</text:span></text:p></table:table-cell></table:table-row><table:table-row table:style-name="Table11.R19"><table:table-cell table:style-name="Table11.Cell37"><text:p text:style-name="P488"><text:span text:style-name="CharStyle11">16. Kampong Sungai Besi</text:span></text:p></table:table-cell><table:table-cell table:style-name="Table11.Cell38"><text:p text:style-name="P487"><text:span text:style-name="CharStyle11">3,318</text:span></text:p></table:table-cell></table:table-row><table:table-row table:style-name="Table11.R20"><table:table-cell table:style-name="Table11.Cell39"><text:p text:style-name="P1156"><text:span text:style-name="CharStyle11">17. Bukitjalil</text:span></text:p></table:table-cell><table:table-cell table:style-name="Table11.Cell40"><text:p text:style-name="P782"><text:span text:style-name="CharStyle11">2,065</text:span></text:p></table:table-cell></table:table-row><table:table-row table:style-name="Table11.R21"><table:table-cell table:style-name="Table11.Cell41"><text:p text:style-name="P1113"><text:span text:style-name="CharStyle11">18. Kampong Bohol</text:span></text:p></table:table-cell><table:table-cell table:style-name="Table11.Cell42"><text:p text:style-name="P1115"><text:span text:style-name="CharStyle11">1,154</text:span></text:p></table:table-cell></table:table-row><table:table-row table:style-name="Table11.R22"><table:table-cell table:style-name="Table11.Cell43"><text:p text:style-name="P1117"><text:span text:style-name="CharStyle11">19. Taman Sri Sentosa Utara</text:span></text:p></table:table-cell><table:table-cell table:style-name="Table11.Cell44"><text:p text:style-name="P1119"><text:span text:style-name="CharStyle11">4,155</text:span></text:p></table:table-cell></table:table-row></table:table><text:p text:style-name="P685"><text:span text:style-name="CharStyle87">22</text:span></text:p></draw:text-box></draw:frame><text:span text:style-name="CharStyle13">Bahagian Pilihan Raya<text:line-break/>Negeri<text:line-break/></text:span><text:span text:style-name="CharStyle14">State Constituency</text:span></text:p>
        <text:p text:style-name="P1127"><text:span text:style-name="CharStyle14">-</text:span><text:span text:style-name="CharStyle13"><text:s text:c="1"/>Tidak Berkenaan -<text:line-break/>- </text:span><text:span text:style-name="CharStyle14">Not Applicable -</text:span></text:p>
      </text:section>
      <text:section text:style-name="Sect17" text:name="Section17">
        <text:table-of-content>
          <text:table-of-content-source text:use-outline-level="1"/>
          <text:index-body>
            <text:p text:style-name="P1329"><text:a xlink:href="#bookmark8"><text:span text:style-name="CharStyle33">(1)<text:tab/>(2)<text:tab/>(3)</text:span></text:a></text:p>
            <text:p text:style-name="P1129"><text:span text:style-name="CharStyle33">Bahagian Pilihan Raya<text:tab/>Daerah<text:tab/>Mengundi<text:tab/>Bilangan<text:tab/>Pemilih</text:span></text:p>
            <text:p text:style-name="P758"><text:span text:style-name="CharStyle33">Negeri</text:span></text:p>
            <text:p text:style-name="P850"><text:span text:style-name="CharStyle35">State Constituency<text:tab/>Polling<text:tab/>District<text:tab/>Number of<text:tab/>Electors</text:span></text:p>
            <text:list text:style-name="L16">
              <text:list-item>
                <text:p text:style-name="P1131"><text:span text:style-name="CharStyle33"><text:s text:c="1"/>Taman Sri Sentosa Selatan<text:tab/>5,538</text:span></text:p>
              </text:list-item>
              <text:list-item>
                <text:p text:style-name="P1143"><text:span text:style-name="CharStyle33"><text:s text:c="1"/>Kampong Bahagia<text:tab/>3,678</text:span></text:p>
              </text:list-item>
            </text:list>
          </text:index-body>
        </text:table-of-content>
        <text:p text:style-name="P1134"><text:span text:style-name="CharStyle13">78,381</text:span></text:p>
        <text:p text:style-name="P1160"><text:span text:style-name="CharStyle13">Jumlah Bilangan Pemilih dalam Bahagian Pilihan Raya Persekutuan<text:tab/>78,381</text:span></text:p>
        <text:p text:style-name="P847"><text:span text:style-name="CharStyle13">P. 122 Sri Petaling:</text:span></text:p>
        <text:p text:style-name="P1071"><text:span text:style-name="CharStyle28">Total Number of Electors in the Federal Constituency of<text:line-break/>P. 122 Sri Petaling:</text:span></text:p>
        <text:p text:style-name="P1136"><text:span text:style-name="CharStyle18">23</text:span></text:p>
      </text:section>
      <text:section text:style-name="Sect18" text:name="Section18">
        <text:p text:style-name="P1330"><draw:frame draw:style-name="fr44" svg:x="2.875cm" svg:y="0.000cm" svg:width="4.082cm" fo:min-height="4.424cm" text:anchor-type="paragraph"><draw:text-box><text:h text:outline-level="1" text:style-name="P439"><text:bookmark-start text:name="bookmark15"/><text:span text:style-name="CharStyle53">(1)</text:span><text:bookmark-end text:name="bookmark15"/></text:h><text:p text:style-name="P537"><text:span text:style-name="CharStyle7">Bahagian Pilihan Raya<text:line-break/>Negeri<text:line-break/></text:span><text:span text:style-name="CharStyle8">State Constituency</text:span></text:p><text:p text:style-name="P1140"><text:span text:style-name="CharStyle8">-</text:span><text:span text:style-name="CharStyle7"><text:s text:c="1"/>Tidak Berkenaan -<text:line-break/>- </text:span><text:span text:style-name="CharStyle8">Not Applicable -</text:span></text:p></draw:text-box></draw:frame><draw:frame draw:style-name="fr43" svg:x="8.251cm" svg:y="0.000cm" svg:width="10.634cm" fo:min-height="0.002cm" text:anchor-type="paragraph"><draw:text-box><table:table table:style-name="Table12"><table:table-column table:style-name="Table12.C1"/><table:table-column table:style-name="Table12.C2"/><table:table-column table:style-name="Table12.C3"/><table:table-row table:style-name="Table12.R1"><table:table-cell table:style-name="Table12.Cell1"><text:p text:style-name="P1292"/></table:table-cell><table:table-cell table:style-name="Table12.Cell2"><text:p text:style-name="P601"><text:span text:style-name="CharStyle11">(2)</text:span></text:p></table:table-cell><table:table-cell table:style-name="Table12.Cell3"><text:p text:style-name="P1142"><text:span text:style-name="CharStyle11">(3)</text:span></text:p></table:table-cell></table:table-row><table:table-row table:style-name="Table12.R2"><table:table-cell table:style-name="Table12.Cell4"><text:p text:style-name="P1292"/></table:table-cell><table:table-cell table:style-name="Table12.Cell5"><text:p text:style-name="P1132"><text:span text:style-name="CharStyle11">Daerah Mengundi</text:span></text:p></table:table-cell><table:table-cell table:style-name="Table12.Cell6"><text:p text:style-name="P1144"><text:span text:style-name="CharStyle11">Bilangan Pemilih</text:span></text:p></table:table-cell></table:table-row><table:table-row table:style-name="Table12.R3"><table:table-cell table:style-name="Table12.Cell7"><text:p text:style-name="P1292"/></table:table-cell><table:table-cell table:style-name="Table12.Cell8"><text:p text:style-name="P1146"><text:span text:style-name="CharStyle12">Polling District</text:span></text:p></table:table-cell><table:table-cell table:style-name="Table12.Cell9"><text:p text:style-name="P909"><text:span text:style-name="CharStyle12">Number of Electors</text:span></text:p></table:table-cell></table:table-row><table:table-row table:style-name="Table12.R4"><table:table-cell table:style-name="Table12.Cell10"><text:p text:style-name="P1148"><text:span text:style-name="CharStyle90">1</text:span><text:span text:style-name="CharStyle91">.</text:span></text:p></table:table-cell><table:table-cell table:style-name="Table12.Cell11"><text:p text:style-name="P659"><text:span text:style-name="CharStyle11">Jalan Pasar</text:span></text:p></table:table-cell><table:table-cell table:style-name="Table12.Cell12"><text:p text:style-name="P1150"><text:span text:style-name="CharStyle11">3,089</text:span></text:p></table:table-cell></table:table-row><table:table-row table:style-name="Table12.R5"><table:table-cell table:style-name="Table12.Cell13"><text:p text:style-name="P907"><text:span text:style-name="CharStyle11">2.</text:span></text:p></table:table-cell><table:table-cell table:style-name="Table12.Cell14"><text:p text:style-name="P530"><text:span text:style-name="CharStyle11">Jalan San Peng</text:span></text:p></table:table-cell><table:table-cell table:style-name="Table12.Cell15"><text:p text:style-name="P657"><text:span text:style-name="CharStyle11">4,484</text:span></text:p></table:table-cell></table:table-row><table:table-row table:style-name="Table12.R6"><table:table-cell table:style-name="Table12.Cell16"><text:p text:style-name="P1152"><text:span text:style-name="CharStyle11">3.</text:span></text:p></table:table-cell><table:table-cell table:style-name="Table12.Cell17"><text:p text:style-name="P906"><text:span text:style-name="CharStyle11">Rumah Pangsa Loke Yew</text:span></text:p></table:table-cell><table:table-cell table:style-name="Table12.Cell18"><text:p text:style-name="P1154"><text:span text:style-name="CharStyle11">3,733</text:span></text:p></table:table-cell></table:table-row><table:table-row table:style-name="Table12.R7"><table:table-cell table:style-name="Table12.Cell19"><text:p text:style-name="P1184"><text:span text:style-name="CharStyle11">4.</text:span></text:p></table:table-cell><table:table-cell table:style-name="Table12.Cell20"><text:p text:style-name="P1186"><text:span text:style-name="CharStyle11">Kampong Loke Yew</text:span></text:p></table:table-cell><table:table-cell table:style-name="Table12.Cell21"><text:p text:style-name="P1188"><text:span text:style-name="CharStyle11">2,283</text:span></text:p></table:table-cell></table:table-row><table:table-row table:style-name="Table12.R8"><table:table-cell table:style-name="Table12.Cell22"><text:p text:style-name="P1190"><text:span text:style-name="CharStyle11">5.</text:span></text:p></table:table-cell><table:table-cell table:style-name="Table12.Cell23"><text:p text:style-name="P1192"><text:span text:style-name="CharStyle11">Jalan Loke Yew</text:span></text:p></table:table-cell><table:table-cell table:style-name="Table12.Cell24"><text:p text:style-name="P1194"><text:span text:style-name="CharStyle11">2,651</text:span></text:p></table:table-cell></table:table-row><table:table-row table:style-name="Table12.R9"><table:table-cell table:style-name="Table12.Cell25"><text:p text:style-name="P900"><text:span text:style-name="CharStyle11">6.</text:span></text:p></table:table-cell><table:table-cell table:style-name="Table12.Cell26"><text:p text:style-name="P1157"><text:span text:style-name="CharStyle11">Pudu Hujung</text:span></text:p></table:table-cell><table:table-cell table:style-name="Table12.Cell27"><text:p text:style-name="P646"><text:span text:style-name="CharStyle11">1,283</text:span></text:p></table:table-cell></table:table-row><table:table-row table:style-name="Table12.R10"><table:table-cell table:style-name="Table12.Cell28"><text:p text:style-name="P1159"><text:span text:style-name="CharStyle11">7.</text:span></text:p></table:table-cell><table:table-cell table:style-name="Table12.Cell29"><text:p text:style-name="P896"><text:span text:style-name="CharStyle11">Jalan Sungai Besi</text:span></text:p></table:table-cell><table:table-cell table:style-name="Table12.Cell30"><text:p text:style-name="P523"><text:span text:style-name="CharStyle11">2,760</text:span></text:p></table:table-cell></table:table-row><table:table-row table:style-name="Table12.R11"><table:table-cell table:style-name="Table12.Cell31"><text:p text:style-name="P1161"><text:span text:style-name="CharStyle90">8</text:span><text:span text:style-name="CharStyle91">.</text:span></text:p></table:table-cell><table:table-cell table:style-name="Table12.Cell32"><text:p text:style-name="P877"><text:span text:style-name="CharStyle11">Jalan Chan Sow Lin</text:span></text:p></table:table-cell><table:table-cell table:style-name="Table12.Cell33"><text:p text:style-name="P507"><text:span text:style-name="CharStyle11">2,503</text:span></text:p></table:table-cell></table:table-row><table:table-row table:style-name="Table12.R12"><table:table-cell table:style-name="Table12.Cell34"><text:p text:style-name="P1163"><text:span text:style-name="CharStyle11">9.</text:span></text:p></table:table-cell><table:table-cell table:style-name="Table12.Cell35"><text:p text:style-name="P753"><text:span text:style-name="CharStyle11">Jalan Cheras</text:span></text:p></table:table-cell><table:table-cell table:style-name="Table12.Cell36"><text:p text:style-name="P1165"><text:span text:style-name="CharStyle11">1,157</text:span></text:p></table:table-cell></table:table-row><table:table-row table:style-name="Table12.R13"><table:table-cell table:style-name="Table12.Cell37"><text:p text:style-name="P1167"><text:span text:style-name="CharStyle11">10.</text:span></text:p></table:table-cell><table:table-cell table:style-name="Table12.Cell38"><text:p text:style-name="P1169"><text:span text:style-name="CharStyle11">Taman Miharja</text:span></text:p></table:table-cell><table:table-cell table:style-name="Table12.Cell39"><text:p text:style-name="P750"><text:span text:style-name="CharStyle11">4,977</text:span></text:p></table:table-cell></table:table-row><table:table-row table:style-name="Table12.R14"><table:table-cell table:style-name="Table12.Cell40"><text:p text:style-name="P1171"><text:span text:style-name="CharStyle11">11.</text:span></text:p></table:table-cell><table:table-cell table:style-name="Table12.Cell41"><text:p text:style-name="P501"><text:span text:style-name="CharStyle11">Pudu Ulu</text:span></text:p></table:table-cell><table:table-cell table:style-name="Table12.Cell42"><text:p text:style-name="P1173"><text:span text:style-name="CharStyle11">3,140</text:span></text:p></table:table-cell></table:table-row><table:table-row table:style-name="Table12.R15"><table:table-cell table:style-name="Table12.Cell43"><text:p text:style-name="P1175"><text:span text:style-name="CharStyle11">12.</text:span></text:p></table:table-cell><table:table-cell table:style-name="Table12.Cell44"><text:p text:style-name="P870"><text:span text:style-name="CharStyle11">Taman Shamelin Perkasa</text:span></text:p></table:table-cell><table:table-cell table:style-name="Table12.Cell45"><text:p text:style-name="P1177"><text:span text:style-name="CharStyle11">3,479</text:span></text:p></table:table-cell></table:table-row><table:table-row table:style-name="Table12.R16"><table:table-cell table:style-name="Table12.Cell46"><text:p text:style-name="P621"><text:span text:style-name="CharStyle11">13.</text:span></text:p></table:table-cell><table:table-cell table:style-name="Table12.Cell47"><text:p text:style-name="P1179"><text:span text:style-name="CharStyle11">Kampong Cheras Batu 4</text:span></text:p></table:table-cell><table:table-cell table:style-name="Table12.Cell48"><text:p text:style-name="P1181"><text:span text:style-name="CharStyle11">3,064</text:span></text:p></table:table-cell></table:table-row><table:table-row table:style-name="Table12.R17"><table:table-cell table:style-name="Table12.Cell49"><text:p text:style-name="P496"><text:span text:style-name="CharStyle11">14.</text:span></text:p></table:table-cell><table:table-cell table:style-name="Table12.Cell50"><text:p text:style-name="P619"><text:span text:style-name="CharStyle11">Bukit A Cheras Baru</text:span></text:p></table:table-cell><table:table-cell table:style-name="Table12.Cell51"><text:p text:style-name="P747"><text:span text:style-name="CharStyle11">2,844</text:span></text:p></table:table-cell></table:table-row><table:table-row table:style-name="Table12.R18"><table:table-cell table:style-name="Table12.Cell52"><text:p text:style-name="P1183"><text:span text:style-name="CharStyle11">15.</text:span></text:p></table:table-cell><table:table-cell table:style-name="Table12.Cell53"><text:p text:style-name="P494"><text:span text:style-name="CharStyle11">Cheras Baru</text:span></text:p></table:table-cell><table:table-cell table:style-name="Table12.Cell54"><text:p text:style-name="P617"><text:span text:style-name="CharStyle11">4,019</text:span></text:p></table:table-cell></table:table-row><table:table-row table:style-name="Table12.R19"><table:table-cell table:style-name="Table12.Cell55"><text:p text:style-name="P745"><text:span text:style-name="CharStyle11">16.</text:span></text:p></table:table-cell><table:table-cell table:style-name="Table12.Cell56"><text:p text:style-name="P866"><text:span text:style-name="CharStyle11">Taman Cheras</text:span></text:p></table:table-cell><table:table-cell table:style-name="Table12.Cell57"><text:p text:style-name="P492"><text:span text:style-name="CharStyle11">5,109</text:span></text:p></table:table-cell></table:table-row><table:table-row table:style-name="Table12.R20"><table:table-cell table:style-name="Table12.Cell58"><text:p text:style-name="P613"><text:span text:style-name="CharStyle11">17.</text:span></text:p></table:table-cell><table:table-cell table:style-name="Table12.Cell59"><text:p text:style-name="P1204"><text:span text:style-name="CharStyle11">Taman Midah Kanan</text:span></text:p></table:table-cell><table:table-cell table:style-name="Table12.Cell60"><text:p text:style-name="P1206"><text:span text:style-name="CharStyle11">5,633</text:span></text:p></table:table-cell></table:table-row><table:table-row table:style-name="Table12.R21"><table:table-cell table:style-name="Table12.Cell61"><text:p text:style-name="P489"><text:span text:style-name="CharStyle11">18.</text:span></text:p></table:table-cell><table:table-cell table:style-name="Table12.Cell62"><text:p text:style-name="P612"><text:span text:style-name="CharStyle11">Taman Midah Kiri</text:span></text:p></table:table-cell><table:table-cell table:style-name="Table12.Cell63"><text:p text:style-name="P740"><text:span text:style-name="CharStyle11">3,612</text:span></text:p></table:table-cell></table:table-row><table:table-row table:style-name="Table12.R22"><table:table-cell table:style-name="Table12.Cell64"><text:p text:style-name="P863"><text:span text:style-name="CharStyle11">19.</text:span></text:p></table:table-cell><table:table-cell table:style-name="Table12.Cell65"><text:p text:style-name="P486"><text:span text:style-name="CharStyle11">Taman Mutiara Barat</text:span></text:p></table:table-cell><table:table-cell table:style-name="Table12.Cell66"><text:p text:style-name="P610"><text:span text:style-name="CharStyle11">2,542</text:span></text:p></table:table-cell></table:table-row></table:table><text:p text:style-name="P762"><text:span text:style-name="CharStyle89">24</text:span></text:p></draw:text-box></draw:frame></text:p>
        <text:p text:style-name="P345"/>
        <text:p text:style-name="P346"/>
        <text:p text:style-name="P347"/>
        <text:p text:style-name="P348"/>
        <text:p text:style-name="P349"/>
        <text:p text:style-name="P350"/>
        <text:p text:style-name="P351"/>
        <text:p text:style-name="P352"/>
        <text:p text:style-name="P353"/>
        <text:p text:style-name="P354"/>
        <text:p text:style-name="P355"/>
        <text:p text:style-name="P356"/>
        <text:p text:style-name="P357"/>
        <text:p text:style-name="P358"/>
        <text:p text:style-name="P359"/>
        <text:p text:style-name="P360"/>
        <text:p text:style-name="P361"/>
        <text:p text:style-name="P362"/>
        <text:p text:style-name="P363"/>
        <text:p text:style-name="P364"/>
        <text:p text:style-name="P365"/>
        <text:p text:style-name="P366"/>
        <text:p text:style-name="P367"/>
        <text:p text:style-name="P368"/>
        <text:p text:style-name="P369"/>
        <text:p text:style-name="P370"/>
        <text:p text:style-name="P371"/>
        <text:p text:style-name="P372"/>
        <text:p text:style-name="P373"/>
        <text:p text:style-name="P374"/>
        <text:p text:style-name="P375"/>
        <text:p text:style-name="P376"/>
        <text:p text:style-name="P377"/>
        <text:p text:style-name="P378"/>
        <text:p text:style-name="P379"/>
        <text:p text:style-name="P380"/>
        <text:p text:style-name="P381"/>
        <text:p text:style-name="P382"/>
        <text:p text:style-name="P383"/>
        <text:p text:style-name="P384"/>
      </text:section>
      <text:section text:style-name="Sect19" text:name="Section19">
        <text:p text:style-name="P1331"><draw:frame draw:style-name="fr45" svg:x="0.000cm" svg:y="0.000cm" svg:width="15.993cm" fo:min-height="0.002cm" text:anchor-type="paragraph"><draw:text-box><table:table table:style-name="Table13"><table:table-column table:style-name="Table13.C1"/><table:table-column table:style-name="Table13.C2"/><table:table-column table:style-name="Table13.C3"/><table:table-row table:style-name="Table13.R1"><table:table-cell table:style-name="Table13.Cell1"><text:p text:style-name="P1155"><text:span text:style-name="CharStyle11">(1)</text:span></text:p></table:table-cell><table:table-cell table:style-name="Table13.Cell2"><text:p text:style-name="P1185"><text:span text:style-name="CharStyle11">(2)</text:span></text:p></table:table-cell><table:table-cell table:style-name="Table13.Cell3"><text:p text:style-name="P1187"><text:span text:style-name="CharStyle11">(3)</text:span></text:p></table:table-cell></table:table-row><table:table-row table:style-name="Table13.R2"><table:table-cell table:style-name="Table13.Cell4"><text:p text:style-name="P1189"><text:span text:style-name="CharStyle11">Bahagian Pilihan Raya</text:span></text:p></table:table-cell><table:table-cell table:style-name="Table13.Cell5"><text:p text:style-name="P1191"><text:span text:style-name="CharStyle11">Daerah Mengundi</text:span></text:p></table:table-cell><table:table-cell table:style-name="Table13.Cell6"><text:p text:style-name="P1193"><text:span text:style-name="CharStyle11">Bilangan Pemilih</text:span></text:p></table:table-cell></table:table-row><table:table-row table:style-name="Table13.R3"><table:table-cell table:style-name="Table13.Cell7"><text:p text:style-name="P1195"><text:span text:style-name="CharStyle11">Negeri</text:span></text:p></table:table-cell><table:table-cell table:style-name="Table13.Cell8"><text:p text:style-name="P1292"/></table:table-cell><table:table-cell table:style-name="Table13.Cell9"><text:p text:style-name="P1292"/></table:table-cell></table:table-row><table:table-row table:style-name="Table13.R4"><table:table-cell table:style-name="Table13.Cell10"><text:p text:style-name="P585"><text:span text:style-name="CharStyle12">State Constituency</text:span></text:p></table:table-cell><table:table-cell table:style-name="Table13.Cell11"><text:p text:style-name="P1197"><text:span text:style-name="CharStyle12">Polling District</text:span></text:p></table:table-cell><table:table-cell table:style-name="Table13.Cell12"><text:p text:style-name="P836"><text:span text:style-name="CharStyle12">Number of Electors</text:span></text:p></table:table-cell></table:table-row><table:table-row table:style-name="Table13.R5"><table:table-cell table:style-name="Table13.Cell13"><text:p text:style-name="P1292"/></table:table-cell><table:table-cell table:style-name="Table13.Cell14"><text:p text:style-name="P1199"><text:span text:style-name="CharStyle11">20. TayntonView</text:span></text:p></table:table-cell><table:table-cell table:style-name="Table13.Cell15"><text:p text:style-name="P1201"><text:span text:style-name="CharStyle11">3,123</text:span></text:p></table:table-cell></table:table-row><table:table-row table:style-name="Table13.R6"><table:table-cell table:style-name="Table13.Cell16"><text:p text:style-name="P1292"/></table:table-cell><table:table-cell table:style-name="Table13.Cell17"><text:p text:style-name="P1203"><text:span text:style-name="CharStyle11">21. Taman Segar</text:span></text:p></table:table-cell><table:table-cell table:style-name="Table13.Cell18"><text:p text:style-name="P521"><text:span text:style-name="CharStyle11">6,030</text:span></text:p></table:table-cell></table:table-row><table:table-row table:style-name="Table13.R7"><table:table-cell table:style-name="Table13.Cell19"><text:p text:style-name="P1292"/></table:table-cell><table:table-cell table:style-name="Table13.Cell20"><text:p text:style-name="P1205"><text:span text:style-name="CharStyle11">22. Taman Connaught Utara</text:span></text:p></table:table-cell><table:table-cell table:style-name="Table13.Cell21"><text:p text:style-name="P1207"><text:span text:style-name="CharStyle11">2,661</text:span></text:p></table:table-cell></table:table-row><table:table-row table:style-name="Table13.R8"><table:table-cell table:style-name="Table13.Cell22"><text:p text:style-name="P1292"/></table:table-cell><table:table-cell table:style-name="Table13.Cell23"><text:p text:style-name="P577"><text:span text:style-name="CharStyle11">23. Taman Connaught Selatan</text:span></text:p></table:table-cell><table:table-cell table:style-name="Table13.Cell24"><text:p text:style-name="P711"><text:span text:style-name="CharStyle11">2,441</text:span></text:p></table:table-cell></table:table-row><table:table-row table:style-name="Table13.R9"><table:table-cell table:style-name="Table13.Cell25"><text:p text:style-name="P1292"/></table:table-cell><table:table-cell table:style-name="Table13.Cell26"><text:p text:style-name="P924"><text:span text:style-name="CharStyle11">24. Batu 3-4 Jalan Cheras</text:span></text:p></table:table-cell><table:table-cell table:style-name="Table13.Cell27"><text:p text:style-name="P544"><text:span text:style-name="CharStyle11">1,582</text:span></text:p></table:table-cell></table:table-row><table:table-row table:style-name="Table13.R10"><table:table-cell table:style-name="Table13.Cell28"><text:p text:style-name="P1292"/></table:table-cell><table:table-cell table:style-name="Table13.Cell29"><text:p text:style-name="P1292"/></table:table-cell><table:table-cell table:style-name="Table13.Cell30"><text:p text:style-name="P860"><text:span text:style-name="CharStyle11">78,199</text:span></text:p></table:table-cell></table:table-row></table:table></draw:text-box></draw:frame></text:p>
        <text:p text:style-name="P922"><text:span text:style-name="CharStyle13">Jumlah Bilangan Pemilih dalam Bahagian Pilihan Raya Persekutuan<text:tab/>78,199</text:span></text:p>
        <text:p text:style-name="P514"><text:span text:style-name="CharStyle13">P. 123 Cheras:</text:span></text:p>
        <text:p text:style-name="P608"><text:span text:style-name="CharStyle28">Total Number of Electors in the Federal Constituency of<text:line-break/>P. 123 Cheras:</text:span></text:p>
        <text:p text:style-name="P706"><text:span text:style-name="CharStyle18">25</text:span></text:p>
      </text:section>
      <text:section text:style-name="Sect20" text:name="Section20">
        <text:p text:style-name="P1332"><draw:frame draw:style-name="fr46" svg:x="0.000cm" svg:y="0.000cm" svg:width="16.011cm" fo:min-height="0.002cm" text:anchor-type="paragraph"><draw:text-box><table:table table:style-name="Table14"><table:table-column table:style-name="Table14.C1"/><table:table-column table:style-name="Table14.C2"/><table:table-column table:style-name="Table14.C3"/><table:table-column table:style-name="Table14.C4"/><table:table-column table:style-name="Table14.C5"/><table:table-row table:style-name="Table14.R1"><table:table-cell table:style-name="Table14.Cell1" table:number-columns-spanned="4"><text:p text:style-name="P539"><text:span text:style-name="CharStyle92">BAHAGIAN PILIHAN RAYA PERSEKUTUAN: P. 124 BANDAR TUN RAZAK</text:span></text:p></table:table-cell><table:table-cell table:style-name="Table14.Cell2"><text:p text:style-name="P1292"/></table:table-cell></table:table-row><table:table-row table:style-name="Table14.R2"><table:table-cell table:style-name="Table14.Cell3" table:number-columns-spanned="4"><text:p text:style-name="P764"><text:span text:style-name="CharStyle93">FEDERAL CONSTITUENCY: P. 124 BANDAR TUN RAZAK</text:span></text:p></table:table-cell><table:table-cell table:style-name="Table14.Cell4"><text:p text:style-name="P1292"/></table:table-cell></table:table-row><table:table-row table:style-name="Table14.R3"><table:table-cell table:style-name="Table14.Cell5"><text:p text:style-name="P1209"><text:span text:style-name="CharStyle73">(</text:span><text:span text:style-name="CharStyle74">1</text:span><text:span text:style-name="CharStyle73">)</text:span></text:p></table:table-cell><table:table-cell table:style-name="Table14.Cell6"><text:p text:style-name="P1292"/></table:table-cell><table:table-cell table:style-name="Table14.Cell7"><text:p text:style-name="P699"><text:span text:style-name="CharStyle73">(</text:span><text:span text:style-name="CharStyle74">2</text:span><text:span text:style-name="CharStyle73">)</text:span></text:p></table:table-cell><table:table-cell table:style-name="Table14.Cell8"><text:p text:style-name="P1007"><text:span text:style-name="CharStyle73">(</text:span><text:span text:style-name="CharStyle74">3</text:span><text:span text:style-name="CharStyle73">)</text:span></text:p></table:table-cell><table:table-cell table:style-name="Table14.Cell9"><text:p text:style-name="P1292"/></table:table-cell></table:table-row><table:table-row table:style-name="Table14.R4"><table:table-cell table:style-name="Table14.Cell10"><text:p text:style-name="P535"><text:span text:style-name="CharStyle11">Bahagian Pilihan Raya</text:span></text:p></table:table-cell><table:table-cell table:style-name="Table14.Cell11"><text:p text:style-name="P1292"/></table:table-cell><table:table-cell table:style-name="Table14.Cell12"><text:p text:style-name="P757"><text:span text:style-name="CharStyle11">Daerah Mengundi</text:span></text:p></table:table-cell><table:table-cell table:style-name="Table14.Cell13" table:number-columns-spanned="2"><text:p text:style-name="P1211"><text:span text:style-name="CharStyle11">Bilangan Pemilih</text:span></text:p></table:table-cell></table:table-row><table:table-row table:style-name="Table14.R5"><table:table-cell table:style-name="Table14.Cell14"><text:p text:style-name="P1213"><text:span text:style-name="CharStyle11">Negeri</text:span></text:p></table:table-cell><table:table-cell table:style-name="Table14.Cell15"><text:p text:style-name="P1292"/></table:table-cell><table:table-cell table:style-name="Table14.Cell16"><text:p text:style-name="P1292"/></table:table-cell><table:table-cell table:style-name="Table14.Cell17"><text:p text:style-name="P1292"/></table:table-cell><table:table-cell table:style-name="Table14.Cell18"><text:p text:style-name="P1292"/></table:table-cell></table:table-row><table:table-row table:style-name="Table14.R6"><table:table-cell table:style-name="Table14.Cell19"><text:p text:style-name="P1215"><text:span text:style-name="CharStyle12">State Constituency</text:span></text:p></table:table-cell><table:table-cell table:style-name="Table14.Cell20"><text:p text:style-name="P1292"/></table:table-cell><table:table-cell table:style-name="Table14.Cell21"><text:p text:style-name="P726"><text:span text:style-name="CharStyle12">Polling District</text:span></text:p></table:table-cell><table:table-cell table:style-name="Table14.Cell22" table:number-columns-spanned="2"><text:p text:style-name="P844"><text:span text:style-name="CharStyle12">Number of Electors</text:span></text:p></table:table-cell></table:table-row><table:table-row table:style-name="Table14.R7"><table:table-cell table:style-name="Table14.Cell23"><text:p text:style-name="P464"><text:span text:style-name="CharStyle12">-</text:span><text:span text:style-name="CharStyle11"><text:s text:c="1"/>Tidak Berkenaan -</text:span></text:p></table:table-cell><table:table-cell table:style-name="Table14.Cell24"><text:p text:style-name="P1217"><text:span text:style-name="CharStyle11">1.</text:span></text:p></table:table-cell><table:table-cell table:style-name="Table14.Cell25"><text:p text:style-name="P1219"><text:span text:style-name="CharStyle11">Rumah Pangsa Sri Johor Cheras</text:span></text:p></table:table-cell><table:table-cell table:style-name="Table14.Cell26"><text:p text:style-name="P1292"/></table:table-cell><table:table-cell table:style-name="Table14.Cell27"><text:p text:style-name="P940"><text:span text:style-name="CharStyle74">6,912</text:span></text:p></table:table-cell></table:table-row><table:table-row table:style-name="Table14.R8"><table:table-cell table:style-name="Table14.Cell28"><text:p text:style-name="P556"><text:span text:style-name="CharStyle11">- </text:span><text:span text:style-name="CharStyle12">Not Applicable -</text:span></text:p></table:table-cell><table:table-cell table:style-name="Table14.Cell29"><text:p text:style-name="P1292"/></table:table-cell><table:table-cell table:style-name="Table14.Cell30"><text:p text:style-name="P1292"/></table:table-cell><table:table-cell table:style-name="Table14.Cell31"><text:p text:style-name="P1292"/></table:table-cell><table:table-cell table:style-name="Table14.Cell32"><text:p text:style-name="P1292"/></table:table-cell></table:table-row><table:table-row table:style-name="Table14.R9"><table:table-cell table:style-name="Table14.Cell33"><text:p text:style-name="P1292"/></table:table-cell><table:table-cell table:style-name="Table14.Cell34"><text:p text:style-name="P1221"><text:span text:style-name="CharStyle11">2.</text:span></text:p></table:table-cell><table:table-cell table:style-name="Table14.Cell35"><text:p text:style-name="P1064"><text:span text:style-name="CharStyle11">Rumah Pangsa Sri Pulau Pinang</text:span></text:p></table:table-cell><table:table-cell table:style-name="Table14.Cell36"><text:p text:style-name="P1292"/></table:table-cell><table:table-cell table:style-name="Table14.Cell37"><text:p text:style-name="P495"><text:span text:style-name="CharStyle74">3,091</text:span></text:p></table:table-cell></table:table-row><table:table-row table:style-name="Table14.R10"><table:table-cell table:style-name="Table14.Cell38"><text:p text:style-name="P1292"/></table:table-cell><table:table-cell table:style-name="Table14.Cell39"><text:p text:style-name="P1292"/></table:table-cell><table:table-cell table:style-name="Table14.Cell40"><text:p text:style-name="P1223"><text:span text:style-name="CharStyle11">Cheras</text:span></text:p></table:table-cell><table:table-cell table:style-name="Table14.Cell41"><text:p text:style-name="P1292"/></table:table-cell><table:table-cell table:style-name="Table14.Cell42"><text:p text:style-name="P1292"/></table:table-cell></table:table-row><table:table-row table:style-name="Table14.R11"><table:table-cell table:style-name="Table14.Cell43"><text:p text:style-name="P1292"/></table:table-cell><table:table-cell table:style-name="Table14.Cell44"><text:p text:style-name="P715"><text:span text:style-name="CharStyle11">3.</text:span></text:p></table:table-cell><table:table-cell table:style-name="Table14.Cell45"><text:p text:style-name="P831"><text:span text:style-name="CharStyle11">Rumah Pangsa Sri Sabah Cheras</text:span></text:p></table:table-cell><table:table-cell table:style-name="Table14.Cell46"><text:p text:style-name="P1292"/></table:table-cell><table:table-cell table:style-name="Table14.Cell47"><text:p text:style-name="P1225"><text:span text:style-name="CharStyle74">5,278</text:span></text:p></table:table-cell></table:table-row><table:table-row table:style-name="Table14.R12"><table:table-cell table:style-name="Table14.Cell48"><text:p text:style-name="P1292"/></table:table-cell><table:table-cell table:style-name="Table14.Cell49"><text:p text:style-name="P1227"><text:span text:style-name="CharStyle11">4.</text:span></text:p></table:table-cell><table:table-cell table:style-name="Table14.Cell50"><text:p text:style-name="P1229"><text:span text:style-name="CharStyle11">T aman Ikan Emas</text:span></text:p></table:table-cell><table:table-cell table:style-name="Table14.Cell51"><text:p text:style-name="P1292"/></table:table-cell><table:table-cell table:style-name="Table14.Cell52"><text:p text:style-name="P1258"><text:span text:style-name="CharStyle74">3,486</text:span></text:p></table:table-cell></table:table-row><table:table-row table:style-name="Table14.R13"><table:table-cell table:style-name="Table14.Cell53"><text:p text:style-name="P1292"/></table:table-cell><table:table-cell table:style-name="Table14.Cell54"><text:p text:style-name="P827"><text:span text:style-name="CharStyle11">5.</text:span></text:p></table:table-cell><table:table-cell table:style-name="Table14.Cell55"><text:p text:style-name="P445"><text:span text:style-name="CharStyle11">Rumah Pangsa Sri Melaka Cheras</text:span></text:p></table:table-cell><table:table-cell table:style-name="Table14.Cell56"><text:p text:style-name="P1292"/></table:table-cell><table:table-cell table:style-name="Table14.Cell57"><text:p text:style-name="P1231"><text:span text:style-name="CharStyle74">4,654</text:span></text:p></table:table-cell></table:table-row><table:table-row table:style-name="Table14.R14"><table:table-cell table:style-name="Table14.Cell58"><text:p text:style-name="P1292"/></table:table-cell><table:table-cell table:style-name="Table14.Cell59"><text:p text:style-name="P497"><text:span text:style-name="CharStyle11">6.</text:span></text:p></table:table-cell><table:table-cell table:style-name="Table14.Cell60"><text:p text:style-name="P620"><text:span text:style-name="CharStyle11">Sri Permaisuri</text:span></text:p></table:table-cell><table:table-cell table:style-name="Table14.Cell61"><text:p text:style-name="P1292"/></table:table-cell><table:table-cell table:style-name="Table14.Cell62"><text:p text:style-name="P838"><text:span text:style-name="CharStyle74">1,797</text:span></text:p></table:table-cell></table:table-row><table:table-row table:style-name="Table14.R15"><table:table-cell table:style-name="Table14.Cell63"><text:p text:style-name="P1292"/></table:table-cell><table:table-cell table:style-name="Table14.Cell64"><text:p text:style-name="P1233"><text:span text:style-name="CharStyle11">7.</text:span></text:p></table:table-cell><table:table-cell table:style-name="Table14.Cell65"><text:p text:style-name="P1235"><text:span text:style-name="CharStyle11">Bandar Sri Permaisuri</text:span></text:p></table:table-cell><table:table-cell table:style-name="Table14.Cell66"><text:p text:style-name="P1292"/></table:table-cell><table:table-cell table:style-name="Table14.Cell67"><text:p text:style-name="P1237"><text:span text:style-name="CharStyle74">2,951</text:span></text:p></table:table-cell></table:table-row><table:table-row table:style-name="Table14.R16"><table:table-cell table:style-name="Table14.Cell68"><text:p text:style-name="P1292"/></table:table-cell><table:table-cell table:style-name="Table14.Cell69"><text:p text:style-name="P615"><text:span text:style-name="CharStyle11">8.</text:span></text:p></table:table-cell><table:table-cell table:style-name="Table14.Cell70"><text:p text:style-name="P744"><text:span text:style-name="CharStyle11">Rumah Pangsa Sri Labuan Cheras</text:span></text:p></table:table-cell><table:table-cell table:style-name="Table14.Cell71"><text:p text:style-name="P1292"/></table:table-cell><table:table-cell table:style-name="Table14.Cell72"><text:p text:style-name="P450"><text:span text:style-name="CharStyle74">3,976</text:span></text:p></table:table-cell></table:table-row><table:table-row table:style-name="Table14.R17"><table:table-cell table:style-name="Table14.Cell73"><text:p text:style-name="P1292"/></table:table-cell><table:table-cell table:style-name="Table14.Cell74"><text:p text:style-name="P1239"><text:span text:style-name="CharStyle11">9.</text:span></text:p></table:table-cell><table:table-cell table:style-name="Table14.Cell75"><text:p text:style-name="P1016"><text:span text:style-name="CharStyle11">Sri Kota</text:span></text:p></table:table-cell><table:table-cell table:style-name="Table14.Cell76"><text:p text:style-name="P1292"/></table:table-cell><table:table-cell table:style-name="Table14.Cell77"><text:p text:style-name="P1241"><text:span text:style-name="CharStyle74">4,530</text:span></text:p></table:table-cell></table:table-row><table:table-row table:style-name="Table14.R18"><table:table-cell table:style-name="Table14.Cell78"><text:p text:style-name="P1292"/></table:table-cell><table:table-cell table:style-name="Table14.Cell79"><text:p text:style-name="P738"><text:span text:style-name="CharStyle11">10.</text:span></text:p></table:table-cell><table:table-cell table:style-name="Table14.Cell80"><text:p text:style-name="P862"><text:span text:style-name="CharStyle11">T aman Mulia</text:span></text:p></table:table-cell><table:table-cell table:style-name="Table14.Cell81"><text:p text:style-name="P1292"/></table:table-cell><table:table-cell table:style-name="Table14.Cell82"><text:p text:style-name="P573"><text:span text:style-name="CharStyle74">4,590</text:span></text:p></table:table-cell></table:table-row><table:table-row table:style-name="Table14.R19"><table:table-cell table:style-name="Table14.Cell83"><text:p text:style-name="P1292"/></table:table-cell><table:table-cell table:style-name="Table14.Cell84"><text:p text:style-name="P1262"><text:span text:style-name="CharStyle11">11.</text:span></text:p></table:table-cell><table:table-cell table:style-name="Table14.Cell85"><text:p text:style-name="P921"><text:span text:style-name="CharStyle11">Bandar Tun Razak</text:span></text:p></table:table-cell><table:table-cell table:style-name="Table14.Cell86"><text:p text:style-name="P1292"/></table:table-cell><table:table-cell table:style-name="Table14.Cell87"><text:p text:style-name="P1243"><text:span text:style-name="CharStyle74">4,594</text:span></text:p></table:table-cell></table:table-row><table:table-row table:style-name="Table14.R20"><table:table-cell table:style-name="Table14.Cell88"><text:p text:style-name="P1292"/></table:table-cell><table:table-cell table:style-name="Table14.Cell89"><text:p text:style-name="P857"><text:span text:style-name="CharStyle11">12.</text:span></text:p></table:table-cell><table:table-cell table:style-name="Table14.Cell90"><text:p text:style-name="P476"><text:span text:style-name="CharStyle11">Desa Petaling</text:span></text:p></table:table-cell><table:table-cell table:style-name="Table14.Cell91"><text:p text:style-name="P1292"/></table:table-cell><table:table-cell table:style-name="Table14.Cell92"><text:p text:style-name="P1245"><text:span text:style-name="CharStyle74">3,665</text:span></text:p></table:table-cell></table:table-row><table:table-row table:style-name="Table14.R21"><table:table-cell table:style-name="Table14.Cell93"><text:p text:style-name="P1292"/></table:table-cell><table:table-cell table:style-name="Table14.Cell94"><text:p text:style-name="P915"><text:span text:style-name="CharStyle11">13.</text:span></text:p></table:table-cell><table:table-cell table:style-name="Table14.Cell95"><text:p text:style-name="P1247"><text:span text:style-name="CharStyle11">Kampung Malaysia</text:span></text:p></table:table-cell><table:table-cell table:style-name="Table14.Cell96"><text:p text:style-name="P1292"/></table:table-cell><table:table-cell table:style-name="Table14.Cell97"><text:p text:style-name="P760"><text:span text:style-name="CharStyle74">3,618</text:span></text:p></table:table-cell></table:table-row><table:table-row table:style-name="Table14.R22"><table:table-cell table:style-name="Table14.Cell98"><text:p text:style-name="P1292"/></table:table-cell><table:table-cell table:style-name="Table14.Cell99"><text:p text:style-name="P473"><text:span text:style-name="CharStyle11">14.</text:span></text:p></table:table-cell><table:table-cell table:style-name="Table14.Cell100"><text:p text:style-name="P1264"><text:span text:style-name="CharStyle11">Desa Tun Razak</text:span></text:p></table:table-cell><table:table-cell table:style-name="Table14.Cell101"><text:p text:style-name="P1292"/></table:table-cell><table:table-cell table:style-name="Table14.Cell102"><text:p text:style-name="P1249"><text:span text:style-name="CharStyle74">2,457</text:span></text:p></table:table-cell></table:table-row><table:table-row table:style-name="Table14.R23"><table:table-cell table:style-name="Table14.Cell103"><text:p text:style-name="P1292"/></table:table-cell><table:table-cell table:style-name="Table14.Cell104"><text:p text:style-name="P532"><text:span text:style-name="CharStyle11">15.</text:span></text:p></table:table-cell><table:table-cell table:style-name="Table14.Cell105"><text:p text:style-name="P660"><text:span text:style-name="CharStyle11">T aman Bukit Cheras</text:span></text:p></table:table-cell><table:table-cell table:style-name="Table14.Cell106"><text:p text:style-name="P1292"/></table:table-cell><table:table-cell table:style-name="Table14.Cell107"><text:p text:style-name="P874"><text:span text:style-name="CharStyle74">1,918</text:span></text:p></table:table-cell></table:table-row><table:table-row table:style-name="Table14.R24"><table:table-cell table:style-name="Table14.Cell108"><text:p text:style-name="P1292"/></table:table-cell><table:table-cell table:style-name="Table14.Cell109"><text:p text:style-name="P1272"><text:span text:style-name="CharStyle11">16.</text:span></text:p></table:table-cell><table:table-cell table:style-name="Table14.Cell110"><text:p text:style-name="P1274"><text:span text:style-name="CharStyle11">Taman Bukit Anggerik</text:span></text:p></table:table-cell><table:table-cell table:style-name="Table14.Cell111"><text:p text:style-name="P1292"/></table:table-cell><table:table-cell table:style-name="Table14.Cell112"><text:p text:style-name="P1251"><text:span text:style-name="CharStyle74">3,809</text:span></text:p></table:table-cell></table:table-row><table:table-row table:style-name="Table14.R25"><table:table-cell table:style-name="Table14.Cell113"><text:p text:style-name="P1292"/></table:table-cell><table:table-cell table:style-name="Table14.Cell114"><text:p text:style-name="P654"><text:span text:style-name="CharStyle11">17.</text:span></text:p></table:table-cell><table:table-cell table:style-name="Table14.Cell115"><text:p text:style-name="P1253"><text:span text:style-name="CharStyle11">Taman Len Sen</text:span></text:p></table:table-cell><table:table-cell table:style-name="Table14.Cell116"><text:p text:style-name="P1292"/></table:table-cell><table:table-cell table:style-name="Table14.Cell117"><text:p text:style-name="P499"><text:span text:style-name="CharStyle74">5,361</text:span></text:p></table:table-cell></table:table-row><table:table-row table:style-name="Table14.R26"><table:table-cell table:style-name="Table14.Cell118"><text:p text:style-name="P1292"/></table:table-cell><table:table-cell table:style-name="Table14.Cell119"><text:p text:style-name="P1276"><text:span text:style-name="CharStyle11">18.</text:span></text:p></table:table-cell><table:table-cell table:style-name="Table14.Cell120"><text:p text:style-name="P1278"><text:span text:style-name="CharStyle11">Kem Tentera</text:span></text:p></table:table-cell><table:table-cell table:style-name="Table14.Cell121"><text:p text:style-name="P1292"/></table:table-cell><table:table-cell table:style-name="Table14.Cell122"><text:p text:style-name="P1255"><text:span text:style-name="CharStyle74">5,974</text:span></text:p></table:table-cell></table:table-row><table:table-row table:style-name="Table14.R27"><table:table-cell table:style-name="Table14.Cell123"><text:p text:style-name="P1292"/></table:table-cell><table:table-cell table:style-name="Table14.Cell124"><text:p text:style-name="P1292"/></table:table-cell><table:table-cell table:style-name="Table14.Cell125"><text:p text:style-name="P868"><text:span text:style-name="CharStyle11">26</text:span></text:p></table:table-cell><table:table-cell table:style-name="Table14.Cell126"><text:p text:style-name="P1292"/></table:table-cell><table:table-cell table:style-name="Table14.Cell127"><text:p text:style-name="P1292"/></table:table-cell></table:table-row></table:table></draw:text-box></draw:frame></text:p>
        <text:p text:style-name="P387"/>
      </text:section>
      <text:section text:style-name="Sect21" text:name="Section21">
        <text:p text:style-name="P1333"><text:span text:style-name="CharStyle13">Negeri</text:span></text:p>
        <text:p text:style-name="P710"><text:span text:style-name="CharStyle28">State Constituency<text:tab/>Polling<text:tab/>District<text:tab/>Number<text:tab/>of<text:tab/>Electors</text:span></text:p>
        <text:list text:style-name="L18">
          <text:list-item>
            <text:p text:style-name="P955"><text:span text:style-name="CharStyle13"><text:s text:c="1"/>Bandar Tasik Selatan<text:tab/>4,415</text:span></text:p>
          </text:list-item>
          <text:list-item>
            <text:p text:style-name="P1261"><text:span text:style-name="CharStyle13"><text:s text:c="1"/>Pekan Sungai Besi<text:tab/>2,169</text:span></text:p>
          </text:list-item>
        </text:list>
        <text:p text:style-name="P516"><text:span text:style-name="CharStyle13">79,245</text:span></text:p>
        <text:p text:style-name="P609"><text:span text:style-name="CharStyle13">Jumlah Bilangan Pemilih dalam Bahagian Pilihan Raya Persekutuan<text:tab/>79,245</text:span></text:p>
        <text:p text:style-name="P707"><text:span text:style-name="CharStyle13">P. 124 Bandar Tun Razak:</text:span></text:p>
        <text:p text:style-name="P1263"><text:span text:style-name="CharStyle28">Total Number of Electors in the Federal Constituency of<text:line-break/>P. 124 Bandar Tun Razak:</text:span></text:p>
        <text:p text:style-name="P887"><text:span text:style-name="CharStyle13">Jumlah Bilangan Pemilih dalam Wilayah Persekutuan Kuala Lumpur:<text:tab/>788,413</text:span></text:p>
        <text:p text:style-name="P479"><text:span text:style-name="CharStyle28">Total Number of Electors in the Federal Territory of Kuala Lumpur:</text:span></text:p>
        <text:p text:style-name="P830"><text:span text:style-name="CharStyle13">27</text:span></text:p>
      </text:section>
      <text:section text:style-name="Sect22" text:name="Section22">
        <text:p text:style-name="P1334"><text:span text:style-name="CharStyle20">JADUAL KETIGA / </text:span><text:span text:style-name="CharStyle21">THIRD SCHEDULE</text:span></text:p>
        <text:p text:style-name="P1267"><text:span text:style-name="CharStyle20">TEMPAT-TEMPAT YANG DITENTUKAN BAGI PEMERIKSAAN AWAM MENGENAI</text:span></text:p>
        <text:p text:style-name="P1269"><text:span text:style-name="CharStyle20">SYOR-SYOR YANG DICADANGKAN</text:span></text:p>
        <text:p text:style-name="P879"><text:span text:style-name="CharStyle23">PLACES SPECIFIED FOR PUBLIC INSPECTION OF THE PROPOSED RECOMMEND A TIONS</text:span></text:p>
        <text:p text:style-name="P469"><text:span text:style-name="CharStyle20">WILAYAH PERSEKUTUAN KUALA LUMPUR</text:span></text:p>
        <text:p text:style-name="P389"><draw:frame draw:style-name="fr48" svg:x="0.000cm" svg:y="0.000cm" svg:width="16.104cm" fo:min-height="0.002cm" text:anchor-type="paragraph"><draw:text-box><table:table table:style-name="Table15"><table:table-column table:style-name="Table15.C1"/><table:table-column table:style-name="Table15.C2"/><table:table-row table:style-name="Table15.R1"><table:table-cell table:style-name="Table15.Cell1"><text:p text:style-name="P1271"><text:span text:style-name="CharStyle11">(1)</text:span></text:p></table:table-cell><table:table-cell table:style-name="Table15.Cell2"><text:p text:style-name="P467"><text:span text:style-name="CharStyle11">(2)</text:span></text:p></table:table-cell></table:table-row><table:table-row table:style-name="Table15.R2"><table:table-cell table:style-name="Table15.Cell3"><text:p text:style-name="P1273"><text:span text:style-name="CharStyle11">Bahagian Pilihan Raya<text:line-break/>Persekutuan</text:span></text:p></table:table-cell><table:table-cell table:style-name="Table15.Cell4"><text:p text:style-name="P1275"><text:span text:style-name="CharStyle11">Tempat Pemeriksaan</text:span></text:p></table:table-cell></table:table-row><table:table-row table:style-name="Table15.R3"><table:table-cell table:style-name="Table15.Cell5"><text:p text:style-name="P995"><text:span text:style-name="CharStyle12">Federal Constituency</text:span></text:p></table:table-cell><table:table-cell table:style-name="Table15.Cell6"><text:p text:style-name="P463"><text:span text:style-name="CharStyle12">Place of Inspection</text:span></text:p></table:table-cell></table:table-row><table:table-row table:style-name="Table15.R4"><table:table-cell table:style-name="Table15.Cell7"><text:p text:style-name="P592"><text:span text:style-name="CharStyle11">P. 114 KEPONG</text:span></text:p></table:table-cell><table:table-cell table:style-name="Table15.Cell8"><text:p text:style-name="P725"><text:span text:style-name="CharStyle11">Pejabat DBKL Cawangan Kepong<text:line-break/>Kompleks Sukan Sri Delima</text:span></text:p></table:table-cell></table:table-row><table:table-row table:style-name="Table15.R5"><table:table-cell table:style-name="Table15.Cell9"><text:p text:style-name="P842"><text:span text:style-name="CharStyle11">P. 115 BATU</text:span></text:p></table:table-cell><table:table-cell table:style-name="Table15.Cell10"><text:p text:style-name="P459"><text:span text:style-name="CharStyle11">Pusat Komuniti Taman Koperasi Polis Fasa 2<text:line-break/>UTC Bandar Baru Sentul</text:span></text:p></table:table-cell></table:table-row><table:table-row table:style-name="Table15.R6"><table:table-cell table:style-name="Table15.Cell11"><text:p text:style-name="P591"><text:span text:style-name="CharStyle11">P. 116 WANGSA MAJU</text:span></text:p></table:table-cell><table:table-cell table:style-name="Table15.Cell12"><text:p text:style-name="P1277"><text:span text:style-name="CharStyle11">Pasar Moden Gombak<text:line-break/>Pusat Komuniti Taman Ibu Kota</text:span></text:p></table:table-cell></table:table-row><table:table-row table:style-name="Table15.R7"><table:table-cell table:style-name="Table15.Cell13"><text:p text:style-name="P1279"><text:span text:style-name="CharStyle11">P. 117 SEGAMBUT</text:span></text:p></table:table-cell><table:table-cell table:style-name="Table15.Cell14"><text:p text:style-name="P457"><text:span text:style-name="CharStyle11">Pusat Komuniti Taman Tun Dr Ismail<text:line-break/>Pusat Komuniti Bandar Manjalara</text:span></text:p></table:table-cell></table:table-row><table:table-row table:style-name="Table15.R8"><table:table-cell table:style-name="Table15.Cell15"><text:p text:style-name="P587"><text:span text:style-name="CharStyle11">P. 118 SETIAWANGSA</text:span></text:p></table:table-cell><table:table-cell table:style-name="Table15.Cell16"><text:p text:style-name="P1281"><text:span text:style-name="CharStyle11">Kompleks Majlis Sukan Negara Setiawangsa<text:line-break/>Pejabat Perumahan Zon 4 DBKL</text:span></text:p></table:table-cell></table:table-row><table:table-row table:style-name="Table15.R9"><table:table-cell table:style-name="Table15.Cell17"><text:p text:style-name="P837"><text:span text:style-name="CharStyle11">P. 119 TITIWANGSA</text:span></text:p></table:table-cell><table:table-cell table:style-name="Table15.Cell18"><text:p text:style-name="P455"><text:span text:style-name="CharStyle11">Pejabat Pilihan Raya Wilayah Persekutuan Kuala<text:line-break/>Lumpur</text:span></text:p><text:p text:style-name="P525"><text:span text:style-name="CharStyle11">Kompleks Sukan Datuk Keramat<text:line-break/>Dewan Serbaguna Taman Maluri</text:span></text:p></table:table-cell></table:table-row></table:table></draw:text-box></draw:frame></text:p>
        <text:p text:style-name="P1037"><text:span text:style-name="CharStyle95">28</text:span></text:p>
      </text:section>
      <text:section text:style-name="Sect23" text:name="Section23">
        <text:p text:style-name="P1335"><draw:frame draw:style-name="fr51" svg:x="3.223cm" svg:y="0.000cm" svg:width="4.076cm" fo:min-height="1.663cm" text:anchor-type="paragraph"><draw:text-box><text:h text:outline-level="1" text:style-name="P595"><text:bookmark-start text:name="bookmark16"/><text:span text:style-name="CharStyle53">(1]</text:span><text:bookmark-end text:name="bookmark16"/></text:h><text:p text:style-name="P531"><text:span text:style-name="CharStyle7">Bahagian Pilihan Raya<text:line-break/>Persekutuan</text:span></text:p></draw:text-box></draw:frame><draw:frame draw:style-name="fr52" svg:x="12.081cm" svg:y="0.012cm" svg:width="3.918cm" fo:min-height="1.064cm" text:anchor-type="paragraph"><draw:text-box><text:h text:outline-level="1" text:style-name="P779"><text:bookmark-start text:name="bookmark17"/><text:span text:style-name="CharStyle53">(2]</text:span><text:bookmark-end text:name="bookmark17"/></text:h><text:p text:style-name="P559"><text:span text:style-name="CharStyle7">Tempat Pemeriksaan</text:span></text:p></draw:text-box></draw:frame><draw:frame draw:style-name="fr53" svg:x="2.517cm" svg:y="1.669cm" svg:width="14.459cm" fo:min-height="5.330cm" text:anchor-type="paragraph"><draw:text-box><text:p text:style-name="P462"><text:span text:style-name="CharStyle59">Federal Constituency<text:tab/>Place of Inspection</text:span></text:p><text:p text:style-name="P1283"><text:span text:style-name="CharStyle7">P. 120 BUKIT BINTANG<text:tab/>Menara<text:tab/>DBKL<text:tab/>3<text:tab/>Bandar Wawasan</text:span></text:p><text:p text:style-name="P653"><text:span text:style-name="CharStyle7">UTC Pudu Sentral</text:span></text:p><text:p text:style-name="P749"><text:span text:style-name="CharStyle7">P. 121 LEMBAH PANTAI<text:tab/>Dewan<text:tab/>Kompleks<text:tab/>Sukan<text:tab/>(DBKL)<text:tab/>Bangsar</text:span></text:p><text:p text:style-name="P1285"><text:span text:style-name="CharStyle7">Dewan Komuniti Lembah Pantai</text:span></text:p></draw:text-box></draw:frame><draw:frame draw:style-name="fr54" svg:x="2.529cm" svg:y="8.038cm" svg:width="13.589cm" fo:min-height="4.087cm" text:anchor-type="paragraph"><draw:text-box><text:p text:style-name="P1287"><text:span text:style-name="CharStyle7">P. 122 SRI PETALING<text:tab/>Dewan<text:tab/>Serbaguna<text:tab/>Taman<text:tab/>Salak<text:tab/>Jaya</text:span></text:p><text:p text:style-name="P528"><text:span text:style-name="CharStyle7">Pusat Komuniti Sri Petaling</text:span></text:p><text:p text:style-name="P622"><text:span text:style-name="CharStyle7">P. 123 CHERAS<text:tab/>Dewan Masyarakat Taman Midah</text:span></text:p><text:p text:style-name="P751"><text:span text:style-name="CharStyle7">Dewan Masyarakat Taman Segar</text:span></text:p></draw:text-box></draw:frame><draw:frame draw:style-name="fr55" svg:x="2.549cm" svg:y="13.155cm" svg:width="13.487cm" fo:min-height="1.533cm" text:anchor-type="paragraph"><draw:text-box><text:p text:style-name="P805"><text:span text:style-name="CharStyle7">P. 124 BANDAR TUN RAZAK<text:tab/>Kompleks<text:tab/>Sukan<text:tab/>Bandar<text:tab/>Tun<text:tab/>Razak</text:span></text:p><text:p text:style-name="P903"><text:span text:style-name="CharStyle7">Dewan Serbaguna Alam Damai</text:span></text:p></draw:text-box></draw:frame><draw:frame draw:style-name="fr56" svg:x="2.542cm" svg:y="16.286cm" svg:width="1.785cm" fo:min-height="1.021cm" text:anchor-type="paragraph"><draw:text-box><text:p text:style-name="P1289"><text:span text:style-name="CharStyle7">Bertarikh</text:span></text:p><text:p text:style-name="P777"><text:span text:style-name="CharStyle59">Dated</text:span></text:p></draw:text-box></draw:frame><draw:frame draw:style-name="fr49" svg:x="4.327cm" svg:y="15.977cm" svg:width="0.667cm" fo:min-height="0.972cm" text:anchor-type="paragraph"><draw:image xlink:href="Pictures/image0.jpeg"/><draw:contour-polygon svg:width="0.661cm" svg:height="0.979cm" svg:viewBox="0 0 375 555" draw:points="0,0 378,0 378,550 0,550 0,0 "/></draw:frame><draw:frame draw:style-name="fr57" svg:x="5.069cm" svg:y="16.228cm" svg:width="3.073cm" fo:min-height="1.092cm" text:anchor-type="paragraph"><draw:text-box><text:p text:style-name="P647"><text:span text:style-name="CharStyle7">September 2016<text:line-break/></text:span><text:span text:style-name="CharStyle8">September 2016</text:span></text:p></draw:text-box></draw:frame><draw:frame draw:style-name="fr58" svg:x="2.574cm" svg:y="17.771cm" svg:width="3.314cm" fo:min-height="0.531cm" text:anchor-type="paragraph"><draw:text-box><text:p text:style-name="P867"><text:span text:style-name="CharStyle7">[SPR(R)60/Jld.20]</text:span></text:p></draw:text-box></draw:frame><draw:frame draw:style-name="fr59" svg:x="2.556cm" svg:y="18.962cm" svg:width="7.811cm" fo:min-height="1.067cm" text:anchor-type="paragraph"><draw:text-box><text:p text:style-name="P453"><text:span text:style-name="CharStyle7">Dengan Perintah Suruhanjaya Pilihan Raya<text:line-break/></text:span><text:span text:style-name="CharStyle8">By Order of the Election Commission</text:span></text:p></draw:text-box></draw:frame><draw:frame draw:style-name="fr50" svg:x="12.169cm" svg:y="20.637cm" svg:width="0.838cm" fo:min-height="1.067cm" text:anchor-type="paragraph"><draw:image xlink:href="Pictures/image1.jpeg"/><draw:contour-polygon svg:width="0.847cm" svg:height="1.058cm" svg:viewBox="0 0 480 600" draw:points="0,0 475,0 475,604 0,604 0,0 "/></draw:frame><draw:frame draw:style-name="fr60" svg:x="7.355cm" svg:y="21.594cm" svg:width="8.814cm" fo:min-height="2.113cm" text:anchor-type="paragraph"><draw:text-box><text:p text:style-name="P718"><text:span text:style-name="CharStyle7">DATUK HAJiyTBDUL </text:span><text:span text:style-name="CharStyle8">CMAN\</text:span><text:span text:style-name="CharStyle7"><text:s text:c="1"/>BIN SALLEH<text:line-break/>(etiausaha/ </text:span><text:span text:style-name="CharStyle8">Secretary<text:line-break/></text:span><text:span text:style-name="CharStyle7">Suruhanjaya Pilihan Raya / </text:span><text:span text:style-name="CharStyle8">Election Commission<text:line-break/></text:span><text:span text:style-name="CharStyle7">Malaysia</text:span></text:p></draw:text-box></draw:frame><draw:frame draw:style-name="fr61" svg:x="10.352cm" svg:y="26.268cm" svg:width="0.457cm" fo:min-height="0.460cm" text:anchor-type="paragraph"><draw:text-box><text:p text:style-name="P1291"><text:span text:style-name="CharStyle58">29</text:span></text:p></draw:text-box></draw:frame></text:p>
        <text:p text:style-name="P391"/>
        <text:p text:style-name="P392"/>
        <text:p text:style-name="P393"/>
        <text:p text:style-name="P394"/>
        <text:p text:style-name="P395"/>
        <text:p text:style-name="P396"/>
        <text:p text:style-name="P397"/>
        <text:p text:style-name="P398"/>
        <text:p text:style-name="P399"/>
        <text:p text:style-name="P400"/>
        <text:p text:style-name="P401"/>
        <text:p text:style-name="P402"/>
        <text:p text:style-name="P403"/>
        <text:p text:style-name="P404"/>
        <text:p text:style-name="P405"/>
        <text:p text:style-name="P406"/>
        <text:p text:style-name="P407"/>
        <text:p text:style-name="P408"/>
        <text:p text:style-name="P409"/>
        <text:p text:style-name="P410"/>
        <text:p text:style-name="P411"/>
        <text:p text:style-name="P412"/>
        <text:p text:style-name="P413"/>
        <text:p text:style-name="P414"/>
        <text:p text:style-name="P415"/>
        <text:p text:style-name="P416"/>
        <text:p text:style-name="P417"/>
        <text:p text:style-name="P418"/>
        <text:p text:style-name="P419"/>
        <text:p text:style-name="P420"/>
        <text:p text:style-name="P421"/>
        <text:p text:style-name="P422"/>
        <text:p text:style-name="P423"/>
        <text:p text:style-name="P424"/>
        <text:p text:style-name="P425"/>
        <text:p text:style-name="P426"/>
        <text:p text:style-name="P427"/>
        <text:p text:style-name="P428"/>
        <text:p text:style-name="P429"/>
        <text:p text:style-name="P430"/>
        <text:p text:style-name="P43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svg="urn:oasis:names:tc:opendocument:xmlns:svg-compatible:1.0" xmlns:fo="urn:oasis:names:tc:opendocument:xmlns:xsl-fo-compatible:1.0" xmlns:text="urn:oasis:names:tc:opendocument:xmlns:text:1.0" xmlns:draw="urn:oasis:names:tc:opendocument:xmlns:drawing:1.0">
  <office:font-face-decls>
    <style:font-face style:name="Courier New" svg:font-family="'Courier New'"/>
    <style:font-face style:name="Times New Roman" svg:font-family="'Times New Roman'"/>
    <style:font-face style:name="AppleGothic" svg:font-family="'AppleGothic'"/>
  </office:font-face-decls>
  <office:styles>
    <style:style style:family="text" style:name="DefaultFontStyle"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style>
    <style:style style:family="text" style:name="CharStyle3" style:display-name="CharStyle3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text" style:name="CharStyle5" style:display-name="CharStyle5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text" style:name="CharStyle7" style:display-name="CharStyle7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8" style:display-name="CharStyle8" style:parent-style-name="CharStyle13">
      <style:text-properties fo:font-style="italic" style:font-style-asian="italic" style:font-style-complex="italic"/>
    </style:style>
    <style:style style:family="text" style:name="CharStyle10" style:display-name="CharStyle10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11" style:display-name="CharStyle11" style:parent-style-name="CharStyle13">
      <style:text-properties/>
    </style:style>
    <style:style style:family="text" style:name="CharStyle12" style:display-name="CharStyle12" style:parent-style-name="CharStyle13">
      <style:text-properties fo:font-style="italic" style:font-style-asian="italic" style:font-style-complex="italic"/>
    </style:style>
    <style:style style:family="text" style:name="CharStyle13" style:display-name="CharStyle13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14" style:display-name="CharStyle14" style:parent-style-name="CharStyle13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16" style:display-name="CharStyle16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18" style:display-name="CharStyle18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0.000cm"/>
    </style:style>
    <style:style style:family="text" style:name="CharStyle20" style:display-name="CharStyle20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21" style:display-name="CharStyle21" style:parent-style-name="CharStyle20">
      <style:text-properties fo:language="en" style:language-asian="en" style:language-complex="en" fo:country="US" style:country-asian="US" style:country-complex="US" fo:font-style="italic" style:font-style-asian="italic" style:font-style-complex="italic" style:text-scale="100%" fo:letter-spacing="0.000cm" fo:color="#000000" style:text-position="0%"/>
    </style:style>
    <style:style style:family="text" style:name="CharStyle23" style:display-name="CharStyle23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25" style:display-name="CharStyle25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26" style:display-name="CharStyle26" style:parent-style-name="CharStyle25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28" style:display-name="CharStyle28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29" style:display-name="CharStyle29" style:parent-style-name="CharStyle23">
      <style:text-properties fo:language="en" style:language-asian="en" style:language-complex="en" fo:country="US" style:country-asian="US" style:country-complex="US" fo:font-style="normal" style:font-style-asian="normal" style:font-style-complex="normal" style:text-scale="100%" fo:letter-spacing="0.000cm" fo:color="#000000" style:text-position="0%"/>
    </style:style>
    <style:style style:family="text" style:name="CharStyle31" style:display-name="CharStyle31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33" style:display-name="CharStyle33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35" style:display-name="CharStyle35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37" style:display-name="CharStyle37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38" style:display-name="CharStyle38" style:parent-style-name="CharStyle37">
      <style:text-properties fo:language="en" style:language-asian="en" style:language-complex="en" fo:country="US" style:country-asian="US" style:country-complex="US" style:text-scale="100%" fo:letter-spacing="0.000cm" fo:color="#000000" style:text-position="0%"/>
    </style:style>
    <style:style style:family="text" style:name="CharStyle39" style:display-name="CharStyle39" style:parent-style-name="CharStyle37">
      <style:text-properties fo:language="en" style:language-asian="en" style:language-complex="en" fo:country="US" style:country-asian="US" style:country-complex="US" fo:font-style="italic" style:font-style-asian="italic" style:font-style-complex="italic" style:text-scale="100%" fo:letter-spacing="0.000cm" fo:color="#000000" style:text-position="0%"/>
    </style:style>
    <style:style style:family="text" style:name="CharStyle41" style:display-name="CharStyle41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42" style:display-name="CharStyle42" style:parent-style-name="CharStyle41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44" style:display-name="CharStyle44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8.5pt" style:font-size-asian="8.5pt" style:font-size-complex="8.5pt" style:font-name="AppleGothic" style:font-name-asian="AppleGothic" style:font-name-complex="AppleGothic"/>
    </style:style>
    <style:style style:family="text" style:name="CharStyle46" style:display-name="CharStyle46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47" style:display-name="CharStyle47" style:parent-style-name="CharStyle46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49" style:display-name="CharStyle49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50" style:display-name="CharStyle50" style:parent-style-name="CharStyle37">
      <style:text-properties fo:language="en" style:language-asian="en" style:language-complex="en" fo:country="US" style:country-asian="US" style:country-complex="US" fo:font-size="11pt" style:font-size-asian="11pt" style:font-size-complex="11pt" style:text-scale="100%" fo:letter-spacing="0.000cm" fo:color="#000000" style:text-position="0%"/>
    </style:style>
    <style:style style:family="text" style:name="CharStyle52" style:display-name="CharStyle52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0.018cm"/>
    </style:style>
    <style:style style:family="text" style:name="CharStyle53" style:display-name="CharStyle53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55" style:display-name="CharStyle55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57" style:display-name="CharStyle57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58" style:display-name="CharStyle58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0.000cm"/>
    </style:style>
    <style:style style:family="text" style:name="CharStyle59" style:display-name="CharStyle59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60" style:display-name="CharStyle60" style:parent-style-name="CharStyle28">
      <style:text-properties fo:language="en" style:language-asian="en" style:language-complex="en" fo:country="US" style:country-asian="US" style:country-complex="US" fo:font-weight="bold" style:font-weight-asian="bold" style:font-weight-complex="bold" fo:font-style="normal" style:font-style-asian="normal" style:font-style-complex="normal" fo:font-size="10.5pt" style:font-size-asian="10.5pt" style:font-size-complex="10.5pt" style:text-scale="100%" fo:letter-spacing="0.000cm" fo:color="#000000" style:text-position="0%"/>
    </style:style>
    <style:style style:family="text" style:name="CharStyle62" style:display-name="CharStyle62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63" style:display-name="CharStyle63" style:parent-style-name="CharStyle62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65" style:display-name="CharStyle65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67" style:display-name="CharStyle67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68" style:display-name="CharStyle68" style:parent-style-name="CharStyle67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70" style:display-name="CharStyle70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72" style:display-name="CharStyle72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73" style:display-name="CharStyle73" style:parent-style-name="CharStyle13">
      <style:text-properties fo:language="en" style:language-asian="en" style:language-complex="en" fo:country="US" style:country-asian="US" style:country-complex="US" fo:font-weight="bold" style:font-weight-asian="bold" style:font-weight-complex="bold" fo:font-size="10.5pt" style:font-size-asian="10.5pt" style:font-size-complex="10.5pt" style:text-scale="100%" fo:letter-spacing="0.000cm" fo:color="#000000" style:text-position="0%"/>
    </style:style>
    <style:style style:family="text" style:name="CharStyle74" style:display-name="CharStyle74" style:parent-style-name="CharStyle13">
      <style:text-properties fo:language="en" style:language-asian="en" style:language-complex="en" fo:country="US" style:country-asian="US" style:country-complex="US" fo:font-weight="bold" style:font-weight-asian="bold" style:font-weight-complex="bold" fo:font-size="11pt" style:font-size-asian="11pt" style:font-size-complex="11pt" style:text-scale="100%" fo:letter-spacing="0.000cm" fo:color="#000000" style:text-position="0%"/>
    </style:style>
    <style:style style:family="text" style:name="CharStyle76" style:display-name="CharStyle76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78" style:display-name="CharStyle78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79" style:display-name="CharStyle79" style:parent-style-name="CharStyle78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81" style:display-name="CharStyle81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82" style:display-name="CharStyle82" style:parent-style-name="CharStyle81">
      <style:text-properties fo:language="en" style:language-asian="en" style:language-complex="en" fo:country="US" style:country-asian="US" style:country-complex="US" fo:font-weight="bold" style:font-weight-asian="bold" style:font-weight-complex="bold" fo:font-size="11pt" style:font-size-asian="11pt" style:font-size-complex="11pt" style:text-scale="100%" fo:letter-spacing="0.000cm" fo:color="#000000" style:text-position="0%"/>
    </style:style>
    <style:style style:family="text" style:name="CharStyle83" style:display-name="CharStyle83" style:parent-style-name="CharStyle28">
      <style:text-properties fo:language="en" style:language-asian="en" style:language-complex="en" fo:country="US" style:country-asian="US" style:country-complex="US" fo:font-weight="bold" style:font-weight-asian="bold" style:font-weight-complex="bold" fo:font-size="10.5pt" style:font-size-asian="10.5pt" style:font-size-complex="10.5pt" style:text-scale="100%" fo:letter-spacing="0.000cm" fo:color="#000000" style:text-position="0%"/>
    </style:style>
    <style:style style:family="text" style:name="CharStyle85" style:display-name="CharStyle85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0.035cm"/>
    </style:style>
    <style:style style:family="text" style:name="CharStyle87" style:display-name="CharStyle87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0.018cm"/>
    </style:style>
    <style:style style:family="text" style:name="CharStyle89" style:display-name="CharStyle89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0.000cm"/>
    </style:style>
    <style:style style:family="text" style:name="CharStyle90" style:display-name="CharStyle90" style:parent-style-name="CharStyle13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text-scale="100%" fo:letter-spacing="0.000cm" fo:color="#000000" style:text-position="0%"/>
    </style:style>
    <style:style style:family="text" style:name="CharStyle91" style:display-name="CharStyle91" style:parent-style-name="CharStyle13">
      <style:text-properties fo:language="en" style:language-asian="en" style:language-complex="en" fo:country="US" style:country-asian="US" style:country-complex="US" fo:font-weight="bold" style:font-weight-asian="bold" style:font-weight-complex="bold" fo:font-size="6pt" style:font-size-asian="6pt" style:font-size-complex="6pt" style:text-scale="100%" fo:letter-spacing="0.000cm" fo:color="#000000" style:text-position="0%"/>
    </style:style>
    <style:style style:family="text" style:name="CharStyle92" style:display-name="CharStyle92" style:parent-style-name="CharStyle13">
      <style:text-properties fo:language="en" style:language-asian="en" style:language-complex="en" fo:country="US" style:country-asian="US" style:country-complex="US" fo:font-weight="bold" style:font-weight-asian="bold" style:font-weight-complex="bold" fo:font-size="10.5pt" style:font-size-asian="10.5pt" style:font-size-complex="10.5pt" style:text-scale="100%" fo:letter-spacing="0.000cm" fo:color="#000000" style:text-position="0%"/>
    </style:style>
    <style:style style:family="text" style:name="CharStyle93" style:display-name="CharStyle93" style:parent-style-name="CharStyle13">
      <style:text-properties fo:language="en" style:language-asian="en" style:language-complex="en" fo:country="US" style:country-asian="US" style:country-complex="US" fo:font-weight="bold" style:font-weight-asian="bold" style:font-weight-complex="bold" fo:font-style="italic" style:font-style-asian="italic" style:font-style-complex="italic" fo:font-size="10.5pt" style:font-size-asian="10.5pt" style:font-size-complex="10.5pt" style:text-scale="100%" fo:letter-spacing="0.000cm" fo:color="#000000" style:text-position="0%"/>
    </style:style>
    <style:style style:family="text" style:name="CharStyle95" style:display-name="CharStyle95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default-style style:family="paragraph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default-style>
    <style:style style:family="paragraph" style:name="Body text (3)">
      <style:paragraph-properties fo:background-color="#FFFFFF" fo:margin-bottom="1.693cm" fo:line-height="0.66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paragraph" style:name="Body text (4)">
      <style:paragraph-properties fo:background-color="#FFFFFF" fo:margin-top="1.693cm" fo:line-height="0.660cm" fo:text-align="center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paragraph" style:name="Body text (2)">
      <style:paragraph-properties fo:background-color="#FFFFFF" fo:margin-bottom="0.529cm" fo:line-height="0.567cm" fo:text-indent="-1.342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Table caption (2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Body text (5)">
      <style:paragraph-properties fo:background-color="#FFFFFF" fo:margin-top="1.587cm" fo:line-height="0.000cm" fo:text-indent="-0.013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Body text (6)">
      <style:paragraph-properties fo:background-color="#FFFFFF" fo:margin-top="2.540cm" fo:line-height="0.000cm" fo:text-indent="-0.013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0.000cm"/>
    </style:style>
    <style:style style:family="paragraph" style:name="Body text (7)">
      <style:paragraph-properties fo:background-color="#FFFFFF" fo:margin-bottom="0.741cm" fo:line-height="0.00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paragraph" style:name="Body text (8)">
      <style:paragraph-properties fo:background-color="#FFFFFF" fo:margin-top="0.529cm" fo:line-height="0.567cm" fo:text-align="center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paragraph" style:name="Heading #1 (2)">
      <style:paragraph-properties fo:background-color="#FFFFFF" fo:margin-top="0.529cm" fo:margin-bottom="0.106cm" fo:line-height="0.000cm" fo:text-indent="0.001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Body text (9)">
      <style:paragraph-properties fo:background-color="#FFFFFF" fo:margin-bottom="0.529cm" fo:line-height="0.567cm" fo:text-indent="-0.011cm" fo:text-align="justify" style:page-number="auto"/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paragraph" style:name="Heading #1">
      <style:paragraph-properties fo:background-color="#FFFFFF" fo:margin-top="0.529cm" fo:margin-bottom="0.212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Contents 1">
      <style:paragraph-properties fo:background-color="#FFFFFF" fo:line-height="0.728cm" fo:text-indent="-0.010cm" fo:text-align="justify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Table of contents (2)">
      <style:paragraph-properties fo:background-color="#FFFFFF" fo:margin-bottom="0.318cm" fo:line-height="0.728cm" fo:text-indent="0.001cm" fo:text-align="justify" style:page-number="auto"/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paragraph" style:name="Header or footer">
      <style:paragraph-properties fo:background-color="#FFFFFF" fo:line-height="0.567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paragraph" style:name="Heading #1 (3)">
      <style:paragraph-properties fo:background-color="#FFFFFF" fo:margin-bottom="0.318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Table caption (3)">
      <style:paragraph-properties fo:background-color="#FFFFFF" fo:line-height="0.000cm" fo:text-indent="0.051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8.5pt" style:font-size-asian="8.5pt" style:font-size-complex="8.5pt" style:font-name="AppleGothic" style:font-name-asian="AppleGothic" style:font-name-complex="AppleGothic"/>
    </style:style>
    <style:style style:family="paragraph" style:name="Heading #1 (4)">
      <style:paragraph-properties fo:background-color="#FFFFFF" fo:margin-bottom="0.318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Body text (10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Body text (11)">
      <style:paragraph-properties fo:background-color="#FFFFFF" fo:margin-top="15.134cm" fo:line-height="0.000cm" fo:text-indent="0.007cm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0.018cm"/>
    </style:style>
    <style:style style:family="paragraph" style:name="Table caption (4)">
      <style:paragraph-properties fo:background-color="#FFFFFF" fo:line-height="0.000cm" fo:text-indent="0.051cm" fo:text-align="justify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Table caption (5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paragraph" style:name="Heading #1 (5)">
      <style:paragraph-properties fo:background-color="#FFFFFF" fo:margin-bottom="0.318cm" fo:line-height="0.000cm" fo:text-indent="0.014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Body text (12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Heading #1 (6)">
      <style:paragraph-properties fo:background-color="#FFFFFF" fo:margin-bottom="0.318cm" fo:line-height="0.000cm" fo:text-indent="0.014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Table caption (6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Table caption">
      <style:paragraph-properties fo:background-color="#FFFFFF" fo:line-height="0.000cm" fo:text-indent="0.051cm" style:page-number="auto"/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paragraph" style:name="Body text (13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Heading #1 (7)">
      <style:paragraph-properties fo:background-color="#FFFFFF" fo:margin-bottom="0.318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Heading #1 (8)">
      <style:paragraph-properties fo:background-color="#FFFFFF" fo:margin-bottom="0.318cm" fo:line-height="0.00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paragraph" style:name="Body text (14)">
      <style:paragraph-properties fo:background-color="#FFFFFF" fo:line-height="0.000cm" fo:text-indent="0.051cm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0.035cm"/>
    </style:style>
    <style:style style:family="paragraph" style:name="Table caption (7)">
      <style:paragraph-properties fo:background-color="#FFFFFF" fo:line-height="0.000cm" fo:text-indent="0.051cm" style:page-number="auto"/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0.018cm"/>
    </style:style>
    <style:style style:family="paragraph" style:name="Table caption (8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0.000cm"/>
    </style:style>
    <style:style style:family="paragraph" style:name="Body text (15)">
      <style:paragraph-properties fo:background-color="#FFFFFF" fo:margin-top="2.328cm" fo:line-height="0.00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name="Frame" style:family="graphic">
      <style:graphic-properties/>
    </style:style>
    <text:notes-configuration text:note-class="footnote" text:start-numbering-at="document" style:num-format="1" text:start-value="0"/>
  </office:styles>
  <office:automatic-styles>
    <style:style style:family="text" style:name="T22" style:display-name="T22" style:parent-style-name="CharStyle38">
      <style:text-properties fo:color="#000000"/>
    </style:style>
    <style:style style:family="text" style:name="T23" style:display-name="T23" style:parent-style-name="CharStyle39">
      <style:text-properties fo:color="#000000"/>
    </style:style>
    <style:style style:family="text" style:name="T30" style:display-name="T30" style:parent-style-name="CharStyle50">
      <style:text-properties fo:color="#000000"/>
    </style:style>
    <style:style style:family="paragraph" style:name="P2">
      <style:paragraph-properties style:page-number="auto"/>
      <style:text-properties fo:font-size="1pt" style:font-size-asian="1pt" style:font-size-complex="1pt"/>
    </style:style>
    <style:style style:family="paragraph" style:name="P45">
      <style:paragraph-properties style:page-number="auto"/>
      <style:text-properties fo:font-size="1pt" style:font-size-asian="1pt" style:font-size-complex="1pt"/>
    </style:style>
    <style:style style:family="paragraph" style:name="P86">
      <style:paragraph-properties style:page-number="auto"/>
      <style:text-properties fo:font-size="1pt" style:font-size-asian="1pt" style:font-size-complex="1pt"/>
    </style:style>
    <style:style style:family="paragraph" style:name="P88">
      <style:paragraph-properties style:page-number="auto"/>
      <style:text-properties fo:font-size="1pt" style:font-size-asian="1pt" style:font-size-complex="1pt"/>
    </style:style>
    <style:style style:family="paragraph" style:name="P130">
      <style:paragraph-properties style:page-number="auto"/>
      <style:text-properties fo:font-size="1pt" style:font-size-asian="1pt" style:font-size-complex="1pt"/>
    </style:style>
    <style:style style:family="paragraph" style:name="P171">
      <style:paragraph-properties style:page-number="auto"/>
      <style:text-properties fo:font-size="1pt" style:font-size-asian="1pt" style:font-size-complex="1pt"/>
    </style:style>
    <style:style style:family="paragraph" style:name="P173">
      <style:paragraph-properties style:page-number="auto"/>
      <style:text-properties fo:font-size="1pt" style:font-size-asian="1pt" style:font-size-complex="1pt"/>
    </style:style>
    <style:style style:family="paragraph" style:name="P215">
      <style:paragraph-properties style:page-number="auto"/>
      <style:text-properties fo:font-size="1pt" style:font-size-asian="1pt" style:font-size-complex="1pt"/>
    </style:style>
    <style:style style:family="paragraph" style:name="P258">
      <style:paragraph-properties style:page-number="auto"/>
      <style:text-properties fo:font-size="1pt" style:font-size-asian="1pt" style:font-size-complex="1pt"/>
    </style:style>
    <style:style style:family="paragraph" style:name="P342">
      <style:paragraph-properties style:page-number="auto"/>
      <style:text-properties fo:font-size="1pt" style:font-size-asian="1pt" style:font-size-complex="1pt"/>
    </style:style>
    <style:style style:family="paragraph" style:name="P344">
      <style:paragraph-properties style:page-number="auto"/>
      <style:text-properties fo:font-size="1pt" style:font-size-asian="1pt" style:font-size-complex="1pt"/>
    </style:style>
    <style:style style:family="paragraph" style:name="P388">
      <style:paragraph-properties style:page-number="auto"/>
      <style:text-properties fo:font-size="1pt" style:font-size-asian="1pt" style:font-size-complex="1pt"/>
    </style:style>
    <style:style style:family="paragraph" style:name="P443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558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>
        <style:tab-stops>
          <style:tab-stop style:position="7.925cm" style:type="right"/>
          <style:tab-stop style:position="9.838cm" style:type="right"/>
          <style:tab-stop style:position="14.182cm" style:type="right"/>
          <style:tab-stop style:position="15.663cm" style:type="right"/>
        </style:tab-stops>
      </style:paragraph-properties>
      <style:text-properties/>
    </style:style>
    <style:style style:family="paragraph" style:name="P570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590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668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765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792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796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871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886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919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948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967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996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001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>
        <style:tab-stops>
          <style:tab-stop style:position="6.731cm" style:type="right"/>
          <style:tab-stop style:position="12.632cm" style:type="right"/>
        </style:tab-stops>
      </style:paragraph-properties>
      <style:text-properties/>
    </style:style>
    <style:style style:family="paragraph" style:name="P1012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028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051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120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123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138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257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>
        <style:tab-stops>
          <style:tab-stop style:position="6.731cm" style:type="right"/>
          <style:tab-stop style:position="12.607cm" style:type="right"/>
        </style:tab-stops>
      </style:paragraph-properties>
      <style:text-properties/>
    </style:style>
    <style:style style:family="paragraph" style:name="P1259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>
        <style:tab-stops>
          <style:tab-stop style:position="7.916cm" style:type="right"/>
          <style:tab-stop style:position="9.830cm" style:type="right"/>
          <style:tab-stop style:position="14.148cm" style:type="right"/>
          <style:tab-stop style:position="15.629cm" style:type="right"/>
        </style:tab-stops>
      </style:paragraph-properties>
      <style:text-properties/>
    </style:style>
    <style:style style:family="paragraph" style:name="P1284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294">
      <style:paragraph-properties style:page-number="auto"/>
      <style:text-properties fo:font-size="5.e-02pt" style:font-size-asian="5.e-02pt" style:font-size-complex="5.e-02pt"/>
    </style:style>
    <style:style style:name="Mfr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2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2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2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3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4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4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4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page-layout style:name="Mpm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9.110cm"/>
      </style:header-style>
      <style:footer-style>
        <style:header-footer-properties fo:min-height="9.110cm" fo:margin-top="9.110cm"/>
      </style:footer-style>
    </style:page-layout>
    <style:page-layout style:name="Mpm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73cm"/>
      </style:header-style>
      <style:footer-style>
        <style:header-footer-properties fo:min-height="1.159cm" fo:margin-top="1.159cm"/>
      </style:footer-style>
    </style:page-layout>
    <style:page-layout style:name="Mpm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.852cm"/>
      </style:header-style>
      <style:footer-style>
        <style:header-footer-properties fo:min-height="1.134cm" fo:margin-top="1.134cm"/>
      </style:footer-style>
    </style:page-layout>
    <style:page-layout style:name="Mpm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.928cm"/>
      </style:header-style>
      <style:footer-style>
        <style:header-footer-properties fo:min-height="1.134cm" fo:margin-top="1.134cm"/>
      </style:footer-style>
    </style:page-layout>
    <style:page-layout style:name="Mpm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337cm"/>
      </style:header-style>
      <style:footer-style>
        <style:header-footer-properties fo:min-height="1.161cm" fo:margin-top="1.161cm"/>
      </style:footer-style>
    </style:page-layout>
    <style:page-layout style:name="Mpm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.852cm"/>
      </style:header-style>
      <style:footer-style>
        <style:header-footer-properties fo:min-height="1.134cm" fo:margin-top="1.134cm"/>
      </style:footer-style>
    </style:page-layout>
    <style:page-layout style:name="Mpm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87cm"/>
      </style:header-style>
      <style:footer-style>
        <style:header-footer-properties fo:min-height="1.161cm" fo:margin-top="1.161cm"/>
      </style:footer-style>
    </style:page-layout>
    <style:page-layout style:name="Mpm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.852cm"/>
      </style:header-style>
      <style:footer-style>
        <style:header-footer-properties fo:min-height="1.134cm" fo:margin-top="1.134cm"/>
      </style:footer-style>
    </style:page-layout>
    <style:page-layout style:name="Mpm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87cm"/>
      </style:header-style>
      <style:footer-style>
        <style:header-footer-properties fo:min-height="1.161cm" fo:margin-top="1.161cm"/>
      </style:footer-style>
    </style:page-layout>
    <style:page-layout style:name="Mpm1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.852cm"/>
      </style:header-style>
      <style:footer-style>
        <style:header-footer-properties fo:min-height="1.134cm" fo:margin-top="1.134cm"/>
      </style:footer-style>
    </style:page-layout>
    <style:page-layout style:name="Mpm1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87cm"/>
      </style:header-style>
      <style:footer-style>
        <style:header-footer-properties fo:min-height="1.161cm" fo:margin-top="1.161cm"/>
      </style:footer-style>
    </style:page-layout>
    <style:page-layout style:name="Mpm1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.852cm"/>
      </style:header-style>
      <style:footer-style>
        <style:header-footer-properties fo:min-height="1.134cm" fo:margin-top="1.134cm"/>
      </style:footer-style>
    </style:page-layout>
    <style:page-layout style:name="Mpm1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1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.852cm"/>
      </style:header-style>
      <style:footer-style>
        <style:header-footer-properties fo:min-height="1.134cm" fo:margin-top="1.134cm"/>
      </style:footer-style>
    </style:page-layout>
    <style:page-layout style:name="Mpm1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1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71cm"/>
      </style:header-style>
      <style:footer-style>
        <style:header-footer-properties fo:min-height="1.161cm" fo:margin-top="1.161cm"/>
      </style:footer-style>
    </style:page-layout>
    <style:page-layout style:name="Mpm1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87cm"/>
      </style:header-style>
      <style:footer-style>
        <style:header-footer-properties fo:min-height="1.161cm" fo:margin-top="1.161cm"/>
      </style:footer-style>
    </style:page-layout>
    <style:page-layout style:name="Mpm1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.852cm"/>
      </style:header-style>
      <style:footer-style>
        <style:header-footer-properties fo:min-height="1.134cm" fo:margin-top="1.134cm"/>
      </style:footer-style>
    </style:page-layout>
    <style:page-layout style:name="Mpm1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34cm"/>
      </style:header-style>
      <style:footer-style>
        <style:header-footer-properties fo:min-height="1.108cm" fo:margin-top="1.108cm"/>
      </style:footer-style>
    </style:page-layout>
    <style:page-layout style:name="Mpm2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34cm"/>
      </style:header-style>
      <style:footer-style>
        <style:header-footer-properties fo:min-height="1.108cm" fo:margin-top="1.108cm"/>
      </style:footer-style>
    </style:page-layout>
    <style:page-layout style:name="Mpm2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337cm"/>
      </style:header-style>
      <style:footer-style>
        <style:header-footer-properties fo:min-height="1.161cm" fo:margin-top="1.161cm"/>
      </style:footer-style>
    </style:page-layout>
    <style:page-layout style:name="Mpm2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2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665cm"/>
      </style:header-style>
      <style:footer-style>
        <style:header-footer-properties fo:min-height="1.295cm" fo:margin-top="1.295cm"/>
      </style:footer-style>
    </style:page-layout>
  </office:automatic-styles>
  <office:master-styles>
    <style:master-page style:name="PageStyle0" style:page-layout-name="Mpm0">
      <style:header>
        <text:p text:style-name="P1294"/>
      </style:header>
      <style:footer>
        <text:p text:style-name="P1294"/>
      </style:footer>
    </style:master-page>
    <style:master-page style:name="PageStyle1" style:page-layout-name="Mpm1">
      <style:header>
        <text:p text:style-name="P1294"/>
      </style:header>
      <style:footer>
        <text:p text:style-name="P1294"/>
      </style:footer>
    </style:master-page>
    <style:master-page style:name="PageStyle2" style:page-layout-name="Mpm2">
      <style:header>
        <text:p text:style-name="P2"><draw:frame draw:style-name="Mfr4" svg:x="5.161cm" svg:y="1.847cm" fo:min-width="10.668cm" fo:min-height="0.871cm" text:anchor-type="paragraph"><draw:text-box><text:p text:style-name="P1012"><text:span text:style-name="CharStyle38">BAHAGIAN PILIHAN RAYA PERSEKUTUAN: P. 115 BATU</text:span></text:p><text:p text:style-name="P1120"><text:span text:style-name="CharStyle39">FEDERAL CONSTITUENCY: P. 115 BATU</text:span></text:p></draw:text-box></draw:frame></text:p>
      </style:header>
      <style:header-left>
        <text:p text:style-name="P2"><draw:frame draw:style-name="Mfr4" svg:x="5.161cm" svg:y="1.847cm" fo:min-width="10.668cm" fo:min-height="0.871cm" text:anchor-type="paragraph"><draw:text-box><text:p text:style-name="P1012"><text:span text:style-name="CharStyle38">BAHAGIAN PILIHAN RAYA PERSEKUTUAN: P. 115 BATU</text:span></text:p><text:p text:style-name="P1120"><text:span text:style-name="CharStyle39">FEDERAL CONSTITUENCY: P. 115 BATU</text:span></text:p></draw:text-box></draw:frame></text:p>
      </style:header-left>
      <style:footer>
        <text:p text:style-name="P1294"/>
      </style:footer>
      <style:footer-left>
        <text:p text:style-name="P1294"/>
      </style:footer-left>
    </style:master-page>
    <style:master-page style:name="PageStyle3" style:page-layout-name="Mpm3">
      <style:header>
        <text:p text:style-name="P45"><draw:frame draw:style-name="Mfr8" svg:x="4.263cm" svg:y="1.864cm" fo:min-width="12.464cm" fo:min-height="0.931cm" text:anchor-type="paragraph"><draw:text-box><text:p text:style-name="P443"><text:span text:style-name="CharStyle38">BAHAGIAN PILIHAN RAYA PERSEKUTUAN: P. 116 WANGSA MAJU</text:span></text:p><text:p text:style-name="P886"><text:span text:style-name="CharStyle39">FEDERAL CONSTITUENCY: P.116 WANGSA MAJU</text:span></text:p></draw:text-box></draw:frame></text:p>
      </style:header>
      <style:header-left>
        <text:p text:style-name="P1294"/>
      </style:header-left>
      <style:footer>
        <text:p text:style-name="P1294"/>
      </style:footer>
      <style:footer-left>
        <text:p text:style-name="P1294"/>
      </style:footer-left>
    </style:master-page>
    <style:master-page style:name="PageStyle4" style:page-layout-name="Mpm4">
      <style:header>
        <text:p text:style-name="P45"><draw:frame draw:style-name="Mfr8" svg:x="4.263cm" svg:y="1.864cm" fo:min-width="12.464cm" fo:min-height="0.931cm" text:anchor-type="paragraph"><draw:text-box><text:p text:style-name="P443"><text:span text:style-name="CharStyle38">BAHAGIAN PILIHAN RAYA PERSEKUTUAN: P. 116 WANGSA MAJU</text:span></text:p><text:p text:style-name="P886"><text:span text:style-name="CharStyle39">FEDERAL CONSTITUENCY: P.116 WANGSA MAJU</text:span></text:p></draw:text-box></draw:frame></text:p>
      </style:header>
      <style:header-left>
        <text:p text:style-name="P1294"/>
      </style:header-left>
      <style:footer>
        <text:p text:style-name="P1294"/>
      </style:footer>
      <style:footer-left>
        <text:p text:style-name="P1294"/>
      </style:footer-left>
    </style:master-page>
    <style:master-page style:name="PageStyle5" style:page-layout-name="Mpm5">
      <style:header>
        <text:p text:style-name="P86"><draw:frame draw:style-name="Mfr12" svg:x="2.891cm" svg:y="1.856cm" fo:min-width="15.663cm" fo:min-height="1.125cm" text:anchor-type="paragraph"><draw:text-box><text:p text:style-name="P1001"><text:span text:style-name="CharStyle50">(1)<text:tab/>(2)<text:tab/>(3)</text:span></text:p><text:p text:style-name="P558"><text:span text:style-name="CharStyle50">Bahagian Pilihan Raya<text:tab/>Daerah<text:tab/>Mengundi<text:tab/>Bilangan<text:tab/>Pemilih</text:span></text:p></draw:text-box></draw:frame></text:p>
      </style:header>
      <style:header-left>
        <text:p text:style-name="P86"><draw:frame draw:style-name="Mfr12" svg:x="2.891cm" svg:y="1.856cm" fo:min-width="15.663cm" fo:min-height="1.125cm" text:anchor-type="paragraph"><draw:text-box><text:p text:style-name="P1001"><text:span text:style-name="CharStyle50">(1)<text:tab/>(2)<text:tab/>(3)</text:span></text:p><text:p text:style-name="P558"><text:span text:style-name="CharStyle50">Bahagian Pilihan Raya<text:tab/>Daerah<text:tab/>Mengundi<text:tab/>Bilangan<text:tab/>Pemilih</text:span></text:p></draw:text-box></draw:frame></text:p>
      </style:header-left>
      <style:footer>
        <text:p text:style-name="P1294"/>
      </style:footer>
      <style:footer-left>
        <text:p text:style-name="P1294"/>
      </style:footer-left>
    </style:master-page>
    <style:master-page style:name="PageStyle6" style:page-layout-name="Mpm6">
      <style:header>
        <text:p text:style-name="P88"><draw:frame draw:style-name="Mfr13" svg:x="4.611cm" svg:y="1.864cm" fo:min-width="11.769cm" fo:min-height="0.855cm" text:anchor-type="paragraph"><draw:text-box><text:p text:style-name="P967"><text:span text:style-name="CharStyle38">BAHAGIAN PILIHAN RAYA PERSEKUTUAN: P. 117 SEGAMBUT</text:span></text:p><text:p text:style-name="P765"><text:span text:style-name="CharStyle39">FEDERAL CONSTITUENCY: P. 117 SEGAMBUT</text:span></text:p></draw:text-box></draw:frame></text:p>
      </style:header>
      <style:header-left>
        <text:p text:style-name="P1294"/>
      </style:header-left>
      <style:footer>
        <text:p text:style-name="P1294"/>
      </style:footer>
      <style:footer-left>
        <text:p text:style-name="P1294"/>
      </style:footer-left>
    </style:master-page>
    <style:master-page style:name="PageStyle7" style:page-layout-name="Mpm7">
      <style:header>
        <text:p text:style-name="P88"><draw:frame draw:style-name="Mfr13" svg:x="4.611cm" svg:y="1.864cm" fo:min-width="11.769cm" fo:min-height="0.855cm" text:anchor-type="paragraph"><draw:text-box><text:p text:style-name="P967"><text:span text:style-name="CharStyle38">BAHAGIAN PILIHAN RAYA PERSEKUTUAN: P. 117 SEGAMBUT</text:span></text:p><text:p text:style-name="P765"><text:span text:style-name="CharStyle39">FEDERAL CONSTITUENCY: P. 117 SEGAMBUT</text:span></text:p></draw:text-box></draw:frame></text:p>
      </style:header>
      <style:header-left>
        <text:p text:style-name="P1294"/>
      </style:header-left>
      <style:footer>
        <text:p text:style-name="P1294"/>
      </style:footer>
      <style:footer-left>
        <text:p text:style-name="P1294"/>
      </style:footer-left>
    </style:master-page>
    <style:master-page style:name="PageStyle8" style:page-layout-name="Mpm8">
      <style:header>
        <text:p text:style-name="P130"><draw:frame draw:style-name="Mfr16" svg:x="4.263cm" svg:y="1.864cm" fo:min-width="12.464cm" fo:min-height="0.855cm" text:anchor-type="paragraph"><draw:text-box><text:p text:style-name="P1028"><text:span text:style-name="CharStyle38">BAHAGIAN PILIHAN RAYA PERSEKUTUAN: P. 118 SETIAWANGSA</text:span></text:p><text:p text:style-name="P948"><text:span text:style-name="CharStyle39">FEDERAL CONSTITUENCY: P. 118SETIAWANGSA</text:span></text:p></draw:text-box></draw:frame></text:p>
      </style:header>
      <style:header-left>
        <text:p text:style-name="P130"><draw:frame draw:style-name="Mfr16" svg:x="4.263cm" svg:y="1.864cm" fo:min-width="12.464cm" fo:min-height="0.855cm" text:anchor-type="paragraph"><draw:text-box><text:p text:style-name="P1028"><text:span text:style-name="CharStyle38">BAHAGIAN PILIHAN RAYA PERSEKUTUAN: P. 118 SETIAWANGSA</text:span></text:p><text:p text:style-name="P948"><text:span text:style-name="CharStyle39">FEDERAL CONSTITUENCY: P. 118SETIAWANGSA</text:span></text:p></draw:text-box></draw:frame></text:p>
      </style:header-left>
      <style:footer>
        <text:p text:style-name="P1294"/>
      </style:footer>
      <style:footer-left>
        <text:p text:style-name="P1294"/>
      </style:footer-left>
    </style:master-page>
    <style:master-page style:name="PageStyle9" style:page-layout-name="Mpm9">
      <style:header>
        <text:p text:style-name="P173"><draw:frame draw:style-name="Mfr22" svg:x="4.424cm" svg:y="1.864cm" fo:min-width="12.141cm" fo:min-height="0.855cm" text:anchor-type="paragraph"><draw:text-box><text:p text:style-name="P871"><text:span text:style-name="CharStyle38">BAHAGIAN PILIHAN RAYA PERSEKUTUAN: P. 119 TITIWANGSA</text:span></text:p><text:p text:style-name="P1284"><text:span text:style-name="CharStyle39">FEDERAL CONSTITUENCY: P. 119 TITIWANGSA</text:span></text:p></draw:text-box></draw:frame></text:p>
      </style:header>
      <style:header-left>
        <text:p text:style-name="P171"><draw:frame draw:style-name="Mfr20" svg:x="15.524cm" svg:y="1.856cm" fo:min-width="3.030cm" fo:min-height="1.125cm" text:anchor-type="paragraph"><draw:text-box><text:p text:style-name="P996"><text:span text:style-name="CharStyle50">(3)</text:span></text:p><text:p text:style-name="P919"><text:span text:style-name="CharStyle50">Bilangan Pemilih</text:span></text:p></draw:text-box></draw:frame></text:p>
      </style:header-left>
      <style:footer>
        <text:p text:style-name="P1294"/>
      </style:footer>
      <style:footer-left>
        <text:p text:style-name="P1294"/>
      </style:footer-left>
    </style:master-page>
    <style:master-page style:name="PageStyle10" style:page-layout-name="Mpm10">
      <style:header>
        <text:p text:style-name="P173"><draw:frame draw:style-name="Mfr22" svg:x="4.424cm" svg:y="1.864cm" fo:min-width="12.141cm" fo:min-height="0.855cm" text:anchor-type="paragraph"><draw:text-box><text:p text:style-name="P871"><text:span text:style-name="CharStyle38">BAHAGIAN PILIHAN RAYA PERSEKUTUAN: P. 119 TITIWANGSA</text:span></text:p><text:p text:style-name="P1284"><text:span text:style-name="CharStyle39">FEDERAL CONSTITUENCY: P. 119 TITIWANGSA</text:span></text:p></draw:text-box></draw:frame></text:p>
      </style:header>
      <style:header-left>
        <text:p text:style-name="P171"><draw:frame draw:style-name="Mfr20" svg:x="15.524cm" svg:y="1.856cm" fo:min-width="3.030cm" fo:min-height="1.125cm" text:anchor-type="paragraph"><draw:text-box><text:p text:style-name="P996"><text:span text:style-name="CharStyle50">(3)</text:span></text:p><text:p text:style-name="P919"><text:span text:style-name="CharStyle50">Bilangan Pemilih</text:span></text:p></draw:text-box></draw:frame></text:p>
      </style:header-left>
      <style:footer>
        <text:p text:style-name="P1294"/>
      </style:footer>
      <style:footer-left>
        <text:p text:style-name="P1294"/>
      </style:footer-left>
    </style:master-page>
    <style:master-page style:name="PageStyle11" style:page-layout-name="Mpm11">
      <style:header>
        <text:p text:style-name="P173"><draw:frame draw:style-name="Mfr22" svg:x="4.424cm" svg:y="1.864cm" fo:min-width="12.141cm" fo:min-height="0.855cm" text:anchor-type="paragraph"><draw:text-box><text:p text:style-name="P871"><text:span text:style-name="CharStyle38">BAHAGIAN PILIHAN RAYA PERSEKUTUAN: P. 119 TITIWANGSA</text:span></text:p><text:p text:style-name="P1284"><text:span text:style-name="CharStyle39">FEDERAL CONSTITUENCY: P. 119 TITIWANGSA</text:span></text:p></draw:text-box></draw:frame></text:p>
      </style:header>
      <style:header-left>
        <text:p text:style-name="P171"><draw:frame draw:style-name="Mfr20" svg:x="15.524cm" svg:y="1.856cm" fo:min-width="3.030cm" fo:min-height="1.125cm" text:anchor-type="paragraph"><draw:text-box><text:p text:style-name="P996"><text:span text:style-name="CharStyle50">(3)</text:span></text:p><text:p text:style-name="P919"><text:span text:style-name="CharStyle50">Bilangan Pemilih</text:span></text:p></draw:text-box></draw:frame></text:p>
      </style:header-left>
      <style:footer>
        <text:p text:style-name="P1294"/>
      </style:footer>
      <style:footer-left>
        <text:p text:style-name="P1294"/>
      </style:footer-left>
    </style:master-page>
    <style:master-page style:name="PageStyle12" style:page-layout-name="Mpm12">
      <style:header>
        <text:p text:style-name="P215"><draw:frame draw:style-name="Mfr27" svg:x="4.009cm" svg:y="1.864cm" fo:min-width="12.972cm" fo:min-height="0.855cm" text:anchor-type="paragraph"><draw:text-box><text:p text:style-name="P796"><text:span text:style-name="CharStyle38">BAHAGIAN PILIHAN RAYA PERSEKUTUAN: P. 120 BULKIT BINTANG</text:span></text:p><text:p text:style-name="P1051"><text:span text:style-name="CharStyle39">FEDERAL CONSTITUENCY: P. 120 BUKIT BINTANG</text:span></text:p></draw:text-box></draw:frame></text:p>
      </style:header>
      <style:header-left>
        <text:p text:style-name="P215"><draw:frame draw:style-name="Mfr27" svg:x="4.009cm" svg:y="1.864cm" fo:min-width="12.972cm" fo:min-height="0.855cm" text:anchor-type="paragraph"><draw:text-box><text:p text:style-name="P796"><text:span text:style-name="CharStyle38">BAHAGIAN PILIHAN RAYA PERSEKUTUAN: P. 120 BULKIT BINTANG</text:span></text:p><text:p text:style-name="P1051"><text:span text:style-name="CharStyle39">FEDERAL CONSTITUENCY: P. 120 BUKIT BINTANG</text:span></text:p></draw:text-box></draw:frame></text:p>
      </style:header-left>
      <style:footer>
        <text:p text:style-name="P1294"/>
      </style:footer>
      <style:footer-left>
        <text:p text:style-name="P1294"/>
      </style:footer-left>
    </style:master-page>
    <style:master-page style:name="PageStyle13" style:page-layout-name="Mpm13">
      <style:header>
        <text:p text:style-name="P258"><draw:frame draw:style-name="Mfr31" svg:x="4.018cm" svg:y="1.864cm" fo:min-width="12.963cm" fo:min-height="0.855cm" text:anchor-type="paragraph"><draw:text-box><text:p text:style-name="P792"><text:span text:style-name="CharStyle38">BAHAGIAN PILIHAN RAYA PERSEKUTUAN: P. 121 LEMBAH PANTAI</text:span></text:p><text:p text:style-name="P668"><text:span text:style-name="CharStyle39">FEDERAL CONSTITUENCY: P. 121 LEMBAH PANTAI</text:span></text:p></draw:text-box></draw:frame></text:p>
      </style:header>
      <style:header-left>
        <text:p text:style-name="P1294"/>
      </style:header-left>
      <style:footer>
        <text:p text:style-name="P1294"/>
      </style:footer>
      <style:footer-left>
        <text:p text:style-name="P1294"/>
      </style:footer-left>
    </style:master-page>
    <style:master-page style:name="PageStyle14" style:page-layout-name="Mpm14">
      <style:header>
        <text:p text:style-name="P258"><draw:frame draw:style-name="Mfr31" svg:x="4.018cm" svg:y="1.864cm" fo:min-width="12.963cm" fo:min-height="0.855cm" text:anchor-type="paragraph"><draw:text-box><text:p text:style-name="P792"><text:span text:style-name="CharStyle38">BAHAGIAN PILIHAN RAYA PERSEKUTUAN: P. 121 LEMBAH PANTAI</text:span></text:p><text:p text:style-name="P668"><text:span text:style-name="CharStyle39">FEDERAL CONSTITUENCY: P. 121 LEMBAH PANTAI</text:span></text:p></draw:text-box></draw:frame></text:p>
      </style:header>
      <style:header-left>
        <text:p text:style-name="P1294"/>
      </style:header-left>
      <style:footer>
        <text:p text:style-name="P1294"/>
      </style:footer>
      <style:footer-left>
        <text:p text:style-name="P1294"/>
      </style:footer-left>
    </style:master-page>
    <style:master-page style:name="PageStyle15" style:page-layout-name="Mpm15">
      <style:header>
        <text:p text:style-name="P258"><draw:frame draw:style-name="Mfr31" svg:x="4.018cm" svg:y="1.864cm" fo:min-width="12.963cm" fo:min-height="0.855cm" text:anchor-type="paragraph"><draw:text-box><text:p text:style-name="P792"><text:span text:style-name="CharStyle38">BAHAGIAN PILIHAN RAYA PERSEKUTUAN: P. 121 LEMBAH PANTAI</text:span></text:p><text:p text:style-name="P668"><text:span text:style-name="CharStyle39">FEDERAL CONSTITUENCY: P. 121 LEMBAH PANTAI</text:span></text:p></draw:text-box></draw:frame></text:p>
      </style:header>
      <style:header-left>
        <text:p text:style-name="P1294"/>
      </style:header-left>
      <style:footer>
        <text:p text:style-name="P1294"/>
      </style:footer>
      <style:footer-left>
        <text:p text:style-name="P1294"/>
      </style:footer-left>
    </style:master-page>
    <style:master-page style:name="PageStyle16" style:page-layout-name="Mpm16">
      <style:header>
        <text:p text:style-name="P342"><draw:frame draw:style-name="Mfr41" svg:x="4.348cm" svg:y="1.864cm" fo:min-width="12.285cm" fo:min-height="0.855cm" text:anchor-type="paragraph"><draw:text-box><text:p text:style-name="P1123"><text:span text:style-name="CharStyle38">BAHAGIAN PILIHAN RAYA PERSEKUTUAN: P. 122 SRI PETALING</text:span></text:p><text:p text:style-name="P570"><text:span text:style-name="CharStyle39">FEDERAL CONSTITUENCY: P. 122 SRI PETALING</text:span></text:p></draw:text-box></draw:frame></text:p>
      </style:header>
      <style:header-left>
        <text:p text:style-name="P342"><draw:frame draw:style-name="Mfr41" svg:x="4.348cm" svg:y="1.864cm" fo:min-width="12.285cm" fo:min-height="0.855cm" text:anchor-type="paragraph"><draw:text-box><text:p text:style-name="P1123"><text:span text:style-name="CharStyle38">BAHAGIAN PILIHAN RAYA PERSEKUTUAN: P. 122 SRI PETALING</text:span></text:p><text:p text:style-name="P570"><text:span text:style-name="CharStyle39">FEDERAL CONSTITUENCY: P. 122 SRI PETALING</text:span></text:p></draw:text-box></draw:frame></text:p>
      </style:header-left>
      <style:footer>
        <text:p text:style-name="P1294"/>
      </style:footer>
      <style:footer-left>
        <text:p text:style-name="P1294"/>
      </style:footer-left>
    </style:master-page>
    <style:master-page style:name="PageStyle17" style:page-layout-name="Mpm17">
      <style:header>
        <text:p text:style-name="P344"><draw:frame draw:style-name="Mfr42" svg:x="4.932cm" svg:y="1.864cm" fo:min-width="11.125cm" fo:min-height="0.855cm" text:anchor-type="paragraph"><draw:text-box><text:p text:style-name="P590"><text:span text:style-name="CharStyle38">BAHAGIAN PILIHAN RAYA PERSEKUTUAN: P. 123 CHERAS</text:span></text:p><text:p text:style-name="P1138"><text:span text:style-name="CharStyle39">FEDERAL CONSTITUENCY: P. 123 CHERAS</text:span></text:p></draw:text-box></draw:frame></text:p>
      </style:header>
      <style:header-left>
        <text:p text:style-name="P1294"/>
      </style:header-left>
      <style:footer>
        <text:p text:style-name="P1294"/>
      </style:footer>
      <style:footer-left>
        <text:p text:style-name="P1294"/>
      </style:footer-left>
    </style:master-page>
    <style:master-page style:name="PageStyle18" style:page-layout-name="Mpm18">
      <style:header>
        <text:p text:style-name="P344"><draw:frame draw:style-name="Mfr42" svg:x="4.932cm" svg:y="1.864cm" fo:min-width="11.125cm" fo:min-height="0.855cm" text:anchor-type="paragraph"><draw:text-box><text:p text:style-name="P590"><text:span text:style-name="CharStyle38">BAHAGIAN PILIHAN RAYA PERSEKUTUAN: P. 123 CHERAS</text:span></text:p><text:p text:style-name="P1138"><text:span text:style-name="CharStyle39">FEDERAL CONSTITUENCY: P. 123 CHERAS</text:span></text:p></draw:text-box></draw:frame></text:p>
      </style:header>
      <style:header-left>
        <text:p text:style-name="P1294"/>
      </style:header-left>
      <style:footer>
        <text:p text:style-name="P1294"/>
      </style:footer>
      <style:footer-left>
        <text:p text:style-name="P1294"/>
      </style:footer-left>
    </style:master-page>
    <style:master-page style:name="PageStyle19" style:page-layout-name="Mpm19">
      <style:header>
        <text:p text:style-name="P344"><draw:frame draw:style-name="Mfr42" svg:x="4.932cm" svg:y="1.864cm" fo:min-width="11.125cm" fo:min-height="0.855cm" text:anchor-type="paragraph"><draw:text-box><text:p text:style-name="P590"><text:span text:style-name="CharStyle38">BAHAGIAN PILIHAN RAYA PERSEKUTUAN: P. 123 CHERAS</text:span></text:p><text:p text:style-name="P1138"><text:span text:style-name="CharStyle39">FEDERAL CONSTITUENCY: P. 123 CHERAS</text:span></text:p></draw:text-box></draw:frame></text:p>
      </style:header>
      <style:header-left>
        <text:p text:style-name="P1294"/>
      </style:header-left>
      <style:footer>
        <text:p text:style-name="P1294"/>
      </style:footer>
      <style:footer-left>
        <text:p text:style-name="P1294"/>
      </style:footer-left>
    </style:master-page>
    <style:master-page style:name="PageStyle20" style:page-layout-name="Mpm20">
      <style:header>
        <text:p text:style-name="P1294"/>
      </style:header>
      <style:header-left>
        <text:p text:style-name="P1294"/>
      </style:header-left>
      <style:footer>
        <text:p text:style-name="P1294"/>
      </style:footer>
      <style:footer-left>
        <text:p text:style-name="P1294"/>
      </style:footer-left>
    </style:master-page>
    <style:master-page style:name="PageStyle21" style:page-layout-name="Mpm21">
      <style:header>
        <text:p text:style-name="P388"><draw:frame draw:style-name="Mfr47" svg:x="2.926cm" svg:y="1.856cm" fo:min-width="15.630cm" fo:min-height="1.125cm" text:anchor-type="paragraph"><draw:text-box><text:p text:style-name="P1257"><text:span text:style-name="CharStyle50">(1)<text:tab/>(2)<text:tab/>(3)</text:span></text:p><text:p text:style-name="P1259"><text:span text:style-name="CharStyle50">Bahagian Pilihan Raya<text:tab/>Daerah<text:tab/>Mengundi<text:tab/>Bilangan<text:tab/>Pemilih</text:span></text:p></draw:text-box></draw:frame></text:p>
      </style:header>
      <style:footer>
        <text:p text:style-name="P1294"/>
      </style:footer>
    </style:master-page>
    <style:master-page style:name="PageStyle22" style:page-layout-name="Mpm22">
      <style:header>
        <text:p text:style-name="P1294"/>
      </style:header>
      <style:footer>
        <text:p text:style-name="P1294"/>
      </style:footer>
    </style:master-page>
    <style:master-page style:name="PageStyle23" style:page-layout-name="Mpm23">
      <style:header>
        <text:p text:style-name="P1294"/>
      </style:header>
      <style:footer>
        <text:p text:style-name="P129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>
  <office:meta>
    <dc:title/>
    <dc:subject/>
    <meta:initial-creator>SPR16</meta:initial-creator>
    <meta:keyword/>
  </office:meta>
</office:document-meta>
</file>